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53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5.56mm"/>
    </style:style>
    <style:style style:name="co22" style:family="table-column">
      <style:table-column-properties fo:break-before="auto" style:column-width="16.76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9.74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54.75mm"/>
    </style:style>
    <style:style style:name="co27" style:family="table-column">
      <style:table-column-properties fo:break-before="auto" style:column-width="19.31mm"/>
    </style:style>
    <style:style style:name="co28" style:family="table-column">
      <style:table-column-properties fo:break-before="auto" style:column-width="15.7mm"/>
    </style:style>
    <style:style style:name="co29" style:family="table-column">
      <style:table-column-properties fo:break-before="auto" style:column-width="7.85mm"/>
    </style:style>
    <style:style style:name="co30" style:family="table-column">
      <style:table-column-properties fo:break-before="auto" style:column-width="8.0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7.43mm"/>
    </style:style>
    <style:style style:name="co33" style:family="table-column">
      <style:table-column-properties fo:break-before="auto" style:column-width="7mm"/>
    </style:style>
    <style:style style:name="co34" style:family="table-column">
      <style:table-column-properties fo:break-before="auto" style:column-width="15.06mm"/>
    </style:style>
    <style:style style:name="co35" style:family="table-column">
      <style:table-column-properties fo:break-before="auto" style:column-width="6.14mm"/>
    </style:style>
    <style:style style:name="co36" style:family="table-column">
      <style:table-column-properties fo:break-before="auto" style:column-width="4.02mm"/>
    </style:style>
    <style:style style:name="co37" style:family="table-column">
      <style:table-column-properties fo:break-before="auto" style:column-width="3.81mm"/>
    </style:style>
    <style:style style:name="co38" style:family="table-column">
      <style:table-column-properties fo:break-before="auto" style:column-width="114.19mm"/>
    </style:style>
    <style:style style:name="co39" style:family="table-column">
      <style:table-column-properties fo:break-before="auto" style:column-width="17.18mm"/>
    </style:style>
    <style:style style:name="co40" style:family="table-column">
      <style:table-column-properties fo:break-before="auto" style:column-width="5.5mm"/>
    </style:style>
    <style:style style:name="co41" style:family="table-column">
      <style:table-column-properties fo:break-before="auto" style:column-width="4.45mm"/>
    </style:style>
    <style:style style:name="co42" style:family="table-column">
      <style:table-column-properties fo:break-before="auto" style:column-width="18.66mm"/>
    </style:style>
    <style:style style:name="co43" style:family="table-column">
      <style:table-column-properties fo:break-before="auto" style:column-width="6.37mm"/>
    </style:style>
    <style:style style:name="co44" style:family="table-column">
      <style:table-column-properties fo:break-before="auto" style:column-width="5.29mm"/>
    </style:style>
    <style:style style:name="co45" style:family="table-column">
      <style:table-column-properties fo:break-before="auto" style:column-width="7.64mm"/>
    </style:style>
    <style:style style:name="co46" style:family="table-column">
      <style:table-column-properties fo:break-before="auto" style:column-width="18.89mm"/>
    </style:style>
    <style:style style:name="co47" style:family="table-column">
      <style:table-column-properties fo:break-before="auto" style:column-width="7.21mm"/>
    </style:style>
    <style:style style:name="co48" style:family="table-column">
      <style:table-column-properties fo:break-before="auto" style:column-width="5.93mm"/>
    </style:style>
    <style:style style:name="co49" style:family="table-column">
      <style:table-column-properties fo:break-before="auto" style:column-width="4.87mm"/>
    </style:style>
    <style:style style:name="co50" style:family="table-column">
      <style:table-column-properties fo:break-before="auto" style:column-width="12.95mm"/>
    </style:style>
    <style:style style:name="co51" style:family="table-column">
      <style:table-column-properties fo:break-before="auto" style:column-width="20.58mm"/>
    </style:style>
    <style:style style:name="co52" style:family="table-column">
      <style:table-column-properties fo:break-before="auto" style:column-width="46.27mm"/>
    </style:style>
    <style:style style:name="co53" style:family="table-column">
      <style:table-column-properties fo:break-before="auto" style:column-width="21.85mm"/>
    </style:style>
    <style:style style:name="co54" style:family="table-column">
      <style:table-column-properties fo:break-before="auto" style:column-width="9.97mm"/>
    </style:style>
    <style:style style:name="co55" style:family="table-column">
      <style:table-column-properties fo:break-before="auto" style:column-width="8.27mm"/>
    </style:style>
    <style:style style:name="co56" style:family="table-column">
      <style:table-column-properties fo:break-before="auto" style:column-width="42.23mm"/>
    </style:style>
    <style:style style:name="co57" style:family="table-column">
      <style:table-column-properties fo:break-before="auto" style:column-width="24.18mm"/>
    </style:style>
    <style:style style:name="co58" style:family="table-column">
      <style:table-column-properties fo:break-before="auto" style:column-width="43.5mm"/>
    </style:style>
    <style:style style:name="co59" style:family="table-column">
      <style:table-column-properties fo:break-before="auto" style:column-width="99.96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00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1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23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2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14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16" style:family="table-cell" style:parent-style-name="Default" style:data-style-name="N129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217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220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21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89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3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0.99pt dotted #0d1f63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9" style:family="table-cell" style:parent-style-name="Default" style:data-style-name="N129">
      <style:table-cell-properties fo:border-bottom="0.99pt dotted #0d1f63" fo:background-color="#fcc79b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1" style:family="table-cell" style:parent-style-name="Default" style:data-style-name="N129">
      <style:table-cell-properties fo:border-bottom="0.99pt dotted #0d1f63" fo:background-color="#dfcce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6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7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8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10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5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7" style:family="table-cell" style:parent-style-name="Default" style:data-style-name="N129">
      <style:table-cell-properties fo:border-bottom="0.99pt dotted #0d1f63" fo:background-color="#adc5e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19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26">
      <style:table-cell-properties fo:border-bottom="0.99pt dotted #0d1f63" fo:background-color="#87d1d1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29" style:family="table-cell" style:parent-style-name="Default" style:data-style-name="N126">
      <style:table-cell-properties fo:border-bottom="0.99pt dotted #0d1f63" fo:background-color="#f8aa97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30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1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2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4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5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6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47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0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5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3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0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04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05" style:family="table-cell" style:parent-style-name="Default" style:data-style-name="N127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32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text-underline-style="none" fo:font-weight="bold" style:font-weight-asian="bold" style:font-weight-complex="bold"/>
    </style:style>
    <style:style style:name="ce338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34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style:text-underline-style="none"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33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17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weight="normal" style:font-weight-asian="normal" style:font-weight-complex="normal"/>
    </style:style>
    <style:style style:name="ce33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weight="bold" style:font-weight-asian="bold" style:font-weight-complex="bold"/>
    </style:style>
    <style:style style:name="ce37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style:text-underline-style="none" fo:font-weight="bold" style:font-weight-asian="bold" style:font-weight-complex="bold"/>
    </style:style>
    <style:style style:name="ce16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weight="normal" style:font-weight-asian="normal" style:font-weight-complex="normal"/>
    </style:style>
    <style:style style:name="ce421" style:family="table-cell" style:parent-style-name="Default" style:data-style-name="N125">
      <style:table-cell-properties fo:border-bottom="none" style:text-align-source="fix" style:repeat-content="false" fo:background-color="transparent" fo:wrap-option="no-wrap" fo:border-left="0.99pt ridge #000000" fo:border-right="none" fo:border-top="none"/>
      <style:paragraph-properties fo:text-align="center" fo:margin-left="0mm"/>
      <style:text-properties fo:font-weight="normal" style:font-weight-asian="bold" style:font-weight-complex="bold"/>
    </style:style>
    <style:style style:name="ce28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339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25" style:family="table-cell" style:parent-style-name="Default" style:data-style-name="N129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fo:background-color="transparent" fo:border-left="0.99pt ridge #000000" fo:border-right="none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28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34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288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436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3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bold" style:font-weight-asian="bold" style:font-weight-complex="bold"/>
    </style:style>
    <style:style style:name="ce464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2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bold" style:font-weight-asian="bold" style:font-weight-complex="bold"/>
    </style:style>
    <style:style style:name="ce469" style:family="table-cell" style:parent-style-name="Default" style:data-style-name="N129">
      <style:table-cell-properties fo:border-bottom="none" fo:background-color="transparent" fo:border-left="none" fo:border-right="0.99pt ridge #000000" fo:border-top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2" style:family="table-cell" style:parent-style-name="Default" style:data-style-name="N129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 style:data-style-name="N125">
      <style:table-cell-properties fo:border-bottom="none" style:text-align-source="fix" style:repeat-content="false" fo:background-color="transparent" fo:wrap-option="wrap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474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477" style:family="table-cell" style:parent-style-name="Default" style:data-style-name="N128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78" style:family="table-cell" style:parent-style-name="Default" style:data-style-name="N128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79" style:family="table-cell" style:parent-style-name="Default" style:data-style-name="N128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bold" style:font-weight-asian="bold" style:font-weight-complex="bold"/>
    </style:style>
    <style:style style:name="ce480" style:family="table-cell" style:parent-style-name="Default" style:data-style-name="N128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81" style:family="table-cell" style:parent-style-name="Default" style:data-style-name="N128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3" style:family="table-cell" style:parent-style-name="Default" style:data-style-name="N1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575" style:family="table-cell" style:parent-style-name="Default" style:data-style-name="N1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16" style:family="table-cell" style:parent-style-name="Default" style:data-style-name="N1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8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center" fo:margin-left="0mm"/>
      <style:text-properties fo:font-weight="normal" style:font-weight-asian="normal" style:font-weight-complex="normal"/>
    </style:style>
    <style:style style:name="ce489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579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492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493" style:family="table-cell" style:parent-style-name="Default" style:data-style-name="N1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22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58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bold" style:font-weight-asian="bold" style:font-weight-complex="bold"/>
    </style:style>
    <style:style style:name="ce525" style:family="table-cell" style:parent-style-name="Default" style:data-style-name="N1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5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normal" style:font-weight-asian="bold" style:font-weight-complex="bold"/>
    </style:style>
    <style:style style:name="ce37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font-weight="normal" style:font-weight-asian="normal" style:font-weight-complex="normal"/>
    </style:style>
    <style:style style:name="ce37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font-weight="bold" style:font-weight-asian="bold" style:font-weight-complex="bold"/>
    </style:style>
    <style:style style:name="ce432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text-underline-style="none"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fo:font-weight="normal" style:font-weight-asian="normal" style:font-weight-complex="normal"/>
    </style:style>
    <style:style style:name="ce378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7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ridge #000000" fo:border-right="none" fo:border-top="none"/>
      <style:paragraph-properties fo:text-align="center" fo:margin-left="0mm"/>
      <style:text-properties fo:font-style="normal" fo:font-weight="normal" style:font-style-asian="normal" style:font-weight-asian="bold" style:font-style-complex="normal" style:font-weight-complex="bold"/>
    </style:style>
    <style:style style:name="ce538" style:family="table-cell" style:parent-style-name="Default" style:data-style-name="N129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06" style:family="table-cell" style:parent-style-name="Default" style:data-style-name="N129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39" style:family="table-cell" style:parent-style-name="Default" style:data-style-name="N129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40" style:family="table-cell" style:parent-style-name="Default">
      <style:table-cell-properties fo:border-bottom="none" fo:background-color="transparent" fo:border-left="0.99pt ridge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54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542" style:family="table-cell" style:parent-style-name="Default" style:data-style-name="N129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4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11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5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4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7" style:family="table-cell" style:parent-style-name="Default" style:data-style-name="N1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24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1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52" style:family="table-cell" style:parent-style-name="Default">
      <style:table-cell-properties fo:border-bottom="none" fo:background-color="transparent" fo:border-left="none" fo:border-right="0.99pt ridge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553" style:family="table-cell" style:parent-style-name="Default" style:data-style-name="N129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 style:data-style-name="N1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5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6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61" style:family="table-cell" style:parent-style-name="Default" style:data-style-name="N129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2" style:family="table-cell" style:parent-style-name="Default" style:data-style-name="N129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563" style:family="table-cell" style:parent-style-name="Default" style:data-style-name="N1">
      <style:table-cell-properties fo:border-bottom="none" style:text-align-source="fix" style:repeat-content="false" fo:background-color="transparent" fo:wrap-option="wrap" fo:border-left="0.99pt ridge #000000" fo:border-right="none" fo:border-top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64" style:family="table-cell" style:parent-style-name="Default" style:data-style-name="N1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70" style:family="table-cell" style:parent-style-name="Default" style:data-style-name="N1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5" style:family="table-cell" style:parent-style-name="Default" style:data-style-name="N1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66" style:family="table-cell" style:parent-style-name="Default" style:data-style-name="N1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29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0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text-underline-style="none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4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8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9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46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text-underline-style="none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9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46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text-underline-style="none" fo:font-weight="bold" style:font-weight-asian="bold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70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none" fo:font-weight="bold" style:font-weight-asian="bold" style:font-weight-complex="bold"/>
    </style:style>
    <style:style style:name="ce397" style:family="table-cell" style:parent-style-name="Default">
      <style:text-properties fo:font-weight="bold" style:font-weight-asian="bold" style:font-weight-complex="bold"/>
    </style:style>
    <style:style style:name="ce471" style:family="table-cell" style:parent-style-name="Default">
      <style:text-properties style:text-underline-style="none" fo:font-weight="bold" style:font-weight-asian="bold" style:font-weight-complex="bold"/>
    </style:style>
    <style:style style:name="ce355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normal" style:font-weight-asian="normal" style:font-weight-complex="normal"/>
    </style:style>
    <style:style style:name="ce384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text-underline-style="none" fo:font-weight="bold" style:font-weight-asian="bold" style:font-weight-complex="bold"/>
    </style:style>
    <style:style style:name="ce395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style:text-underline-style="none" fo:font-weight="bold" style:font-weight-asian="bold" style:font-weight-complex="bold"/>
    </style:style>
    <style:style style:name="ce369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9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18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71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424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text-underline-style="none" fo:font-weight="bold" style:font-weight-asian="bold" style:font-weight-complex="bold"/>
    </style:style>
    <style:style style:name="ce435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normal" style:font-weight-asian="bold" style:font-weight-complex="bold"/>
    </style:style>
    <style:style style:name="ce37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37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0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0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98" style:family="table-cell" style:parent-style-name="Default">
      <style:text-properties fo:font-style="italic" style:font-style-asian="italic" style:font-style-complex="italic"/>
    </style:style>
    <style:style style:name="ce638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64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6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647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/>
    </style:style>
    <style:style style:name="T3" style:family="text">
      <style:text-properties fo:color="#999999" style:text-underline-style="none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8"/>
        <table:table-column table:style-name="co3" table:default-cell-style-name="ce12"/>
        <table:table-column table:style-name="co4" table:default-cell-style-name="ce12"/>
        <table:table-column table:style-name="co5" table:default-cell-style-name="ce1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48"/>
        <table:table-column table:style-name="co12" table:default-cell-style-name="ce48"/>
        <table:table-column table:style-name="co12" table:default-cell-style-name="ce8"/>
        <table:table-column table:style-name="co12" table:number-columns-repeated="27" table:default-cell-style-name="ce48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office:annotation office:display="true" draw:style-name="gr1" draw:text-style-name="P2" svg:width="28.99mm" svg:height="9.91mm" svg:x="33.81mm" svg:y="0mm" draw:caption-point-x="-6.1mm" draw:caption-point-y="0.1mm">
              <dc:creator>AR</dc:creator>
              <dc:date>2020-03-02T00:00:00</dc:date>
              <text:p text:style-name="P1"><text:span text:style-name="T1">hierarchy order</text:span></text:p>
              <text:p text:style-name="P1"><text:span text:style-name="T1"/></text:p>
            </office:annotation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63" table:number-columns-spanned="3" table:number-rows-spanned="1"/>
          <table:covered-table-cell table:style-name="ce22"/>
          <table:covered-table-cell table:style-name="ce63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2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2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2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48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2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2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3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2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2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/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/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3"/>
          <table:table-cell table:number-columns-repeated="973"/>
          <table:table-cell table:style-name="ce48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48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48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48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48"/>
          <table:table-cell table:number-columns-repeated="973"/>
          <table:table-cell table:style-name="ce48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48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column table:style-name="co12" table:default-cell-style-name="Default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00"/>
          <table:covered-table-cell table:style-name="ce106"/>
          <table:covered-table-cell table:style-name="ce110"/>
          <table:table-cell table:style-name="ce110" table:number-columns-repeated="1018"/>
          <table:table-cell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1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0"/>
          <table:table-cell table:style-name="ce110" table:number-columns-repeated="1018"/>
          <table:table-cell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0"/>
          <table:table-cell table:style-name="ce110" table:number-columns-repeated="1018"/>
          <table:table-cell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0"/>
          <table:table-cell table:style-name="ce110" table:number-columns-repeated="1018"/>
          <table:table-cell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0"/>
          <table:table-cell table:style-name="ce110" table:number-columns-repeated="1018"/>
          <table:table-cell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0"/>
          <table:table-cell table:style-name="ce110" table:number-columns-repeated="1018"/>
          <table:table-cell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0"/>
          <table:table-cell table:style-name="ce110" table:number-columns-repeated="1018"/>
          <table:table-cell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20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0"/>
          <table:table-cell table:style-name="ce110" table:number-columns-repeated="1018"/>
          <table:table-cell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0"/>
          <table:table-cell table:style-name="ce110" table:number-columns-repeated="1018"/>
          <table:table-cell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00" table:number-columns-repeated="2"/>
          <table:table-cell table:style-name="ce106"/>
          <table:table-cell table:style-name="ce110" table:number-columns-repeated="1019"/>
          <table:table-cell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20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00" table:number-columns-repeated="2"/>
          <table:table-cell table:style-name="ce106"/>
          <table:table-cell table:style-name="ce110" table:number-columns-repeated="1019"/>
          <table:table-cell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73"/>
          <table:table-cell table:style-name="ce8"/>
          <table:table-cell table:style-name="ce48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table:table-column table:style-name="co17" table:default-cell-style-name="ce2"/>
        <table:table-column table:style-name="co18" table:default-cell-style-name="ce199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20" table:default-cell-style-name="ce212"/>
        <table:table-column table:style-name="co20" table:default-cell-style-name="ce216"/>
        <table:table-column table:style-name="co20" table:default-cell-style-name="ce219"/>
        <table:table-column table:style-name="co21" table:default-cell-style-name="ce102"/>
        <table:table-column table:style-name="co21" table:default-cell-style-name="ce158"/>
        <table:table-column table:style-name="co21" table:default-cell-style-name="ce172"/>
        <table:table-column table:style-name="co22" table:default-cell-style-name="ce178"/>
        <table:table-column table:style-name="co22" table:default-cell-style-name="ce186"/>
        <table:table-column table:style-name="co22" table:default-cell-style-name="ce195"/>
        <table:table-column table:style-name="co23" table:default-cell-style-name="ce238"/>
        <table:table-column table:style-name="co23" table:default-cell-style-name="ce247"/>
        <table:table-column table:style-name="co23" table:default-cell-style-name="ce340"/>
        <table:table-column table:style-name="co24" table:default-cell-style-name="ce441"/>
        <table:table-column table:style-name="co24" table:default-cell-style-name="ce451"/>
        <table:table-column table:style-name="co24" table:default-cell-style-name="ce455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3" table:default-cell-style-name="ce238"/>
        <table:table-column table:style-name="co23" table:default-cell-style-name="ce247"/>
        <table:table-column table:style-name="co23" table:default-cell-style-name="ce340"/>
        <table:table-column table:style-name="co25" table:default-cell-style-name="ce403"/>
        <table:table-column table:style-name="co25" table:default-cell-style-name="ce405"/>
        <table:table-column table:style-name="co25" table:default-cell-style-name="ce403"/>
        <table:table-column table:style-name="co12" table:number-columns-repeated="985" table:default-cell-style-name="ce519"/>
        <table:table-row table:style-name="ro9">
          <table:table-cell table:style-name="ce47" office:value-type="string" calcext:value-type="string">
            <text:p><text:span text:style-name="T4">mBone values from avatar_skeleton.xml</text:span></text:p>
            <text:p/>
            <text:p>name</text:p>
          </table:table-cell>
          <table:table-cell table:style-name="ce1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4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5">avatar_skeleton.xml</text:span></text:p>
            <text:p><text:span text:style-name="T4">Blender bone head (female)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5">avatar_skeleton.xml</text:span></text:p>
            <text:p><text:span text:style-name="T4">Blender bone tail (female)</text:span></text:p>
            <text:p>x             y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<text:span text:style-name="T5">avatar_skeleton.xml</text:span></text:p>
            <text:p><text:span text:style-name="T6">end</text:span></text:p>
            <text:p>       x             y             z</text:p>
          </table:table-cell>
          <table:covered-table-cell table:style-name="ce211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5">avatar_skeleton.xml</text:span></text:p>
            <text:p><text:span text:style-name="T6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5">avatar_skeleton.xml</text:span></text:p>
            <text:p><text:span text:style-name="T6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71" office:value-type="string" calcext:value-type="string" table:number-columns-spanned="3" table:number-rows-spanned="1">
            <text:p><text:span text:style-name="T5">avatar_skeleton.xml</text:span></text:p>
            <text:p><text:span text:style-name="T6">difference between pos &amp; pivot</text:span></text:p>
            <text:p>     x           y           z</text:p>
          </table:table-cell>
          <table:covered-table-cell table:style-name="ce447"/>
          <table:covered-table-cell table:style-name="ce452"/>
          <table:table-cell table:style-name="ce95" office:value-type="string" calcext:value-type="string" table:number-columns-spanned="3" table:number-rows-spanned="1">
            <text:p><text:span text:style-name="T5">avatar_skeleton.xml</text:span></text:p>
            <text:p><text:span text:style-name="T6">rot</text:span></text:p>
            <text:p><text:span text:style-name="T6">=FemaleBlender bone cust prop</text:span></text:p>
            <text:p><text:span text:style-name="T6">restpose_rot</text:span></text:p>
            <text:p> x          y          z</text:p>
          </table:table-cell>
          <table:covered-table-cell table:style-name="ce211"/>
          <table:covered-table-cell table:style-name="ce122"/>
          <table:table-cell table:style-name="ce211" office:value-type="string" calcext:value-type="string" table:number-columns-spanned="3" table:number-rows-spanned="1">
            <text:p><text:span text:style-name="T5">avatar_skeleton.xml</text:span></text:p>
            <text:p><text:span text:style-name="T6">scale</text:span></text:p>
            <text:p><text:span text:style-name="T6">=Female Blender bone cust prop</text:span></text:p>
            <text:p><text:span text:style-name="T6">restpose_scale</text:span></text:p>
            <text:p> x            y             z</text:p>
          </table:table-cell>
          <table:covered-table-cell table:number-columns-repeated="2" table:style-name="ce211"/>
          <table:table-cell table:style-name="ce95" office:value-type="string" calcext:value-type="string" table:number-columns-spanned="3" table:number-rows-spanned="1">
            <text:p><text:span text:style-name="T5">Skeleton_Female</text:span></text:p>
            <text:p><text:span text:style-name="T5">-x forward</text:span></text:p>
            <text:p>Custom Property</text:p>
            <text:p>(preBento) restpose_rot</text:p>
            <text:p> x          y          z</text:p>
          </table:table-cell>
          <table:covered-table-cell table:style-name="ce211"/>
          <table:covered-table-cell table:style-name="ce122"/>
          <table:table-cell table:style-name="ce322" office:value-type="string" calcext:value-type="string" table:number-columns-spanned="3" table:number-rows-spanned="1">
            <text:p><text:span text:style-name="T5">Skeleton_Female</text:span></text:p>
            <text:p><text:span text:style-name="T5">-x Forward</text:span></text:p>
            <text:p>Custom Property</text:p>
            <text:p>(pre-Bento) restpose_scale</text:p>
            <text:p> x            y             z</text:p>
          </table:table-cell>
          <table:covered-table-cell table:number-columns-repeated="2" table:style-name="ce322"/>
          <table:table-cell table:number-columns-repeated="985"/>
        </table:table-row>
        <table:table-row table:style-name="ro3">
          <table:table-cell table:style-name="ce51" office:value-type="string" calcext:value-type="string">
            <text:p>mPelvis</text:p>
          </table:table-cell>
          <table:table-cell table:style-name="ce153"/>
          <table:table-cell table:style-name="ce68" office:value-type="string" calcext:value-type="string">
            <text:p>"false"</text:p>
          </table:table-cell>
          <table:table-cell table:style-name="ce72" table:formula="of:=+[.N2]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72" table:formula="of:=+[.D2]+[.K2]" office:value-type="float" office:value="0" calcext:value-type="float">
            <text:p>0.000000</text:p>
          </table:table-cell>
          <table:table-cell table:style-name="ce80" table:formula="of:=+[.E2]-[.J2]" office:value-type="float" office:value="-0" calcext:value-type="float">
            <text:p>0.000000</text:p>
          </table:table-cell>
          <table:table-cell table:style-name="ce88" table:formula="of:=+[.F2]+[.L2]" office:value-type="float" office:value="1.151015" calcext:value-type="float">
            <text:p>1.15101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1.067015" calcext:value-type="float">
            <text:p>1.06701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1.067" calcext:value-type="float">
            <text:p>1.067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441" table:formula="of:=+[.Q2]-[.N2]" office:value-type="float" office:value="0" calcext:value-type="float">
            <text:p>0.000000</text:p>
          </table:table-cell>
          <table:table-cell table:style-name="ce441" table:formula="of:=+[.R2]-[.O2]" office:value-type="float" office:value="-0.0000150000000000983" calcext:value-type="float">
            <text:p>-0.000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]" office:value-type="float" office:value="0" calcext:value-type="float">
            <text:p>0.000</text:p>
          </table:table-cell>
          <table:table-cell table:style-name="ce246" table:formula="of:=+[.V2]" office:value-type="float" office:value="0" calcext:value-type="float">
            <text:p>0.000</text:p>
          </table:table-cell>
          <table:table-cell table:style-name="ce333" table:formula="of:=+[.X2]" office:value-type="float" office:value="0" calcext:value-type="float">
            <text:p>0.000</text:p>
          </table:table-cell>
          <table:table-cell table:style-name="ce402" table:formula="of:=+[.Z2]" office:value-type="float" office:value="1" calcext:value-type="float">
            <text:p>1.0000</text:p>
          </table:table-cell>
          <table:table-cell table:style-name="ce402" table:formula="of:=+[.Y2]" office:value-type="float" office:value="1" calcext:value-type="float">
            <text:p>1.0000</text:p>
          </table:table-cell>
          <table:table-cell table:style-name="ce402" table:formula="of:=+[.AA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style-name="ce328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73" table:formula="of:=+[.D3]+[.K3]" office:value-type="float" office:value="0" calcext:value-type="float">
            <text:p>0.000000</text:p>
          </table:table-cell>
          <table:table-cell table:style-name="ce81" table:formula="of:=+[.E3]-[.J3]" office:value-type="float" office:value="-0.02" calcext:value-type="float">
            <text:p>-0.020000</text:p>
          </table:table-cell>
          <table:table-cell table:style-name="ce89" table:formula="of:=+[.F3]+[.L3]" office:value-type="float" office:value="1.142015" calcext:value-type="float">
            <text:p>1.142015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W3]" office:value-type="float" office:value="8" calcext:value-type="float">
            <text:p>8.000</text:p>
          </table:table-cell>
          <table:table-cell table:style-name="ce242" table:formula="of:=+[.V3]" office:value-type="float" office:value="0" calcext:value-type="float">
            <text:p>0.000</text:p>
          </table:table-cell>
          <table:table-cell table:style-name="ce308" table:formula="of:=+[.X3]" office:value-type="float" office:value="0" calcext:value-type="float">
            <text:p>0.000</text:p>
          </table:table-cell>
          <table:table-cell table:style-name="ce400" table:formula="of:=+[.Z3]" office:value-type="float" office:value="0.16" calcext:value-type="float">
            <text:p>0.1600</text:p>
          </table:table-cell>
          <table:table-cell table:style-name="ce400" table:formula="of:=+[.Y3]" office:value-type="float" office:value="0.12" calcext:value-type="float">
            <text:p>0.1200</text:p>
          </table:table-cell>
          <table:table-cell table:style-name="ce400" table:formula="of:=+[.AA3]" office:value-type="float" office:value="0.17" calcext:value-type="float">
            <text:p>0.1700</text:p>
          </table:table-cell>
          <table:table-cell table:style-name="ce550" table:number-columns-repeated="985"/>
        </table:table-row>
        <table:table-row table:style-name="ro3">
          <table:table-cell table:style-name="ce331" office:value-type="string" calcext:value-type="string">
            <text:p>BUTT</text:p>
          </table:table-cell>
          <table:table-cell table:style-name="ce120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73" table:formula="of:=+[.D4]+[.K4]" office:value-type="float" office:value="0" calcext:value-type="float">
            <text:p>0.000000</text:p>
          </table:table-cell>
          <table:table-cell table:style-name="ce81" table:formula="of:=+[.E4]-[.J4]" office:value-type="float" office:value="0.16" calcext:value-type="float">
            <text:p>0.160000</text:p>
          </table:table-cell>
          <table:table-cell table:style-name="ce89" table:formula="of:=+[.F4]+[.L4]" office:value-type="float" office:value="0.967015" calcext:value-type="float">
            <text:p>0.967015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6" calcext:value-type="float">
            <text:p>-0.06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1" calcext:value-type="float">
            <text:p>-0.1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222" table:formula="of:=+[.W4]" office:value-type="float" office:value="0" calcext:value-type="float">
            <text:p>0.000</text:p>
          </table:table-cell>
          <table:table-cell table:style-name="ce242" table:formula="of:=+[.V4]" office:value-type="float" office:value="0" calcext:value-type="float">
            <text:p>0.000</text:p>
          </table:table-cell>
          <table:table-cell table:style-name="ce308" table:formula="of:=+[.X4]" office:value-type="float" office:value="0" calcext:value-type="float">
            <text:p>0.000</text:p>
          </table:table-cell>
          <table:table-cell table:style-name="ce400" table:formula="of:=+[.Z4]" office:value-type="float" office:value="0.1" calcext:value-type="float">
            <text:p>0.1000</text:p>
          </table:table-cell>
          <table:table-cell table:style-name="ce400" table:formula="of:=+[.Y4]" office:value-type="float" office:value="0.1" calcext:value-type="float">
            <text:p>0.1000</text:p>
          </table:table-cell>
          <table:table-cell table:style-name="ce400" table:formula="of:=+[.AA4]" office:value-type="float" office:value="0.1" calcext:value-type="float">
            <text:p>0.1000</text:p>
          </table:table-cell>
          <table:table-cell table:style-name="ce550" table:number-columns-repeated="985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2]+[.N5]" office:value-type="float" office:value="0" calcext:value-type="float">
            <text:p>0.000000</text:p>
          </table:table-cell>
          <table:table-cell table:style-name="ce80" table:formula="of:=+[.E$2]-[.M5]" office:value-type="float" office:value="-0" calcext:value-type="float">
            <text:p>0.000000</text:p>
          </table:table-cell>
          <table:table-cell table:style-name="ce88" table:formula="of:=+[.F$2]+[.O5]" office:value-type="float" office:value="1.151088" calcext:value-type="float">
            <text:p>1.151088</text:p>
          </table:table-cell>
          <table:table-cell table:style-name="ce72" table:formula="of:=+[.D5]+[.K5]" office:value-type="float" office:value="0" calcext:value-type="float">
            <text:p>0.000000</text:p>
          </table:table-cell>
          <table:table-cell table:style-name="ce80" table:formula="of:=+[.E5]-[.J5]" office:value-type="float" office:value="-0" calcext:value-type="float">
            <text:p>0.000000</text:p>
          </table:table-cell>
          <table:table-cell table:style-name="ce88" table:formula="of:=+[.F5]+[.L5]" office:value-type="float" office:value="1.067088" calcext:value-type="float">
            <text:p>1.06708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441" table:formula="of:=+[.Q5]-[.N5]" office:value-type="float" office:value="0" calcext:value-type="float">
            <text:p>0.000000</text:p>
          </table:table-cell>
          <table:table-cell table:style-name="ce441" table:formula="of:=+[.R5]-[.O5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]" office:value-type="float" office:value="0" calcext:value-type="float">
            <text:p>0.000</text:p>
          </table:table-cell>
          <table:table-cell table:style-name="ce246" table:formula="of:=+[.V5]" office:value-type="float" office:value="0" calcext:value-type="float">
            <text:p>0.000</text:p>
          </table:table-cell>
          <table:table-cell table:style-name="ce333" table:formula="of:=+[.X5]" office:value-type="float" office:value="0" calcext:value-type="float">
            <text:p>0.000</text:p>
          </table:table-cell>
          <table:table-cell table:style-name="ce402" table:formula="of:=+[.Z5]" office:value-type="float" office:value="1" calcext:value-type="float">
            <text:p>1.0000</text:p>
          </table:table-cell>
          <table:table-cell table:style-name="ce402" table:formula="of:=+[.Y5]" office:value-type="float" office:value="1" calcext:value-type="float">
            <text:p>1.0000</text:p>
          </table:table-cell>
          <table:table-cell table:style-name="ce402" table:formula="of:=+[.AA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Spine2</text:p>
          </table:table-cell>
          <table:table-cell table:style-name="ce153" office:value-type="string" calcext:value-type="string">
            <text:p>mSpine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72" table:formula="of:=+[.D6]+[.K6]" office:value-type="float" office:value="0" calcext:value-type="float">
            <text:p>0.000000</text:p>
          </table:table-cell>
          <table:table-cell table:style-name="ce80" table:formula="of:=+[.E6]-[.J6]" office:value-type="float" office:value="-0" calcext:value-type="float">
            <text:p>0.000000</text:p>
          </table:table-cell>
          <table:table-cell table:style-name="ce88" table:formula="of:=+[.F6]+[.L6]" office:value-type="float" office:value="1.151015" calcext:value-type="float">
            <text:p>1.15101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84073" calcext:value-type="float">
            <text:p>-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84" calcext:value-type="float">
            <text:p>-0.084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441" table:formula="of:=+[.Q6]-[.N6]" office:value-type="float" office:value="0" calcext:value-type="float">
            <text:p>0.000000</text:p>
          </table:table-cell>
          <table:table-cell table:style-name="ce441" table:formula="of:=+[.R6]-[.O6]" office:value-type="float" office:value="0.0000729999999999897" calcext:value-type="float">
            <text:p>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]" office:value-type="float" office:value="0" calcext:value-type="float">
            <text:p>0.000</text:p>
          </table:table-cell>
          <table:table-cell table:style-name="ce246" table:formula="of:=+[.V6]" office:value-type="float" office:value="0" calcext:value-type="float">
            <text:p>0.000</text:p>
          </table:table-cell>
          <table:table-cell table:style-name="ce333" table:formula="of:=+[.X6]" office:value-type="float" office:value="0" calcext:value-type="float">
            <text:p>0.000</text:p>
          </table:table-cell>
          <table:table-cell table:style-name="ce402" table:formula="of:=+[.Z6]" office:value-type="float" office:value="1" calcext:value-type="float">
            <text:p>1.0000</text:p>
          </table:table-cell>
          <table:table-cell table:style-name="ce402" table:formula="of:=+[.Y6]" office:value-type="float" office:value="1" calcext:value-type="float">
            <text:p>1.0000</text:p>
          </table:table-cell>
          <table:table-cell table:style-name="ce402" table:formula="of:=+[.AA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153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72" table:formula="of:=+[.D7]+[.K7]" office:value-type="float" office:value="0" calcext:value-type="float">
            <text:p>0.000000</text:p>
          </table:table-cell>
          <table:table-cell table:style-name="ce80" table:formula="of:=+[.E7]-[.J7]" office:value-type="float" office:value="0.015" calcext:value-type="float">
            <text:p>0.015000</text:p>
          </table:table-cell>
          <table:table-cell table:style-name="ce88" table:formula="of:=+[.F7]+[.L7]" office:value-type="float" office:value="1.356088" calcext:value-type="float">
            <text:p>1.356088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441" table:formula="of:=+[.Q7]-[.N7]" office:value-type="float" office:value="0" calcext:value-type="float">
            <text:p>0.000000</text:p>
          </table:table-cell>
          <table:table-cell table:style-name="ce441" table:formula="of:=+[.R7]-[.O7]" office:value-type="float" office:value="-0.0000729999999999897" calcext:value-type="float">
            <text:p>-0.00007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]" office:value-type="float" office:value="0" calcext:value-type="float">
            <text:p>0.000</text:p>
          </table:table-cell>
          <table:table-cell table:style-name="ce246" table:formula="of:=+[.V7]" office:value-type="float" office:value="0" calcext:value-type="float">
            <text:p>0.000</text:p>
          </table:table-cell>
          <table:table-cell table:style-name="ce333" table:formula="of:=+[.X7]" office:value-type="float" office:value="0" calcext:value-type="float">
            <text:p>0.000</text:p>
          </table:table-cell>
          <table:table-cell table:style-name="ce402" table:formula="of:=+[.Z7]" office:value-type="float" office:value="1" calcext:value-type="float">
            <text:p>1.0000</text:p>
          </table:table-cell>
          <table:table-cell table:style-name="ce402" table:formula="of:=+[.Y7]" office:value-type="float" office:value="1" calcext:value-type="float">
            <text:p>1.0000</text:p>
          </table:table-cell>
          <table:table-cell table:style-name="ce402" table:formula="of:=+[.AA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BELLY</text:p>
          </table:table-cell>
          <table:table-cell table:style-name="ce123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73" table:formula="of:=+[.D8]+[.K8]" office:value-type="float" office:value="0" calcext:value-type="float">
            <text:p>0.000000</text:p>
          </table:table-cell>
          <table:table-cell table:style-name="ce81" table:formula="of:=+[.E8]-[.J8]" office:value-type="float" office:value="-0.056" calcext:value-type="float">
            <text:p>-0.056000</text:p>
          </table:table-cell>
          <table:table-cell table:style-name="ce89" table:formula="of:=+[.F8]+[.L8]" office:value-type="float" office:value="1.285088" calcext:value-type="float">
            <text:p>1.285088</text:p>
          </table:table-cell>
          <table:table-cell table:style-name="ce138" office:value-type="float" office:value="0.028" calcext:value-type="float">
            <text:p>0.028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4" calcext:value-type="float">
            <text:p>0.094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4" calcext:value-type="float">
            <text:p>0.04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8]" office:value-type="float" office:value="8" calcext:value-type="float">
            <text:p>8.000</text:p>
          </table:table-cell>
          <table:table-cell table:style-name="ce242" table:formula="of:=+[.V8]" office:value-type="float" office:value="0" calcext:value-type="float">
            <text:p>0.000</text:p>
          </table:table-cell>
          <table:table-cell table:style-name="ce308" table:formula="of:=+[.X8]" office:value-type="float" office:value="0" calcext:value-type="float">
            <text:p>0.000</text:p>
          </table:table-cell>
          <table:table-cell table:style-name="ce400" table:formula="of:=+[.Z8]" office:value-type="float" office:value="0.13" calcext:value-type="float">
            <text:p>0.1300</text:p>
          </table:table-cell>
          <table:table-cell table:style-name="ce400" table:formula="of:=+[.Y8]" office:value-type="float" office:value="0.09" calcext:value-type="float">
            <text:p>0.0900</text:p>
          </table:table-cell>
          <table:table-cell table:style-name="ce400" table:formula="of:=+[.AA8]" office:value-type="float" office:value="0.15" calcext:value-type="float">
            <text:p>0.1500</text:p>
          </table:table-cell>
          <table:table-cell table:style-name="ce550" table:number-columns-repeated="985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style-name="ce123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73" table:formula="of:=+[.D9]+[.K9]" office:value-type="float" office:value="0.2" calcext:value-type="float">
            <text:p>0.200000</text:p>
          </table:table-cell>
          <table:table-cell table:style-name="ce81" table:formula="of:=+[.E9]-[.J9]" office:value-type="float" office:value="-0" calcext:value-type="float">
            <text:p>0.000000</text:p>
          </table:table-cell>
          <table:table-cell table:style-name="ce89" table:formula="of:=+[.F9]+[.L9]" office:value-type="float" office:value="1.209088" calcext:value-type="float">
            <text:p>1.2090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9]" office:value-type="float" office:value="0" calcext:value-type="float">
            <text:p>0.000</text:p>
          </table:table-cell>
          <table:table-cell table:style-name="ce242" table:formula="of:=+[.V9]" office:value-type="float" office:value="0" calcext:value-type="float">
            <text:p>0.000</text:p>
          </table:table-cell>
          <table:table-cell table:style-name="ce308" table:formula="of:=+[.X9]" office:value-type="float" office:value="0" calcext:value-type="float">
            <text:p>0.000</text:p>
          </table:table-cell>
          <table:table-cell table:style-name="ce400" table:formula="of:=+[.Z9]" office:value-type="float" office:value="0.05" calcext:value-type="float">
            <text:p>0.0500</text:p>
          </table:table-cell>
          <table:table-cell table:style-name="ce400" table:formula="of:=+[.Y9]" office:value-type="float" office:value="0.05" calcext:value-type="float">
            <text:p>0.0500</text:p>
          </table:table-cell>
          <table:table-cell table:style-name="ce400" table:formula="of:=+[.AA9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331" office:value-type="string" calcext:value-type="string">
            <text:p>RIGHT_HANDLE</text:p>
          </table:table-cell>
          <table:table-cell table:style-name="ce123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73" table:formula="of:=+[.D10]+[.K10]" office:value-type="float" office:value="-0.2" calcext:value-type="float">
            <text:p>-0.200000</text:p>
          </table:table-cell>
          <table:table-cell table:style-name="ce81" table:formula="of:=+[.E10]-[.J10]" office:value-type="float" office:value="-0" calcext:value-type="float">
            <text:p>0.000000</text:p>
          </table:table-cell>
          <table:table-cell table:style-name="ce89" table:formula="of:=+[.F10]+[.L10]" office:value-type="float" office:value="1.209088" calcext:value-type="float">
            <text:p>1.2090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0]" office:value-type="float" office:value="0" calcext:value-type="float">
            <text:p>0.000</text:p>
          </table:table-cell>
          <table:table-cell table:style-name="ce242" table:formula="of:=+[.V10]" office:value-type="float" office:value="0" calcext:value-type="float">
            <text:p>0.000</text:p>
          </table:table-cell>
          <table:table-cell table:style-name="ce308" table:formula="of:=+[.X10]" office:value-type="float" office:value="0" calcext:value-type="float">
            <text:p>0.000</text:p>
          </table:table-cell>
          <table:table-cell table:style-name="ce400" table:formula="of:=+[.Z10]" office:value-type="float" office:value="0.05" calcext:value-type="float">
            <text:p>0.0500</text:p>
          </table:table-cell>
          <table:table-cell table:style-name="ce400" table:formula="of:=+[.Y10]" office:value-type="float" office:value="0.05" calcext:value-type="float">
            <text:p>0.0500</text:p>
          </table:table-cell>
          <table:table-cell table:style-name="ce400" table:formula="of:=+[.AA10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style-name="ce123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73" table:formula="of:=+[.D11]+[.K11]" office:value-type="float" office:value="0" calcext:value-type="float">
            <text:p>0.000000</text:p>
          </table:table-cell>
          <table:table-cell table:style-name="ce81" table:formula="of:=+[.E11]-[.J11]" office:value-type="float" office:value="0.1" calcext:value-type="float">
            <text:p>0.100000</text:p>
          </table:table-cell>
          <table:table-cell table:style-name="ce89" table:formula="of:=+[.F11]+[.L11]" office:value-type="float" office:value="1.174088" calcext:value-type="float">
            <text:p>1.174088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1]" office:value-type="float" office:value="0" calcext:value-type="float">
            <text:p>0.000</text:p>
          </table:table-cell>
          <table:table-cell table:style-name="ce242" table:formula="of:=+[.V11]" office:value-type="float" office:value="0" calcext:value-type="float">
            <text:p>0.000</text:p>
          </table:table-cell>
          <table:table-cell table:style-name="ce308" table:formula="of:=+[.X11]" office:value-type="float" office:value="0" calcext:value-type="float">
            <text:p>0.000</text:p>
          </table:table-cell>
          <table:table-cell table:style-name="ce400" table:formula="of:=+[.Z11]" office:value-type="float" office:value="0.13" calcext:value-type="float">
            <text:p>0.1300</text:p>
          </table:table-cell>
          <table:table-cell table:style-name="ce400" table:formula="of:=+[.Y11]" office:value-type="float" office:value="0.09" calcext:value-type="float">
            <text:p>0.0900</text:p>
          </table:table-cell>
          <table:table-cell table:style-name="ce400" table:formula="of:=+[.AA11]" office:value-type="float" office:value="0.15" calcext:value-type="float">
            <text:p>0.1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Spine3</text:p>
          </table:table-cell>
          <table:table-cell table:style-name="ce156" office:value-type="string" calcext:value-type="string">
            <text:p>mTorso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72" table:formula="of:=+[.D12]+[.K12]" office:value-type="float" office:value="0" calcext:value-type="float">
            <text:p>0.000000</text:p>
          </table:table-cell>
          <table:table-cell table:style-name="ce80" table:formula="of:=+[.E12]-[.J12]" office:value-type="float" office:value="0.000368" calcext:value-type="float">
            <text:p>0.000368</text:p>
          </table:table-cell>
          <table:table-cell table:style-name="ce88" table:formula="of:=+[.F12]+[.L12]" office:value-type="float" office:value="1.150965" calcext:value-type="float">
            <text:p>1.150965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05" calcext:value-type="float">
            <text:p>-0.205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441" table:formula="of:=+[.Q12]-[.N12]" office:value-type="float" office:value="0" calcext:value-type="float">
            <text:p>0.000000</text:p>
          </table:table-cell>
          <table:table-cell table:style-name="ce441" table:formula="of:=+[.R12]-[.O12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]" office:value-type="float" office:value="0" calcext:value-type="float">
            <text:p>0.000</text:p>
          </table:table-cell>
          <table:table-cell table:style-name="ce246" table:formula="of:=+[.V12]" office:value-type="float" office:value="0" calcext:value-type="float">
            <text:p>0.000</text:p>
          </table:table-cell>
          <table:table-cell table:style-name="ce333" table:formula="of:=+[.X12]" office:value-type="float" office:value="0" calcext:value-type="float">
            <text:p>0.000</text:p>
          </table:table-cell>
          <table:table-cell table:style-name="ce402" table:formula="of:=+[.Z12]" office:value-type="float" office:value="1" calcext:value-type="float">
            <text:p>1.0000</text:p>
          </table:table-cell>
          <table:table-cell table:style-name="ce402" table:formula="of:=+[.Y12]" office:value-type="float" office:value="1" calcext:value-type="float">
            <text:p>1.0000</text:p>
          </table:table-cell>
          <table:table-cell table:style-name="ce402" table:formula="of:=+[.AA1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style-name="ce153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72" table:formula="of:=+[.D13]+[.K13]" office:value-type="float" office:value="0" calcext:value-type="float">
            <text:p>0.000000</text:p>
          </table:table-cell>
          <table:table-cell table:style-name="ce80" table:formula="of:=+[.E13]-[.J13]" office:value-type="float" office:value="0.015" calcext:value-type="float">
            <text:p>0.015000</text:p>
          </table:table-cell>
          <table:table-cell table:style-name="ce88" table:formula="of:=+[.F13]+[.L13]" office:value-type="float" office:value="1.356088" calcext:value-type="float">
            <text:p>1.356088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441" table:formula="of:=+[.Q13]-[.N13]" office:value-type="float" office:value="0" calcext:value-type="float">
            <text:p>0.000000</text:p>
          </table:table-cell>
          <table:table-cell table:style-name="ce441" table:formula="of:=+[.R13]-[.O13]" office:value-type="float" office:value="-0.000123000000000012" calcext:value-type="float">
            <text:p>-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]" office:value-type="float" office:value="0" calcext:value-type="float">
            <text:p>0.000</text:p>
          </table:table-cell>
          <table:table-cell table:style-name="ce246" table:formula="of:=+[.V13]" office:value-type="float" office:value="0" calcext:value-type="float">
            <text:p>0.000</text:p>
          </table:table-cell>
          <table:table-cell table:style-name="ce333" table:formula="of:=+[.X13]" office:value-type="float" office:value="0" calcext:value-type="float">
            <text:p>0.000</text:p>
          </table:table-cell>
          <table:table-cell table:style-name="ce402" table:formula="of:=+[.Z13]" office:value-type="float" office:value="1" calcext:value-type="float">
            <text:p>1.0000</text:p>
          </table:table-cell>
          <table:table-cell table:style-name="ce402" table:formula="of:=+[.Y13]" office:value-type="float" office:value="1" calcext:value-type="float">
            <text:p>1.0000</text:p>
          </table:table-cell>
          <table:table-cell table:style-name="ce402" table:formula="of:=+[.AA1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Chest</text:p>
          </table:table-cell>
          <table:table-cell table:style-name="ce153" office:value-type="string" calcext:value-type="string">
            <text:p>mSpine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72" table:formula="of:=+[.D14]+[.K14]" office:value-type="float" office:value="0" calcext:value-type="float">
            <text:p>0.000000</text:p>
          </table:table-cell>
          <table:table-cell table:style-name="ce80" table:formula="of:=+[.E14]-[.J14]" office:value-type="float" office:value="0.025368" calcext:value-type="float">
            <text:p>0.025368</text:p>
          </table:table-cell>
          <table:table-cell table:style-name="ce88" table:formula="of:=+[.F14]+[.L14]" office:value-type="float" office:value="1.605965" calcext:value-type="float">
            <text:p>1.605965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441" table:formula="of:=+[.Q14]-[.N14]" office:value-type="float" office:value="0" calcext:value-type="float">
            <text:p>0.000000</text:p>
          </table:table-cell>
          <table:table-cell table:style-name="ce441" table:formula="of:=+[.R14]-[.O14]" office:value-type="float" office:value="0.000123000000000012" calcext:value-type="float">
            <text:p>0.00012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]" office:value-type="float" office:value="0" calcext:value-type="float">
            <text:p>0.000</text:p>
          </table:table-cell>
          <table:table-cell table:style-name="ce246" table:formula="of:=+[.V14]" office:value-type="float" office:value="0" calcext:value-type="float">
            <text:p>0.000</text:p>
          </table:table-cell>
          <table:table-cell table:style-name="ce333" table:formula="of:=+[.X14]" office:value-type="float" office:value="0" calcext:value-type="float">
            <text:p>0.000</text:p>
          </table:table-cell>
          <table:table-cell table:style-name="ce402" table:formula="of:=+[.Z14]" office:value-type="float" office:value="1" calcext:value-type="float">
            <text:p>1.0000</text:p>
          </table:table-cell>
          <table:table-cell table:style-name="ce402" table:formula="of:=+[.Y14]" office:value-type="float" office:value="1" calcext:value-type="float">
            <text:p>1.0000</text:p>
          </table:table-cell>
          <table:table-cell table:style-name="ce402" table:formula="of:=+[.AA1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style-name="ce127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73" table:formula="of:=+[.D15]+[.K15]" office:value-type="float" office:value="0" calcext:value-type="float">
            <text:p>0.000000</text:p>
          </table:table-cell>
          <table:table-cell table:style-name="ce81" table:formula="of:=+[.E15]-[.J15]" office:value-type="float" office:value="0.083368" calcext:value-type="float">
            <text:p>0.083368</text:p>
          </table:table-cell>
          <table:table-cell table:style-name="ce89" table:formula="of:=+[.F15]+[.L15]" office:value-type="float" office:value="1.577965" calcext:value-type="float">
            <text:p>1.577965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222" table:formula="of:=+[.W15]" office:value-type="float" office:value="-10" calcext:value-type="float">
            <text:p>-10.000</text:p>
          </table:table-cell>
          <table:table-cell table:style-name="ce242" table:formula="of:=+[.V15]" office:value-type="float" office:value="0" calcext:value-type="float">
            <text:p>0.000</text:p>
          </table:table-cell>
          <table:table-cell table:style-name="ce308" table:formula="of:=+[.X15]" office:value-type="float" office:value="0" calcext:value-type="float">
            <text:p>0.000</text:p>
          </table:table-cell>
          <table:table-cell table:style-name="ce400" table:formula="of:=+[.Z15]" office:value-type="float" office:value="0.15" calcext:value-type="float">
            <text:p>0.1500</text:p>
          </table:table-cell>
          <table:table-cell table:style-name="ce400" table:formula="of:=+[.Y15]" office:value-type="float" office:value="0.11" calcext:value-type="float">
            <text:p>0.1100</text:p>
          </table:table-cell>
          <table:table-cell table:style-name="ce400" table:formula="of:=+[.AA15]" office:value-type="float" office:value="0.2" calcext:value-type="float">
            <text:p>0.2000</text:p>
          </table:table-cell>
          <table:table-cell table:style-name="ce550" table:number-columns-repeated="985"/>
        </table:table-row>
        <table:table-row table:style-name="ro3">
          <table:table-cell table:style-name="ce331" office:value-type="string" calcext:value-type="string">
            <text:p>LEFT_PEC</text:p>
          </table:table-cell>
          <table:table-cell table:style-name="ce127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73" table:formula="of:=+[.D16]+[.K16]" office:value-type="float" office:value="0.082" calcext:value-type="float">
            <text:p>0.082000</text:p>
          </table:table-cell>
          <table:table-cell table:style-name="ce81" table:formula="of:=+[.E16]-[.J16]" office:value-type="float" office:value="-0.183632" calcext:value-type="float">
            <text:p>-0.183632</text:p>
          </table:table-cell>
          <table:table-cell table:style-name="ce89" table:formula="of:=+[.F16]+[.L16]" office:value-type="float" office:value="1.391965" calcext:value-type="float">
            <text:p>1.391965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0.082" calcext:value-type="float">
            <text:p>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6]" office:value-type="float" office:value="4.29" calcext:value-type="float">
            <text:p>4.290</text:p>
          </table:table-cell>
          <table:table-cell table:style-name="ce242" table:formula="of:=+[.V16]" office:value-type="float" office:value="0" calcext:value-type="float">
            <text:p>0.000</text:p>
          </table:table-cell>
          <table:table-cell table:style-name="ce308" table:formula="of:=+[.X16]" office:value-type="float" office:value="0" calcext:value-type="float">
            <text:p>0.000</text:p>
          </table:table-cell>
          <table:table-cell table:style-name="ce400" table:formula="of:=+[.Z16]" office:value-type="float" office:value="0.05" calcext:value-type="float">
            <text:p>0.0500</text:p>
          </table:table-cell>
          <table:table-cell table:style-name="ce400" table:formula="of:=+[.Y16]" office:value-type="float" office:value="0.05" calcext:value-type="float">
            <text:p>0.0500</text:p>
          </table:table-cell>
          <table:table-cell table:style-name="ce400" table:formula="of:=+[.AA16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style-name="ce127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73" table:formula="of:=+[.D17]+[.K17]" office:value-type="float" office:value="-0.082" calcext:value-type="float">
            <text:p>-0.082000</text:p>
          </table:table-cell>
          <table:table-cell table:style-name="ce81" table:formula="of:=+[.E17]-[.J17]" office:value-type="float" office:value="-0.183632" calcext:value-type="float">
            <text:p>-0.183632</text:p>
          </table:table-cell>
          <table:table-cell table:style-name="ce89" table:formula="of:=+[.F17]+[.L17]" office:value-type="float" office:value="1.391965" calcext:value-type="float">
            <text:p>1.391965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W17]" office:value-type="float" office:value="4.29" calcext:value-type="float">
            <text:p>4.290</text:p>
          </table:table-cell>
          <table:table-cell table:style-name="ce242" table:formula="of:=+[.V17]" office:value-type="float" office:value="0" calcext:value-type="float">
            <text:p>0.000</text:p>
          </table:table-cell>
          <table:table-cell table:style-name="ce308" table:formula="of:=+[.X17]" office:value-type="float" office:value="0" calcext:value-type="float">
            <text:p>0.000</text:p>
          </table:table-cell>
          <table:table-cell table:style-name="ce400" table:formula="of:=+[.Z17]" office:value-type="float" office:value="0.05" calcext:value-type="float">
            <text:p>0.0500</text:p>
          </table:table-cell>
          <table:table-cell table:style-name="ce400" table:formula="of:=+[.Y17]" office:value-type="float" office:value="0.05" calcext:value-type="float">
            <text:p>0.0500</text:p>
          </table:table-cell>
          <table:table-cell table:style-name="ce400" table:formula="of:=+[.AA17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331" office:value-type="string" calcext:value-type="string">
            <text:p>UPPER_BACK</text:p>
          </table:table-cell>
          <table:table-cell table:style-name="ce127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73" table:formula="of:=+[.D18]+[.K18]" office:value-type="float" office:value="0" calcext:value-type="float">
            <text:p>0.000000</text:p>
          </table:table-cell>
          <table:table-cell table:style-name="ce81" table:formula="of:=+[.E18]-[.J18]" office:value-type="float" office:value="0.115368" calcext:value-type="float">
            <text:p>0.115368</text:p>
          </table:table-cell>
          <table:table-cell table:style-name="ce89" table:formula="of:=+[.F18]+[.L18]" office:value-type="float" office:value="1.372965" calcext:value-type="float">
            <text:p>1.372965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17" calcext:value-type="float">
            <text:p>0.017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W18]" office:value-type="float" office:value="0" calcext:value-type="float">
            <text:p>0.000</text:p>
          </table:table-cell>
          <table:table-cell table:style-name="ce242" table:formula="of:=+[.V18]" office:value-type="float" office:value="0" calcext:value-type="float">
            <text:p>0.000</text:p>
          </table:table-cell>
          <table:table-cell table:style-name="ce308" table:formula="of:=+[.X18]" office:value-type="float" office:value="0" calcext:value-type="float">
            <text:p>0.000</text:p>
          </table:table-cell>
          <table:table-cell table:style-name="ce400" table:formula="of:=+[.Z18]" office:value-type="float" office:value="0.13" calcext:value-type="float">
            <text:p>0.1300</text:p>
          </table:table-cell>
          <table:table-cell table:style-name="ce400" table:formula="of:=+[.Y18]" office:value-type="float" office:value="0.09" calcext:value-type="float">
            <text:p>0.0900</text:p>
          </table:table-cell>
          <table:table-cell table:style-name="ce400" table:formula="of:=+[.AA18]" office:value-type="float" office:value="0.15" calcext:value-type="float">
            <text:p>0.1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4]+[.N19]" office:value-type="float" office:value="0" calcext:value-type="float">
            <text:p>0.000000</text:p>
          </table:table-cell>
          <table:table-cell table:style-name="ce80" table:formula="of:=+[.E$14]-[.M19]" office:value-type="float" office:value="0.024875" calcext:value-type="float">
            <text:p>0.024875</text:p>
          </table:table-cell>
          <table:table-cell table:style-name="ce88" table:formula="of:=+[.F$14]+[.O19]" office:value-type="float" office:value="1.607073" calcext:value-type="float">
            <text:p>1.607073</text:p>
          </table:table-cell>
          <table:table-cell table:style-name="ce72" table:formula="of:=+[.D19]+[.K19]" office:value-type="float" office:value="0" calcext:value-type="float">
            <text:p>0.000000</text:p>
          </table:table-cell>
          <table:table-cell table:style-name="ce80" table:formula="of:=+[.E19]-[.J19]" office:value-type="float" office:value="0.024875" calcext:value-type="float">
            <text:p>0.024875</text:p>
          </table:table-cell>
          <table:table-cell table:style-name="ce88" table:formula="of:=+[.F19]+[.L19]" office:value-type="float" office:value="1.684073" calcext:value-type="float">
            <text:p>1.68407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441" table:formula="of:=+[.Q19]-[.N19]" office:value-type="float" office:value="0" calcext:value-type="float">
            <text:p>0.000000</text:p>
          </table:table-cell>
          <table:table-cell table:style-name="ce441" table:formula="of:=+[.R19]-[.O19]" office:value-type="float" office:value="-0.000107999999999997" calcext:value-type="float">
            <text:p>-0.0001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9]" office:value-type="float" office:value="0" calcext:value-type="float">
            <text:p>0.000</text:p>
          </table:table-cell>
          <table:table-cell table:style-name="ce246" table:formula="of:=+[.V19]" office:value-type="float" office:value="0" calcext:value-type="float">
            <text:p>0.000</text:p>
          </table:table-cell>
          <table:table-cell table:style-name="ce333" table:formula="of:=+[.X19]" office:value-type="float" office:value="0" calcext:value-type="float">
            <text:p>0.000</text:p>
          </table:table-cell>
          <table:table-cell table:style-name="ce402" table:formula="of:=+[.Z19]" office:value-type="float" office:value="1" calcext:value-type="float">
            <text:p>1.0000</text:p>
          </table:table-cell>
          <table:table-cell table:style-name="ce402" table:formula="of:=+[.Y19]" office:value-type="float" office:value="1" calcext:value-type="float">
            <text:p>1.0000</text:p>
          </table:table-cell>
          <table:table-cell table:style-name="ce402" table:formula="of:=+[.AA1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NECK</text:p>
          </table:table-cell>
          <table:table-cell table:style-name="ce1" office:value-type="string" calcext:value-type="string">
            <text:p>mNeck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73" table:formula="of:=+[.D20]+[.K20]" office:value-type="float" office:value="0" calcext:value-type="float">
            <text:p>0.000000</text:p>
          </table:table-cell>
          <table:table-cell table:style-name="ce81" table:formula="of:=+[.E20]-[.J20]" office:value-type="float" office:value="0.024875" calcext:value-type="float">
            <text:p>0.024875</text:p>
          </table:table-cell>
          <table:table-cell table:style-name="ce89" table:formula="of:=+[.F20]+[.L20]" office:value-type="float" office:value="1.707073" calcext:value-type="float">
            <text:p>1.70707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" calcext:value-type="float">
            <text:p>0.08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22" table:formula="of:=+[.W20]" office:value-type="float" office:value="0" calcext:value-type="float">
            <text:p>0.000</text:p>
          </table:table-cell>
          <table:table-cell table:style-name="ce242" table:formula="of:=+[.V20]" office:value-type="float" office:value="0" calcext:value-type="float">
            <text:p>0.000</text:p>
          </table:table-cell>
          <table:table-cell table:style-name="ce308" table:formula="of:=+[.X20]" office:value-type="float" office:value="0" calcext:value-type="float">
            <text:p>0.000</text:p>
          </table:table-cell>
          <table:table-cell table:style-name="ce400" table:formula="of:=+[.Z20]" office:value-type="float" office:value="0.06" calcext:value-type="float">
            <text:p>0.0600</text:p>
          </table:table-cell>
          <table:table-cell table:style-name="ce400" table:formula="of:=+[.Y20]" office:value-type="float" office:value="0.05" calcext:value-type="float">
            <text:p>0.0500</text:p>
          </table:table-cell>
          <table:table-cell table:style-name="ce400" table:formula="of:=+[.AA20]" office:value-type="float" office:value="0.08" calcext:value-type="float">
            <text:p>0.08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style-name="ce153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72" table:formula="of:=+[.D21]+[.K21]" office:value-type="float" office:value="0" calcext:value-type="float">
            <text:p>0.000000</text:p>
          </table:table-cell>
          <table:table-cell table:style-name="ce80" table:formula="of:=+[.E21]-[.J21]" office:value-type="float" office:value="0.024875" calcext:value-type="float">
            <text:p>0.024875</text:p>
          </table:table-cell>
          <table:table-cell table:style-name="ce88" table:formula="of:=+[.F21]+[.L21]" office:value-type="float" office:value="1.761703" calcext:value-type="float">
            <text:p>1.761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441" table:formula="of:=+[.Q21]-[.N21]" office:value-type="float" office:value="0" calcext:value-type="float">
            <text:p>0.000000</text:p>
          </table:table-cell>
          <table:table-cell table:style-name="ce441" table:formula="of:=+[.R21]-[.O21]" office:value-type="float" office:value="0.000369999999999995" calcext:value-type="float">
            <text:p>0.0003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1]" office:value-type="float" office:value="0" calcext:value-type="float">
            <text:p>0.000</text:p>
          </table:table-cell>
          <table:table-cell table:style-name="ce246" table:formula="of:=+[.V21]" office:value-type="float" office:value="0" calcext:value-type="float">
            <text:p>0.000</text:p>
          </table:table-cell>
          <table:table-cell table:style-name="ce333" table:formula="of:=+[.X21]" office:value-type="float" office:value="0" calcext:value-type="float">
            <text:p>0.000</text:p>
          </table:table-cell>
          <table:table-cell table:style-name="ce402" table:formula="of:=+[.Z21]" office:value-type="float" office:value="1" calcext:value-type="float">
            <text:p>1.0000</text:p>
          </table:table-cell>
          <table:table-cell table:style-name="ce402" table:formula="of:=+[.Y21]" office:value-type="float" office:value="1" calcext:value-type="float">
            <text:p>1.0000</text:p>
          </table:table-cell>
          <table:table-cell table:style-name="ce402" table:formula="of:=+[.AA2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HEAD</text:p>
          </table:table-cell>
          <table:table-cell table:style-name="ce129" office:value-type="string" calcext:value-type="string">
            <text:p>mHead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73" table:formula="of:=+[.D22]+[.K22]" office:value-type="float" office:value="0" calcext:value-type="float">
            <text:p>0.000000</text:p>
          </table:table-cell>
          <table:table-cell table:style-name="ce81" table:formula="of:=+[.E22]-[.J22]" office:value-type="float" office:value="0.004875" calcext:value-type="float">
            <text:p>0.004875</text:p>
          </table:table-cell>
          <table:table-cell table:style-name="ce89" table:formula="of:=+[.F22]+[.L22]" office:value-type="float" office:value="1.852703" calcext:value-type="float">
            <text:p>1.85270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" calcext:value-type="float">
            <text:p>0.1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22" table:formula="of:=+[.W22]" office:value-type="float" office:value="0" calcext:value-type="float">
            <text:p>0.000</text:p>
          </table:table-cell>
          <table:table-cell table:style-name="ce242" table:formula="of:=+[.V22]" office:value-type="float" office:value="0" calcext:value-type="float">
            <text:p>0.000</text:p>
          </table:table-cell>
          <table:table-cell table:style-name="ce308" table:formula="of:=+[.X22]" office:value-type="float" office:value="0" calcext:value-type="float">
            <text:p>0.000</text:p>
          </table:table-cell>
          <table:table-cell table:style-name="ce400" table:formula="of:=+[.Z22]" office:value-type="float" office:value="0.09" calcext:value-type="float">
            <text:p>0.0900</text:p>
          </table:table-cell>
          <table:table-cell table:style-name="ce400" table:formula="of:=+[.Y22]" office:value-type="float" office:value="0.11" calcext:value-type="float">
            <text:p>0.1100</text:p>
          </table:table-cell>
          <table:table-cell table:style-name="ce400" table:formula="of:=+[.AA22]" office:value-type="float" office:value="0.12" calcext:value-type="float">
            <text:p>0.12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72" table:formula="of:=+[.D23]+[.K23]" office:value-type="float" office:value="0" calcext:value-type="float">
            <text:p>0.000000</text:p>
          </table:table-cell>
          <table:table-cell table:style-name="ce80" table:formula="of:=+[.E23]-[.J23]" office:value-type="float" office:value="0.024875" calcext:value-type="float">
            <text:p>0.024875</text:p>
          </table:table-cell>
          <table:table-cell table:style-name="ce88" table:formula="of:=+[.F23]+[.L23]" office:value-type="float" office:value="1.794703" calcext:value-type="float">
            <text:p>1.794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441" table:formula="of:=+[.Q23]-[.N23]" office:value-type="float" office:value="0" calcext:value-type="float">
            <text:p>0.000000</text:p>
          </table:table-cell>
          <table:table-cell table:style-name="ce441" table:formula="of:=+[.R23]-[.O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3]" office:value-type="float" office:value="0" calcext:value-type="float">
            <text:p>0.000</text:p>
          </table:table-cell>
          <table:table-cell table:style-name="ce246" table:formula="of:=+[.V23]" office:value-type="float" office:value="0" calcext:value-type="float">
            <text:p>0.000</text:p>
          </table:table-cell>
          <table:table-cell table:style-name="ce333" table:formula="of:=+[.X23]" office:value-type="float" office:value="0" calcext:value-type="float">
            <text:p>0.000</text:p>
          </table:table-cell>
          <table:table-cell table:style-name="ce402" table:formula="of:=+[.Z23]" office:value-type="float" office:value="1" calcext:value-type="float">
            <text:p>1.0000</text:p>
          </table:table-cell>
          <table:table-cell table:style-name="ce402" table:formula="of:=+[.Y23]" office:value-type="float" office:value="1" calcext:value-type="float">
            <text:p>1.0000</text:p>
          </table:table-cell>
          <table:table-cell table:style-name="ce402" table:formula="of:=+[.AA2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EyeRigh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72" table:formula="of:=+[.D24]+[.K24]" office:value-type="float" office:value="-0.036" calcext:value-type="float">
            <text:p>-0.036000</text:p>
          </table:table-cell>
          <table:table-cell table:style-name="ce80" table:formula="of:=+[.E24]-[.J24]" office:value-type="float" office:value="-0.098591" calcext:value-type="float">
            <text:p>-0.098591</text:p>
          </table:table-cell>
          <table:table-cell table:style-name="ce88" table:formula="of:=+[.F24]+[.L24]" office:value-type="float" office:value="1.761703" calcext:value-type="float">
            <text:p>1.761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441" table:formula="of:=+[.Q24]-[.N24]" office:value-type="float" office:value="0" calcext:value-type="float">
            <text:p>0.000000</text:p>
          </table:table-cell>
          <table:table-cell table:style-name="ce441" table:formula="of:=+[.R24]-[.O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4]" office:value-type="float" office:value="0" calcext:value-type="float">
            <text:p>0.000</text:p>
          </table:table-cell>
          <table:table-cell table:style-name="ce246" table:formula="of:=+[.V24]" office:value-type="float" office:value="0" calcext:value-type="float">
            <text:p>0.000</text:p>
          </table:table-cell>
          <table:table-cell table:style-name="ce333" table:formula="of:=+[.X24]" office:value-type="float" office:value="0" calcext:value-type="float">
            <text:p>0.000</text:p>
          </table:table-cell>
          <table:table-cell table:style-name="ce402" table:formula="of:=+[.Z24]" office:value-type="float" office:value="1" calcext:value-type="float">
            <text:p>1.0000</text:p>
          </table:table-cell>
          <table:table-cell table:style-name="ce402" table:formula="of:=+[.Y24]" office:value-type="float" office:value="1" calcext:value-type="float">
            <text:p>1.0000</text:p>
          </table:table-cell>
          <table:table-cell table:style-name="ce402" table:formula="of:=+[.AA2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72" table:formula="of:=+[.D25]+[.K25]" office:value-type="float" office:value="0.036" calcext:value-type="float">
            <text:p>0.036000</text:p>
          </table:table-cell>
          <table:table-cell table:style-name="ce80" table:formula="of:=+[.E25]-[.J25]" office:value-type="float" office:value="-0.098591" calcext:value-type="float">
            <text:p>-0.098591</text:p>
          </table:table-cell>
          <table:table-cell table:style-name="ce88" table:formula="of:=+[.F25]+[.L25]" office:value-type="float" office:value="1.761703" calcext:value-type="float">
            <text:p>1.761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441" table:formula="of:=+[.Q25]-[.N25]" office:value-type="float" office:value="0" calcext:value-type="float">
            <text:p>0.000000</text:p>
          </table:table-cell>
          <table:table-cell table:style-name="ce441" table:formula="of:=+[.R25]-[.O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5]" office:value-type="float" office:value="0" calcext:value-type="float">
            <text:p>0.000</text:p>
          </table:table-cell>
          <table:table-cell table:style-name="ce246" table:formula="of:=+[.V25]" office:value-type="float" office:value="0" calcext:value-type="float">
            <text:p>0.000</text:p>
          </table:table-cell>
          <table:table-cell table:style-name="ce333" table:formula="of:=+[.X25]" office:value-type="float" office:value="0" calcext:value-type="float">
            <text:p>0.000</text:p>
          </table:table-cell>
          <table:table-cell table:style-name="ce402" table:formula="of:=+[.Z25]" office:value-type="float" office:value="1" calcext:value-type="float">
            <text:p>1.0000</text:p>
          </table:table-cell>
          <table:table-cell table:style-name="ce402" table:formula="of:=+[.Y25]" office:value-type="float" office:value="1" calcext:value-type="float">
            <text:p>1.0000</text:p>
          </table:table-cell>
          <table:table-cell table:style-name="ce402" table:formula="of:=+[.AA2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Roo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72" table:formula="of:=+[.D26]+[.K26]" office:value-type="float" office:value="0" calcext:value-type="float">
            <text:p>0.000000</text:p>
          </table:table-cell>
          <table:table-cell table:style-name="ce80" table:formula="of:=+[.E26]-[.J26]" office:value-type="float" office:value="-0.020125" calcext:value-type="float">
            <text:p>-0.020125</text:p>
          </table:table-cell>
          <table:table-cell table:style-name="ce88" table:formula="of:=+[.F26]+[.L26]" office:value-type="float" office:value="1.727703" calcext:value-type="float">
            <text:p>1.727703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5" calcext:value-type="float">
            <text:p>0.02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5" calcext:value-type="float">
            <text:p>0.045000</text:p>
          </table:table-cell>
          <table:table-cell table:style-name="ce237" office:value-type="float" office:value="0.025" calcext:value-type="float">
            <text:p>0.02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5" calcext:value-type="float">
            <text:p>0.045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441" table:formula="of:=+[.Q26]-[.N26]" office:value-type="float" office:value="0" calcext:value-type="float">
            <text:p>0.000000</text:p>
          </table:table-cell>
          <table:table-cell table:style-name="ce441" table:formula="of:=+[.R26]-[.O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6]" office:value-type="float" office:value="0" calcext:value-type="float">
            <text:p>0.000</text:p>
          </table:table-cell>
          <table:table-cell table:style-name="ce246" table:formula="of:=+[.V26]" office:value-type="float" office:value="0" calcext:value-type="float">
            <text:p>0.000</text:p>
          </table:table-cell>
          <table:table-cell table:style-name="ce333" table:formula="of:=+[.X26]" office:value-type="float" office:value="0" calcext:value-type="float">
            <text:p>0.000</text:p>
          </table:table-cell>
          <table:table-cell table:style-name="ce402" table:formula="of:=+[.Z26]" office:value-type="float" office:value="1" calcext:value-type="float">
            <text:p>1.0000</text:p>
          </table:table-cell>
          <table:table-cell table:style-name="ce402" table:formula="of:=+[.Y26]" office:value-type="float" office:value="1" calcext:value-type="float">
            <text:p>1.0000</text:p>
          </table:table-cell>
          <table:table-cell table:style-name="ce402" table:formula="of:=+[.AA2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7]" office:value-type="float" office:value="-0.036" calcext:value-type="float">
            <text:p>-0.036000</text:p>
          </table:table-cell>
          <table:table-cell table:style-name="ce80" table:formula="of:=+[.E$26]-[.M27]" office:value-type="float" office:value="-0.073591" calcext:value-type="float">
            <text:p>-0.073591</text:p>
          </table:table-cell>
          <table:table-cell table:style-name="ce88" table:formula="of:=+[.F$26]+[.O27]" office:value-type="float" office:value="1.761633" calcext:value-type="float">
            <text:p>1.761633</text:p>
          </table:table-cell>
          <table:table-cell table:style-name="ce72" table:formula="of:=+[.D27]+[.K27]" office:value-type="float" office:value="-0.036" calcext:value-type="float">
            <text:p>-0.036000</text:p>
          </table:table-cell>
          <table:table-cell table:style-name="ce80" table:formula="of:=+[.E27]-[.J27]" office:value-type="float" office:value="-0.098591" calcext:value-type="float">
            <text:p>-0.098591</text:p>
          </table:table-cell>
          <table:table-cell table:style-name="ce88" table:formula="of:=+[.F27]+[.L27]" office:value-type="float" office:value="1.761633" calcext:value-type="float">
            <text:p>1.76163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7]-[.M27]" office:value-type="float" office:value="-0.000466000000000008" calcext:value-type="float">
            <text:p>-0.000466</text:p>
          </table:table-cell>
          <table:table-cell table:style-name="ce441" table:formula="of:=+[.Q27]-[.N27]" office:value-type="float" office:value="0" calcext:value-type="float">
            <text:p>0.000000</text:p>
          </table:table-cell>
          <table:table-cell table:style-name="ce441" table:formula="of:=+[.R27]-[.O27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7]" office:value-type="float" office:value="0" calcext:value-type="float">
            <text:p>0.000</text:p>
          </table:table-cell>
          <table:table-cell table:style-name="ce246" table:formula="of:=+[.V27]" office:value-type="float" office:value="0" calcext:value-type="float">
            <text:p>0.000</text:p>
          </table:table-cell>
          <table:table-cell table:style-name="ce333" table:formula="of:=+[.X27]" office:value-type="float" office:value="0" calcext:value-type="float">
            <text:p>0.000</text:p>
          </table:table-cell>
          <table:table-cell table:style-name="ce402" table:formula="of:=+[.Z27]" office:value-type="float" office:value="1" calcext:value-type="float">
            <text:p>1.0000</text:p>
          </table:table-cell>
          <table:table-cell table:style-name="ce402" table:formula="of:=+[.Y27]" office:value-type="float" office:value="1" calcext:value-type="float">
            <text:p>1.0000</text:p>
          </table:table-cell>
          <table:table-cell table:style-name="ce402" table:formula="of:=+[.AA2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Alt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8]" office:value-type="float" office:value="0.036" calcext:value-type="float">
            <text:p>0.036000</text:p>
          </table:table-cell>
          <table:table-cell table:style-name="ce80" table:formula="of:=+[.E$26]-[.M28]" office:value-type="float" office:value="-0.073586" calcext:value-type="float">
            <text:p>-0.073586</text:p>
          </table:table-cell>
          <table:table-cell table:style-name="ce88" table:formula="of:=+[.F$26]+[.O28]" office:value-type="float" office:value="1.761633" calcext:value-type="float">
            <text:p>1.761633</text:p>
          </table:table-cell>
          <table:table-cell table:style-name="ce72" table:formula="of:=+[.D28]+[.K28]" office:value-type="float" office:value="0.036" calcext:value-type="float">
            <text:p>0.036000</text:p>
          </table:table-cell>
          <table:table-cell table:style-name="ce80" table:formula="of:=+[.E28]-[.J28]" office:value-type="float" office:value="-0.098586" calcext:value-type="float">
            <text:p>-0.098586</text:p>
          </table:table-cell>
          <table:table-cell table:style-name="ce88" table:formula="of:=+[.F28]+[.L28]" office:value-type="float" office:value="1.761633" calcext:value-type="float">
            <text:p>1.76163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1" calcext:value-type="float">
            <text:p>0.073461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28]-[.M28]" office:value-type="float" office:value="-0.000461000000000003" calcext:value-type="float">
            <text:p>-0.000461</text:p>
          </table:table-cell>
          <table:table-cell table:style-name="ce441" table:formula="of:=+[.Q28]-[.N28]" office:value-type="float" office:value="0" calcext:value-type="float">
            <text:p>0.000000</text:p>
          </table:table-cell>
          <table:table-cell table:style-name="ce441" table:formula="of:=+[.R28]-[.O28]" office:value-type="float" office:value="0.0000700000000000006" calcext:value-type="float">
            <text:p>0.000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8]" office:value-type="float" office:value="0" calcext:value-type="float">
            <text:p>0.000</text:p>
          </table:table-cell>
          <table:table-cell table:style-name="ce246" table:formula="of:=+[.V28]" office:value-type="float" office:value="0" calcext:value-type="float">
            <text:p>0.000</text:p>
          </table:table-cell>
          <table:table-cell table:style-name="ce333" table:formula="of:=+[.X28]" office:value-type="float" office:value="0" calcext:value-type="float">
            <text:p>0.000</text:p>
          </table:table-cell>
          <table:table-cell table:style-name="ce402" table:formula="of:=+[.Z28]" office:value-type="float" office:value="1" calcext:value-type="float">
            <text:p>1.0000</text:p>
          </table:table-cell>
          <table:table-cell table:style-name="ce402" table:formula="of:=+[.Y28]" office:value-type="float" office:value="1" calcext:value-type="float">
            <text:p>1.0000</text:p>
          </table:table-cell>
          <table:table-cell table:style-name="ce402" table:formula="of:=+[.AA2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29]" office:value-type="float" office:value="0.035" calcext:value-type="float">
            <text:p>0.035000</text:p>
          </table:table-cell>
          <table:table-cell table:style-name="ce80" table:formula="of:=+[.E$26]-[.M29]" office:value-type="float" office:value="-0.061125" calcext:value-type="float">
            <text:p>-0.061125</text:p>
          </table:table-cell>
          <table:table-cell table:style-name="ce88" table:formula="of:=+[.F$26]+[.O29]" office:value-type="float" office:value="1.810703" calcext:value-type="float">
            <text:p>1.810703</text:p>
          </table:table-cell>
          <table:table-cell table:style-name="ce72" table:formula="of:=+[.D29]+[.K29]" office:value-type="float" office:value="0.039" calcext:value-type="float">
            <text:p>0.039000</text:p>
          </table:table-cell>
          <table:table-cell table:style-name="ce80" table:formula="of:=+[.E29]-[.J29]" office:value-type="float" office:value="-0.085125" calcext:value-type="float">
            <text:p>-0.085125</text:p>
          </table:table-cell>
          <table:table-cell table:style-name="ce88" table:formula="of:=+[.F29]+[.L29]" office:value-type="float" office:value="1.828703" calcext:value-type="float">
            <text:p>1.828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441" table:formula="of:=+[.Q29]-[.N29]" office:value-type="float" office:value="0" calcext:value-type="float">
            <text:p>0.000000</text:p>
          </table:table-cell>
          <table:table-cell table:style-name="ce441" table:formula="of:=+[.R29]-[.O2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29]" office:value-type="float" office:value="0" calcext:value-type="float">
            <text:p>0.000</text:p>
          </table:table-cell>
          <table:table-cell table:style-name="ce246" table:formula="of:=+[.V29]" office:value-type="float" office:value="0" calcext:value-type="float">
            <text:p>0.000</text:p>
          </table:table-cell>
          <table:table-cell table:style-name="ce333" table:formula="of:=+[.X29]" office:value-type="float" office:value="0" calcext:value-type="float">
            <text:p>0.000</text:p>
          </table:table-cell>
          <table:table-cell table:style-name="ce402" table:formula="of:=+[.Z29]" office:value-type="float" office:value="1" calcext:value-type="float">
            <text:p>1.0000</text:p>
          </table:table-cell>
          <table:table-cell table:style-name="ce402" table:formula="of:=+[.Y29]" office:value-type="float" office:value="1" calcext:value-type="float">
            <text:p>1.0000</text:p>
          </table:table-cell>
          <table:table-cell table:style-name="ce402" table:formula="of:=+[.AA2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Forehead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0]" office:value-type="float" office:value="-0.035" calcext:value-type="float">
            <text:p>-0.035000</text:p>
          </table:table-cell>
          <table:table-cell table:style-name="ce80" table:formula="of:=+[.E$26]-[.M30]" office:value-type="float" office:value="-0.061125" calcext:value-type="float">
            <text:p>-0.061125</text:p>
          </table:table-cell>
          <table:table-cell table:style-name="ce88" table:formula="of:=+[.F$26]+[.O30]" office:value-type="float" office:value="1.810703" calcext:value-type="float">
            <text:p>1.810703</text:p>
          </table:table-cell>
          <table:table-cell table:style-name="ce72" table:formula="of:=+[.D30]+[.K30]" office:value-type="float" office:value="-0.039" calcext:value-type="float">
            <text:p>-0.039000</text:p>
          </table:table-cell>
          <table:table-cell table:style-name="ce80" table:formula="of:=+[.E30]-[.J30]" office:value-type="float" office:value="-0.085125" calcext:value-type="float">
            <text:p>-0.085125</text:p>
          </table:table-cell>
          <table:table-cell table:style-name="ce88" table:formula="of:=+[.F30]+[.L30]" office:value-type="float" office:value="1.828703" calcext:value-type="float">
            <text:p>1.828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-0.035" calcext:value-type="float">
            <text:p>-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-0.035" calcext:value-type="float">
            <text:p>-0.035</text:p>
          </table:table-cell>
          <table:table-cell table:style-name="ce333" office:value-type="float" office:value="0.083" calcext:value-type="float">
            <text:p>0.083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441" table:formula="of:=+[.Q30]-[.N30]" office:value-type="float" office:value="0" calcext:value-type="float">
            <text:p>0.000000</text:p>
          </table:table-cell>
          <table:table-cell table:style-name="ce441" table:formula="of:=+[.R30]-[.O3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0]" office:value-type="float" office:value="0" calcext:value-type="float">
            <text:p>0.000</text:p>
          </table:table-cell>
          <table:table-cell table:style-name="ce246" table:formula="of:=+[.V30]" office:value-type="float" office:value="0" calcext:value-type="float">
            <text:p>0.000</text:p>
          </table:table-cell>
          <table:table-cell table:style-name="ce333" table:formula="of:=+[.X30]" office:value-type="float" office:value="0" calcext:value-type="float">
            <text:p>0.000</text:p>
          </table:table-cell>
          <table:table-cell table:style-name="ce402" table:formula="of:=+[.Z30]" office:value-type="float" office:value="1" calcext:value-type="float">
            <text:p>1.0000</text:p>
          </table:table-cell>
          <table:table-cell table:style-name="ce402" table:formula="of:=+[.Y30]" office:value-type="float" office:value="1" calcext:value-type="float">
            <text:p>1.0000</text:p>
          </table:table-cell>
          <table:table-cell table:style-name="ce402" table:formula="of:=+[.AA3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1]" office:value-type="float" office:value="0.051" calcext:value-type="float">
            <text:p>0.051000</text:p>
          </table:table-cell>
          <table:table-cell table:style-name="ce80" table:formula="of:=+[.E$26]-[.M31]" office:value-type="float" office:value="-0.064125" calcext:value-type="float">
            <text:p>-0.064125</text:p>
          </table:table-cell>
          <table:table-cell table:style-name="ce88" table:formula="of:=+[.F$26]+[.O31]" office:value-type="float" office:value="1.775703" calcext:value-type="float">
            <text:p>1.775703</text:p>
          </table:table-cell>
          <table:table-cell table:style-name="ce72" table:formula="of:=+[.D31]+[.K31]" office:value-type="float" office:value="0.064" calcext:value-type="float">
            <text:p>0.064000</text:p>
          </table:table-cell>
          <table:table-cell table:style-name="ce80" table:formula="of:=+[.E31]-[.J31]" office:value-type="float" office:value="-0.087125" calcext:value-type="float">
            <text:p>-0.087125</text:p>
          </table:table-cell>
          <table:table-cell table:style-name="ce88" table:formula="of:=+[.F31]+[.L31]" office:value-type="float" office:value="1.775703" calcext:value-type="float">
            <text:p>1.775703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441" table:formula="of:=+[.Q31]-[.N31]" office:value-type="float" office:value="0" calcext:value-type="float">
            <text:p>0.000000</text:p>
          </table:table-cell>
          <table:table-cell table:style-name="ce441" table:formula="of:=+[.R31]-[.O3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1]" office:value-type="float" office:value="0" calcext:value-type="float">
            <text:p>0.000</text:p>
          </table:table-cell>
          <table:table-cell table:style-name="ce246" table:formula="of:=+[.V31]" office:value-type="float" office:value="0" calcext:value-type="float">
            <text:p>0.000</text:p>
          </table:table-cell>
          <table:table-cell table:style-name="ce333" table:formula="of:=+[.X31]" office:value-type="float" office:value="0" calcext:value-type="float">
            <text:p>0.000</text:p>
          </table:table-cell>
          <table:table-cell table:style-name="ce402" table:formula="of:=+[.Z31]" office:value-type="float" office:value="1" calcext:value-type="float">
            <text:p>1.0000</text:p>
          </table:table-cell>
          <table:table-cell table:style-name="ce402" table:formula="of:=+[.Y31]" office:value-type="float" office:value="1" calcext:value-type="float">
            <text:p>1.0000</text:p>
          </table:table-cell>
          <table:table-cell table:style-name="ce402" table:formula="of:=+[.AA3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browCen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2]" office:value-type="float" office:value="0.043" calcext:value-type="float">
            <text:p>0.043000</text:p>
          </table:table-cell>
          <table:table-cell table:style-name="ce80" table:formula="of:=+[.E$26]-[.M32]" office:value-type="float" office:value="-0.070125" calcext:value-type="float">
            <text:p>-0.070125</text:p>
          </table:table-cell>
          <table:table-cell table:style-name="ce88" table:formula="of:=+[.F$26]+[.O32]" office:value-type="float" office:value="1.783703" calcext:value-type="float">
            <text:p>1.783703</text:p>
          </table:table-cell>
          <table:table-cell table:style-name="ce72" table:formula="of:=+[.D32]+[.K32]" office:value-type="float" office:value="0.043" calcext:value-type="float">
            <text:p>0.043000</text:p>
          </table:table-cell>
          <table:table-cell table:style-name="ce80" table:formula="of:=+[.E32]-[.J32]" office:value-type="float" office:value="-0.097125" calcext:value-type="float">
            <text:p>-0.097125</text:p>
          </table:table-cell>
          <table:table-cell table:style-name="ce88" table:formula="of:=+[.F32]+[.L32]" office:value-type="float" office:value="1.783703" calcext:value-type="float">
            <text:p>1.783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43" calcext:value-type="float">
            <text:p>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43" calcext:value-type="float">
            <text:p>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441" table:formula="of:=+[.Q32]-[.N32]" office:value-type="float" office:value="0" calcext:value-type="float">
            <text:p>0.000000</text:p>
          </table:table-cell>
          <table:table-cell table:style-name="ce441" table:formula="of:=+[.R32]-[.O3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2]" office:value-type="float" office:value="0" calcext:value-type="float">
            <text:p>0.000</text:p>
          </table:table-cell>
          <table:table-cell table:style-name="ce246" table:formula="of:=+[.V32]" office:value-type="float" office:value="0" calcext:value-type="float">
            <text:p>0.000</text:p>
          </table:table-cell>
          <table:table-cell table:style-name="ce333" table:formula="of:=+[.X32]" office:value-type="float" office:value="0" calcext:value-type="float">
            <text:p>0.000</text:p>
          </table:table-cell>
          <table:table-cell table:style-name="ce402" table:formula="of:=+[.Z32]" office:value-type="float" office:value="1" calcext:value-type="float">
            <text:p>1.0000</text:p>
          </table:table-cell>
          <table:table-cell table:style-name="ce402" table:formula="of:=+[.Y32]" office:value-type="float" office:value="1" calcext:value-type="float">
            <text:p>1.0000</text:p>
          </table:table-cell>
          <table:table-cell table:style-name="ce402" table:formula="of:=+[.AA3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3]" office:value-type="float" office:value="0.022" calcext:value-type="float">
            <text:p>0.022000</text:p>
          </table:table-cell>
          <table:table-cell table:style-name="ce80" table:formula="of:=+[.E$26]-[.M33]" office:value-type="float" office:value="-0.075125" calcext:value-type="float">
            <text:p>-0.075125</text:p>
          </table:table-cell>
          <table:table-cell table:style-name="ce88" table:formula="of:=+[.F$26]+[.O33]" office:value-type="float" office:value="1.778703" calcext:value-type="float">
            <text:p>1.778703</text:p>
          </table:table-cell>
          <table:table-cell table:style-name="ce72" table:formula="of:=+[.D33]+[.K33]" office:value-type="float" office:value="0.022" calcext:value-type="float">
            <text:p>0.022000</text:p>
          </table:table-cell>
          <table:table-cell table:style-name="ce80" table:formula="of:=+[.E33]-[.J33]" office:value-type="float" office:value="-0.101125" calcext:value-type="float">
            <text:p>-0.101125</text:p>
          </table:table-cell>
          <table:table-cell table:style-name="ce88" table:formula="of:=+[.F33]+[.L33]" office:value-type="float" office:value="1.778703" calcext:value-type="float">
            <text:p>1.778703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441" table:formula="of:=+[.Q33]-[.N33]" office:value-type="float" office:value="0" calcext:value-type="float">
            <text:p>0.000000</text:p>
          </table:table-cell>
          <table:table-cell table:style-name="ce441" table:formula="of:=+[.R33]-[.O3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3]" office:value-type="float" office:value="0" calcext:value-type="float">
            <text:p>0.000</text:p>
          </table:table-cell>
          <table:table-cell table:style-name="ce246" table:formula="of:=+[.V33]" office:value-type="float" office:value="0" calcext:value-type="float">
            <text:p>0.000</text:p>
          </table:table-cell>
          <table:table-cell table:style-name="ce333" table:formula="of:=+[.X33]" office:value-type="float" office:value="0" calcext:value-type="float">
            <text:p>0.000</text:p>
          </table:table-cell>
          <table:table-cell table:style-name="ce402" table:formula="of:=+[.Z33]" office:value-type="float" office:value="1" calcext:value-type="float">
            <text:p>1.0000</text:p>
          </table:table-cell>
          <table:table-cell table:style-name="ce402" table:formula="of:=+[.Y33]" office:value-type="float" office:value="1" calcext:value-type="float">
            <text:p>1.0000</text:p>
          </table:table-cell>
          <table:table-cell table:style-name="ce402" table:formula="of:=+[.AA3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browOu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4]" office:value-type="float" office:value="-0.051" calcext:value-type="float">
            <text:p>-0.051000</text:p>
          </table:table-cell>
          <table:table-cell table:style-name="ce80" table:formula="of:=+[.E$26]-[.M34]" office:value-type="float" office:value="-0.064125" calcext:value-type="float">
            <text:p>-0.064125</text:p>
          </table:table-cell>
          <table:table-cell table:style-name="ce88" table:formula="of:=+[.F$26]+[.O34]" office:value-type="float" office:value="1.775703" calcext:value-type="float">
            <text:p>1.775703</text:p>
          </table:table-cell>
          <table:table-cell table:style-name="ce72" table:formula="of:=+[.D34]+[.K34]" office:value-type="float" office:value="-0.064" calcext:value-type="float">
            <text:p>-0.064000</text:p>
          </table:table-cell>
          <table:table-cell table:style-name="ce80" table:formula="of:=+[.E34]-[.J34]" office:value-type="float" office:value="-0.087125" calcext:value-type="float">
            <text:p>-0.087125</text:p>
          </table:table-cell>
          <table:table-cell table:style-name="ce88" table:formula="of:=+[.F34]+[.L34]" office:value-type="float" office:value="1.775703" calcext:value-type="float">
            <text:p>1.775703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13" calcext:value-type="float">
            <text:p>-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-0.051" calcext:value-type="float">
            <text:p>-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-0.051" calcext:value-type="float">
            <text:p>-0.051</text:p>
          </table:table-cell>
          <table:table-cell table:style-name="ce333" office:value-type="float" office:value="0.048" calcext:value-type="float">
            <text:p>0.048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441" table:formula="of:=+[.Q34]-[.N34]" office:value-type="float" office:value="0" calcext:value-type="float">
            <text:p>0.000000</text:p>
          </table:table-cell>
          <table:table-cell table:style-name="ce441" table:formula="of:=+[.R34]-[.O3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4]" office:value-type="float" office:value="0" calcext:value-type="float">
            <text:p>0.000</text:p>
          </table:table-cell>
          <table:table-cell table:style-name="ce246" table:formula="of:=+[.V34]" office:value-type="float" office:value="0" calcext:value-type="float">
            <text:p>0.000</text:p>
          </table:table-cell>
          <table:table-cell table:style-name="ce333" table:formula="of:=+[.X34]" office:value-type="float" office:value="0" calcext:value-type="float">
            <text:p>0.000</text:p>
          </table:table-cell>
          <table:table-cell table:style-name="ce402" table:formula="of:=+[.Z34]" office:value-type="float" office:value="1" calcext:value-type="float">
            <text:p>1.0000</text:p>
          </table:table-cell>
          <table:table-cell table:style-name="ce402" table:formula="of:=+[.Y34]" office:value-type="float" office:value="1" calcext:value-type="float">
            <text:p>1.0000</text:p>
          </table:table-cell>
          <table:table-cell table:style-name="ce402" table:formula="of:=+[.AA3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5]" office:value-type="float" office:value="-0.043" calcext:value-type="float">
            <text:p>-0.043000</text:p>
          </table:table-cell>
          <table:table-cell table:style-name="ce80" table:formula="of:=+[.E$26]-[.M35]" office:value-type="float" office:value="-0.070125" calcext:value-type="float">
            <text:p>-0.070125</text:p>
          </table:table-cell>
          <table:table-cell table:style-name="ce88" table:formula="of:=+[.F$26]+[.O35]" office:value-type="float" office:value="1.783703" calcext:value-type="float">
            <text:p>1.783703</text:p>
          </table:table-cell>
          <table:table-cell table:style-name="ce72" table:formula="of:=+[.D35]+[.K35]" office:value-type="float" office:value="-0.043" calcext:value-type="float">
            <text:p>-0.043000</text:p>
          </table:table-cell>
          <table:table-cell table:style-name="ce80" table:formula="of:=+[.E35]-[.J35]" office:value-type="float" office:value="-0.097125" calcext:value-type="float">
            <text:p>-0.097125</text:p>
          </table:table-cell>
          <table:table-cell table:style-name="ce88" table:formula="of:=+[.F35]+[.L35]" office:value-type="float" office:value="1.783703" calcext:value-type="float">
            <text:p>1.783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441" table:formula="of:=+[.Q35]-[.N35]" office:value-type="float" office:value="0" calcext:value-type="float">
            <text:p>0.000000</text:p>
          </table:table-cell>
          <table:table-cell table:style-name="ce441" table:formula="of:=+[.R35]-[.O3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5]" office:value-type="float" office:value="0" calcext:value-type="float">
            <text:p>0.000</text:p>
          </table:table-cell>
          <table:table-cell table:style-name="ce246" table:formula="of:=+[.V35]" office:value-type="float" office:value="0" calcext:value-type="float">
            <text:p>0.000</text:p>
          </table:table-cell>
          <table:table-cell table:style-name="ce333" table:formula="of:=+[.X35]" office:value-type="float" office:value="0" calcext:value-type="float">
            <text:p>0.000</text:p>
          </table:table-cell>
          <table:table-cell table:style-name="ce402" table:formula="of:=+[.Z35]" office:value-type="float" office:value="1" calcext:value-type="float">
            <text:p>1.0000</text:p>
          </table:table-cell>
          <table:table-cell table:style-name="ce402" table:formula="of:=+[.Y35]" office:value-type="float" office:value="1" calcext:value-type="float">
            <text:p>1.0000</text:p>
          </table:table-cell>
          <table:table-cell table:style-name="ce402" table:formula="of:=+[.AA3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brow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6]" office:value-type="float" office:value="-0.022" calcext:value-type="float">
            <text:p>-0.022000</text:p>
          </table:table-cell>
          <table:table-cell table:style-name="ce80" table:formula="of:=+[.E$26]-[.M36]" office:value-type="float" office:value="-0.075125" calcext:value-type="float">
            <text:p>-0.075125</text:p>
          </table:table-cell>
          <table:table-cell table:style-name="ce88" table:formula="of:=+[.F$26]+[.O36]" office:value-type="float" office:value="1.778703" calcext:value-type="float">
            <text:p>1.778703</text:p>
          </table:table-cell>
          <table:table-cell table:style-name="ce72" table:formula="of:=+[.D36]+[.K36]" office:value-type="float" office:value="-0.022" calcext:value-type="float">
            <text:p>-0.022000</text:p>
          </table:table-cell>
          <table:table-cell table:style-name="ce80" table:formula="of:=+[.E36]-[.J36]" office:value-type="float" office:value="-0.101125" calcext:value-type="float">
            <text:p>-0.101125</text:p>
          </table:table-cell>
          <table:table-cell table:style-name="ce88" table:formula="of:=+[.F36]+[.L36]" office:value-type="float" office:value="1.778703" calcext:value-type="float">
            <text:p>1.778703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22" calcext:value-type="float">
            <text:p>-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22" calcext:value-type="float">
            <text:p>-0.022</text:p>
          </table:table-cell>
          <table:table-cell table:style-name="ce333" office:value-type="float" office:value="0.051" calcext:value-type="float">
            <text:p>0.051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441" table:formula="of:=+[.Q36]-[.N36]" office:value-type="float" office:value="0" calcext:value-type="float">
            <text:p>0.000000</text:p>
          </table:table-cell>
          <table:table-cell table:style-name="ce441" table:formula="of:=+[.R36]-[.O3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6]" office:value-type="float" office:value="0" calcext:value-type="float">
            <text:p>0.000</text:p>
          </table:table-cell>
          <table:table-cell table:style-name="ce246" table:formula="of:=+[.V36]" office:value-type="float" office:value="0" calcext:value-type="float">
            <text:p>0.000</text:p>
          </table:table-cell>
          <table:table-cell table:style-name="ce333" table:formula="of:=+[.X36]" office:value-type="float" office:value="0" calcext:value-type="float">
            <text:p>0.000</text:p>
          </table:table-cell>
          <table:table-cell table:style-name="ce402" table:formula="of:=+[.Z36]" office:value-type="float" office:value="1" calcext:value-type="float">
            <text:p>1.0000</text:p>
          </table:table-cell>
          <table:table-cell table:style-name="ce402" table:formula="of:=+[.Y36]" office:value-type="float" office:value="1" calcext:value-type="float">
            <text:p>1.0000</text:p>
          </table:table-cell>
          <table:table-cell table:style-name="ce402" table:formula="of:=+[.AA3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7]" office:value-type="float" office:value="0.036" calcext:value-type="float">
            <text:p>0.036000</text:p>
          </table:table-cell>
          <table:table-cell table:style-name="ce80" table:formula="of:=+[.E$26]-[.M37]" office:value-type="float" office:value="-0.073125" calcext:value-type="float">
            <text:p>-0.073125</text:p>
          </table:table-cell>
          <table:table-cell table:style-name="ce88" table:formula="of:=+[.F$26]+[.O37]" office:value-type="float" office:value="1.761703" calcext:value-type="float">
            <text:p>1.761703</text:p>
          </table:table-cell>
          <table:table-cell table:style-name="ce72" table:formula="of:=+[.D37]+[.K37]" office:value-type="float" office:value="0.036" calcext:value-type="float">
            <text:p>0.036000</text:p>
          </table:table-cell>
          <table:table-cell table:style-name="ce80" table:formula="of:=+[.E37]-[.J37]" office:value-type="float" office:value="-0.100125" calcext:value-type="float">
            <text:p>-0.100125</text:p>
          </table:table-cell>
          <table:table-cell table:style-name="ce88" table:formula="of:=+[.F37]+[.L37]" office:value-type="float" office:value="1.766703" calcext:value-type="float">
            <text:p>1.766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441" table:formula="of:=+[.Q37]-[.N37]" office:value-type="float" office:value="0" calcext:value-type="float">
            <text:p>0.000000</text:p>
          </table:table-cell>
          <table:table-cell table:style-name="ce441" table:formula="of:=+[.R37]-[.O3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7]" office:value-type="float" office:value="0" calcext:value-type="float">
            <text:p>0.000</text:p>
          </table:table-cell>
          <table:table-cell table:style-name="ce246" table:formula="of:=+[.V37]" office:value-type="float" office:value="0" calcext:value-type="float">
            <text:p>0.000</text:p>
          </table:table-cell>
          <table:table-cell table:style-name="ce333" table:formula="of:=+[.X37]" office:value-type="float" office:value="0" calcext:value-type="float">
            <text:p>0.000</text:p>
          </table:table-cell>
          <table:table-cell table:style-name="ce402" table:formula="of:=+[.Z37]" office:value-type="float" office:value="1" calcext:value-type="float">
            <text:p>1.0000</text:p>
          </table:table-cell>
          <table:table-cell table:style-name="ce402" table:formula="of:=+[.Y37]" office:value-type="float" office:value="1" calcext:value-type="float">
            <text:p>1.0000</text:p>
          </table:table-cell>
          <table:table-cell table:style-name="ce402" table:formula="of:=+[.AA3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Lid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8]" office:value-type="float" office:value="0.036" calcext:value-type="float">
            <text:p>0.036000</text:p>
          </table:table-cell>
          <table:table-cell table:style-name="ce80" table:formula="of:=+[.E$26]-[.M38]" office:value-type="float" office:value="-0.073125" calcext:value-type="float">
            <text:p>-0.073125</text:p>
          </table:table-cell>
          <table:table-cell table:style-name="ce88" table:formula="of:=+[.F$26]+[.O38]" office:value-type="float" office:value="1.761703" calcext:value-type="float">
            <text:p>1.761703</text:p>
          </table:table-cell>
          <table:table-cell table:style-name="ce72" table:formula="of:=+[.D38]+[.K38]" office:value-type="float" office:value="0.036" calcext:value-type="float">
            <text:p>0.036000</text:p>
          </table:table-cell>
          <table:table-cell table:style-name="ce80" table:formula="of:=+[.E38]-[.J38]" office:value-type="float" office:value="-0.097125" calcext:value-type="float">
            <text:p>-0.097125</text:p>
          </table:table-cell>
          <table:table-cell table:style-name="ce88" table:formula="of:=+[.F38]+[.L38]" office:value-type="float" office:value="1.754703" calcext:value-type="float">
            <text:p>1.754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441" table:formula="of:=+[.Q38]-[.N38]" office:value-type="float" office:value="0" calcext:value-type="float">
            <text:p>0.000000</text:p>
          </table:table-cell>
          <table:table-cell table:style-name="ce441" table:formula="of:=+[.R38]-[.O3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8]" office:value-type="float" office:value="0" calcext:value-type="float">
            <text:p>0.000</text:p>
          </table:table-cell>
          <table:table-cell table:style-name="ce246" table:formula="of:=+[.V38]" office:value-type="float" office:value="0" calcext:value-type="float">
            <text:p>0.000</text:p>
          </table:table-cell>
          <table:table-cell table:style-name="ce333" table:formula="of:=+[.X38]" office:value-type="float" office:value="0" calcext:value-type="float">
            <text:p>0.000</text:p>
          </table:table-cell>
          <table:table-cell table:style-name="ce402" table:formula="of:=+[.Z38]" office:value-type="float" office:value="1" calcext:value-type="float">
            <text:p>1.0000</text:p>
          </table:table-cell>
          <table:table-cell table:style-name="ce402" table:formula="of:=+[.Y38]" office:value-type="float" office:value="1" calcext:value-type="float">
            <text:p>1.0000</text:p>
          </table:table-cell>
          <table:table-cell table:style-name="ce402" table:formula="of:=+[.AA3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39]" office:value-type="float" office:value="-0.036" calcext:value-type="float">
            <text:p>-0.036000</text:p>
          </table:table-cell>
          <table:table-cell table:style-name="ce80" table:formula="of:=+[.E$26]-[.M39]" office:value-type="float" office:value="-0.073125" calcext:value-type="float">
            <text:p>-0.073125</text:p>
          </table:table-cell>
          <table:table-cell table:style-name="ce88" table:formula="of:=+[.F$26]+[.O39]" office:value-type="float" office:value="1.761703" calcext:value-type="float">
            <text:p>1.761703</text:p>
          </table:table-cell>
          <table:table-cell table:style-name="ce72" table:formula="of:=+[.D39]+[.K39]" office:value-type="float" office:value="-0.036" calcext:value-type="float">
            <text:p>-0.036000</text:p>
          </table:table-cell>
          <table:table-cell table:style-name="ce80" table:formula="of:=+[.E39]-[.J39]" office:value-type="float" office:value="-0.100125" calcext:value-type="float">
            <text:p>-0.100125</text:p>
          </table:table-cell>
          <table:table-cell table:style-name="ce88" table:formula="of:=+[.F39]+[.L39]" office:value-type="float" office:value="1.766703" calcext:value-type="float">
            <text:p>1.766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441" table:formula="of:=+[.Q39]-[.N39]" office:value-type="float" office:value="0" calcext:value-type="float">
            <text:p>0.000000</text:p>
          </table:table-cell>
          <table:table-cell table:style-name="ce441" table:formula="of:=+[.R39]-[.O3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39]" office:value-type="float" office:value="0" calcext:value-type="float">
            <text:p>0.000</text:p>
          </table:table-cell>
          <table:table-cell table:style-name="ce246" table:formula="of:=+[.V39]" office:value-type="float" office:value="0" calcext:value-type="float">
            <text:p>0.000</text:p>
          </table:table-cell>
          <table:table-cell table:style-name="ce333" table:formula="of:=+[.X39]" office:value-type="float" office:value="0" calcext:value-type="float">
            <text:p>0.000</text:p>
          </table:table-cell>
          <table:table-cell table:style-name="ce402" table:formula="of:=+[.Z39]" office:value-type="float" office:value="1" calcext:value-type="float">
            <text:p>1.0000</text:p>
          </table:table-cell>
          <table:table-cell table:style-name="ce402" table:formula="of:=+[.Y39]" office:value-type="float" office:value="1" calcext:value-type="float">
            <text:p>1.0000</text:p>
          </table:table-cell>
          <table:table-cell table:style-name="ce402" table:formula="of:=+[.AA3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Lid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0]" office:value-type="float" office:value="-0.036" calcext:value-type="float">
            <text:p>-0.036000</text:p>
          </table:table-cell>
          <table:table-cell table:style-name="ce80" table:formula="of:=+[.E$26]-[.M40]" office:value-type="float" office:value="-0.073125" calcext:value-type="float">
            <text:p>-0.073125</text:p>
          </table:table-cell>
          <table:table-cell table:style-name="ce88" table:formula="of:=+[.F$26]+[.O40]" office:value-type="float" office:value="1.761703" calcext:value-type="float">
            <text:p>1.761703</text:p>
          </table:table-cell>
          <table:table-cell table:style-name="ce72" table:formula="of:=+[.D40]+[.K40]" office:value-type="float" office:value="-0.036" calcext:value-type="float">
            <text:p>-0.036000</text:p>
          </table:table-cell>
          <table:table-cell table:style-name="ce80" table:formula="of:=+[.E40]-[.J40]" office:value-type="float" office:value="-0.097125" calcext:value-type="float">
            <text:p>-0.097125</text:p>
          </table:table-cell>
          <table:table-cell table:style-name="ce88" table:formula="of:=+[.F40]+[.L40]" office:value-type="float" office:value="1.754703" calcext:value-type="float">
            <text:p>1.754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441" table:formula="of:=+[.Q40]-[.N40]" office:value-type="float" office:value="0" calcext:value-type="float">
            <text:p>0.000000</text:p>
          </table:table-cell>
          <table:table-cell table:style-name="ce441" table:formula="of:=+[.R40]-[.O4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0]" office:value-type="float" office:value="0" calcext:value-type="float">
            <text:p>0.000</text:p>
          </table:table-cell>
          <table:table-cell table:style-name="ce246" table:formula="of:=+[.V40]" office:value-type="float" office:value="0" calcext:value-type="float">
            <text:p>0.000</text:p>
          </table:table-cell>
          <table:table-cell table:style-name="ce333" table:formula="of:=+[.X40]" office:value-type="float" office:value="0" calcext:value-type="float">
            <text:p>0.000</text:p>
          </table:table-cell>
          <table:table-cell table:style-name="ce402" table:formula="of:=+[.Z40]" office:value-type="float" office:value="1" calcext:value-type="float">
            <text:p>1.0000</text:p>
          </table:table-cell>
          <table:table-cell table:style-name="ce402" table:formula="of:=+[.Y40]" office:value-type="float" office:value="1" calcext:value-type="float">
            <text:p>1.0000</text:p>
          </table:table-cell>
          <table:table-cell table:style-name="ce402" table:formula="of:=+[.AA4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1]" office:value-type="float" office:value="0.08" calcext:value-type="float">
            <text:p>0.080000</text:p>
          </table:table-cell>
          <table:table-cell table:style-name="ce80" table:formula="of:=+[.E$26]-[.M41]" office:value-type="float" office:value="-0.000125" calcext:value-type="float">
            <text:p>-0.000125</text:p>
          </table:table-cell>
          <table:table-cell table:style-name="ce88" table:formula="of:=+[.F$26]+[.O41]" office:value-type="float" office:value="1.729703" calcext:value-type="float">
            <text:p>1.729703</text:p>
          </table:table-cell>
          <table:table-cell table:style-name="ce72" table:formula="of:=+[.D41]+[.K41]" office:value-type="float" office:value="0.098" calcext:value-type="float">
            <text:p>0.098000</text:p>
          </table:table-cell>
          <table:table-cell table:style-name="ce80" table:formula="of:=+[.E41]-[.J41]" office:value-type="float" office:value="0.018875" calcext:value-type="float">
            <text:p>0.018875</text:p>
          </table:table-cell>
          <table:table-cell table:style-name="ce88" table:formula="of:=+[.F41]+[.L41]" office:value-type="float" office:value="1.754703" calcext:value-type="float">
            <text:p>1.754703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441" table:formula="of:=+[.Q41]-[.N41]" office:value-type="float" office:value="0" calcext:value-type="float">
            <text:p>0.000000</text:p>
          </table:table-cell>
          <table:table-cell table:style-name="ce441" table:formula="of:=+[.R41]-[.O4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1]" office:value-type="float" office:value="0" calcext:value-type="float">
            <text:p>0.000</text:p>
          </table:table-cell>
          <table:table-cell table:style-name="ce246" table:formula="of:=+[.V41]" office:value-type="float" office:value="0" calcext:value-type="float">
            <text:p>0.000</text:p>
          </table:table-cell>
          <table:table-cell table:style-name="ce333" table:formula="of:=+[.X41]" office:value-type="float" office:value="0" calcext:value-type="float">
            <text:p>0.000</text:p>
          </table:table-cell>
          <table:table-cell table:style-name="ce402" table:formula="of:=+[.Z41]" office:value-type="float" office:value="1" calcext:value-type="float">
            <text:p>1.0000</text:p>
          </table:table-cell>
          <table:table-cell table:style-name="ce402" table:formula="of:=+[.Y41]" office:value-type="float" office:value="1" calcext:value-type="float">
            <text:p>1.0000</text:p>
          </table:table-cell>
          <table:table-cell table:style-name="ce402" table:formula="of:=+[.AA4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ar2Left</text:p>
          </table:table-cell>
          <table:table-cell table:style-name="ce153" office:value-type="string" calcext:value-type="string">
            <text:p>mFaceEar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72" table:formula="of:=+[.D42]+[.K42]" office:value-type="float" office:value="0.098" calcext:value-type="float">
            <text:p>0.098000</text:p>
          </table:table-cell>
          <table:table-cell table:style-name="ce80" table:formula="of:=+[.E42]-[.J42]" office:value-type="float" office:value="0.018875" calcext:value-type="float">
            <text:p>0.018875</text:p>
          </table:table-cell>
          <table:table-cell table:style-name="ce88" table:formula="of:=+[.F42]+[.L42]" office:value-type="float" office:value="1.787703" calcext:value-type="float">
            <text:p>1.787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441" table:formula="of:=+[.Q42]-[.N42]" office:value-type="float" office:value="0" calcext:value-type="float">
            <text:p>0.000000</text:p>
          </table:table-cell>
          <table:table-cell table:style-name="ce441" table:formula="of:=+[.R42]-[.O4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2]" office:value-type="float" office:value="0" calcext:value-type="float">
            <text:p>0.000</text:p>
          </table:table-cell>
          <table:table-cell table:style-name="ce246" table:formula="of:=+[.V42]" office:value-type="float" office:value="0" calcext:value-type="float">
            <text:p>0.000</text:p>
          </table:table-cell>
          <table:table-cell table:style-name="ce333" table:formula="of:=+[.X42]" office:value-type="float" office:value="0" calcext:value-type="float">
            <text:p>0.000</text:p>
          </table:table-cell>
          <table:table-cell table:style-name="ce402" table:formula="of:=+[.Z42]" office:value-type="float" office:value="1" calcext:value-type="float">
            <text:p>1.0000</text:p>
          </table:table-cell>
          <table:table-cell table:style-name="ce402" table:formula="of:=+[.Y42]" office:value-type="float" office:value="1" calcext:value-type="float">
            <text:p>1.0000</text:p>
          </table:table-cell>
          <table:table-cell table:style-name="ce402" table:formula="of:=+[.AA4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3]" office:value-type="float" office:value="-0.08" calcext:value-type="float">
            <text:p>-0.080000</text:p>
          </table:table-cell>
          <table:table-cell table:style-name="ce80" table:formula="of:=+[.E$26]-[.M43]" office:value-type="float" office:value="-0.000125" calcext:value-type="float">
            <text:p>-0.000125</text:p>
          </table:table-cell>
          <table:table-cell table:style-name="ce88" table:formula="of:=+[.F$26]+[.O43]" office:value-type="float" office:value="1.729703" calcext:value-type="float">
            <text:p>1.729703</text:p>
          </table:table-cell>
          <table:table-cell table:style-name="ce72" table:formula="of:=+[.D43]+[.K43]" office:value-type="float" office:value="-0.098" calcext:value-type="float">
            <text:p>-0.098000</text:p>
          </table:table-cell>
          <table:table-cell table:style-name="ce80" table:formula="of:=+[.E43]-[.J43]" office:value-type="float" office:value="0.018875" calcext:value-type="float">
            <text:p>0.018875</text:p>
          </table:table-cell>
          <table:table-cell table:style-name="ce88" table:formula="of:=+[.F43]+[.L43]" office:value-type="float" office:value="1.754703" calcext:value-type="float">
            <text:p>1.754703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441" table:formula="of:=+[.Q43]-[.N43]" office:value-type="float" office:value="0" calcext:value-type="float">
            <text:p>0.000000</text:p>
          </table:table-cell>
          <table:table-cell table:style-name="ce441" table:formula="of:=+[.R43]-[.O4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3]" office:value-type="float" office:value="0" calcext:value-type="float">
            <text:p>0.000</text:p>
          </table:table-cell>
          <table:table-cell table:style-name="ce246" table:formula="of:=+[.V43]" office:value-type="float" office:value="0" calcext:value-type="float">
            <text:p>0.000</text:p>
          </table:table-cell>
          <table:table-cell table:style-name="ce333" table:formula="of:=+[.X43]" office:value-type="float" office:value="0" calcext:value-type="float">
            <text:p>0.000</text:p>
          </table:table-cell>
          <table:table-cell table:style-name="ce402" table:formula="of:=+[.Z43]" office:value-type="float" office:value="1" calcext:value-type="float">
            <text:p>1.0000</text:p>
          </table:table-cell>
          <table:table-cell table:style-name="ce402" table:formula="of:=+[.Y43]" office:value-type="float" office:value="1" calcext:value-type="float">
            <text:p>1.0000</text:p>
          </table:table-cell>
          <table:table-cell table:style-name="ce402" table:formula="of:=+[.AA4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ar2Right</text:p>
          </table:table-cell>
          <table:table-cell table:style-name="ce153" office:value-type="string" calcext:value-type="string">
            <text:p>mFaceEar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72" table:formula="of:=+[.D44]+[.K44]" office:value-type="float" office:value="-0.098" calcext:value-type="float">
            <text:p>-0.098000</text:p>
          </table:table-cell>
          <table:table-cell table:style-name="ce80" table:formula="of:=+[.E44]-[.J44]" office:value-type="float" office:value="0.018875" calcext:value-type="float">
            <text:p>0.018875</text:p>
          </table:table-cell>
          <table:table-cell table:style-name="ce88" table:formula="of:=+[.F44]+[.L44]" office:value-type="float" office:value="1.787703" calcext:value-type="float">
            <text:p>1.787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0.025" calcext:value-type="float">
            <text:p>0.025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441" table:formula="of:=+[.Q44]-[.N44]" office:value-type="float" office:value="0" calcext:value-type="float">
            <text:p>0.000000</text:p>
          </table:table-cell>
          <table:table-cell table:style-name="ce441" table:formula="of:=+[.R44]-[.O4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4]" office:value-type="float" office:value="0" calcext:value-type="float">
            <text:p>0.000</text:p>
          </table:table-cell>
          <table:table-cell table:style-name="ce246" table:formula="of:=+[.V44]" office:value-type="float" office:value="0" calcext:value-type="float">
            <text:p>0.000</text:p>
          </table:table-cell>
          <table:table-cell table:style-name="ce333" table:formula="of:=+[.X44]" office:value-type="float" office:value="0" calcext:value-type="float">
            <text:p>0.000</text:p>
          </table:table-cell>
          <table:table-cell table:style-name="ce402" table:formula="of:=+[.Z44]" office:value-type="float" office:value="1" calcext:value-type="float">
            <text:p>1.0000</text:p>
          </table:table-cell>
          <table:table-cell table:style-name="ce402" table:formula="of:=+[.Y44]" office:value-type="float" office:value="1" calcext:value-type="float">
            <text:p>1.0000</text:p>
          </table:table-cell>
          <table:table-cell table:style-name="ce402" table:formula="of:=+[.AA4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5]" office:value-type="float" office:value="0.015" calcext:value-type="float">
            <text:p>0.015000</text:p>
          </table:table-cell>
          <table:table-cell table:style-name="ce80" table:formula="of:=+[.E$26]-[.M45]" office:value-type="float" office:value="-0.086125" calcext:value-type="float">
            <text:p>-0.086125</text:p>
          </table:table-cell>
          <table:table-cell table:style-name="ce88" table:formula="of:=+[.F$26]+[.O45]" office:value-type="float" office:value="1.723703" calcext:value-type="float">
            <text:p>1.723703</text:p>
          </table:table-cell>
          <table:table-cell table:style-name="ce72" table:formula="of:=+[.D45]+[.K45]" office:value-type="float" office:value="0.019" calcext:value-type="float">
            <text:p>0.019000</text:p>
          </table:table-cell>
          <table:table-cell table:style-name="ce80" table:formula="of:=+[.E45]-[.J45]" office:value-type="float" office:value="-0.101125" calcext:value-type="float">
            <text:p>-0.101125</text:p>
          </table:table-cell>
          <table:table-cell table:style-name="ce88" table:formula="of:=+[.F45]+[.L45]" office:value-type="float" office:value="1.723703" calcext:value-type="float">
            <text:p>1.723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441" table:formula="of:=+[.Q45]-[.N45]" office:value-type="float" office:value="0" calcext:value-type="float">
            <text:p>0.000000</text:p>
          </table:table-cell>
          <table:table-cell table:style-name="ce441" table:formula="of:=+[.R45]-[.O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5]" office:value-type="float" office:value="0" calcext:value-type="float">
            <text:p>0.000</text:p>
          </table:table-cell>
          <table:table-cell table:style-name="ce246" table:formula="of:=+[.V45]" office:value-type="float" office:value="0" calcext:value-type="float">
            <text:p>0.000</text:p>
          </table:table-cell>
          <table:table-cell table:style-name="ce333" table:formula="of:=+[.X45]" office:value-type="float" office:value="0" calcext:value-type="float">
            <text:p>0.000</text:p>
          </table:table-cell>
          <table:table-cell table:style-name="ce402" table:formula="of:=+[.Z45]" office:value-type="float" office:value="1" calcext:value-type="float">
            <text:p>1.0000</text:p>
          </table:table-cell>
          <table:table-cell table:style-name="ce402" table:formula="of:=+[.Y45]" office:value-type="float" office:value="1" calcext:value-type="float">
            <text:p>1.0000</text:p>
          </table:table-cell>
          <table:table-cell table:style-name="ce402" table:formula="of:=+[.AA4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Nose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6]" office:value-type="float" office:value="0" calcext:value-type="float">
            <text:p>0.000000</text:p>
          </table:table-cell>
          <table:table-cell table:style-name="ce80" table:formula="of:=+[.E$26]-[.M46]" office:value-type="float" office:value="-0.102125" calcext:value-type="float">
            <text:p>-0.102125</text:p>
          </table:table-cell>
          <table:table-cell table:style-name="ce88" table:formula="of:=+[.F$26]+[.O46]" office:value-type="float" office:value="1.727703" calcext:value-type="float">
            <text:p>1.727703</text:p>
          </table:table-cell>
          <table:table-cell table:style-name="ce72" table:formula="of:=+[.D46]+[.K46]" office:value-type="float" office:value="0" calcext:value-type="float">
            <text:p>0.000000</text:p>
          </table:table-cell>
          <table:table-cell table:style-name="ce80" table:formula="of:=+[.E46]-[.J46]" office:value-type="float" office:value="-0.127125" calcext:value-type="float">
            <text:p>-0.127125</text:p>
          </table:table-cell>
          <table:table-cell table:style-name="ce88" table:formula="of:=+[.F46]+[.L46]" office:value-type="float" office:value="1.727703" calcext:value-type="float">
            <text:p>1.727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2" calcext:value-type="float">
            <text:p>0.10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102" calcext:value-type="float">
            <text:p>0.10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441" table:formula="of:=+[.Q46]-[.N46]" office:value-type="float" office:value="0" calcext:value-type="float">
            <text:p>0.000000</text:p>
          </table:table-cell>
          <table:table-cell table:style-name="ce441" table:formula="of:=+[.R46]-[.O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6]" office:value-type="float" office:value="0" calcext:value-type="float">
            <text:p>0.000</text:p>
          </table:table-cell>
          <table:table-cell table:style-name="ce246" table:formula="of:=+[.V46]" office:value-type="float" office:value="0" calcext:value-type="float">
            <text:p>0.000</text:p>
          </table:table-cell>
          <table:table-cell table:style-name="ce333" table:formula="of:=+[.X46]" office:value-type="float" office:value="0" calcext:value-type="float">
            <text:p>0.000</text:p>
          </table:table-cell>
          <table:table-cell table:style-name="ce402" table:formula="of:=+[.Z46]" office:value-type="float" office:value="1" calcext:value-type="float">
            <text:p>1.0000</text:p>
          </table:table-cell>
          <table:table-cell table:style-name="ce402" table:formula="of:=+[.Y46]" office:value-type="float" office:value="1" calcext:value-type="float">
            <text:p>1.0000</text:p>
          </table:table-cell>
          <table:table-cell table:style-name="ce402" table:formula="of:=+[.AA4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7]" office:value-type="float" office:value="-0.015" calcext:value-type="float">
            <text:p>-0.015000</text:p>
          </table:table-cell>
          <table:table-cell table:style-name="ce80" table:formula="of:=+[.E$26]-[.M47]" office:value-type="float" office:value="-0.086125" calcext:value-type="float">
            <text:p>-0.086125</text:p>
          </table:table-cell>
          <table:table-cell table:style-name="ce88" table:formula="of:=+[.F$26]+[.O47]" office:value-type="float" office:value="1.723703" calcext:value-type="float">
            <text:p>1.723703</text:p>
          </table:table-cell>
          <table:table-cell table:style-name="ce72" table:formula="of:=+[.D47]+[.K47]" office:value-type="float" office:value="-0.019" calcext:value-type="float">
            <text:p>-0.019000</text:p>
          </table:table-cell>
          <table:table-cell table:style-name="ce80" table:formula="of:=+[.E47]-[.J47]" office:value-type="float" office:value="-0.101125" calcext:value-type="float">
            <text:p>-0.101125</text:p>
          </table:table-cell>
          <table:table-cell table:style-name="ce88" table:formula="of:=+[.F47]+[.L47]" office:value-type="float" office:value="1.723703" calcext:value-type="float">
            <text:p>1.723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441" table:formula="of:=+[.Q47]-[.N47]" office:value-type="float" office:value="0" calcext:value-type="float">
            <text:p>0.000000</text:p>
          </table:table-cell>
          <table:table-cell table:style-name="ce441" table:formula="of:=+[.R47]-[.O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7]" office:value-type="float" office:value="0" calcext:value-type="float">
            <text:p>0.000</text:p>
          </table:table-cell>
          <table:table-cell table:style-name="ce246" table:formula="of:=+[.V47]" office:value-type="float" office:value="0" calcext:value-type="float">
            <text:p>0.000</text:p>
          </table:table-cell>
          <table:table-cell table:style-name="ce333" table:formula="of:=+[.X47]" office:value-type="float" office:value="0" calcext:value-type="float">
            <text:p>0.000</text:p>
          </table:table-cell>
          <table:table-cell table:style-name="ce402" table:formula="of:=+[.Z47]" office:value-type="float" office:value="1" calcext:value-type="float">
            <text:p>1.0000</text:p>
          </table:table-cell>
          <table:table-cell table:style-name="ce402" table:formula="of:=+[.Y47]" office:value-type="float" office:value="1" calcext:value-type="float">
            <text:p>1.0000</text:p>
          </table:table-cell>
          <table:table-cell table:style-name="ce402" table:formula="of:=+[.AA4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Cheek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8]" office:value-type="float" office:value="0.034" calcext:value-type="float">
            <text:p>0.034000</text:p>
          </table:table-cell>
          <table:table-cell table:style-name="ce80" table:formula="of:=+[.E$26]-[.M48]" office:value-type="float" office:value="-0.050125" calcext:value-type="float">
            <text:p>-0.050125</text:p>
          </table:table-cell>
          <table:table-cell table:style-name="ce88" table:formula="of:=+[.F$26]+[.O48]" office:value-type="float" office:value="1.696703" calcext:value-type="float">
            <text:p>1.696703</text:p>
          </table:table-cell>
          <table:table-cell table:style-name="ce72" table:formula="of:=+[.D48]+[.K48]" office:value-type="float" office:value="0.064" calcext:value-type="float">
            <text:p>0.064000</text:p>
          </table:table-cell>
          <table:table-cell table:style-name="ce80" table:formula="of:=+[.E48]-[.J48]" office:value-type="float" office:value="-0.063125" calcext:value-type="float">
            <text:p>-0.063125</text:p>
          </table:table-cell>
          <table:table-cell table:style-name="ce88" table:formula="of:=+[.F48]+[.L48]" office:value-type="float" office:value="1.696703" calcext:value-type="float">
            <text:p>1.696703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0.03" calcext:value-type="float">
            <text:p>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441" table:formula="of:=+[.Q48]-[.N48]" office:value-type="float" office:value="0" calcext:value-type="float">
            <text:p>0.000000</text:p>
          </table:table-cell>
          <table:table-cell table:style-name="ce441" table:formula="of:=+[.R48]-[.O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8]" office:value-type="float" office:value="0" calcext:value-type="float">
            <text:p>0.000</text:p>
          </table:table-cell>
          <table:table-cell table:style-name="ce246" table:formula="of:=+[.V48]" office:value-type="float" office:value="0" calcext:value-type="float">
            <text:p>0.000</text:p>
          </table:table-cell>
          <table:table-cell table:style-name="ce333" table:formula="of:=+[.X48]" office:value-type="float" office:value="0" calcext:value-type="float">
            <text:p>0.000</text:p>
          </table:table-cell>
          <table:table-cell table:style-name="ce402" table:formula="of:=+[.Z48]" office:value-type="float" office:value="1" calcext:value-type="float">
            <text:p>1.0000</text:p>
          </table:table-cell>
          <table:table-cell table:style-name="ce402" table:formula="of:=+[.Y48]" office:value-type="float" office:value="1" calcext:value-type="float">
            <text:p>1.0000</text:p>
          </table:table-cell>
          <table:table-cell table:style-name="ce402" table:formula="of:=+[.AA4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49]" office:value-type="float" office:value="0.034" calcext:value-type="float">
            <text:p>0.034000</text:p>
          </table:table-cell>
          <table:table-cell table:style-name="ce80" table:formula="of:=+[.E$26]-[.M49]" office:value-type="float" office:value="-0.070125" calcext:value-type="float">
            <text:p>-0.070125</text:p>
          </table:table-cell>
          <table:table-cell table:style-name="ce88" table:formula="of:=+[.F$26]+[.O49]" office:value-type="float" office:value="1.722703" calcext:value-type="float">
            <text:p>1.722703</text:p>
          </table:table-cell>
          <table:table-cell table:style-name="ce72" table:formula="of:=+[.D49]+[.K49]" office:value-type="float" office:value="0.049" calcext:value-type="float">
            <text:p>0.049000</text:p>
          </table:table-cell>
          <table:table-cell table:style-name="ce80" table:formula="of:=+[.E49]-[.J49]" office:value-type="float" office:value="-0.092125" calcext:value-type="float">
            <text:p>-0.092125</text:p>
          </table:table-cell>
          <table:table-cell table:style-name="ce88" table:formula="of:=+[.F49]+[.L49]" office:value-type="float" office:value="1.722703" calcext:value-type="float">
            <text:p>1.722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441" table:formula="of:=+[.Q49]-[.N49]" office:value-type="float" office:value="0" calcext:value-type="float">
            <text:p>0.000000</text:p>
          </table:table-cell>
          <table:table-cell table:style-name="ce441" table:formula="of:=+[.R49]-[.O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49]" office:value-type="float" office:value="0" calcext:value-type="float">
            <text:p>0.000</text:p>
          </table:table-cell>
          <table:table-cell table:style-name="ce246" table:formula="of:=+[.V49]" office:value-type="float" office:value="0" calcext:value-type="float">
            <text:p>0.000</text:p>
          </table:table-cell>
          <table:table-cell table:style-name="ce333" table:formula="of:=+[.X49]" office:value-type="float" office:value="0" calcext:value-type="float">
            <text:p>0.000</text:p>
          </table:table-cell>
          <table:table-cell table:style-name="ce402" table:formula="of:=+[.Z49]" office:value-type="float" office:value="1" calcext:value-type="float">
            <text:p>1.0000</text:p>
          </table:table-cell>
          <table:table-cell table:style-name="ce402" table:formula="of:=+[.Y49]" office:value-type="float" office:value="1" calcext:value-type="float">
            <text:p>1.0000</text:p>
          </table:table-cell>
          <table:table-cell table:style-name="ce402" table:formula="of:=+[.AA4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Cheek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0]" office:value-type="float" office:value="-0.034" calcext:value-type="float">
            <text:p>-0.034000</text:p>
          </table:table-cell>
          <table:table-cell table:style-name="ce80" table:formula="of:=+[.E$26]-[.M50]" office:value-type="float" office:value="-0.050125" calcext:value-type="float">
            <text:p>-0.050125</text:p>
          </table:table-cell>
          <table:table-cell table:style-name="ce88" table:formula="of:=+[.F$26]+[.O50]" office:value-type="float" office:value="1.696703" calcext:value-type="float">
            <text:p>1.696703</text:p>
          </table:table-cell>
          <table:table-cell table:style-name="ce72" table:formula="of:=+[.D50]+[.K50]" office:value-type="float" office:value="-0.064" calcext:value-type="float">
            <text:p>-0.064000</text:p>
          </table:table-cell>
          <table:table-cell table:style-name="ce80" table:formula="of:=+[.E50]-[.J50]" office:value-type="float" office:value="-0.063125" calcext:value-type="float">
            <text:p>-0.063125</text:p>
          </table:table-cell>
          <table:table-cell table:style-name="ce88" table:formula="of:=+[.F50]+[.L50]" office:value-type="float" office:value="1.696703" calcext:value-type="float">
            <text:p>1.696703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-0.03" calcext:value-type="float">
            <text:p>-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31" calcext:value-type="float">
            <text:p>-0.031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441" table:formula="of:=+[.Q50]-[.N50]" office:value-type="float" office:value="0" calcext:value-type="float">
            <text:p>0.000000</text:p>
          </table:table-cell>
          <table:table-cell table:style-name="ce441" table:formula="of:=+[.R50]-[.O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0]" office:value-type="float" office:value="0" calcext:value-type="float">
            <text:p>0.000</text:p>
          </table:table-cell>
          <table:table-cell table:style-name="ce246" table:formula="of:=+[.V50]" office:value-type="float" office:value="0" calcext:value-type="float">
            <text:p>0.000</text:p>
          </table:table-cell>
          <table:table-cell table:style-name="ce333" table:formula="of:=+[.X50]" office:value-type="float" office:value="0" calcext:value-type="float">
            <text:p>0.000</text:p>
          </table:table-cell>
          <table:table-cell table:style-name="ce402" table:formula="of:=+[.Z50]" office:value-type="float" office:value="1" calcext:value-type="float">
            <text:p>1.0000</text:p>
          </table:table-cell>
          <table:table-cell table:style-name="ce402" table:formula="of:=+[.Y50]" office:value-type="float" office:value="1" calcext:value-type="float">
            <text:p>1.0000</text:p>
          </table:table-cell>
          <table:table-cell table:style-name="ce402" table:formula="of:=+[.AA5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1]" office:value-type="float" office:value="-0.034" calcext:value-type="float">
            <text:p>-0.034000</text:p>
          </table:table-cell>
          <table:table-cell table:style-name="ce80" table:formula="of:=+[.E$26]-[.M51]" office:value-type="float" office:value="-0.070125" calcext:value-type="float">
            <text:p>-0.070125</text:p>
          </table:table-cell>
          <table:table-cell table:style-name="ce88" table:formula="of:=+[.F$26]+[.O51]" office:value-type="float" office:value="1.722703" calcext:value-type="float">
            <text:p>1.722703</text:p>
          </table:table-cell>
          <table:table-cell table:style-name="ce72" table:formula="of:=+[.D51]+[.K51]" office:value-type="float" office:value="-0.049" calcext:value-type="float">
            <text:p>-0.049000</text:p>
          </table:table-cell>
          <table:table-cell table:style-name="ce80" table:formula="of:=+[.E51]-[.J51]" office:value-type="float" office:value="-0.092125" calcext:value-type="float">
            <text:p>-0.092125</text:p>
          </table:table-cell>
          <table:table-cell table:style-name="ce88" table:formula="of:=+[.F51]+[.L51]" office:value-type="float" office:value="1.722703" calcext:value-type="float">
            <text:p>1.722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441" table:formula="of:=+[.Q51]-[.N51]" office:value-type="float" office:value="0" calcext:value-type="float">
            <text:p>0.000000</text:p>
          </table:table-cell>
          <table:table-cell table:style-name="ce441" table:formula="of:=+[.R51]-[.O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1]" office:value-type="float" office:value="0" calcext:value-type="float">
            <text:p>0.000</text:p>
          </table:table-cell>
          <table:table-cell table:style-name="ce246" table:formula="of:=+[.V51]" office:value-type="float" office:value="0" calcext:value-type="float">
            <text:p>0.000</text:p>
          </table:table-cell>
          <table:table-cell table:style-name="ce333" table:formula="of:=+[.X51]" office:value-type="float" office:value="0" calcext:value-type="float">
            <text:p>0.000</text:p>
          </table:table-cell>
          <table:table-cell table:style-name="ce402" table:formula="of:=+[.Z51]" office:value-type="float" office:value="1" calcext:value-type="float">
            <text:p>1.0000</text:p>
          </table:table-cell>
          <table:table-cell table:style-name="ce402" table:formula="of:=+[.Y51]" office:value-type="float" office:value="1" calcext:value-type="float">
            <text:p>1.0000</text:p>
          </table:table-cell>
          <table:table-cell table:style-name="ce402" table:formula="of:=+[.AA5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Jaw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52]" office:value-type="float" office:value="0" calcext:value-type="float">
            <text:p>0.000000</text:p>
          </table:table-cell>
          <table:table-cell table:style-name="ce80" table:formula="of:=+[.E$26]-[.M52]" office:value-type="float" office:value="0.000875" calcext:value-type="float">
            <text:p>0.000875</text:p>
          </table:table-cell>
          <table:table-cell table:style-name="ce88" table:formula="of:=+[.F$26]+[.O52]" office:value-type="float" office:value="1.712703" calcext:value-type="float">
            <text:p>1.712703</text:p>
          </table:table-cell>
          <table:table-cell table:style-name="ce72" table:formula="of:=+[.D52]+[.K52]" office:value-type="float" office:value="0" calcext:value-type="float">
            <text:p>0.000000</text:p>
          </table:table-cell>
          <table:table-cell table:style-name="ce80" table:formula="of:=+[.E52]-[.J52]" office:value-type="float" office:value="-0.058125" calcext:value-type="float">
            <text:p>-0.058125</text:p>
          </table:table-cell>
          <table:table-cell table:style-name="ce88" table:formula="of:=+[.F52]+[.L52]" office:value-type="float" office:value="1.673703" calcext:value-type="float">
            <text:p>1.673703</text:p>
          </table:table-cell>
          <table:table-cell table:style-name="ce146" office:value-type="float" office:value="0.059" calcext:value-type="float">
            <text:p>0.05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39" calcext:value-type="float">
            <text:p>-0.039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5" calcext:value-type="float">
            <text:p>-0.015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5" calcext:value-type="float">
            <text:p>-0.015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441" table:formula="of:=+[.Q52]-[.N52]" office:value-type="float" office:value="0" calcext:value-type="float">
            <text:p>0.000000</text:p>
          </table:table-cell>
          <table:table-cell table:style-name="ce441" table:formula="of:=+[.R52]-[.O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2]" office:value-type="float" office:value="0" calcext:value-type="float">
            <text:p>0.000</text:p>
          </table:table-cell>
          <table:table-cell table:style-name="ce246" table:formula="of:=+[.V52]" office:value-type="float" office:value="0" calcext:value-type="float">
            <text:p>0.000</text:p>
          </table:table-cell>
          <table:table-cell table:style-name="ce333" table:formula="of:=+[.X52]" office:value-type="float" office:value="0" calcext:value-type="float">
            <text:p>0.000</text:p>
          </table:table-cell>
          <table:table-cell table:style-name="ce402" table:formula="of:=+[.Z52]" office:value-type="float" office:value="1" calcext:value-type="float">
            <text:p>1.0000</text:p>
          </table:table-cell>
          <table:table-cell table:style-name="ce402" table:formula="of:=+[.Y52]" office:value-type="float" office:value="1" calcext:value-type="float">
            <text:p>1.0000</text:p>
          </table:table-cell>
          <table:table-cell table:style-name="ce402" table:formula="of:=+[.AA5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72" table:formula="of:=+[.D53]+[.K53]" office:value-type="float" office:value="0" calcext:value-type="float">
            <text:p>0.000000</text:p>
          </table:table-cell>
          <table:table-cell table:style-name="ce80" table:formula="of:=+[.E53]-[.J53]" office:value-type="float" office:value="-0.094125" calcext:value-type="float">
            <text:p>-0.094125</text:p>
          </table:table-cell>
          <table:table-cell table:style-name="ce88" table:formula="of:=+[.F53]+[.L53]" office:value-type="float" office:value="1.640703" calcext:value-type="float">
            <text:p>1.640703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441" table:formula="of:=+[.Q53]-[.N53]" office:value-type="float" office:value="0" calcext:value-type="float">
            <text:p>0.000000</text:p>
          </table:table-cell>
          <table:table-cell table:style-name="ce441" table:formula="of:=+[.R53]-[.O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3]" office:value-type="float" office:value="0" calcext:value-type="float">
            <text:p>0.000</text:p>
          </table:table-cell>
          <table:table-cell table:style-name="ce246" table:formula="of:=+[.V53]" office:value-type="float" office:value="0" calcext:value-type="float">
            <text:p>0.000</text:p>
          </table:table-cell>
          <table:table-cell table:style-name="ce333" table:formula="of:=+[.X53]" office:value-type="float" office:value="0" calcext:value-type="float">
            <text:p>0.000</text:p>
          </table:table-cell>
          <table:table-cell table:style-name="ce402" table:formula="of:=+[.Z53]" office:value-type="float" office:value="1" calcext:value-type="float">
            <text:p>1.0000</text:p>
          </table:table-cell>
          <table:table-cell table:style-name="ce402" table:formula="of:=+[.Y53]" office:value-type="float" office:value="1" calcext:value-type="float">
            <text:p>1.0000</text:p>
          </table:table-cell>
          <table:table-cell table:style-name="ce402" table:formula="of:=+[.AA5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TeethLower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72" table:formula="of:=+[.D54]+[.K54]" office:value-type="float" office:value="0" calcext:value-type="float">
            <text:p>0.000000</text:p>
          </table:table-cell>
          <table:table-cell table:style-name="ce80" table:formula="of:=+[.E54]-[.J54]" office:value-type="float" office:value="-0.055125" calcext:value-type="float">
            <text:p>-0.055125</text:p>
          </table:table-cell>
          <table:table-cell table:style-name="ce88" table:formula="of:=+[.F54]+[.L54]" office:value-type="float" office:value="1.673703" calcext:value-type="float">
            <text:p>1.673703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1" calcext:value-type="float">
            <text:p>0.02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9" calcext:value-type="float">
            <text:p>-0.039000</text:p>
          </table:table-cell>
          <table:table-cell table:style-name="ce237" office:value-type="float" office:value="0.021" calcext:value-type="float">
            <text:p>0.02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9" calcext:value-type="float">
            <text:p>-0.039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441" table:formula="of:=+[.Q54]-[.N54]" office:value-type="float" office:value="0" calcext:value-type="float">
            <text:p>0.000000</text:p>
          </table:table-cell>
          <table:table-cell table:style-name="ce441" table:formula="of:=+[.R54]-[.O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4]" office:value-type="float" office:value="0" calcext:value-type="float">
            <text:p>0.000</text:p>
          </table:table-cell>
          <table:table-cell table:style-name="ce246" table:formula="of:=+[.V54]" office:value-type="float" office:value="0" calcext:value-type="float">
            <text:p>0.000</text:p>
          </table:table-cell>
          <table:table-cell table:style-name="ce333" table:formula="of:=+[.X54]" office:value-type="float" office:value="0" calcext:value-type="float">
            <text:p>0.000</text:p>
          </table:table-cell>
          <table:table-cell table:style-name="ce402" table:formula="of:=+[.Z54]" office:value-type="float" office:value="1" calcext:value-type="float">
            <text:p>1.0000</text:p>
          </table:table-cell>
          <table:table-cell table:style-name="ce402" table:formula="of:=+[.Y54]" office:value-type="float" office:value="1" calcext:value-type="float">
            <text:p>1.0000</text:p>
          </table:table-cell>
          <table:table-cell table:style-name="ce402" table:formula="of:=+[.AA5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72" table:formula="of:=+[.D55]+[.K55]" office:value-type="float" office:value="0.017" calcext:value-type="float">
            <text:p>0.017000</text:p>
          </table:table-cell>
          <table:table-cell table:style-name="ce80" table:formula="of:=+[.E55]-[.J55]" office:value-type="float" office:value="-0.099125" calcext:value-type="float">
            <text:p>-0.099125</text:p>
          </table:table-cell>
          <table:table-cell table:style-name="ce88" table:formula="of:=+[.F55]+[.L55]" office:value-type="float" office:value="1.678703" calcext:value-type="float">
            <text:p>1.678703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441" table:formula="of:=+[.Q55]-[.N55]" office:value-type="float" office:value="0" calcext:value-type="float">
            <text:p>0.000000</text:p>
          </table:table-cell>
          <table:table-cell table:style-name="ce441" table:formula="of:=+[.R55]-[.O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5]" office:value-type="float" office:value="0" calcext:value-type="float">
            <text:p>0.000</text:p>
          </table:table-cell>
          <table:table-cell table:style-name="ce246" table:formula="of:=+[.V55]" office:value-type="float" office:value="0" calcext:value-type="float">
            <text:p>0.000</text:p>
          </table:table-cell>
          <table:table-cell table:style-name="ce333" table:formula="of:=+[.X55]" office:value-type="float" office:value="0" calcext:value-type="float">
            <text:p>0.000</text:p>
          </table:table-cell>
          <table:table-cell table:style-name="ce402" table:formula="of:=+[.Z55]" office:value-type="float" office:value="1" calcext:value-type="float">
            <text:p>1.0000</text:p>
          </table:table-cell>
          <table:table-cell table:style-name="ce402" table:formula="of:=+[.Y55]" office:value-type="float" office:value="1" calcext:value-type="float">
            <text:p>1.0000</text:p>
          </table:table-cell>
          <table:table-cell table:style-name="ce402" table:formula="of:=+[.AA5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LipLowerRigh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72" table:formula="of:=+[.D56]+[.K56]" office:value-type="float" office:value="-0.017" calcext:value-type="float">
            <text:p>-0.017000</text:p>
          </table:table-cell>
          <table:table-cell table:style-name="ce80" table:formula="of:=+[.E56]-[.J56]" office:value-type="float" office:value="-0.099125" calcext:value-type="float">
            <text:p>-0.099125</text:p>
          </table:table-cell>
          <table:table-cell table:style-name="ce88" table:formula="of:=+[.F56]+[.L56]" office:value-type="float" office:value="1.678703" calcext:value-type="float">
            <text:p>1.678703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-0.017" calcext:value-type="float">
            <text:p>-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441" table:formula="of:=+[.Q56]-[.N56]" office:value-type="float" office:value="0" calcext:value-type="float">
            <text:p>0.000000</text:p>
          </table:table-cell>
          <table:table-cell table:style-name="ce441" table:formula="of:=+[.R56]-[.O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6]" office:value-type="float" office:value="0" calcext:value-type="float">
            <text:p>0.000</text:p>
          </table:table-cell>
          <table:table-cell table:style-name="ce246" table:formula="of:=+[.V56]" office:value-type="float" office:value="0" calcext:value-type="float">
            <text:p>0.000</text:p>
          </table:table-cell>
          <table:table-cell table:style-name="ce333" table:formula="of:=+[.X56]" office:value-type="float" office:value="0" calcext:value-type="float">
            <text:p>0.000</text:p>
          </table:table-cell>
          <table:table-cell table:style-name="ce402" table:formula="of:=+[.Z56]" office:value-type="float" office:value="1" calcext:value-type="float">
            <text:p>1.0000</text:p>
          </table:table-cell>
          <table:table-cell table:style-name="ce402" table:formula="of:=+[.Y56]" office:value-type="float" office:value="1" calcext:value-type="float">
            <text:p>1.0000</text:p>
          </table:table-cell>
          <table:table-cell table:style-name="ce402" table:formula="of:=+[.AA5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72" table:formula="of:=+[.D57]+[.K57]" office:value-type="float" office:value="0" calcext:value-type="float">
            <text:p>0.000000</text:p>
          </table:table-cell>
          <table:table-cell table:style-name="ce80" table:formula="of:=+[.E57]-[.J57]" office:value-type="float" office:value="-0.105125" calcext:value-type="float">
            <text:p>-0.105125</text:p>
          </table:table-cell>
          <table:table-cell table:style-name="ce88" table:formula="of:=+[.F57]+[.L57]" office:value-type="float" office:value="1.675703" calcext:value-type="float">
            <text:p>1.675703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441" table:formula="of:=+[.Q57]-[.N57]" office:value-type="float" office:value="0" calcext:value-type="float">
            <text:p>0.000000</text:p>
          </table:table-cell>
          <table:table-cell table:style-name="ce441" table:formula="of:=+[.R57]-[.O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7]" office:value-type="float" office:value="0" calcext:value-type="float">
            <text:p>0.000</text:p>
          </table:table-cell>
          <table:table-cell table:style-name="ce246" table:formula="of:=+[.V57]" office:value-type="float" office:value="0" calcext:value-type="float">
            <text:p>0.000</text:p>
          </table:table-cell>
          <table:table-cell table:style-name="ce333" table:formula="of:=+[.X57]" office:value-type="float" office:value="0" calcext:value-type="float">
            <text:p>0.000</text:p>
          </table:table-cell>
          <table:table-cell table:style-name="ce402" table:formula="of:=+[.Z57]" office:value-type="float" office:value="1" calcext:value-type="float">
            <text:p>1.0000</text:p>
          </table:table-cell>
          <table:table-cell table:style-name="ce402" table:formula="of:=+[.Y57]" office:value-type="float" office:value="1" calcext:value-type="float">
            <text:p>1.0000</text:p>
          </table:table-cell>
          <table:table-cell table:style-name="ce402" table:formula="of:=+[.AA5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TongueBase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72" table:formula="of:=+[.D58]+[.K58]" office:value-type="float" office:value="0" calcext:value-type="float">
            <text:p>0.000000</text:p>
          </table:table-cell>
          <table:table-cell table:style-name="ce80" table:formula="of:=+[.E58]-[.J58]" office:value-type="float" office:value="-0.081125" calcext:value-type="float">
            <text:p>-0.081125</text:p>
          </table:table-cell>
          <table:table-cell table:style-name="ce88" table:formula="of:=+[.F58]+[.L58]" office:value-type="float" office:value="1.685703" calcext:value-type="float">
            <text:p>1.685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7" calcext:value-type="float">
            <text:p>0.007</text:p>
          </table:table-cell>
          <table:table-cell table:style-name="ce177" office:value-type="float" office:value="0.039" calcext:value-type="float">
            <text:p>0.03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5" calcext:value-type="float">
            <text:p>0.005000</text:p>
          </table:table-cell>
          <table:table-cell table:style-name="ce237" office:value-type="float" office:value="0.039" calcext:value-type="float">
            <text:p>0.03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5" calcext:value-type="float">
            <text:p>0.005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441" table:formula="of:=+[.Q58]-[.N58]" office:value-type="float" office:value="0" calcext:value-type="float">
            <text:p>0.000000</text:p>
          </table:table-cell>
          <table:table-cell table:style-name="ce441" table:formula="of:=+[.R58]-[.O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8]" office:value-type="float" office:value="0" calcext:value-type="float">
            <text:p>0.000</text:p>
          </table:table-cell>
          <table:table-cell table:style-name="ce246" table:formula="of:=+[.V58]" office:value-type="float" office:value="0" calcext:value-type="float">
            <text:p>0.000</text:p>
          </table:table-cell>
          <table:table-cell table:style-name="ce333" table:formula="of:=+[.X58]" office:value-type="float" office:value="0" calcext:value-type="float">
            <text:p>0.000</text:p>
          </table:table-cell>
          <table:table-cell table:style-name="ce402" table:formula="of:=+[.Z58]" office:value-type="float" office:value="1" calcext:value-type="float">
            <text:p>1.0000</text:p>
          </table:table-cell>
          <table:table-cell table:style-name="ce402" table:formula="of:=+[.Y58]" office:value-type="float" office:value="1" calcext:value-type="float">
            <text:p>1.0000</text:p>
          </table:table-cell>
          <table:table-cell table:style-name="ce402" table:formula="of:=+[.AA5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style-name="ce153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72" table:formula="of:=+[.D59]+[.K59]" office:value-type="float" office:value="0" calcext:value-type="float">
            <text:p>0.000000</text:p>
          </table:table-cell>
          <table:table-cell table:style-name="ce80" table:formula="of:=+[.E59]-[.J59]" office:value-type="float" office:value="-0.091125" calcext:value-type="float">
            <text:p>-0.091125</text:p>
          </table:table-cell>
          <table:table-cell table:style-name="ce88" table:formula="of:=+[.F59]+[.L59]" office:value-type="float" office:value="1.685703" calcext:value-type="float">
            <text:p>1.685703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441" table:formula="of:=+[.Q59]-[.N59]" office:value-type="float" office:value="0" calcext:value-type="float">
            <text:p>0.000000</text:p>
          </table:table-cell>
          <table:table-cell table:style-name="ce441" table:formula="of:=+[.R59]-[.O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59]" office:value-type="float" office:value="0" calcext:value-type="float">
            <text:p>0.000</text:p>
          </table:table-cell>
          <table:table-cell table:style-name="ce246" table:formula="of:=+[.V59]" office:value-type="float" office:value="0" calcext:value-type="float">
            <text:p>0.000</text:p>
          </table:table-cell>
          <table:table-cell table:style-name="ce333" table:formula="of:=+[.X59]" office:value-type="float" office:value="0" calcext:value-type="float">
            <text:p>0.000</text:p>
          </table:table-cell>
          <table:table-cell table:style-name="ce402" table:formula="of:=+[.Z59]" office:value-type="float" office:value="1" calcext:value-type="float">
            <text:p>1.0000</text:p>
          </table:table-cell>
          <table:table-cell table:style-name="ce402" table:formula="of:=+[.Y59]" office:value-type="float" office:value="1" calcext:value-type="float">
            <text:p>1.0000</text:p>
          </table:table-cell>
          <table:table-cell table:style-name="ce402" table:formula="of:=+[.AA5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JawSha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0]" office:value-type="float" office:value="0" calcext:value-type="float">
            <text:p>0.000000</text:p>
          </table:table-cell>
          <table:table-cell table:style-name="ce80" table:formula="of:=+[.E$26]-[.M60]" office:value-type="float" office:value="-0.000125" calcext:value-type="float">
            <text:p>-0.000125</text:p>
          </table:table-cell>
          <table:table-cell table:style-name="ce88" table:formula="of:=+[.F$26]+[.O60]" office:value-type="float" office:value="1.727703" calcext:value-type="float">
            <text:p>1.727703</text:p>
          </table:table-cell>
          <table:table-cell table:style-name="ce72" table:formula="of:=+[.D60]+[.K60]" office:value-type="float" office:value="0" calcext:value-type="float">
            <text:p>0.000000</text:p>
          </table:table-cell>
          <table:table-cell table:style-name="ce80" table:formula="of:=+[.E60]-[.J60]" office:value-type="float" office:value="0.016875" calcext:value-type="float">
            <text:p>0.016875</text:p>
          </table:table-cell>
          <table:table-cell table:style-name="ce88" table:formula="of:=+[.F60]+[.L60]" office:value-type="float" office:value="1.727703" calcext:value-type="float">
            <text:p>1.727703</text:p>
          </table:table-cell>
          <table:table-cell table:style-name="ce146" office:value-type="float" office:value="-0.017" calcext:value-type="float">
            <text:p>-0.01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441" table:formula="of:=+[.Q60]-[.N60]" office:value-type="float" office:value="0" calcext:value-type="float">
            <text:p>0.000000</text:p>
          </table:table-cell>
          <table:table-cell table:style-name="ce441" table:formula="of:=+[.R60]-[.O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0]" office:value-type="float" office:value="0" calcext:value-type="float">
            <text:p>0.000</text:p>
          </table:table-cell>
          <table:table-cell table:style-name="ce246" table:formula="of:=+[.V60]" office:value-type="float" office:value="0" calcext:value-type="float">
            <text:p>0.000</text:p>
          </table:table-cell>
          <table:table-cell table:style-name="ce333" table:formula="of:=+[.X60]" office:value-type="float" office:value="0" calcext:value-type="float">
            <text:p>0.000</text:p>
          </table:table-cell>
          <table:table-cell table:style-name="ce402" table:formula="of:=+[.Z60]" office:value-type="float" office:value="1" calcext:value-type="float">
            <text:p>1.0000</text:p>
          </table:table-cell>
          <table:table-cell table:style-name="ce402" table:formula="of:=+[.Y60]" office:value-type="float" office:value="1" calcext:value-type="float">
            <text:p>1.0000</text:p>
          </table:table-cell>
          <table:table-cell table:style-name="ce402" table:formula="of:=+[.AA6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1]" office:value-type="float" office:value="0" calcext:value-type="float">
            <text:p>0.000000</text:p>
          </table:table-cell>
          <table:table-cell table:style-name="ce80" table:formula="of:=+[.E$26]-[.M61]" office:value-type="float" office:value="-0.069125" calcext:value-type="float">
            <text:p>-0.069125</text:p>
          </table:table-cell>
          <table:table-cell table:style-name="ce88" table:formula="of:=+[.F$26]+[.O61]" office:value-type="float" office:value="1.792703" calcext:value-type="float">
            <text:p>1.792703</text:p>
          </table:table-cell>
          <table:table-cell table:style-name="ce72" table:formula="of:=+[.D61]+[.K61]" office:value-type="float" office:value="0" calcext:value-type="float">
            <text:p>0.000000</text:p>
          </table:table-cell>
          <table:table-cell table:style-name="ce80" table:formula="of:=+[.E61]-[.J61]" office:value-type="float" office:value="-0.105125" calcext:value-type="float">
            <text:p>-0.105125</text:p>
          </table:table-cell>
          <table:table-cell table:style-name="ce88" table:formula="of:=+[.F61]+[.L61]" office:value-type="float" office:value="1.792703" calcext:value-type="float">
            <text:p>1.79270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441" table:formula="of:=+[.Q61]-[.N61]" office:value-type="float" office:value="0" calcext:value-type="float">
            <text:p>0.000000</text:p>
          </table:table-cell>
          <table:table-cell table:style-name="ce441" table:formula="of:=+[.R61]-[.O6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1]" office:value-type="float" office:value="0" calcext:value-type="float">
            <text:p>0.000</text:p>
          </table:table-cell>
          <table:table-cell table:style-name="ce246" table:formula="of:=+[.V61]" office:value-type="float" office:value="0" calcext:value-type="float">
            <text:p>0.000</text:p>
          </table:table-cell>
          <table:table-cell table:style-name="ce333" table:formula="of:=+[.X61]" office:value-type="float" office:value="0" calcext:value-type="float">
            <text:p>0.000</text:p>
          </table:table-cell>
          <table:table-cell table:style-name="ce402" table:formula="of:=+[.Z61]" office:value-type="float" office:value="1" calcext:value-type="float">
            <text:p>1.0000</text:p>
          </table:table-cell>
          <table:table-cell table:style-name="ce402" table:formula="of:=+[.Y61]" office:value-type="float" office:value="1" calcext:value-type="float">
            <text:p>1.0000</text:p>
          </table:table-cell>
          <table:table-cell table:style-name="ce402" table:formula="of:=+[.AA6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NoseBas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2]" office:value-type="float" office:value="0" calcext:value-type="float">
            <text:p>0.000000</text:p>
          </table:table-cell>
          <table:table-cell table:style-name="ce80" table:formula="of:=+[.E$26]-[.M62]" office:value-type="float" office:value="-0.094125" calcext:value-type="float">
            <text:p>-0.094125</text:p>
          </table:table-cell>
          <table:table-cell table:style-name="ce88" table:formula="of:=+[.F$26]+[.O62]" office:value-type="float" office:value="1.711703" calcext:value-type="float">
            <text:p>1.711703</text:p>
          </table:table-cell>
          <table:table-cell table:style-name="ce72" table:formula="of:=+[.D62]+[.K62]" office:value-type="float" office:value="0" calcext:value-type="float">
            <text:p>0.000000</text:p>
          </table:table-cell>
          <table:table-cell table:style-name="ce80" table:formula="of:=+[.E62]-[.J62]" office:value-type="float" office:value="-0.108125" calcext:value-type="float">
            <text:p>-0.108125</text:p>
          </table:table-cell>
          <table:table-cell table:style-name="ce88" table:formula="of:=+[.F62]+[.L62]" office:value-type="float" office:value="1.711703" calcext:value-type="float">
            <text:p>1.711703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4" calcext:value-type="float">
            <text:p>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6" calcext:value-type="float">
            <text:p>-0.016000</text:p>
          </table:table-cell>
          <table:table-cell table:style-name="ce237" office:value-type="float" office:value="0.094" calcext:value-type="float">
            <text:p>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6" calcext:value-type="float">
            <text:p>-0.016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441" table:formula="of:=+[.Q62]-[.N62]" office:value-type="float" office:value="0" calcext:value-type="float">
            <text:p>0.000000</text:p>
          </table:table-cell>
          <table:table-cell table:style-name="ce441" table:formula="of:=+[.R62]-[.O6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2]" office:value-type="float" office:value="0" calcext:value-type="float">
            <text:p>0.000</text:p>
          </table:table-cell>
          <table:table-cell table:style-name="ce246" table:formula="of:=+[.V62]" office:value-type="float" office:value="0" calcext:value-type="float">
            <text:p>0.000</text:p>
          </table:table-cell>
          <table:table-cell table:style-name="ce333" table:formula="of:=+[.X62]" office:value-type="float" office:value="0" calcext:value-type="float">
            <text:p>0.000</text:p>
          </table:table-cell>
          <table:table-cell table:style-name="ce402" table:formula="of:=+[.Z62]" office:value-type="float" office:value="1" calcext:value-type="float">
            <text:p>1.0000</text:p>
          </table:table-cell>
          <table:table-cell table:style-name="ce402" table:formula="of:=+[.Y62]" office:value-type="float" office:value="1" calcext:value-type="float">
            <text:p>1.0000</text:p>
          </table:table-cell>
          <table:table-cell table:style-name="ce402" table:formula="of:=+[.AA6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3]" office:value-type="float" office:value="0" calcext:value-type="float">
            <text:p>0.000000</text:p>
          </table:table-cell>
          <table:table-cell table:style-name="ce80" table:formula="of:=+[.E$26]-[.M63]" office:value-type="float" office:value="-0.020125" calcext:value-type="float">
            <text:p>-0.020125</text:p>
          </table:table-cell>
          <table:table-cell table:style-name="ce88" table:formula="of:=+[.F$26]+[.O63]" office:value-type="float" office:value="1.697703" calcext:value-type="float">
            <text:p>1.697703</text:p>
          </table:table-cell>
          <table:table-cell table:style-name="ce72" table:formula="of:=+[.D63]+[.K63]" office:value-type="float" office:value="0" calcext:value-type="float">
            <text:p>0.000000</text:p>
          </table:table-cell>
          <table:table-cell table:style-name="ce80" table:formula="of:=+[.E63]-[.J63]" office:value-type="float" office:value="-0.055125" calcext:value-type="float">
            <text:p>-0.055125</text:p>
          </table:table-cell>
          <table:table-cell table:style-name="ce88" table:formula="of:=+[.F63]+[.L63]" office:value-type="float" office:value="1.697703" calcext:value-type="float">
            <text:p>1.697703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441" table:formula="of:=+[.Q63]-[.N63]" office:value-type="float" office:value="0" calcext:value-type="float">
            <text:p>0.000000</text:p>
          </table:table-cell>
          <table:table-cell table:style-name="ce441" table:formula="of:=+[.R63]-[.O6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3]" office:value-type="float" office:value="0" calcext:value-type="float">
            <text:p>0.000</text:p>
          </table:table-cell>
          <table:table-cell table:style-name="ce246" table:formula="of:=+[.V63]" office:value-type="float" office:value="0" calcext:value-type="float">
            <text:p>0.000</text:p>
          </table:table-cell>
          <table:table-cell table:style-name="ce333" table:formula="of:=+[.X63]" office:value-type="float" office:value="0" calcext:value-type="float">
            <text:p>0.000</text:p>
          </table:table-cell>
          <table:table-cell table:style-name="ce402" table:formula="of:=+[.Z63]" office:value-type="float" office:value="1" calcext:value-type="float">
            <text:p>1.0000</text:p>
          </table:table-cell>
          <table:table-cell table:style-name="ce402" table:formula="of:=+[.Y63]" office:value-type="float" office:value="1" calcext:value-type="float">
            <text:p>1.0000</text:p>
          </table:table-cell>
          <table:table-cell table:style-name="ce402" table:formula="of:=+[.AA6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LipUpp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72" table:formula="of:=+[.D64]+[.K64]" office:value-type="float" office:value="0.015" calcext:value-type="float">
            <text:p>0.015000</text:p>
          </table:table-cell>
          <table:table-cell table:style-name="ce80" table:formula="of:=+[.E64]-[.J64]" office:value-type="float" office:value="-0.106125" calcext:value-type="float">
            <text:p>-0.106125</text:p>
          </table:table-cell>
          <table:table-cell table:style-name="ce88" table:formula="of:=+[.F64]+[.L64]" office:value-type="float" office:value="1.694703" calcext:value-type="float">
            <text:p>1.694703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441" table:formula="of:=+[.Q64]-[.N64]" office:value-type="float" office:value="0" calcext:value-type="float">
            <text:p>0.000000</text:p>
          </table:table-cell>
          <table:table-cell table:style-name="ce441" table:formula="of:=+[.R64]-[.O6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4]" office:value-type="float" office:value="0" calcext:value-type="float">
            <text:p>0.000</text:p>
          </table:table-cell>
          <table:table-cell table:style-name="ce246" table:formula="of:=+[.V64]" office:value-type="float" office:value="0" calcext:value-type="float">
            <text:p>0.000</text:p>
          </table:table-cell>
          <table:table-cell table:style-name="ce333" table:formula="of:=+[.X64]" office:value-type="float" office:value="0" calcext:value-type="float">
            <text:p>0.000</text:p>
          </table:table-cell>
          <table:table-cell table:style-name="ce402" table:formula="of:=+[.Z64]" office:value-type="float" office:value="1" calcext:value-type="float">
            <text:p>1.0000</text:p>
          </table:table-cell>
          <table:table-cell table:style-name="ce402" table:formula="of:=+[.Y64]" office:value-type="float" office:value="1" calcext:value-type="float">
            <text:p>1.0000</text:p>
          </table:table-cell>
          <table:table-cell table:style-name="ce402" table:formula="of:=+[.AA6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72" table:formula="of:=+[.D65]+[.K65]" office:value-type="float" office:value="-0.015" calcext:value-type="float">
            <text:p>-0.015000</text:p>
          </table:table-cell>
          <table:table-cell table:style-name="ce80" table:formula="of:=+[.E65]-[.J65]" office:value-type="float" office:value="-0.106125" calcext:value-type="float">
            <text:p>-0.106125</text:p>
          </table:table-cell>
          <table:table-cell table:style-name="ce88" table:formula="of:=+[.F65]+[.L65]" office:value-type="float" office:value="1.694703" calcext:value-type="float">
            <text:p>1.694703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441" table:formula="of:=+[.Q65]-[.N65]" office:value-type="float" office:value="0" calcext:value-type="float">
            <text:p>0.000000</text:p>
          </table:table-cell>
          <table:table-cell table:style-name="ce441" table:formula="of:=+[.R65]-[.O6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5]" office:value-type="float" office:value="0" calcext:value-type="float">
            <text:p>0.000</text:p>
          </table:table-cell>
          <table:table-cell table:style-name="ce246" table:formula="of:=+[.V65]" office:value-type="float" office:value="0" calcext:value-type="float">
            <text:p>0.000</text:p>
          </table:table-cell>
          <table:table-cell table:style-name="ce333" table:formula="of:=+[.X65]" office:value-type="float" office:value="0" calcext:value-type="float">
            <text:p>0.000</text:p>
          </table:table-cell>
          <table:table-cell table:style-name="ce402" table:formula="of:=+[.Z65]" office:value-type="float" office:value="1" calcext:value-type="float">
            <text:p>1.0000</text:p>
          </table:table-cell>
          <table:table-cell table:style-name="ce402" table:formula="of:=+[.Y65]" office:value-type="float" office:value="1" calcext:value-type="float">
            <text:p>1.0000</text:p>
          </table:table-cell>
          <table:table-cell table:style-name="ce402" table:formula="of:=+[.AA6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LipCorn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72" table:formula="of:=+[.D66]+[.K66]" office:value-type="float" office:value="0.032" calcext:value-type="float">
            <text:p>0.032000</text:p>
          </table:table-cell>
          <table:table-cell table:style-name="ce80" table:formula="of:=+[.E66]-[.J66]" office:value-type="float" office:value="-0.093125" calcext:value-type="float">
            <text:p>-0.093125</text:p>
          </table:table-cell>
          <table:table-cell table:style-name="ce88" table:formula="of:=+[.F66]+[.L66]" office:value-type="float" office:value="1.687703" calcext:value-type="float">
            <text:p>1.687703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0.051" calcext:value-type="float">
            <text:p>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19" calcext:value-type="float">
            <text:p>-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19" calcext:value-type="float">
            <text:p>-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441" table:formula="of:=+[.Q66]-[.N66]" office:value-type="float" office:value="0" calcext:value-type="float">
            <text:p>0.000000</text:p>
          </table:table-cell>
          <table:table-cell table:style-name="ce441" table:formula="of:=+[.R66]-[.O6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6]" office:value-type="float" office:value="0" calcext:value-type="float">
            <text:p>0.000</text:p>
          </table:table-cell>
          <table:table-cell table:style-name="ce246" table:formula="of:=+[.V66]" office:value-type="float" office:value="0" calcext:value-type="float">
            <text:p>0.000</text:p>
          </table:table-cell>
          <table:table-cell table:style-name="ce333" table:formula="of:=+[.X66]" office:value-type="float" office:value="0" calcext:value-type="float">
            <text:p>0.000</text:p>
          </table:table-cell>
          <table:table-cell table:style-name="ce402" table:formula="of:=+[.Z66]" office:value-type="float" office:value="1" calcext:value-type="float">
            <text:p>1.0000</text:p>
          </table:table-cell>
          <table:table-cell table:style-name="ce402" table:formula="of:=+[.Y66]" office:value-type="float" office:value="1" calcext:value-type="float">
            <text:p>1.0000</text:p>
          </table:table-cell>
          <table:table-cell table:style-name="ce402" table:formula="of:=+[.AA6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72" table:formula="of:=+[.D67]+[.K67]" office:value-type="float" office:value="-0.032" calcext:value-type="float">
            <text:p>-0.032000</text:p>
          </table:table-cell>
          <table:table-cell table:style-name="ce80" table:formula="of:=+[.E67]-[.J67]" office:value-type="float" office:value="-0.093125" calcext:value-type="float">
            <text:p>-0.093125</text:p>
          </table:table-cell>
          <table:table-cell table:style-name="ce88" table:formula="of:=+[.F67]+[.L67]" office:value-type="float" office:value="1.687703" calcext:value-type="float">
            <text:p>1.687703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441" table:formula="of:=+[.Q67]-[.N67]" office:value-type="float" office:value="0" calcext:value-type="float">
            <text:p>0.000000</text:p>
          </table:table-cell>
          <table:table-cell table:style-name="ce441" table:formula="of:=+[.R67]-[.O6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7]" office:value-type="float" office:value="0" calcext:value-type="float">
            <text:p>0.000</text:p>
          </table:table-cell>
          <table:table-cell table:style-name="ce246" table:formula="of:=+[.V67]" office:value-type="float" office:value="0" calcext:value-type="float">
            <text:p>0.000</text:p>
          </table:table-cell>
          <table:table-cell table:style-name="ce333" table:formula="of:=+[.X67]" office:value-type="float" office:value="0" calcext:value-type="float">
            <text:p>0.000</text:p>
          </table:table-cell>
          <table:table-cell table:style-name="ce402" table:formula="of:=+[.Z67]" office:value-type="float" office:value="1" calcext:value-type="float">
            <text:p>1.0000</text:p>
          </table:table-cell>
          <table:table-cell table:style-name="ce402" table:formula="of:=+[.Y67]" office:value-type="float" office:value="1" calcext:value-type="float">
            <text:p>1.0000</text:p>
          </table:table-cell>
          <table:table-cell table:style-name="ce402" table:formula="of:=+[.AA6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LipUpperCenter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72" table:formula="of:=+[.D68]+[.K68]" office:value-type="float" office:value="0" calcext:value-type="float">
            <text:p>0.000000</text:p>
          </table:table-cell>
          <table:table-cell table:style-name="ce80" table:formula="of:=+[.E68]-[.J68]" office:value-type="float" office:value="-0.108125" calcext:value-type="float">
            <text:p>-0.108125</text:p>
          </table:table-cell>
          <table:table-cell table:style-name="ce88" table:formula="of:=+[.F68]+[.L68]" office:value-type="float" office:value="1.696703" calcext:value-type="float">
            <text:p>1.696703</text:p>
          </table:table-cell>
          <table:table-cell table:style-name="ce146" office:value-type="float" office:value="0.043" calcext:value-type="float">
            <text:p>0.043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441" table:formula="of:=+[.Q68]-[.N68]" office:value-type="float" office:value="0" calcext:value-type="float">
            <text:p>0.000000</text:p>
          </table:table-cell>
          <table:table-cell table:style-name="ce441" table:formula="of:=+[.R68]-[.O6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8]" office:value-type="float" office:value="0" calcext:value-type="float">
            <text:p>0.000</text:p>
          </table:table-cell>
          <table:table-cell table:style-name="ce246" table:formula="of:=+[.V68]" office:value-type="float" office:value="0" calcext:value-type="float">
            <text:p>0.000</text:p>
          </table:table-cell>
          <table:table-cell table:style-name="ce333" table:formula="of:=+[.X68]" office:value-type="float" office:value="0" calcext:value-type="float">
            <text:p>0.000</text:p>
          </table:table-cell>
          <table:table-cell table:style-name="ce402" table:formula="of:=+[.Z68]" office:value-type="float" office:value="1" calcext:value-type="float">
            <text:p>1.0000</text:p>
          </table:table-cell>
          <table:table-cell table:style-name="ce402" table:formula="of:=+[.Y68]" office:value-type="float" office:value="1" calcext:value-type="float">
            <text:p>1.0000</text:p>
          </table:table-cell>
          <table:table-cell table:style-name="ce402" table:formula="of:=+[.AA6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72" table:formula="of:=+[.D69]+[.K69]" office:value-type="float" office:value="0.017" calcext:value-type="float">
            <text:p>0.017000</text:p>
          </table:table-cell>
          <table:table-cell table:style-name="ce80" table:formula="of:=+[.E69]-[.J69]" office:value-type="float" office:value="-0.091125" calcext:value-type="float">
            <text:p>-0.091125</text:p>
          </table:table-cell>
          <table:table-cell table:style-name="ce88" table:formula="of:=+[.F69]+[.L69]" office:value-type="float" office:value="1.759703" calcext:value-type="float">
            <text:p>1.759703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441" table:formula="of:=+[.Q69]-[.N69]" office:value-type="float" office:value="0" calcext:value-type="float">
            <text:p>0.000000</text:p>
          </table:table-cell>
          <table:table-cell table:style-name="ce441" table:formula="of:=+[.R69]-[.O6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69]" office:value-type="float" office:value="0" calcext:value-type="float">
            <text:p>0.000</text:p>
          </table:table-cell>
          <table:table-cell table:style-name="ce246" table:formula="of:=+[.V69]" office:value-type="float" office:value="0" calcext:value-type="float">
            <text:p>0.000</text:p>
          </table:table-cell>
          <table:table-cell table:style-name="ce333" table:formula="of:=+[.X69]" office:value-type="float" office:value="0" calcext:value-type="float">
            <text:p>0.000</text:p>
          </table:table-cell>
          <table:table-cell table:style-name="ce402" table:formula="of:=+[.Z69]" office:value-type="float" office:value="1" calcext:value-type="float">
            <text:p>1.0000</text:p>
          </table:table-cell>
          <table:table-cell table:style-name="ce402" table:formula="of:=+[.Y69]" office:value-type="float" office:value="1" calcext:value-type="float">
            <text:p>1.0000</text:p>
          </table:table-cell>
          <table:table-cell table:style-name="ce402" table:formula="of:=+[.AA6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Eyecorner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0]" office:value-type="float" office:value="-0.017" calcext:value-type="float">
            <text:p>-0.017000</text:p>
          </table:table-cell>
          <table:table-cell table:style-name="ce80" table:formula="of:=+[.E$26]-[.M70]" office:value-type="float" office:value="-0.075125" calcext:value-type="float">
            <text:p>-0.075125</text:p>
          </table:table-cell>
          <table:table-cell table:style-name="ce88" table:formula="of:=+[.F$26]+[.O70]" office:value-type="float" office:value="1.759703" calcext:value-type="float">
            <text:p>1.759703</text:p>
          </table:table-cell>
          <table:table-cell table:style-name="ce72" table:formula="of:=+[.D70]+[.K70]" office:value-type="float" office:value="-0.017" calcext:value-type="float">
            <text:p>-0.017000</text:p>
          </table:table-cell>
          <table:table-cell table:style-name="ce80" table:formula="of:=+[.E70]-[.J70]" office:value-type="float" office:value="-0.091125" calcext:value-type="float">
            <text:p>-0.091125</text:p>
          </table:table-cell>
          <table:table-cell table:style-name="ce88" table:formula="of:=+[.F70]+[.L70]" office:value-type="float" office:value="1.759703" calcext:value-type="float">
            <text:p>1.759703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17" calcext:value-type="float">
            <text:p>-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17" calcext:value-type="float">
            <text:p>-0.017</text:p>
          </table:table-cell>
          <table:table-cell table:style-name="ce333" office:value-type="float" office:value="0.032" calcext:value-type="float">
            <text:p>0.032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441" table:formula="of:=+[.Q70]-[.N70]" office:value-type="float" office:value="0" calcext:value-type="float">
            <text:p>0.000000</text:p>
          </table:table-cell>
          <table:table-cell table:style-name="ce441" table:formula="of:=+[.R70]-[.O7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0]" office:value-type="float" office:value="0" calcext:value-type="float">
            <text:p>0.000</text:p>
          </table:table-cell>
          <table:table-cell table:style-name="ce246" table:formula="of:=+[.V70]" office:value-type="float" office:value="0" calcext:value-type="float">
            <text:p>0.000</text:p>
          </table:table-cell>
          <table:table-cell table:style-name="ce333" table:formula="of:=+[.X70]" office:value-type="float" office:value="0" calcext:value-type="float">
            <text:p>0.000</text:p>
          </table:table-cell>
          <table:table-cell table:style-name="ce402" table:formula="of:=+[.Z70]" office:value-type="float" office:value="1" calcext:value-type="float">
            <text:p>1.0000</text:p>
          </table:table-cell>
          <table:table-cell table:style-name="ce402" table:formula="of:=+[.Y70]" office:value-type="float" office:value="1" calcext:value-type="float">
            <text:p>1.0000</text:p>
          </table:table-cell>
          <table:table-cell table:style-name="ce402" table:formula="of:=+[.AA7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71]" office:value-type="float" office:value="0" calcext:value-type="float">
            <text:p>0.000000</text:p>
          </table:table-cell>
          <table:table-cell table:style-name="ce80" table:formula="of:=+[.E$26]-[.M71]" office:value-type="float" office:value="-0.091125" calcext:value-type="float">
            <text:p>-0.091125</text:p>
          </table:table-cell>
          <table:table-cell table:style-name="ce88" table:formula="of:=+[.F$26]+[.O71]" office:value-type="float" office:value="1.747703" calcext:value-type="float">
            <text:p>1.747703</text:p>
          </table:table-cell>
          <table:table-cell table:style-name="ce72" table:formula="of:=+[.D71]+[.K71]" office:value-type="float" office:value="0" calcext:value-type="float">
            <text:p>0.000000</text:p>
          </table:table-cell>
          <table:table-cell table:style-name="ce80" table:formula="of:=+[.E71]-[.J71]" office:value-type="float" office:value="-0.106125" calcext:value-type="float">
            <text:p>-0.106125</text:p>
          </table:table-cell>
          <table:table-cell table:style-name="ce88" table:formula="of:=+[.F71]+[.L71]" office:value-type="float" office:value="1.755703" calcext:value-type="float">
            <text:p>1.755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441" table:formula="of:=+[.Q71]-[.N71]" office:value-type="float" office:value="0" calcext:value-type="float">
            <text:p>0.000000</text:p>
          </table:table-cell>
          <table:table-cell table:style-name="ce441" table:formula="of:=+[.R71]-[.O7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1]" office:value-type="float" office:value="0" calcext:value-type="float">
            <text:p>0.000</text:p>
          </table:table-cell>
          <table:table-cell table:style-name="ce246" table:formula="of:=+[.V71]" office:value-type="float" office:value="0" calcext:value-type="float">
            <text:p>0.000</text:p>
          </table:table-cell>
          <table:table-cell table:style-name="ce333" table:formula="of:=+[.X71]" office:value-type="float" office:value="0" calcext:value-type="float">
            <text:p>0.000</text:p>
          </table:table-cell>
          <table:table-cell table:style-name="ce402" table:formula="of:=+[.Z71]" office:value-type="float" office:value="1" calcext:value-type="float">
            <text:p>1.0000</text:p>
          </table:table-cell>
          <table:table-cell table:style-name="ce402" table:formula="of:=+[.Y71]" office:value-type="float" office:value="1" calcext:value-type="float">
            <text:p>1.0000</text:p>
          </table:table-cell>
          <table:table-cell table:style-name="ce402" table:formula="of:=+[.AA7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CollarLef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72]" office:value-type="float" office:value="0.084665" calcext:value-type="float">
            <text:p>0.084665</text:p>
          </table:table-cell>
          <table:table-cell table:style-name="ce80" table:formula="of:=+[.E$14]-[.M72]" office:value-type="float" office:value="0.036295" calcext:value-type="float">
            <text:p>0.036295</text:p>
          </table:table-cell>
          <table:table-cell table:style-name="ce88" table:formula="of:=+[.F$14]+[.O72]" office:value-type="float" office:value="1.521361" calcext:value-type="float">
            <text:p>1.521361</text:p>
          </table:table-cell>
          <table:table-cell table:style-name="ce72" table:formula="of:=+[.D72]+[.K72]" office:value-type="float" office:value="0.163665" calcext:value-type="float">
            <text:p>0.163665</text:p>
          </table:table-cell>
          <table:table-cell table:style-name="ce80" table:formula="of:=+[.E72]-[.J72]" office:value-type="float" office:value="0.036295" calcext:value-type="float">
            <text:p>0.036295</text:p>
          </table:table-cell>
          <table:table-cell table:style-name="ce88" table:formula="of:=+[.F72]+[.L72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79" calcext:value-type="float">
            <text:p>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0.084665" calcext:value-type="float">
            <text:p>0.084665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0.085" calcext:value-type="float">
            <text:p>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445" table:formula="of:=+[.Q72]-[.N72]" office:value-type="float" office:value="0.000335000000000016" calcext:value-type="float">
            <text:p>0.000335</text:p>
          </table:table-cell>
          <table:table-cell table:style-name="ce441" table:formula="of:=+[.R72]-[.O72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2]" office:value-type="float" office:value="0" calcext:value-type="float">
            <text:p>0.000</text:p>
          </table:table-cell>
          <table:table-cell table:style-name="ce246" table:formula="of:=+[.V72]" office:value-type="float" office:value="0" calcext:value-type="float">
            <text:p>0.000</text:p>
          </table:table-cell>
          <table:table-cell table:style-name="ce333" table:formula="of:=+[.X72]" office:value-type="float" office:value="0" calcext:value-type="float">
            <text:p>0.000</text:p>
          </table:table-cell>
          <table:table-cell table:style-name="ce402" table:formula="of:=+[.Z72]" office:value-type="float" office:value="1" calcext:value-type="float">
            <text:p>1.0000</text:p>
          </table:table-cell>
          <table:table-cell table:style-name="ce402" table:formula="of:=+[.Y72]" office:value-type="float" office:value="1" calcext:value-type="float">
            <text:p>1.0000</text:p>
          </table:table-cell>
          <table:table-cell table:style-name="ce402" table:formula="of:=+[.AA7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style-name="ce1" office:value-type="string" calcext:value-type="string">
            <text:p>mColla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73" table:formula="of:=+[.D73]+[.K73]" office:value-type="float" office:value="0.184665" calcext:value-type="float">
            <text:p>0.184665</text:p>
          </table:table-cell>
          <table:table-cell table:style-name="ce81" table:formula="of:=+[.E73]-[.J73]" office:value-type="float" office:value="0.016295" calcext:value-type="float">
            <text:p>0.016295</text:p>
          </table:table-cell>
          <table:table-cell table:style-name="ce89" table:formula="of:=+[.F73]+[.L73]" office:value-type="float" office:value="1.541361" calcext:value-type="float">
            <text:p>1.541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3]" office:value-type="float" office:value="0" calcext:value-type="float">
            <text:p>0.000</text:p>
          </table:table-cell>
          <table:table-cell table:style-name="ce242" table:formula="of:=+[.V73]" office:value-type="float" office:value="0" calcext:value-type="float">
            <text:p>0.000</text:p>
          </table:table-cell>
          <table:table-cell table:style-name="ce308" table:formula="of:=+[.X73]" office:value-type="float" office:value="0" calcext:value-type="float">
            <text:p>0.000</text:p>
          </table:table-cell>
          <table:table-cell table:style-name="ce400" table:formula="of:=+[.Z73]" office:value-type="float" office:value="0.14" calcext:value-type="float">
            <text:p>0.1400</text:p>
          </table:table-cell>
          <table:table-cell table:style-name="ce400" table:formula="of:=+[.Y73]" office:value-type="float" office:value="0.07" calcext:value-type="float">
            <text:p>0.0700</text:p>
          </table:table-cell>
          <table:table-cell table:style-name="ce400" table:formula="of:=+[.AA73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153" office:value-type="string" calcext:value-type="string">
            <text:p>mColla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72" table:formula="of:=+[.D74]+[.K74]" office:value-type="float" office:value="0.410665" calcext:value-type="float">
            <text:p>0.410665</text:p>
          </table:table-cell>
          <table:table-cell table:style-name="ce80" table:formula="of:=+[.E74]-[.J74]" office:value-type="float" office:value="0.036295" calcext:value-type="float">
            <text:p>0.036295</text:p>
          </table:table-cell>
          <table:table-cell table:style-name="ce88" table:formula="of:=+[.F74]+[.L74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47" calcext:value-type="float">
            <text:p>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0.079" calcext:value-type="float">
            <text:p>0.079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79" calcext:value-type="float">
            <text:p>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449" table:formula="of:=+[.Q74]-[.N74]" office:value-type="float" office:value="0" calcext:value-type="float">
            <text:p>0.000000</text:p>
          </table:table-cell>
          <table:table-cell table:style-name="ce441" table:formula="of:=+[.R74]-[.O7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4]" office:value-type="float" office:value="0" calcext:value-type="float">
            <text:p>0.000</text:p>
          </table:table-cell>
          <table:table-cell table:style-name="ce246" table:formula="of:=+[.V74]" office:value-type="float" office:value="0" calcext:value-type="float">
            <text:p>0.000</text:p>
          </table:table-cell>
          <table:table-cell table:style-name="ce333" table:formula="of:=+[.X74]" office:value-type="float" office:value="0" calcext:value-type="float">
            <text:p>0.000</text:p>
          </table:table-cell>
          <table:table-cell table:style-name="ce402" table:formula="of:=+[.Z74]" office:value-type="float" office:value="1" calcext:value-type="float">
            <text:p>1.0000</text:p>
          </table:table-cell>
          <table:table-cell table:style-name="ce402" table:formula="of:=+[.Y74]" office:value-type="float" office:value="1" calcext:value-type="float">
            <text:p>1.0000</text:p>
          </table:table-cell>
          <table:table-cell table:style-name="ce402" table:formula="of:=+[.AA7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style-name="ce1" office:value-type="string" calcext:value-type="string">
            <text:p>mShoulder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73" table:formula="of:=+[.D75]+[.K75]" office:value-type="float" office:value="0.413665" calcext:value-type="float">
            <text:p>0.413665</text:p>
          </table:table-cell>
          <table:table-cell table:style-name="ce81" table:formula="of:=+[.E75]-[.J75]" office:value-type="float" office:value="0.036295" calcext:value-type="float">
            <text:p>0.036295</text:p>
          </table:table-cell>
          <table:table-cell table:style-name="ce89" table:formula="of:=+[.F75]+[.L75]" office:value-type="float" office:value="1.528361" calcext:value-type="float">
            <text:p>1.528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75]" office:value-type="float" office:value="0" calcext:value-type="float">
            <text:p>0.000</text:p>
          </table:table-cell>
          <table:table-cell table:style-name="ce242" table:formula="of:=+[.V75]" office:value-type="float" office:value="-5" calcext:value-type="float">
            <text:p>-5.000</text:p>
          </table:table-cell>
          <table:table-cell table:style-name="ce308" table:formula="of:=+[.X75]" office:value-type="float" office:value="0" calcext:value-type="float">
            <text:p>0.000</text:p>
          </table:table-cell>
          <table:table-cell table:style-name="ce400" table:formula="of:=+[.Z75]" office:value-type="float" office:value="0.17" calcext:value-type="float">
            <text:p>0.1700</text:p>
          </table:table-cell>
          <table:table-cell table:style-name="ce400" table:formula="of:=+[.Y75]" office:value-type="float" office:value="0.05" calcext:value-type="float">
            <text:p>0.0500</text:p>
          </table:table-cell>
          <table:table-cell table:style-name="ce400" table:formula="of:=+[.AA75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ElbowLeft</text:p>
          </table:table-cell>
          <table:table-cell table:style-name="ce153" office:value-type="string" calcext:value-type="string">
            <text:p>mShoulder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72" table:formula="of:=+[.D76]+[.K76]" office:value-type="float" office:value="0.616665" calcext:value-type="float">
            <text:p>0.616665</text:p>
          </table:table-cell>
          <table:table-cell table:style-name="ce80" table:formula="of:=+[.E76]-[.J76]" office:value-type="float" office:value="0.036295" calcext:value-type="float">
            <text:p>0.036295</text:p>
          </table:table-cell>
          <table:table-cell table:style-name="ce88" table:formula="of:=+[.F76]+[.L76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05" calcext:value-type="float">
            <text:p>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248" calcext:value-type="float">
            <text:p>0.248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248" calcext:value-type="float">
            <text:p>0.248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441" table:formula="of:=+[.Q76]-[.N76]" office:value-type="float" office:value="0" calcext:value-type="float">
            <text:p>0.000000</text:p>
          </table:table-cell>
          <table:table-cell table:style-name="ce441" table:formula="of:=+[.R76]-[.O7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6]" office:value-type="float" office:value="0" calcext:value-type="float">
            <text:p>0.000</text:p>
          </table:table-cell>
          <table:table-cell table:style-name="ce246" table:formula="of:=+[.V76]" office:value-type="float" office:value="0" calcext:value-type="float">
            <text:p>0.000</text:p>
          </table:table-cell>
          <table:table-cell table:style-name="ce333" table:formula="of:=+[.X76]" office:value-type="float" office:value="0" calcext:value-type="float">
            <text:p>0.000</text:p>
          </table:table-cell>
          <table:table-cell table:style-name="ce402" table:formula="of:=+[.Z76]" office:value-type="float" office:value="1" calcext:value-type="float">
            <text:p>1.0000</text:p>
          </table:table-cell>
          <table:table-cell table:style-name="ce402" table:formula="of:=+[.Y76]" office:value-type="float" office:value="1" calcext:value-type="float">
            <text:p>1.0000</text:p>
          </table:table-cell>
          <table:table-cell table:style-name="ce402" table:formula="of:=+[.AA7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style-name="ce1" office:value-type="string" calcext:value-type="string">
            <text:p>mElbow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73" table:formula="of:=+[.D77]+[.K77]" office:value-type="float" office:value="0.611665" calcext:value-type="float">
            <text:p>0.611665</text:p>
          </table:table-cell>
          <table:table-cell table:style-name="ce81" table:formula="of:=+[.E77]-[.J77]" office:value-type="float" office:value="0.036295" calcext:value-type="float">
            <text:p>0.036295</text:p>
          </table:table-cell>
          <table:table-cell table:style-name="ce89" table:formula="of:=+[.F77]+[.L77]" office:value-type="float" office:value="1.520361" calcext:value-type="float">
            <text:p>1.520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77]" office:value-type="float" office:value="0" calcext:value-type="float">
            <text:p>0.000</text:p>
          </table:table-cell>
          <table:table-cell table:style-name="ce242" table:formula="of:=+[.V77]" office:value-type="float" office:value="-3" calcext:value-type="float">
            <text:p>-3.000</text:p>
          </table:table-cell>
          <table:table-cell table:style-name="ce308" table:formula="of:=+[.X77]" office:value-type="float" office:value="0" calcext:value-type="float">
            <text:p>0.000</text:p>
          </table:table-cell>
          <table:table-cell table:style-name="ce400" table:formula="of:=+[.Z77]" office:value-type="float" office:value="0.14" calcext:value-type="float">
            <text:p>0.1400</text:p>
          </table:table-cell>
          <table:table-cell table:style-name="ce400" table:formula="of:=+[.Y77]" office:value-type="float" office:value="0.04" calcext:value-type="float">
            <text:p>0.0400</text:p>
          </table:table-cell>
          <table:table-cell table:style-name="ce400" table:formula="of:=+[.AA77]" office:value-type="float" office:value="0.04" calcext:value-type="float">
            <text:p>0.04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153" office:value-type="string" calcext:value-type="string">
            <text:p>mElbow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72" table:formula="of:=+[.D78]+[.K78]" office:value-type="float" office:value="0.676511" calcext:value-type="float">
            <text:p>0.676511</text:p>
          </table:table-cell>
          <table:table-cell table:style-name="ce80" table:formula="of:=+[.E78]-[.J78]" office:value-type="float" office:value="0.036295" calcext:value-type="float">
            <text:p>0.036295</text:p>
          </table:table-cell>
          <table:table-cell table:style-name="ce88" table:formula="of:=+[.F78]+[.L78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6" calcext:value-type="float">
            <text:p>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0.204846" calcext:value-type="float">
            <text:p>0.204846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" calcext:value-type="float">
            <text:p>0.000</text:p>
          </table:table-cell>
          <table:table-cell table:style-name="ce246" office:value-type="float" office:value="0.205" calcext:value-type="float">
            <text:p>0.205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450" table:formula="of:=+[.Q78]-[.N78]" office:value-type="float" office:value="0.000154000000000015" calcext:value-type="float">
            <text:p>0.000154</text:p>
          </table:table-cell>
          <table:table-cell table:style-name="ce441" table:formula="of:=+[.R78]-[.O7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78]" office:value-type="float" office:value="0" calcext:value-type="float">
            <text:p>0.000</text:p>
          </table:table-cell>
          <table:table-cell table:style-name="ce246" table:formula="of:=+[.V78]" office:value-type="float" office:value="0" calcext:value-type="float">
            <text:p>0.000</text:p>
          </table:table-cell>
          <table:table-cell table:style-name="ce333" table:formula="of:=+[.X78]" office:value-type="float" office:value="0" calcext:value-type="float">
            <text:p>0.000</text:p>
          </table:table-cell>
          <table:table-cell table:style-name="ce402" table:formula="of:=+[.Z78]" office:value-type="float" office:value="1" calcext:value-type="float">
            <text:p>1.0000</text:p>
          </table:table-cell>
          <table:table-cell table:style-name="ce402" table:formula="of:=+[.Y78]" office:value-type="float" office:value="1" calcext:value-type="float">
            <text:p>1.0000</text:p>
          </table:table-cell>
          <table:table-cell table:style-name="ce402" table:formula="of:=+[.AA7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style-name="ce132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73" table:formula="of:=+[.D79]+[.K79]" office:value-type="float" office:value="0.715511" calcext:value-type="float">
            <text:p>0.715511</text:p>
          </table:table-cell>
          <table:table-cell table:style-name="ce81" table:formula="of:=+[.E79]-[.J79]" office:value-type="float" office:value="0.021295" calcext:value-type="float">
            <text:p>0.021295</text:p>
          </table:table-cell>
          <table:table-cell table:style-name="ce89" table:formula="of:=+[.F79]+[.L79]" office:value-type="float" office:value="1.520361" calcext:value-type="float">
            <text:p>1.520361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79]" office:value-type="float" office:value="0" calcext:value-type="float">
            <text:p>0.000</text:p>
          </table:table-cell>
          <table:table-cell table:style-name="ce242" table:formula="of:=+[.V79]" office:value-type="float" office:value="-3" calcext:value-type="float">
            <text:p>-3.000</text:p>
          </table:table-cell>
          <table:table-cell table:style-name="ce308" table:formula="of:=+[.X79]" office:value-type="float" office:value="-10" calcext:value-type="float">
            <text:p>-10.000</text:p>
          </table:table-cell>
          <table:table-cell table:style-name="ce400" table:formula="of:=+[.Z79]" office:value-type="float" office:value="0.08" calcext:value-type="float">
            <text:p>0.0800</text:p>
          </table:table-cell>
          <table:table-cell table:style-name="ce400" table:formula="of:=+[.Y79]" office:value-type="float" office:value="0.05" calcext:value-type="float">
            <text:p>0.0500</text:p>
          </table:table-cell>
          <table:table-cell table:style-name="ce400" table:formula="of:=+[.AA79]" office:value-type="float" office:value="0.03" calcext:value-type="float">
            <text:p>0.03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HandMiddle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72" table:formula="of:=+[.D80]+[.K80]" office:value-type="float" office:value="0.757511" calcext:value-type="float">
            <text:p>0.757511</text:p>
          </table:table-cell>
          <table:table-cell table:style-name="ce80" table:formula="of:=+[.E80]-[.J80]" office:value-type="float" office:value="0.024295" calcext:value-type="float">
            <text:p>0.024295</text:p>
          </table:table-cell>
          <table:table-cell table:style-name="ce88" table:formula="of:=+[.F80]+[.L80]" office:value-type="float" office:value="1.530361" calcext:value-type="float">
            <text:p>1.530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0.101" calcext:value-type="float">
            <text:p>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0.101" calcext:value-type="float">
            <text:p>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441" table:formula="of:=+[.Q80]-[.N80]" office:value-type="float" office:value="0" calcext:value-type="float">
            <text:p>0.000000</text:p>
          </table:table-cell>
          <table:table-cell table:style-name="ce441" table:formula="of:=+[.R80]-[.O8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0]" office:value-type="float" office:value="0" calcext:value-type="float">
            <text:p>0.000</text:p>
          </table:table-cell>
          <table:table-cell table:style-name="ce246" table:formula="of:=+[.V80]" office:value-type="float" office:value="0" calcext:value-type="float">
            <text:p>0.000</text:p>
          </table:table-cell>
          <table:table-cell table:style-name="ce333" table:formula="of:=+[.X80]" office:value-type="float" office:value="0" calcext:value-type="float">
            <text:p>0.000</text:p>
          </table:table-cell>
          <table:table-cell table:style-name="ce402" table:formula="of:=+[.Z80]" office:value-type="float" office:value="1" calcext:value-type="float">
            <text:p>1.0000</text:p>
          </table:table-cell>
          <table:table-cell table:style-name="ce402" table:formula="of:=+[.Y80]" office:value-type="float" office:value="1" calcext:value-type="float">
            <text:p>1.0000</text:p>
          </table:table-cell>
          <table:table-cell table:style-name="ce402" table:formula="of:=+[.AA8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style-name="ce153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72" table:formula="of:=+[.D81]+[.K81]" office:value-type="float" office:value="0.806511" calcext:value-type="float">
            <text:p>0.806511</text:p>
          </table:table-cell>
          <table:table-cell table:style-name="ce80" table:formula="of:=+[.E81]-[.J81]" office:value-type="float" office:value="0.025295" calcext:value-type="float">
            <text:p>0.025295</text:p>
          </table:table-cell>
          <table:table-cell table:style-name="ce88" table:formula="of:=+[.F81]+[.L81]" office:value-type="float" office:value="1.522361" calcext:value-type="float">
            <text:p>1.522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441" table:formula="of:=+[.Q81]-[.N81]" office:value-type="float" office:value="0" calcext:value-type="float">
            <text:p>0.000000</text:p>
          </table:table-cell>
          <table:table-cell table:style-name="ce441" table:formula="of:=+[.R81]-[.O8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1]" office:value-type="float" office:value="0" calcext:value-type="float">
            <text:p>0.000</text:p>
          </table:table-cell>
          <table:table-cell table:style-name="ce246" table:formula="of:=+[.V81]" office:value-type="float" office:value="0" calcext:value-type="float">
            <text:p>0.000</text:p>
          </table:table-cell>
          <table:table-cell table:style-name="ce333" table:formula="of:=+[.X81]" office:value-type="float" office:value="0" calcext:value-type="float">
            <text:p>0.000</text:p>
          </table:table-cell>
          <table:table-cell table:style-name="ce402" table:formula="of:=+[.Z81]" office:value-type="float" office:value="1" calcext:value-type="float">
            <text:p>1.0000</text:p>
          </table:table-cell>
          <table:table-cell table:style-name="ce402" table:formula="of:=+[.Y81]" office:value-type="float" office:value="1" calcext:value-type="float">
            <text:p>1.0000</text:p>
          </table:table-cell>
          <table:table-cell table:style-name="ce402" table:formula="of:=+[.AA8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Middle3Left</text:p>
          </table:table-cell>
          <table:table-cell table:style-name="ce153" office:value-type="string" calcext:value-type="string">
            <text:p>mHandMiddle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72" table:formula="of:=+[.D82]+[.K82]" office:value-type="float" office:value="0.839511" calcext:value-type="float">
            <text:p>0.839511</text:p>
          </table:table-cell>
          <table:table-cell table:style-name="ce80" table:formula="of:=+[.E82]-[.J82]" office:value-type="float" office:value="0.027295" calcext:value-type="float">
            <text:p>0.027295</text:p>
          </table:table-cell>
          <table:table-cell table:style-name="ce88" table:formula="of:=+[.F82]+[.L82]" office:value-type="float" office:value="1.516361" calcext:value-type="float">
            <text:p>1.516361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0.033" calcext:value-type="float">
            <text:p>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9" calcext:value-type="float">
            <text:p>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441" table:formula="of:=+[.Q82]-[.N82]" office:value-type="float" office:value="0" calcext:value-type="float">
            <text:p>0.000000</text:p>
          </table:table-cell>
          <table:table-cell table:style-name="ce441" table:formula="of:=+[.R82]-[.O8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2]" office:value-type="float" office:value="0" calcext:value-type="float">
            <text:p>0.000</text:p>
          </table:table-cell>
          <table:table-cell table:style-name="ce246" table:formula="of:=+[.V82]" office:value-type="float" office:value="0" calcext:value-type="float">
            <text:p>0.000</text:p>
          </table:table-cell>
          <table:table-cell table:style-name="ce333" table:formula="of:=+[.X82]" office:value-type="float" office:value="0" calcext:value-type="float">
            <text:p>0.000</text:p>
          </table:table-cell>
          <table:table-cell table:style-name="ce402" table:formula="of:=+[.Z82]" office:value-type="float" office:value="1" calcext:value-type="float">
            <text:p>1.0000</text:p>
          </table:table-cell>
          <table:table-cell table:style-name="ce402" table:formula="of:=+[.Y82]" office:value-type="float" office:value="1" calcext:value-type="float">
            <text:p>1.0000</text:p>
          </table:table-cell>
          <table:table-cell table:style-name="ce402" table:formula="of:=+[.AA8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72" table:formula="of:=+[.D83]+[.K83]" office:value-type="float" office:value="0.749511" calcext:value-type="float">
            <text:p>0.749511</text:p>
          </table:table-cell>
          <table:table-cell table:style-name="ce80" table:formula="of:=+[.E83]-[.J83]" office:value-type="float" office:value="-0.018705" calcext:value-type="float">
            <text:p>-0.018705</text:p>
          </table:table-cell>
          <table:table-cell table:style-name="ce88" table:formula="of:=+[.F83]+[.L83]" office:value-type="float" office:value="1.530361" calcext:value-type="float">
            <text:p>1.530361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441" table:formula="of:=+[.Q83]-[.N83]" office:value-type="float" office:value="0" calcext:value-type="float">
            <text:p>0.000000</text:p>
          </table:table-cell>
          <table:table-cell table:style-name="ce441" table:formula="of:=+[.R83]-[.O8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3]" office:value-type="float" office:value="0" calcext:value-type="float">
            <text:p>0.000</text:p>
          </table:table-cell>
          <table:table-cell table:style-name="ce246" table:formula="of:=+[.V83]" office:value-type="float" office:value="0" calcext:value-type="float">
            <text:p>0.000</text:p>
          </table:table-cell>
          <table:table-cell table:style-name="ce333" table:formula="of:=+[.X83]" office:value-type="float" office:value="0" calcext:value-type="float">
            <text:p>0.000</text:p>
          </table:table-cell>
          <table:table-cell table:style-name="ce402" table:formula="of:=+[.Z83]" office:value-type="float" office:value="1" calcext:value-type="float">
            <text:p>1.0000</text:p>
          </table:table-cell>
          <table:table-cell table:style-name="ce402" table:formula="of:=+[.Y83]" office:value-type="float" office:value="1" calcext:value-type="float">
            <text:p>1.0000</text:p>
          </table:table-cell>
          <table:table-cell table:style-name="ce402" table:formula="of:=+[.AA8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Index2Left</text:p>
          </table:table-cell>
          <table:table-cell table:style-name="ce153" office:value-type="string" calcext:value-type="string">
            <text:p>mHandIndex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72" table:formula="of:=+[.D84]+[.K84]" office:value-type="float" office:value="0.781511" calcext:value-type="float">
            <text:p>0.781511</text:p>
          </table:table-cell>
          <table:table-cell table:style-name="ce80" table:formula="of:=+[.E84]-[.J84]" office:value-type="float" office:value="-0.032705" calcext:value-type="float">
            <text:p>-0.032705</text:p>
          </table:table-cell>
          <table:table-cell table:style-name="ce88" table:formula="of:=+[.F84]+[.L84]" office:value-type="float" office:value="1.524361" calcext:value-type="float">
            <text:p>1.524361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441" table:formula="of:=+[.Q84]-[.N84]" office:value-type="float" office:value="0" calcext:value-type="float">
            <text:p>0.000000</text:p>
          </table:table-cell>
          <table:table-cell table:style-name="ce441" table:formula="of:=+[.R84]-[.O8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4]" office:value-type="float" office:value="0" calcext:value-type="float">
            <text:p>0.000</text:p>
          </table:table-cell>
          <table:table-cell table:style-name="ce246" table:formula="of:=+[.V84]" office:value-type="float" office:value="0" calcext:value-type="float">
            <text:p>0.000</text:p>
          </table:table-cell>
          <table:table-cell table:style-name="ce333" table:formula="of:=+[.X84]" office:value-type="float" office:value="0" calcext:value-type="float">
            <text:p>0.000</text:p>
          </table:table-cell>
          <table:table-cell table:style-name="ce402" table:formula="of:=+[.Z84]" office:value-type="float" office:value="1" calcext:value-type="float">
            <text:p>1.0000</text:p>
          </table:table-cell>
          <table:table-cell table:style-name="ce402" table:formula="of:=+[.Y84]" office:value-type="float" office:value="1" calcext:value-type="float">
            <text:p>1.0000</text:p>
          </table:table-cell>
          <table:table-cell table:style-name="ce402" table:formula="of:=+[.AA8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style-name="ce153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72" table:formula="of:=+[.D85]+[.K85]" office:value-type="float" office:value="0.806511" calcext:value-type="float">
            <text:p>0.806511</text:p>
          </table:table-cell>
          <table:table-cell table:style-name="ce80" table:formula="of:=+[.E85]-[.J85]" office:value-type="float" office:value="-0.043705" calcext:value-type="float">
            <text:p>-0.043705</text:p>
          </table:table-cell>
          <table:table-cell table:style-name="ce88" table:formula="of:=+[.F85]+[.L85]" office:value-type="float" office:value="1.520361" calcext:value-type="float">
            <text:p>1.520361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441" table:formula="of:=+[.Q85]-[.N85]" office:value-type="float" office:value="0" calcext:value-type="float">
            <text:p>0.000000</text:p>
          </table:table-cell>
          <table:table-cell table:style-name="ce441" table:formula="of:=+[.R85]-[.O8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5]" office:value-type="float" office:value="0" calcext:value-type="float">
            <text:p>0.000</text:p>
          </table:table-cell>
          <table:table-cell table:style-name="ce246" table:formula="of:=+[.V85]" office:value-type="float" office:value="0" calcext:value-type="float">
            <text:p>0.000</text:p>
          </table:table-cell>
          <table:table-cell table:style-name="ce333" table:formula="of:=+[.X85]" office:value-type="float" office:value="0" calcext:value-type="float">
            <text:p>0.000</text:p>
          </table:table-cell>
          <table:table-cell table:style-name="ce402" table:formula="of:=+[.Z85]" office:value-type="float" office:value="1" calcext:value-type="float">
            <text:p>1.0000</text:p>
          </table:table-cell>
          <table:table-cell table:style-name="ce402" table:formula="of:=+[.Y85]" office:value-type="float" office:value="1" calcext:value-type="float">
            <text:p>1.0000</text:p>
          </table:table-cell>
          <table:table-cell table:style-name="ce402" table:formula="of:=+[.AA8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Ring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72" table:formula="of:=+[.D86]+[.K86]" office:value-type="float" office:value="0.753511" calcext:value-type="float">
            <text:p>0.753511</text:p>
          </table:table-cell>
          <table:table-cell table:style-name="ce80" table:formula="of:=+[.E86]-[.J86]" office:value-type="float" office:value="0.059295" calcext:value-type="float">
            <text:p>0.059295</text:p>
          </table:table-cell>
          <table:table-cell table:style-name="ce88" table:formula="of:=+[.F86]+[.L86]" office:value-type="float" office:value="1.522361" calcext:value-type="float">
            <text:p>1.522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38" calcext:value-type="float">
            <text:p>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0.099" calcext:value-type="float">
            <text:p>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.099" calcext:value-type="float">
            <text:p>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441" table:formula="of:=+[.Q86]-[.N86]" office:value-type="float" office:value="0" calcext:value-type="float">
            <text:p>0.000000</text:p>
          </table:table-cell>
          <table:table-cell table:style-name="ce441" table:formula="of:=+[.R86]-[.O8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6]" office:value-type="float" office:value="0" calcext:value-type="float">
            <text:p>0.000</text:p>
          </table:table-cell>
          <table:table-cell table:style-name="ce246" table:formula="of:=+[.V86]" office:value-type="float" office:value="0" calcext:value-type="float">
            <text:p>0.000</text:p>
          </table:table-cell>
          <table:table-cell table:style-name="ce333" table:formula="of:=+[.X86]" office:value-type="float" office:value="0" calcext:value-type="float">
            <text:p>0.000</text:p>
          </table:table-cell>
          <table:table-cell table:style-name="ce402" table:formula="of:=+[.Z86]" office:value-type="float" office:value="1" calcext:value-type="float">
            <text:p>1.0000</text:p>
          </table:table-cell>
          <table:table-cell table:style-name="ce402" table:formula="of:=+[.Y86]" office:value-type="float" office:value="1" calcext:value-type="float">
            <text:p>1.0000</text:p>
          </table:table-cell>
          <table:table-cell table:style-name="ce402" table:formula="of:=+[.AA8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style-name="ce153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72" table:formula="of:=+[.D87]+[.K87]" office:value-type="float" office:value="0.793511" calcext:value-type="float">
            <text:p>0.793511</text:p>
          </table:table-cell>
          <table:table-cell table:style-name="ce80" table:formula="of:=+[.E87]-[.J87]" office:value-type="float" office:value="0.072295" calcext:value-type="float">
            <text:p>0.072295</text:p>
          </table:table-cell>
          <table:table-cell table:style-name="ce88" table:formula="of:=+[.F87]+[.L87]" office:value-type="float" office:value="1.513361" calcext:value-type="float">
            <text:p>1.513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441" table:formula="of:=+[.Q87]-[.N87]" office:value-type="float" office:value="0" calcext:value-type="float">
            <text:p>0.000000</text:p>
          </table:table-cell>
          <table:table-cell table:style-name="ce441" table:formula="of:=+[.R87]-[.O8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7]" office:value-type="float" office:value="0" calcext:value-type="float">
            <text:p>0.000</text:p>
          </table:table-cell>
          <table:table-cell table:style-name="ce246" table:formula="of:=+[.V87]" office:value-type="float" office:value="0" calcext:value-type="float">
            <text:p>0.000</text:p>
          </table:table-cell>
          <table:table-cell table:style-name="ce333" table:formula="of:=+[.X87]" office:value-type="float" office:value="0" calcext:value-type="float">
            <text:p>0.000</text:p>
          </table:table-cell>
          <table:table-cell table:style-name="ce402" table:formula="of:=+[.Z87]" office:value-type="float" office:value="1" calcext:value-type="float">
            <text:p>1.0000</text:p>
          </table:table-cell>
          <table:table-cell table:style-name="ce402" table:formula="of:=+[.Y87]" office:value-type="float" office:value="1" calcext:value-type="float">
            <text:p>1.0000</text:p>
          </table:table-cell>
          <table:table-cell table:style-name="ce402" table:formula="of:=+[.AA8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Ring3Left</text:p>
          </table:table-cell>
          <table:table-cell table:style-name="ce153" office:value-type="string" calcext:value-type="string">
            <text:p>mHandR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72" table:formula="of:=+[.D88]+[.K88]" office:value-type="float" office:value="0.821511" calcext:value-type="float">
            <text:p>0.821511</text:p>
          </table:table-cell>
          <table:table-cell table:style-name="ce80" table:formula="of:=+[.E88]-[.J88]" office:value-type="float" office:value="0.082295" calcext:value-type="float">
            <text:p>0.082295</text:p>
          </table:table-cell>
          <table:table-cell table:style-name="ce88" table:formula="of:=+[.F88]+[.L88]" office:value-type="float" office:value="1.507361" calcext:value-type="float">
            <text:p>1.507361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.028" calcext:value-type="float">
            <text:p>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441" table:formula="of:=+[.Q88]-[.N88]" office:value-type="float" office:value="0" calcext:value-type="float">
            <text:p>0.000000</text:p>
          </table:table-cell>
          <table:table-cell table:style-name="ce441" table:formula="of:=+[.R88]-[.O8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8]" office:value-type="float" office:value="0" calcext:value-type="float">
            <text:p>0.000</text:p>
          </table:table-cell>
          <table:table-cell table:style-name="ce246" table:formula="of:=+[.V88]" office:value-type="float" office:value="0" calcext:value-type="float">
            <text:p>0.000</text:p>
          </table:table-cell>
          <table:table-cell table:style-name="ce333" table:formula="of:=+[.X88]" office:value-type="float" office:value="0" calcext:value-type="float">
            <text:p>0.000</text:p>
          </table:table-cell>
          <table:table-cell table:style-name="ce402" table:formula="of:=+[.Z88]" office:value-type="float" office:value="1" calcext:value-type="float">
            <text:p>1.0000</text:p>
          </table:table-cell>
          <table:table-cell table:style-name="ce402" table:formula="of:=+[.Y88]" office:value-type="float" office:value="1" calcext:value-type="float">
            <text:p>1.0000</text:p>
          </table:table-cell>
          <table:table-cell table:style-name="ce402" table:formula="of:=+[.AA8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72" table:formula="of:=+[.D89]+[.K89]" office:value-type="float" office:value="0.736511" calcext:value-type="float">
            <text:p>0.736511</text:p>
          </table:table-cell>
          <table:table-cell table:style-name="ce80" table:formula="of:=+[.E89]-[.J89]" office:value-type="float" office:value="0.091295" calcext:value-type="float">
            <text:p>0.091295</text:p>
          </table:table-cell>
          <table:table-cell table:style-name="ce88" table:formula="of:=+[.F89]+[.L89]" office:value-type="float" office:value="1.518361" calcext:value-type="float">
            <text:p>1.518361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441" table:formula="of:=+[.Q89]-[.N89]" office:value-type="float" office:value="0" calcext:value-type="float">
            <text:p>0.000000</text:p>
          </table:table-cell>
          <table:table-cell table:style-name="ce441" table:formula="of:=+[.R89]-[.O8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89]" office:value-type="float" office:value="0" calcext:value-type="float">
            <text:p>0.000</text:p>
          </table:table-cell>
          <table:table-cell table:style-name="ce246" table:formula="of:=+[.V89]" office:value-type="float" office:value="0" calcext:value-type="float">
            <text:p>0.000</text:p>
          </table:table-cell>
          <table:table-cell table:style-name="ce333" table:formula="of:=+[.X89]" office:value-type="float" office:value="0" calcext:value-type="float">
            <text:p>0.000</text:p>
          </table:table-cell>
          <table:table-cell table:style-name="ce402" table:formula="of:=+[.Z89]" office:value-type="float" office:value="1" calcext:value-type="float">
            <text:p>1.0000</text:p>
          </table:table-cell>
          <table:table-cell table:style-name="ce402" table:formula="of:=+[.Y89]" office:value-type="float" office:value="1" calcext:value-type="float">
            <text:p>1.0000</text:p>
          </table:table-cell>
          <table:table-cell table:style-name="ce402" table:formula="of:=+[.AA8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Pinky2Left</text:p>
          </table:table-cell>
          <table:table-cell table:style-name="ce153" office:value-type="string" calcext:value-type="string">
            <text:p>mHandPinky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72" table:formula="of:=+[.D90]+[.K90]" office:value-type="float" office:value="0.754511" calcext:value-type="float">
            <text:p>0.754511</text:p>
          </table:table-cell>
          <table:table-cell table:style-name="ce80" table:formula="of:=+[.E90]-[.J90]" office:value-type="float" office:value="0.106295" calcext:value-type="float">
            <text:p>0.106295</text:p>
          </table:table-cell>
          <table:table-cell table:style-name="ce88" table:formula="of:=+[.F90]+[.L90]" office:value-type="float" office:value="1.514361" calcext:value-type="float">
            <text:p>1.514361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0.025" calcext:value-type="float">
            <text:p>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0.025" calcext:value-type="float">
            <text:p>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441" table:formula="of:=+[.Q90]-[.N90]" office:value-type="float" office:value="0" calcext:value-type="float">
            <text:p>0.000000</text:p>
          </table:table-cell>
          <table:table-cell table:style-name="ce441" table:formula="of:=+[.R90]-[.O9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0]" office:value-type="float" office:value="0" calcext:value-type="float">
            <text:p>0.000</text:p>
          </table:table-cell>
          <table:table-cell table:style-name="ce246" table:formula="of:=+[.V90]" office:value-type="float" office:value="0" calcext:value-type="float">
            <text:p>0.000</text:p>
          </table:table-cell>
          <table:table-cell table:style-name="ce333" table:formula="of:=+[.X90]" office:value-type="float" office:value="0" calcext:value-type="float">
            <text:p>0.000</text:p>
          </table:table-cell>
          <table:table-cell table:style-name="ce402" table:formula="of:=+[.Z90]" office:value-type="float" office:value="1" calcext:value-type="float">
            <text:p>1.0000</text:p>
          </table:table-cell>
          <table:table-cell table:style-name="ce402" table:formula="of:=+[.Y90]" office:value-type="float" office:value="1" calcext:value-type="float">
            <text:p>1.0000</text:p>
          </table:table-cell>
          <table:table-cell table:style-name="ce402" table:formula="of:=+[.AA9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style-name="ce153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72" table:formula="of:=+[.D91]+[.K91]" office:value-type="float" office:value="0.770511" calcext:value-type="float">
            <text:p>0.770511</text:p>
          </table:table-cell>
          <table:table-cell table:style-name="ce80" table:formula="of:=+[.E91]-[.J91]" office:value-type="float" office:value="0.119295" calcext:value-type="float">
            <text:p>0.119295</text:p>
          </table:table-cell>
          <table:table-cell table:style-name="ce88" table:formula="of:=+[.F91]+[.L91]" office:value-type="float" office:value="1.510361" calcext:value-type="float">
            <text:p>1.510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441" table:formula="of:=+[.Q91]-[.N91]" office:value-type="float" office:value="0" calcext:value-type="float">
            <text:p>0.000000</text:p>
          </table:table-cell>
          <table:table-cell table:style-name="ce441" table:formula="of:=+[.R91]-[.O9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1]" office:value-type="float" office:value="0" calcext:value-type="float">
            <text:p>0.000</text:p>
          </table:table-cell>
          <table:table-cell table:style-name="ce246" table:formula="of:=+[.V91]" office:value-type="float" office:value="0" calcext:value-type="float">
            <text:p>0.000</text:p>
          </table:table-cell>
          <table:table-cell table:style-name="ce333" table:formula="of:=+[.X91]" office:value-type="float" office:value="0" calcext:value-type="float">
            <text:p>0.000</text:p>
          </table:table-cell>
          <table:table-cell table:style-name="ce402" table:formula="of:=+[.Z91]" office:value-type="float" office:value="1" calcext:value-type="float">
            <text:p>1.0000</text:p>
          </table:table-cell>
          <table:table-cell table:style-name="ce402" table:formula="of:=+[.Y91]" office:value-type="float" office:value="1" calcext:value-type="float">
            <text:p>1.0000</text:p>
          </table:table-cell>
          <table:table-cell table:style-name="ce402" table:formula="of:=+[.AA9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Thumb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72" table:formula="of:=+[.D92]+[.K92]" office:value-type="float" office:value="0.674511" calcext:value-type="float">
            <text:p>0.674511</text:p>
          </table:table-cell>
          <table:table-cell table:style-name="ce80" table:formula="of:=+[.E92]-[.J92]" office:value-type="float" office:value="-0.022705" calcext:value-type="float">
            <text:p>-0.022705</text:p>
          </table:table-cell>
          <table:table-cell table:style-name="ce88" table:formula="of:=+[.F92]+[.L92]" office:value-type="float" office:value="1.525361" calcext:value-type="float">
            <text:p>1.525361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0.026" calcext:value-type="float">
            <text:p>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0.026" calcext:value-type="float">
            <text:p>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441" table:formula="of:=+[.Q92]-[.N92]" office:value-type="float" office:value="0" calcext:value-type="float">
            <text:p>0.000000</text:p>
          </table:table-cell>
          <table:table-cell table:style-name="ce441" table:formula="of:=+[.R92]-[.O9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2]" office:value-type="float" office:value="0" calcext:value-type="float">
            <text:p>0.000</text:p>
          </table:table-cell>
          <table:table-cell table:style-name="ce246" table:formula="of:=+[.V92]" office:value-type="float" office:value="0" calcext:value-type="float">
            <text:p>0.000</text:p>
          </table:table-cell>
          <table:table-cell table:style-name="ce333" table:formula="of:=+[.X92]" office:value-type="float" office:value="0" calcext:value-type="float">
            <text:p>0.000</text:p>
          </table:table-cell>
          <table:table-cell table:style-name="ce402" table:formula="of:=+[.Z92]" office:value-type="float" office:value="1" calcext:value-type="float">
            <text:p>1.0000</text:p>
          </table:table-cell>
          <table:table-cell table:style-name="ce402" table:formula="of:=+[.Y92]" office:value-type="float" office:value="1" calcext:value-type="float">
            <text:p>1.0000</text:p>
          </table:table-cell>
          <table:table-cell table:style-name="ce402" table:formula="of:=+[.AA9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style-name="ce153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72" table:formula="of:=+[.D93]+[.K93]" office:value-type="float" office:value="0.705511" calcext:value-type="float">
            <text:p>0.705511</text:p>
          </table:table-cell>
          <table:table-cell table:style-name="ce80" table:formula="of:=+[.E93]-[.J93]" office:value-type="float" office:value="-0.045705" calcext:value-type="float">
            <text:p>-0.045705</text:p>
          </table:table-cell>
          <table:table-cell table:style-name="ce88" table:formula="of:=+[.F93]+[.L93]" office:value-type="float" office:value="1.524361" calcext:value-type="float">
            <text:p>1.524361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441" table:formula="of:=+[.Q93]-[.N93]" office:value-type="float" office:value="0" calcext:value-type="float">
            <text:p>0.000000</text:p>
          </table:table-cell>
          <table:table-cell table:style-name="ce441" table:formula="of:=+[.R93]-[.O9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3]" office:value-type="float" office:value="0" calcext:value-type="float">
            <text:p>0.000</text:p>
          </table:table-cell>
          <table:table-cell table:style-name="ce246" table:formula="of:=+[.V93]" office:value-type="float" office:value="0" calcext:value-type="float">
            <text:p>0.000</text:p>
          </table:table-cell>
          <table:table-cell table:style-name="ce333" table:formula="of:=+[.X93]" office:value-type="float" office:value="0" calcext:value-type="float">
            <text:p>0.000</text:p>
          </table:table-cell>
          <table:table-cell table:style-name="ce402" table:formula="of:=+[.Z93]" office:value-type="float" office:value="1" calcext:value-type="float">
            <text:p>1.0000</text:p>
          </table:table-cell>
          <table:table-cell table:style-name="ce402" table:formula="of:=+[.Y93]" office:value-type="float" office:value="1" calcext:value-type="float">
            <text:p>1.0000</text:p>
          </table:table-cell>
          <table:table-cell table:style-name="ce402" table:formula="of:=+[.AA9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Thumb3Left</text:p>
          </table:table-cell>
          <table:table-cell table:style-name="ce153" office:value-type="string" calcext:value-type="string">
            <text:p>mHandThu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72" table:formula="of:=+[.D94]+[.K94]" office:value-type="float" office:value="0.730511" calcext:value-type="float">
            <text:p>0.730511</text:p>
          </table:table-cell>
          <table:table-cell table:style-name="ce80" table:formula="of:=+[.E94]-[.J94]" office:value-type="float" office:value="-0.060705" calcext:value-type="float">
            <text:p>-0.060705</text:p>
          </table:table-cell>
          <table:table-cell table:style-name="ce88" table:formula="of:=+[.F94]+[.L94]" office:value-type="float" office:value="1.523361" calcext:value-type="float">
            <text:p>1.52336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0.031" calcext:value-type="float">
            <text:p>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0.031" calcext:value-type="float">
            <text:p>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441" table:formula="of:=+[.Q94]-[.N94]" office:value-type="float" office:value="0" calcext:value-type="float">
            <text:p>0.000000</text:p>
          </table:table-cell>
          <table:table-cell table:style-name="ce441" table:formula="of:=+[.R94]-[.O9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4]" office:value-type="float" office:value="0" calcext:value-type="float">
            <text:p>0.000</text:p>
          </table:table-cell>
          <table:table-cell table:style-name="ce246" table:formula="of:=+[.V94]" office:value-type="float" office:value="0" calcext:value-type="float">
            <text:p>0.000</text:p>
          </table:table-cell>
          <table:table-cell table:style-name="ce333" table:formula="of:=+[.X94]" office:value-type="float" office:value="0" calcext:value-type="float">
            <text:p>0.000</text:p>
          </table:table-cell>
          <table:table-cell table:style-name="ce402" table:formula="of:=+[.Z94]" office:value-type="float" office:value="1" calcext:value-type="float">
            <text:p>1.0000</text:p>
          </table:table-cell>
          <table:table-cell table:style-name="ce402" table:formula="of:=+[.Y94]" office:value-type="float" office:value="1" calcext:value-type="float">
            <text:p>1.0000</text:p>
          </table:table-cell>
          <table:table-cell table:style-name="ce402" table:formula="of:=+[.AA9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95]" office:value-type="float" office:value="-0.085" calcext:value-type="float">
            <text:p>-0.085000</text:p>
          </table:table-cell>
          <table:table-cell table:style-name="ce80" table:formula="of:=+[.E$14]-[.M95]" office:value-type="float" office:value="0.036295" calcext:value-type="float">
            <text:p>0.036295</text:p>
          </table:table-cell>
          <table:table-cell table:style-name="ce88" table:formula="of:=+[.F$14]+[.O95]" office:value-type="float" office:value="1.521361" calcext:value-type="float">
            <text:p>1.521361</text:p>
          </table:table-cell>
          <table:table-cell table:style-name="ce72" table:formula="of:=+[.D95]+[.K95]" office:value-type="float" office:value="-0.164" calcext:value-type="float">
            <text:p>-0.164000</text:p>
          </table:table-cell>
          <table:table-cell table:style-name="ce80" table:formula="of:=+[.E95]-[.J95]" office:value-type="float" office:value="0.036295" calcext:value-type="float">
            <text:p>0.036295</text:p>
          </table:table-cell>
          <table:table-cell table:style-name="ce88" table:formula="of:=+[.F95]+[.L95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445" table:formula="of:=+[.Q95]-[.N95]" office:value-type="float" office:value="0" calcext:value-type="float">
            <text:p>0.000000</text:p>
          </table:table-cell>
          <table:table-cell table:style-name="ce441" table:formula="of:=+[.R95]-[.O95]" office:value-type="float" office:value="-0.00039599999999998" calcext:value-type="float">
            <text:p>-0.00039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5]" office:value-type="float" office:value="0" calcext:value-type="float">
            <text:p>0.000</text:p>
          </table:table-cell>
          <table:table-cell table:style-name="ce246" table:formula="of:=+[.V95]" office:value-type="float" office:value="0" calcext:value-type="float">
            <text:p>0.000</text:p>
          </table:table-cell>
          <table:table-cell table:style-name="ce333" table:formula="of:=+[.X95]" office:value-type="float" office:value="0" calcext:value-type="float">
            <text:p>0.000</text:p>
          </table:table-cell>
          <table:table-cell table:style-name="ce402" table:formula="of:=+[.Z95]" office:value-type="float" office:value="1" calcext:value-type="float">
            <text:p>1.0000</text:p>
          </table:table-cell>
          <table:table-cell table:style-name="ce402" table:formula="of:=+[.Y95]" office:value-type="float" office:value="1" calcext:value-type="float">
            <text:p>1.0000</text:p>
          </table:table-cell>
          <table:table-cell table:style-name="ce402" table:formula="of:=+[.AA9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R_CLAVICLE</text:p>
          </table:table-cell>
          <table:table-cell table:style-name="ce1" office:value-type="string" calcext:value-type="string">
            <text:p>mColla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73" table:formula="of:=+[.D96]+[.K96]" office:value-type="float" office:value="-0.185" calcext:value-type="float">
            <text:p>-0.185000</text:p>
          </table:table-cell>
          <table:table-cell table:style-name="ce81" table:formula="of:=+[.E96]-[.J96]" office:value-type="float" office:value="0.016295" calcext:value-type="float">
            <text:p>0.016295</text:p>
          </table:table-cell>
          <table:table-cell table:style-name="ce89" table:formula="of:=+[.F96]+[.L96]" office:value-type="float" office:value="1.541361" calcext:value-type="float">
            <text:p>1.541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6]" office:value-type="float" office:value="0" calcext:value-type="float">
            <text:p>0.000</text:p>
          </table:table-cell>
          <table:table-cell table:style-name="ce242" table:formula="of:=+[.V96]" office:value-type="float" office:value="0" calcext:value-type="float">
            <text:p>0.000</text:p>
          </table:table-cell>
          <table:table-cell table:style-name="ce308" table:formula="of:=+[.X96]" office:value-type="float" office:value="0" calcext:value-type="float">
            <text:p>0.000</text:p>
          </table:table-cell>
          <table:table-cell table:style-name="ce400" table:formula="of:=+[.Z96]" office:value-type="float" office:value="0.14" calcext:value-type="float">
            <text:p>0.1400</text:p>
          </table:table-cell>
          <table:table-cell table:style-name="ce400" table:formula="of:=+[.Y96]" office:value-type="float" office:value="0.07" calcext:value-type="float">
            <text:p>0.0700</text:p>
          </table:table-cell>
          <table:table-cell table:style-name="ce400" table:formula="of:=+[.AA96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style-name="ce153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72" table:formula="of:=+[.D97]+[.K97]" office:value-type="float" office:value="-0.411418" calcext:value-type="float">
            <text:p>-0.411418</text:p>
          </table:table-cell>
          <table:table-cell table:style-name="ce80" table:formula="of:=+[.E97]-[.J97]" office:value-type="float" office:value="0.036295" calcext:value-type="float">
            <text:p>0.036295</text:p>
          </table:table-cell>
          <table:table-cell table:style-name="ce88" table:formula="of:=+[.F97]+[.L97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449" table:formula="of:=+[.Q97]-[.N97]" office:value-type="float" office:value="0.000418000000000002" calcext:value-type="float">
            <text:p>0.000418</text:p>
          </table:table-cell>
          <table:table-cell table:style-name="ce441" table:formula="of:=+[.R97]-[.O9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7]" office:value-type="float" office:value="0" calcext:value-type="float">
            <text:p>0.000</text:p>
          </table:table-cell>
          <table:table-cell table:style-name="ce246" table:formula="of:=+[.V97]" office:value-type="float" office:value="0" calcext:value-type="float">
            <text:p>0.000</text:p>
          </table:table-cell>
          <table:table-cell table:style-name="ce333" table:formula="of:=+[.X97]" office:value-type="float" office:value="0" calcext:value-type="float">
            <text:p>0.000</text:p>
          </table:table-cell>
          <table:table-cell table:style-name="ce402" table:formula="of:=+[.Z97]" office:value-type="float" office:value="1" calcext:value-type="float">
            <text:p>1.0000</text:p>
          </table:table-cell>
          <table:table-cell table:style-name="ce402" table:formula="of:=+[.Y97]" office:value-type="float" office:value="1" calcext:value-type="float">
            <text:p>1.0000</text:p>
          </table:table-cell>
          <table:table-cell table:style-name="ce402" table:formula="of:=+[.AA9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R_UPPER_ARM</text:p>
          </table:table-cell>
          <table:table-cell table:style-name="ce1" office:value-type="string" calcext:value-type="string">
            <text:p>mShoulder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73" table:formula="of:=+[.D98]+[.K98]" office:value-type="float" office:value="-0.414418" calcext:value-type="float">
            <text:p>-0.414418</text:p>
          </table:table-cell>
          <table:table-cell table:style-name="ce81" table:formula="of:=+[.E98]-[.J98]" office:value-type="float" office:value="0.036295" calcext:value-type="float">
            <text:p>0.036295</text:p>
          </table:table-cell>
          <table:table-cell table:style-name="ce89" table:formula="of:=+[.F98]+[.L98]" office:value-type="float" office:value="1.528361" calcext:value-type="float">
            <text:p>1.528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3" calcext:value-type="float">
            <text:p>-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2" calcext:value-type="float">
            <text:p>-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5" calcext:value-type="float">
            <text:p>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table:formula="of:=+[.W98]" office:value-type="float" office:value="0" calcext:value-type="float">
            <text:p>0.000</text:p>
          </table:table-cell>
          <table:table-cell table:style-name="ce242" table:formula="of:=+[.V98]" office:value-type="float" office:value="5" calcext:value-type="float">
            <text:p>5.000</text:p>
          </table:table-cell>
          <table:table-cell table:style-name="ce308" table:formula="of:=+[.X98]" office:value-type="float" office:value="0" calcext:value-type="float">
            <text:p>0.000</text:p>
          </table:table-cell>
          <table:table-cell table:style-name="ce400" table:formula="of:=+[.Z98]" office:value-type="float" office:value="0.17" calcext:value-type="float">
            <text:p>0.1700</text:p>
          </table:table-cell>
          <table:table-cell table:style-name="ce400" table:formula="of:=+[.Y98]" office:value-type="float" office:value="0.05" calcext:value-type="float">
            <text:p>0.0500</text:p>
          </table:table-cell>
          <table:table-cell table:style-name="ce400" table:formula="of:=+[.AA98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style-name="ce153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72" table:formula="of:=+[.D99]+[.K99]" office:value-type="float" office:value="-0.617418" calcext:value-type="float">
            <text:p>-0.617418</text:p>
          </table:table-cell>
          <table:table-cell table:style-name="ce80" table:formula="of:=+[.E99]-[.J99]" office:value-type="float" office:value="0.036295" calcext:value-type="float">
            <text:p>0.036295</text:p>
          </table:table-cell>
          <table:table-cell table:style-name="ce88" table:formula="of:=+[.F99]+[.L99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441" table:formula="of:=+[.Q99]-[.N99]" office:value-type="float" office:value="0" calcext:value-type="float">
            <text:p>0.000000</text:p>
          </table:table-cell>
          <table:table-cell table:style-name="ce441" table:formula="of:=+[.R99]-[.O9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99]" office:value-type="float" office:value="0" calcext:value-type="float">
            <text:p>0.000</text:p>
          </table:table-cell>
          <table:table-cell table:style-name="ce246" table:formula="of:=+[.V99]" office:value-type="float" office:value="0" calcext:value-type="float">
            <text:p>0.000</text:p>
          </table:table-cell>
          <table:table-cell table:style-name="ce333" table:formula="of:=+[.X99]" office:value-type="float" office:value="0" calcext:value-type="float">
            <text:p>0.000</text:p>
          </table:table-cell>
          <table:table-cell table:style-name="ce402" table:formula="of:=+[.Z99]" office:value-type="float" office:value="1" calcext:value-type="float">
            <text:p>1.0000</text:p>
          </table:table-cell>
          <table:table-cell table:style-name="ce402" table:formula="of:=+[.Y99]" office:value-type="float" office:value="1" calcext:value-type="float">
            <text:p>1.0000</text:p>
          </table:table-cell>
          <table:table-cell table:style-name="ce402" table:formula="of:=+[.AA9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R_LOWER_ARM</text:p>
          </table:table-cell>
          <table:table-cell table:style-name="ce1" office:value-type="string" calcext:value-type="string">
            <text:p>mElbow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73" table:formula="of:=+[.D100]+[.K100]" office:value-type="float" office:value="-0.612418" calcext:value-type="float">
            <text:p>-0.612418</text:p>
          </table:table-cell>
          <table:table-cell table:style-name="ce81" table:formula="of:=+[.E100]-[.J100]" office:value-type="float" office:value="0.036295" calcext:value-type="float">
            <text:p>0.036295</text:p>
          </table:table-cell>
          <table:table-cell table:style-name="ce89" table:formula="of:=+[.F100]+[.L100]" office:value-type="float" office:value="1.520361" calcext:value-type="float">
            <text:p>1.520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table:formula="of:=+[.W100]" office:value-type="float" office:value="0" calcext:value-type="float">
            <text:p>0.000</text:p>
          </table:table-cell>
          <table:table-cell table:style-name="ce242" table:formula="of:=+[.V100]" office:value-type="float" office:value="3" calcext:value-type="float">
            <text:p>3.000</text:p>
          </table:table-cell>
          <table:table-cell table:style-name="ce308" table:formula="of:=+[.X100]" office:value-type="float" office:value="0" calcext:value-type="float">
            <text:p>0.000</text:p>
          </table:table-cell>
          <table:table-cell table:style-name="ce400" table:formula="of:=+[.Z100]" office:value-type="float" office:value="0.14" calcext:value-type="float">
            <text:p>0.1400</text:p>
          </table:table-cell>
          <table:table-cell table:style-name="ce400" table:formula="of:=+[.Y100]" office:value-type="float" office:value="0.04" calcext:value-type="float">
            <text:p>0.0400</text:p>
          </table:table-cell>
          <table:table-cell table:style-name="ce400" table:formula="of:=+[.AA100]" office:value-type="float" office:value="0.04" calcext:value-type="float">
            <text:p>0.04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style-name="ce153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72" table:formula="of:=+[.D101]+[.K101]" office:value-type="float" office:value="-0.677418" calcext:value-type="float">
            <text:p>-0.677418</text:p>
          </table:table-cell>
          <table:table-cell table:style-name="ce80" table:formula="of:=+[.E101]-[.J101]" office:value-type="float" office:value="0.036295" calcext:value-type="float">
            <text:p>0.036295</text:p>
          </table:table-cell>
          <table:table-cell table:style-name="ce88" table:formula="of:=+[.F101]+[.L101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450" table:formula="of:=+[.Q101]-[.N101]" office:value-type="float" office:value="0" calcext:value-type="float">
            <text:p>0.000000</text:p>
          </table:table-cell>
          <table:table-cell table:style-name="ce441" table:formula="of:=+[.R101]-[.O10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1]" office:value-type="float" office:value="0" calcext:value-type="float">
            <text:p>0.000</text:p>
          </table:table-cell>
          <table:table-cell table:style-name="ce246" table:formula="of:=+[.V101]" office:value-type="float" office:value="0" calcext:value-type="float">
            <text:p>0.000</text:p>
          </table:table-cell>
          <table:table-cell table:style-name="ce333" table:formula="of:=+[.X101]" office:value-type="float" office:value="0" calcext:value-type="float">
            <text:p>0.000</text:p>
          </table:table-cell>
          <table:table-cell table:style-name="ce402" table:formula="of:=+[.Z101]" office:value-type="float" office:value="1" calcext:value-type="float">
            <text:p>1.0000</text:p>
          </table:table-cell>
          <table:table-cell table:style-name="ce402" table:formula="of:=+[.Y101]" office:value-type="float" office:value="1" calcext:value-type="float">
            <text:p>1.0000</text:p>
          </table:table-cell>
          <table:table-cell table:style-name="ce402" table:formula="of:=+[.AA10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R_HAND</text:p>
          </table:table-cell>
          <table:table-cell table:style-name="ce132" office:value-type="string" calcext:value-type="string">
            <text:p>mWrist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73" table:formula="of:=+[.D102]+[.K102]" office:value-type="float" office:value="-0.716418" calcext:value-type="float">
            <text:p>-0.716418</text:p>
          </table:table-cell>
          <table:table-cell table:style-name="ce81" table:formula="of:=+[.E102]-[.J102]" office:value-type="float" office:value="0.021295" calcext:value-type="float">
            <text:p>0.021295</text:p>
          </table:table-cell>
          <table:table-cell table:style-name="ce89" table:formula="of:=+[.F102]+[.L102]" office:value-type="float" office:value="1.520361" calcext:value-type="float">
            <text:p>1.520361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-0.049" calcext:value-type="float">
            <text:p>-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10" calcext:value-type="float">
            <text:p>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W102]" office:value-type="float" office:value="0" calcext:value-type="float">
            <text:p>0.000</text:p>
          </table:table-cell>
          <table:table-cell table:style-name="ce242" table:formula="of:=+[.V102]" office:value-type="float" office:value="3" calcext:value-type="float">
            <text:p>3.000</text:p>
          </table:table-cell>
          <table:table-cell table:style-name="ce308" table:formula="of:=+[.X102]" office:value-type="float" office:value="10" calcext:value-type="float">
            <text:p>10.000</text:p>
          </table:table-cell>
          <table:table-cell table:style-name="ce400" table:formula="of:=+[.Z102]" office:value-type="float" office:value="0.08" calcext:value-type="float">
            <text:p>0.0800</text:p>
          </table:table-cell>
          <table:table-cell table:style-name="ce400" table:formula="of:=+[.Y102]" office:value-type="float" office:value="0.05" calcext:value-type="float">
            <text:p>0.0500</text:p>
          </table:table-cell>
          <table:table-cell table:style-name="ce400" table:formula="of:=+[.AA102]" office:value-type="float" office:value="0.03" calcext:value-type="float">
            <text:p>0.03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72" table:formula="of:=+[.D103]+[.K103]" office:value-type="float" office:value="-0.758418" calcext:value-type="float">
            <text:p>-0.758418</text:p>
          </table:table-cell>
          <table:table-cell table:style-name="ce80" table:formula="of:=+[.E103]-[.J103]" office:value-type="float" office:value="0.024295" calcext:value-type="float">
            <text:p>0.024295</text:p>
          </table:table-cell>
          <table:table-cell table:style-name="ce88" table:formula="of:=+[.F103]+[.L103]" office:value-type="float" office:value="1.530361" calcext:value-type="float">
            <text:p>1.530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441" table:formula="of:=+[.Q103]-[.N103]" office:value-type="float" office:value="0" calcext:value-type="float">
            <text:p>0.000000</text:p>
          </table:table-cell>
          <table:table-cell table:style-name="ce441" table:formula="of:=+[.R103]-[.O10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3]" office:value-type="float" office:value="0" calcext:value-type="float">
            <text:p>0.000</text:p>
          </table:table-cell>
          <table:table-cell table:style-name="ce246" table:formula="of:=+[.V103]" office:value-type="float" office:value="0" calcext:value-type="float">
            <text:p>0.000</text:p>
          </table:table-cell>
          <table:table-cell table:style-name="ce333" table:formula="of:=+[.X103]" office:value-type="float" office:value="0" calcext:value-type="float">
            <text:p>0.000</text:p>
          </table:table-cell>
          <table:table-cell table:style-name="ce402" table:formula="of:=+[.Z103]" office:value-type="float" office:value="1" calcext:value-type="float">
            <text:p>1.0000</text:p>
          </table:table-cell>
          <table:table-cell table:style-name="ce402" table:formula="of:=+[.Y103]" office:value-type="float" office:value="1" calcext:value-type="float">
            <text:p>1.0000</text:p>
          </table:table-cell>
          <table:table-cell table:style-name="ce402" table:formula="of:=+[.AA10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Middle2Right</text:p>
          </table:table-cell>
          <table:table-cell table:style-name="ce153" office:value-type="string" calcext:value-type="string">
            <text:p>mHandMiddle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72" table:formula="of:=+[.D104]+[.K104]" office:value-type="float" office:value="-0.807418" calcext:value-type="float">
            <text:p>-0.807418</text:p>
          </table:table-cell>
          <table:table-cell table:style-name="ce80" table:formula="of:=+[.E104]-[.J104]" office:value-type="float" office:value="0.025295" calcext:value-type="float">
            <text:p>0.025295</text:p>
          </table:table-cell>
          <table:table-cell table:style-name="ce88" table:formula="of:=+[.F104]+[.L104]" office:value-type="float" office:value="1.522361" calcext:value-type="float">
            <text:p>1.522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9" calcext:value-type="float">
            <text:p>-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441" table:formula="of:=+[.Q104]-[.N104]" office:value-type="float" office:value="0" calcext:value-type="float">
            <text:p>0.000000</text:p>
          </table:table-cell>
          <table:table-cell table:style-name="ce441" table:formula="of:=+[.R104]-[.O10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4]" office:value-type="float" office:value="0" calcext:value-type="float">
            <text:p>0.000</text:p>
          </table:table-cell>
          <table:table-cell table:style-name="ce246" table:formula="of:=+[.V104]" office:value-type="float" office:value="0" calcext:value-type="float">
            <text:p>0.000</text:p>
          </table:table-cell>
          <table:table-cell table:style-name="ce333" table:formula="of:=+[.X104]" office:value-type="float" office:value="0" calcext:value-type="float">
            <text:p>0.000</text:p>
          </table:table-cell>
          <table:table-cell table:style-name="ce402" table:formula="of:=+[.Z104]" office:value-type="float" office:value="1" calcext:value-type="float">
            <text:p>1.0000</text:p>
          </table:table-cell>
          <table:table-cell table:style-name="ce402" table:formula="of:=+[.Y104]" office:value-type="float" office:value="1" calcext:value-type="float">
            <text:p>1.0000</text:p>
          </table:table-cell>
          <table:table-cell table:style-name="ce402" table:formula="of:=+[.AA10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style-name="ce153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72" table:formula="of:=+[.D105]+[.K105]" office:value-type="float" office:value="-0.840418" calcext:value-type="float">
            <text:p>-0.840418</text:p>
          </table:table-cell>
          <table:table-cell table:style-name="ce80" table:formula="of:=+[.E105]-[.J105]" office:value-type="float" office:value="0.027295" calcext:value-type="float">
            <text:p>0.027295</text:p>
          </table:table-cell>
          <table:table-cell table:style-name="ce88" table:formula="of:=+[.F105]+[.L105]" office:value-type="float" office:value="1.516361" calcext:value-type="float">
            <text:p>1.516361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441" table:formula="of:=+[.Q105]-[.N105]" office:value-type="float" office:value="0" calcext:value-type="float">
            <text:p>0.000000</text:p>
          </table:table-cell>
          <table:table-cell table:style-name="ce441" table:formula="of:=+[.R105]-[.O10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5]" office:value-type="float" office:value="0" calcext:value-type="float">
            <text:p>0.000</text:p>
          </table:table-cell>
          <table:table-cell table:style-name="ce246" table:formula="of:=+[.V105]" office:value-type="float" office:value="0" calcext:value-type="float">
            <text:p>0.000</text:p>
          </table:table-cell>
          <table:table-cell table:style-name="ce333" table:formula="of:=+[.X105]" office:value-type="float" office:value="0" calcext:value-type="float">
            <text:p>0.000</text:p>
          </table:table-cell>
          <table:table-cell table:style-name="ce402" table:formula="of:=+[.Z105]" office:value-type="float" office:value="1" calcext:value-type="float">
            <text:p>1.0000</text:p>
          </table:table-cell>
          <table:table-cell table:style-name="ce402" table:formula="of:=+[.Y105]" office:value-type="float" office:value="1" calcext:value-type="float">
            <text:p>1.0000</text:p>
          </table:table-cell>
          <table:table-cell table:style-name="ce402" table:formula="of:=+[.AA10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Index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72" table:formula="of:=+[.D106]+[.K106]" office:value-type="float" office:value="-0.750418" calcext:value-type="float">
            <text:p>-0.750418</text:p>
          </table:table-cell>
          <table:table-cell table:style-name="ce80" table:formula="of:=+[.E106]-[.J106]" office:value-type="float" office:value="-0.018705" calcext:value-type="float">
            <text:p>-0.018705</text:p>
          </table:table-cell>
          <table:table-cell table:style-name="ce88" table:formula="of:=+[.F106]+[.L106]" office:value-type="float" office:value="1.530361" calcext:value-type="float">
            <text:p>1.530361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-0.036" calcext:value-type="float">
            <text:p>-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-0.097" calcext:value-type="float">
            <text:p>-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-0.097" calcext:value-type="float">
            <text:p>-0.097</text:p>
          </table:table-cell>
          <table:table-cell table:style-name="ce333" office:value-type="float" office:value="0.015" calcext:value-type="float">
            <text:p>0.015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441" table:formula="of:=+[.Q106]-[.N106]" office:value-type="float" office:value="0" calcext:value-type="float">
            <text:p>0.000000</text:p>
          </table:table-cell>
          <table:table-cell table:style-name="ce441" table:formula="of:=+[.R106]-[.O10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6]" office:value-type="float" office:value="0" calcext:value-type="float">
            <text:p>0.000</text:p>
          </table:table-cell>
          <table:table-cell table:style-name="ce246" table:formula="of:=+[.V106]" office:value-type="float" office:value="0" calcext:value-type="float">
            <text:p>0.000</text:p>
          </table:table-cell>
          <table:table-cell table:style-name="ce333" table:formula="of:=+[.X106]" office:value-type="float" office:value="0" calcext:value-type="float">
            <text:p>0.000</text:p>
          </table:table-cell>
          <table:table-cell table:style-name="ce402" table:formula="of:=+[.Z106]" office:value-type="float" office:value="1" calcext:value-type="float">
            <text:p>1.0000</text:p>
          </table:table-cell>
          <table:table-cell table:style-name="ce402" table:formula="of:=+[.Y106]" office:value-type="float" office:value="1" calcext:value-type="float">
            <text:p>1.0000</text:p>
          </table:table-cell>
          <table:table-cell table:style-name="ce402" table:formula="of:=+[.AA10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style-name="ce153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72" table:formula="of:=+[.D107]+[.K107]" office:value-type="float" office:value="-0.782418" calcext:value-type="float">
            <text:p>-0.782418</text:p>
          </table:table-cell>
          <table:table-cell table:style-name="ce80" table:formula="of:=+[.E107]-[.J107]" office:value-type="float" office:value="-0.032705" calcext:value-type="float">
            <text:p>-0.032705</text:p>
          </table:table-cell>
          <table:table-cell table:style-name="ce88" table:formula="of:=+[.F107]+[.L107]" office:value-type="float" office:value="1.524361" calcext:value-type="float">
            <text:p>1.524361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441" table:formula="of:=+[.Q107]-[.N107]" office:value-type="float" office:value="0" calcext:value-type="float">
            <text:p>0.000000</text:p>
          </table:table-cell>
          <table:table-cell table:style-name="ce441" table:formula="of:=+[.R107]-[.O10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7]" office:value-type="float" office:value="0" calcext:value-type="float">
            <text:p>0.000</text:p>
          </table:table-cell>
          <table:table-cell table:style-name="ce246" table:formula="of:=+[.V107]" office:value-type="float" office:value="0" calcext:value-type="float">
            <text:p>0.000</text:p>
          </table:table-cell>
          <table:table-cell table:style-name="ce333" table:formula="of:=+[.X107]" office:value-type="float" office:value="0" calcext:value-type="float">
            <text:p>0.000</text:p>
          </table:table-cell>
          <table:table-cell table:style-name="ce402" table:formula="of:=+[.Z107]" office:value-type="float" office:value="1" calcext:value-type="float">
            <text:p>1.0000</text:p>
          </table:table-cell>
          <table:table-cell table:style-name="ce402" table:formula="of:=+[.Y107]" office:value-type="float" office:value="1" calcext:value-type="float">
            <text:p>1.0000</text:p>
          </table:table-cell>
          <table:table-cell table:style-name="ce402" table:formula="of:=+[.AA10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Index3Right</text:p>
          </table:table-cell>
          <table:table-cell table:style-name="ce153" office:value-type="string" calcext:value-type="string">
            <text:p>mHandIndex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72" table:formula="of:=+[.D108]+[.K108]" office:value-type="float" office:value="-0.807418" calcext:value-type="float">
            <text:p>-0.807418</text:p>
          </table:table-cell>
          <table:table-cell table:style-name="ce80" table:formula="of:=+[.E108]-[.J108]" office:value-type="float" office:value="-0.043705" calcext:value-type="float">
            <text:p>-0.043705</text:p>
          </table:table-cell>
          <table:table-cell table:style-name="ce88" table:formula="of:=+[.F108]+[.L108]" office:value-type="float" office:value="1.520361" calcext:value-type="float">
            <text:p>1.520361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441" table:formula="of:=+[.Q108]-[.N108]" office:value-type="float" office:value="0" calcext:value-type="float">
            <text:p>0.000000</text:p>
          </table:table-cell>
          <table:table-cell table:style-name="ce441" table:formula="of:=+[.R108]-[.O10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8]" office:value-type="float" office:value="0" calcext:value-type="float">
            <text:p>0.000</text:p>
          </table:table-cell>
          <table:table-cell table:style-name="ce246" table:formula="of:=+[.V108]" office:value-type="float" office:value="0" calcext:value-type="float">
            <text:p>0.000</text:p>
          </table:table-cell>
          <table:table-cell table:style-name="ce333" table:formula="of:=+[.X108]" office:value-type="float" office:value="0" calcext:value-type="float">
            <text:p>0.000</text:p>
          </table:table-cell>
          <table:table-cell table:style-name="ce402" table:formula="of:=+[.Z108]" office:value-type="float" office:value="1" calcext:value-type="float">
            <text:p>1.0000</text:p>
          </table:table-cell>
          <table:table-cell table:style-name="ce402" table:formula="of:=+[.Y108]" office:value-type="float" office:value="1" calcext:value-type="float">
            <text:p>1.0000</text:p>
          </table:table-cell>
          <table:table-cell table:style-name="ce402" table:formula="of:=+[.AA10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72" table:formula="of:=+[.D109]+[.K109]" office:value-type="float" office:value="-0.754418" calcext:value-type="float">
            <text:p>-0.754418</text:p>
          </table:table-cell>
          <table:table-cell table:style-name="ce80" table:formula="of:=+[.E109]-[.J109]" office:value-type="float" office:value="0.059295" calcext:value-type="float">
            <text:p>0.059295</text:p>
          </table:table-cell>
          <table:table-cell table:style-name="ce88" table:formula="of:=+[.F109]+[.L109]" office:value-type="float" office:value="1.522361" calcext:value-type="float">
            <text:p>1.522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441" table:formula="of:=+[.Q109]-[.N109]" office:value-type="float" office:value="0" calcext:value-type="float">
            <text:p>0.000000</text:p>
          </table:table-cell>
          <table:table-cell table:style-name="ce441" table:formula="of:=+[.R109]-[.O10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09]" office:value-type="float" office:value="0" calcext:value-type="float">
            <text:p>0.000</text:p>
          </table:table-cell>
          <table:table-cell table:style-name="ce246" table:formula="of:=+[.V109]" office:value-type="float" office:value="0" calcext:value-type="float">
            <text:p>0.000</text:p>
          </table:table-cell>
          <table:table-cell table:style-name="ce333" table:formula="of:=+[.X109]" office:value-type="float" office:value="0" calcext:value-type="float">
            <text:p>0.000</text:p>
          </table:table-cell>
          <table:table-cell table:style-name="ce402" table:formula="of:=+[.Z109]" office:value-type="float" office:value="1" calcext:value-type="float">
            <text:p>1.0000</text:p>
          </table:table-cell>
          <table:table-cell table:style-name="ce402" table:formula="of:=+[.Y109]" office:value-type="float" office:value="1" calcext:value-type="float">
            <text:p>1.0000</text:p>
          </table:table-cell>
          <table:table-cell table:style-name="ce402" table:formula="of:=+[.AA10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Ring2Right</text:p>
          </table:table-cell>
          <table:table-cell table:style-name="ce153" office:value-type="string" calcext:value-type="string">
            <text:p>mHandR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72" table:formula="of:=+[.D110]+[.K110]" office:value-type="float" office:value="-0.794418" calcext:value-type="float">
            <text:p>-0.794418</text:p>
          </table:table-cell>
          <table:table-cell table:style-name="ce80" table:formula="of:=+[.E110]-[.J110]" office:value-type="float" office:value="0.072295" calcext:value-type="float">
            <text:p>0.072295</text:p>
          </table:table-cell>
          <table:table-cell table:style-name="ce88" table:formula="of:=+[.F110]+[.L110]" office:value-type="float" office:value="1.513361" calcext:value-type="float">
            <text:p>1.513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38" calcext:value-type="float">
            <text:p>-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38" calcext:value-type="float">
            <text:p>-0.038</text:p>
          </table:table-cell>
          <table:table-cell table:style-name="ce333" office:value-type="float" office:value="-0.008" calcext:value-type="float">
            <text:p>-0.008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441" table:formula="of:=+[.Q110]-[.N110]" office:value-type="float" office:value="0" calcext:value-type="float">
            <text:p>0.000000</text:p>
          </table:table-cell>
          <table:table-cell table:style-name="ce441" table:formula="of:=+[.R110]-[.O11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0]" office:value-type="float" office:value="0" calcext:value-type="float">
            <text:p>0.000</text:p>
          </table:table-cell>
          <table:table-cell table:style-name="ce246" table:formula="of:=+[.V110]" office:value-type="float" office:value="0" calcext:value-type="float">
            <text:p>0.000</text:p>
          </table:table-cell>
          <table:table-cell table:style-name="ce333" table:formula="of:=+[.X110]" office:value-type="float" office:value="0" calcext:value-type="float">
            <text:p>0.000</text:p>
          </table:table-cell>
          <table:table-cell table:style-name="ce402" table:formula="of:=+[.Z110]" office:value-type="float" office:value="1" calcext:value-type="float">
            <text:p>1.0000</text:p>
          </table:table-cell>
          <table:table-cell table:style-name="ce402" table:formula="of:=+[.Y110]" office:value-type="float" office:value="1" calcext:value-type="float">
            <text:p>1.0000</text:p>
          </table:table-cell>
          <table:table-cell table:style-name="ce402" table:formula="of:=+[.AA11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style-name="ce153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72" table:formula="of:=+[.D111]+[.K111]" office:value-type="float" office:value="-0.822418" calcext:value-type="float">
            <text:p>-0.822418</text:p>
          </table:table-cell>
          <table:table-cell table:style-name="ce80" table:formula="of:=+[.E111]-[.J111]" office:value-type="float" office:value="0.082295" calcext:value-type="float">
            <text:p>0.082295</text:p>
          </table:table-cell>
          <table:table-cell table:style-name="ce88" table:formula="of:=+[.F111]+[.L111]" office:value-type="float" office:value="1.507361" calcext:value-type="float">
            <text:p>1.507361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441" table:formula="of:=+[.Q111]-[.N111]" office:value-type="float" office:value="0" calcext:value-type="float">
            <text:p>0.000000</text:p>
          </table:table-cell>
          <table:table-cell table:style-name="ce441" table:formula="of:=+[.R111]-[.O11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1]" office:value-type="float" office:value="0" calcext:value-type="float">
            <text:p>0.000</text:p>
          </table:table-cell>
          <table:table-cell table:style-name="ce246" table:formula="of:=+[.V111]" office:value-type="float" office:value="0" calcext:value-type="float">
            <text:p>0.000</text:p>
          </table:table-cell>
          <table:table-cell table:style-name="ce333" table:formula="of:=+[.X111]" office:value-type="float" office:value="0" calcext:value-type="float">
            <text:p>0.000</text:p>
          </table:table-cell>
          <table:table-cell table:style-name="ce402" table:formula="of:=+[.Z111]" office:value-type="float" office:value="1" calcext:value-type="float">
            <text:p>1.0000</text:p>
          </table:table-cell>
          <table:table-cell table:style-name="ce402" table:formula="of:=+[.Y111]" office:value-type="float" office:value="1" calcext:value-type="float">
            <text:p>1.0000</text:p>
          </table:table-cell>
          <table:table-cell table:style-name="ce402" table:formula="of:=+[.AA11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Pinky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72" table:formula="of:=+[.D112]+[.K112]" office:value-type="float" office:value="-0.737418" calcext:value-type="float">
            <text:p>-0.737418</text:p>
          </table:table-cell>
          <table:table-cell table:style-name="ce80" table:formula="of:=+[.E112]-[.J112]" office:value-type="float" office:value="0.091295" calcext:value-type="float">
            <text:p>0.091295</text:p>
          </table:table-cell>
          <table:table-cell table:style-name="ce88" table:formula="of:=+[.F112]+[.L112]" office:value-type="float" office:value="1.518361" calcext:value-type="float">
            <text:p>1.518361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-0.095" calcext:value-type="float">
            <text:p>-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-0.095" calcext:value-type="float">
            <text:p>-0.095</text:p>
          </table:table-cell>
          <table:table-cell table:style-name="ce333" office:value-type="float" office:value="0.003" calcext:value-type="float">
            <text:p>0.003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441" table:formula="of:=+[.Q112]-[.N112]" office:value-type="float" office:value="0" calcext:value-type="float">
            <text:p>0.000000</text:p>
          </table:table-cell>
          <table:table-cell table:style-name="ce441" table:formula="of:=+[.R112]-[.O11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2]" office:value-type="float" office:value="0" calcext:value-type="float">
            <text:p>0.000</text:p>
          </table:table-cell>
          <table:table-cell table:style-name="ce246" table:formula="of:=+[.V112]" office:value-type="float" office:value="0" calcext:value-type="float">
            <text:p>0.000</text:p>
          </table:table-cell>
          <table:table-cell table:style-name="ce333" table:formula="of:=+[.X112]" office:value-type="float" office:value="0" calcext:value-type="float">
            <text:p>0.000</text:p>
          </table:table-cell>
          <table:table-cell table:style-name="ce402" table:formula="of:=+[.Z112]" office:value-type="float" office:value="1" calcext:value-type="float">
            <text:p>1.0000</text:p>
          </table:table-cell>
          <table:table-cell table:style-name="ce402" table:formula="of:=+[.Y112]" office:value-type="float" office:value="1" calcext:value-type="float">
            <text:p>1.0000</text:p>
          </table:table-cell>
          <table:table-cell table:style-name="ce402" table:formula="of:=+[.AA11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style-name="ce153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72" table:formula="of:=+[.D113]+[.K113]" office:value-type="float" office:value="-0.755418" calcext:value-type="float">
            <text:p>-0.755418</text:p>
          </table:table-cell>
          <table:table-cell table:style-name="ce80" table:formula="of:=+[.E113]-[.J113]" office:value-type="float" office:value="0.106295" calcext:value-type="float">
            <text:p>0.106295</text:p>
          </table:table-cell>
          <table:table-cell table:style-name="ce88" table:formula="of:=+[.F113]+[.L113]" office:value-type="float" office:value="1.514361" calcext:value-type="float">
            <text:p>1.514361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441" table:formula="of:=+[.Q113]-[.N113]" office:value-type="float" office:value="0" calcext:value-type="float">
            <text:p>0.000000</text:p>
          </table:table-cell>
          <table:table-cell table:style-name="ce441" table:formula="of:=+[.R113]-[.O11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3]" office:value-type="float" office:value="0" calcext:value-type="float">
            <text:p>0.000</text:p>
          </table:table-cell>
          <table:table-cell table:style-name="ce246" table:formula="of:=+[.V113]" office:value-type="float" office:value="0" calcext:value-type="float">
            <text:p>0.000</text:p>
          </table:table-cell>
          <table:table-cell table:style-name="ce333" table:formula="of:=+[.X113]" office:value-type="float" office:value="0" calcext:value-type="float">
            <text:p>0.000</text:p>
          </table:table-cell>
          <table:table-cell table:style-name="ce402" table:formula="of:=+[.Z113]" office:value-type="float" office:value="1" calcext:value-type="float">
            <text:p>1.0000</text:p>
          </table:table-cell>
          <table:table-cell table:style-name="ce402" table:formula="of:=+[.Y113]" office:value-type="float" office:value="1" calcext:value-type="float">
            <text:p>1.0000</text:p>
          </table:table-cell>
          <table:table-cell table:style-name="ce402" table:formula="of:=+[.AA11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Pinky3Right</text:p>
          </table:table-cell>
          <table:table-cell table:style-name="ce153" office:value-type="string" calcext:value-type="string">
            <text:p>mHandPinky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72" table:formula="of:=+[.D114]+[.K114]" office:value-type="float" office:value="-0.771418" calcext:value-type="float">
            <text:p>-0.771418</text:p>
          </table:table-cell>
          <table:table-cell table:style-name="ce80" table:formula="of:=+[.E114]-[.J114]" office:value-type="float" office:value="0.119295" calcext:value-type="float">
            <text:p>0.119295</text:p>
          </table:table-cell>
          <table:table-cell table:style-name="ce88" table:formula="of:=+[.F114]+[.L114]" office:value-type="float" office:value="1.510361" calcext:value-type="float">
            <text:p>1.510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16" calcext:value-type="float">
            <text:p>-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-0.004" calcext:value-type="float">
            <text:p>-0.004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441" table:formula="of:=+[.Q114]-[.N114]" office:value-type="float" office:value="0" calcext:value-type="float">
            <text:p>0.000000</text:p>
          </table:table-cell>
          <table:table-cell table:style-name="ce441" table:formula="of:=+[.R114]-[.O11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4]" office:value-type="float" office:value="0" calcext:value-type="float">
            <text:p>0.000</text:p>
          </table:table-cell>
          <table:table-cell table:style-name="ce246" table:formula="of:=+[.V114]" office:value-type="float" office:value="0" calcext:value-type="float">
            <text:p>0.000</text:p>
          </table:table-cell>
          <table:table-cell table:style-name="ce333" table:formula="of:=+[.X114]" office:value-type="float" office:value="0" calcext:value-type="float">
            <text:p>0.000</text:p>
          </table:table-cell>
          <table:table-cell table:style-name="ce402" table:formula="of:=+[.Z114]" office:value-type="float" office:value="1" calcext:value-type="float">
            <text:p>1.0000</text:p>
          </table:table-cell>
          <table:table-cell table:style-name="ce402" table:formula="of:=+[.Y114]" office:value-type="float" office:value="1" calcext:value-type="float">
            <text:p>1.0000</text:p>
          </table:table-cell>
          <table:table-cell table:style-name="ce402" table:formula="of:=+[.AA11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72" table:formula="of:=+[.D115]+[.K115]" office:value-type="float" office:value="-0.675418" calcext:value-type="float">
            <text:p>-0.675418</text:p>
          </table:table-cell>
          <table:table-cell table:style-name="ce80" table:formula="of:=+[.E115]-[.J115]" office:value-type="float" office:value="-0.022705" calcext:value-type="float">
            <text:p>-0.022705</text:p>
          </table:table-cell>
          <table:table-cell table:style-name="ce88" table:formula="of:=+[.F115]+[.L115]" office:value-type="float" office:value="1.525361" calcext:value-type="float">
            <text:p>1.525361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441" table:formula="of:=+[.Q115]-[.N115]" office:value-type="float" office:value="0" calcext:value-type="float">
            <text:p>0.000000</text:p>
          </table:table-cell>
          <table:table-cell table:style-name="ce441" table:formula="of:=+[.R115]-[.O11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5]" office:value-type="float" office:value="0" calcext:value-type="float">
            <text:p>0.000</text:p>
          </table:table-cell>
          <table:table-cell table:style-name="ce246" table:formula="of:=+[.V115]" office:value-type="float" office:value="0" calcext:value-type="float">
            <text:p>0.000</text:p>
          </table:table-cell>
          <table:table-cell table:style-name="ce333" table:formula="of:=+[.X115]" office:value-type="float" office:value="0" calcext:value-type="float">
            <text:p>0.000</text:p>
          </table:table-cell>
          <table:table-cell table:style-name="ce402" table:formula="of:=+[.Z115]" office:value-type="float" office:value="1" calcext:value-type="float">
            <text:p>1.0000</text:p>
          </table:table-cell>
          <table:table-cell table:style-name="ce402" table:formula="of:=+[.Y115]" office:value-type="float" office:value="1" calcext:value-type="float">
            <text:p>1.0000</text:p>
          </table:table-cell>
          <table:table-cell table:style-name="ce402" table:formula="of:=+[.AA11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Thumb2Right</text:p>
          </table:table-cell>
          <table:table-cell table:style-name="ce153" office:value-type="string" calcext:value-type="string">
            <text:p>mHandThu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72" table:formula="of:=+[.D116]+[.K116]" office:value-type="float" office:value="-0.706418" calcext:value-type="float">
            <text:p>-0.706418</text:p>
          </table:table-cell>
          <table:table-cell table:style-name="ce80" table:formula="of:=+[.E116]-[.J116]" office:value-type="float" office:value="-0.045705" calcext:value-type="float">
            <text:p>-0.045705</text:p>
          </table:table-cell>
          <table:table-cell table:style-name="ce88" table:formula="of:=+[.F116]+[.L116]" office:value-type="float" office:value="1.524361" calcext:value-type="float">
            <text:p>1.524361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31" calcext:value-type="float">
            <text:p>-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441" table:formula="of:=+[.Q116]-[.N116]" office:value-type="float" office:value="0" calcext:value-type="float">
            <text:p>0.000000</text:p>
          </table:table-cell>
          <table:table-cell table:style-name="ce441" table:formula="of:=+[.R116]-[.O11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6]" office:value-type="float" office:value="0" calcext:value-type="float">
            <text:p>0.000</text:p>
          </table:table-cell>
          <table:table-cell table:style-name="ce246" table:formula="of:=+[.V116]" office:value-type="float" office:value="0" calcext:value-type="float">
            <text:p>0.000</text:p>
          </table:table-cell>
          <table:table-cell table:style-name="ce333" table:formula="of:=+[.X116]" office:value-type="float" office:value="0" calcext:value-type="float">
            <text:p>0.000</text:p>
          </table:table-cell>
          <table:table-cell table:style-name="ce402" table:formula="of:=+[.Z116]" office:value-type="float" office:value="1" calcext:value-type="float">
            <text:p>1.0000</text:p>
          </table:table-cell>
          <table:table-cell table:style-name="ce402" table:formula="of:=+[.Y116]" office:value-type="float" office:value="1" calcext:value-type="float">
            <text:p>1.0000</text:p>
          </table:table-cell>
          <table:table-cell table:style-name="ce402" table:formula="of:=+[.AA11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style-name="ce153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72" table:formula="of:=+[.D117]+[.K117]" office:value-type="float" office:value="-0.731418" calcext:value-type="float">
            <text:p>-0.731418</text:p>
          </table:table-cell>
          <table:table-cell table:style-name="ce80" table:formula="of:=+[.E117]-[.J117]" office:value-type="float" office:value="-0.060705" calcext:value-type="float">
            <text:p>-0.060705</text:p>
          </table:table-cell>
          <table:table-cell table:style-name="ce88" table:formula="of:=+[.F117]+[.L117]" office:value-type="float" office:value="1.523361" calcext:value-type="float">
            <text:p>1.52336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441" table:formula="of:=+[.Q117]-[.N117]" office:value-type="float" office:value="0" calcext:value-type="float">
            <text:p>0.000000</text:p>
          </table:table-cell>
          <table:table-cell table:style-name="ce441" table:formula="of:=+[.R117]-[.O11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7]" office:value-type="float" office:value="0" calcext:value-type="float">
            <text:p>0.000</text:p>
          </table:table-cell>
          <table:table-cell table:style-name="ce246" table:formula="of:=+[.V117]" office:value-type="float" office:value="0" calcext:value-type="float">
            <text:p>0.000</text:p>
          </table:table-cell>
          <table:table-cell table:style-name="ce333" table:formula="of:=+[.X117]" office:value-type="float" office:value="0" calcext:value-type="float">
            <text:p>0.000</text:p>
          </table:table-cell>
          <table:table-cell table:style-name="ce402" table:formula="of:=+[.Z117]" office:value-type="float" office:value="1" calcext:value-type="float">
            <text:p>1.0000</text:p>
          </table:table-cell>
          <table:table-cell table:style-name="ce402" table:formula="of:=+[.Y117]" office:value-type="float" office:value="1" calcext:value-type="float">
            <text:p>1.0000</text:p>
          </table:table-cell>
          <table:table-cell table:style-name="ce402" table:formula="of:=+[.AA11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sRoo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4]+[.N118]" office:value-type="float" office:value="0" calcext:value-type="float">
            <text:p>0.000000</text:p>
          </table:table-cell>
          <table:table-cell table:style-name="ce80" table:formula="of:=+[.E$14]-[.M118]" office:value-type="float" office:value="0.029368" calcext:value-type="float">
            <text:p>0.029368</text:p>
          </table:table-cell>
          <table:table-cell table:style-name="ce88" table:formula="of:=+[.F$14]+[.O118]" office:value-type="float" office:value="1.355965" calcext:value-type="float">
            <text:p>1.355965</text:p>
          </table:table-cell>
          <table:table-cell table:style-name="ce72" table:formula="of:=+[.D118]+[.K118]" office:value-type="float" office:value="0" calcext:value-type="float">
            <text:p>0.000000</text:p>
          </table:table-cell>
          <table:table-cell table:style-name="ce80" table:formula="of:=+[.E118]-[.J118]" office:value-type="float" office:value="0.090368" calcext:value-type="float">
            <text:p>0.090368</text:p>
          </table:table-cell>
          <table:table-cell table:style-name="ce88" table:formula="of:=+[.F118]+[.L118]" office:value-type="float" office:value="1.355965" calcext:value-type="float">
            <text:p>1.355965</text:p>
          </table:table-cell>
          <table:table-cell table:style-name="ce146" office:value-type="float" office:value="-0.061" calcext:value-type="float">
            <text:p>-0.06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14" calcext:value-type="float">
            <text:p>-0.01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14" calcext:value-type="float">
            <text:p>-0.01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441" table:formula="of:=+[.Q118]-[.N118]" office:value-type="float" office:value="0" calcext:value-type="float">
            <text:p>0.000000</text:p>
          </table:table-cell>
          <table:table-cell table:style-name="ce441" table:formula="of:=+[.R118]-[.O11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8]" office:value-type="float" office:value="0" calcext:value-type="float">
            <text:p>0.000</text:p>
          </table:table-cell>
          <table:table-cell table:style-name="ce246" table:formula="of:=+[.V118]" office:value-type="float" office:value="0" calcext:value-type="float">
            <text:p>0.000</text:p>
          </table:table-cell>
          <table:table-cell table:style-name="ce333" table:formula="of:=+[.X118]" office:value-type="float" office:value="0" calcext:value-type="float">
            <text:p>0.000</text:p>
          </table:table-cell>
          <table:table-cell table:style-name="ce402" table:formula="of:=+[.Z118]" office:value-type="float" office:value="1" calcext:value-type="float">
            <text:p>1.0000</text:p>
          </table:table-cell>
          <table:table-cell table:style-name="ce402" table:formula="of:=+[.Y118]" office:value-type="float" office:value="1" calcext:value-type="float">
            <text:p>1.0000</text:p>
          </table:table-cell>
          <table:table-cell table:style-name="ce402" table:formula="of:=+[.AA11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72" table:formula="of:=+[.D119]+[.K119]" office:value-type="float" office:value="0.274" calcext:value-type="float">
            <text:p>0.274000</text:p>
          </table:table-cell>
          <table:table-cell table:style-name="ce80" table:formula="of:=+[.E119]-[.J119]" office:value-type="float" office:value="0.296368" calcext:value-type="float">
            <text:p>0.296368</text:p>
          </table:table-cell>
          <table:table-cell table:style-name="ce88" table:formula="of:=+[.F119]+[.L119]" office:value-type="float" office:value="1.603965" calcext:value-type="float">
            <text:p>1.60396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441" table:formula="of:=+[.Q119]-[.N119]" office:value-type="float" office:value="0" calcext:value-type="float">
            <text:p>0.000000</text:p>
          </table:table-cell>
          <table:table-cell table:style-name="ce441" table:formula="of:=+[.R119]-[.O11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19]" office:value-type="float" office:value="0" calcext:value-type="float">
            <text:p>0.000</text:p>
          </table:table-cell>
          <table:table-cell table:style-name="ce246" table:formula="of:=+[.V119]" office:value-type="float" office:value="0" calcext:value-type="float">
            <text:p>0.000</text:p>
          </table:table-cell>
          <table:table-cell table:style-name="ce333" table:formula="of:=+[.X119]" office:value-type="float" office:value="0" calcext:value-type="float">
            <text:p>0.000</text:p>
          </table:table-cell>
          <table:table-cell table:style-name="ce402" table:formula="of:=+[.Z119]" office:value-type="float" office:value="1" calcext:value-type="float">
            <text:p>1.0000</text:p>
          </table:table-cell>
          <table:table-cell table:style-name="ce402" table:formula="of:=+[.Y119]" office:value-type="float" office:value="1" calcext:value-type="float">
            <text:p>1.0000</text:p>
          </table:table-cell>
          <table:table-cell table:style-name="ce402" table:formula="of:=+[.AA11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2Left</text:p>
          </table:table-cell>
          <table:table-cell table:style-name="ce153" office:value-type="string" calcext:value-type="string">
            <text:p>mW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72" table:formula="of:=+[.D120]+[.K120]" office:value-type="float" office:value="0.457" calcext:value-type="float">
            <text:p>0.457000</text:p>
          </table:table-cell>
          <table:table-cell table:style-name="ce80" table:formula="of:=+[.E120]-[.J120]" office:value-type="float" office:value="0.477368" calcext:value-type="float">
            <text:p>0.477368</text:p>
          </table:table-cell>
          <table:table-cell table:style-name="ce88" table:formula="of:=+[.F120]+[.L120]" office:value-type="float" office:value="1.603965" calcext:value-type="float">
            <text:p>1.603965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0.183" calcext:value-type="float">
            <text:p>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.169" calcext:value-type="float">
            <text:p>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.169" calcext:value-type="float">
            <text:p>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441" table:formula="of:=+[.Q120]-[.N120]" office:value-type="float" office:value="0" calcext:value-type="float">
            <text:p>0.000000</text:p>
          </table:table-cell>
          <table:table-cell table:style-name="ce441" table:formula="of:=+[.R120]-[.O12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0]" office:value-type="float" office:value="0" calcext:value-type="float">
            <text:p>0.000</text:p>
          </table:table-cell>
          <table:table-cell table:style-name="ce246" table:formula="of:=+[.V120]" office:value-type="float" office:value="0" calcext:value-type="float">
            <text:p>0.000</text:p>
          </table:table-cell>
          <table:table-cell table:style-name="ce333" table:formula="of:=+[.X120]" office:value-type="float" office:value="0" calcext:value-type="float">
            <text:p>0.000</text:p>
          </table:table-cell>
          <table:table-cell table:style-name="ce402" table:formula="of:=+[.Z120]" office:value-type="float" office:value="1" calcext:value-type="float">
            <text:p>1.0000</text:p>
          </table:table-cell>
          <table:table-cell table:style-name="ce402" table:formula="of:=+[.Y120]" office:value-type="float" office:value="1" calcext:value-type="float">
            <text:p>1.0000</text:p>
          </table:table-cell>
          <table:table-cell table:style-name="ce402" table:formula="of:=+[.AA12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style-name="ce153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72" table:formula="of:=+[.D121]+[.K121]" office:value-type="float" office:value="0.63" calcext:value-type="float">
            <text:p>0.630000</text:p>
          </table:table-cell>
          <table:table-cell table:style-name="ce80" table:formula="of:=+[.E121]-[.J121]" office:value-type="float" office:value="0.648368" calcext:value-type="float">
            <text:p>0.648368</text:p>
          </table:table-cell>
          <table:table-cell table:style-name="ce88" table:formula="of:=+[.F121]+[.L121]" office:value-type="float" office:value="1.603965" calcext:value-type="float">
            <text:p>1.603965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441" table:formula="of:=+[.Q121]-[.N121]" office:value-type="float" office:value="0" calcext:value-type="float">
            <text:p>0.000000</text:p>
          </table:table-cell>
          <table:table-cell table:style-name="ce441" table:formula="of:=+[.R121]-[.O12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1]" office:value-type="float" office:value="0" calcext:value-type="float">
            <text:p>0.000</text:p>
          </table:table-cell>
          <table:table-cell table:style-name="ce246" table:formula="of:=+[.V121]" office:value-type="float" office:value="0" calcext:value-type="float">
            <text:p>0.000</text:p>
          </table:table-cell>
          <table:table-cell table:style-name="ce333" table:formula="of:=+[.X121]" office:value-type="float" office:value="0" calcext:value-type="float">
            <text:p>0.000</text:p>
          </table:table-cell>
          <table:table-cell table:style-name="ce402" table:formula="of:=+[.Z121]" office:value-type="float" office:value="1" calcext:value-type="float">
            <text:p>1.0000</text:p>
          </table:table-cell>
          <table:table-cell table:style-name="ce402" table:formula="of:=+[.Y121]" office:value-type="float" office:value="1" calcext:value-type="float">
            <text:p>1.0000</text:p>
          </table:table-cell>
          <table:table-cell table:style-name="ce402" table:formula="of:=+[.AA12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4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72" table:formula="of:=+[.D122]+[.K122]" office:value-type="float" office:value="0.762" calcext:value-type="float">
            <text:p>0.762000</text:p>
          </table:table-cell>
          <table:table-cell table:style-name="ce80" table:formula="of:=+[.E122]-[.J122]" office:value-type="float" office:value="0.794368" calcext:value-type="float">
            <text:p>0.794368</text:p>
          </table:table-cell>
          <table:table-cell table:style-name="ce88" table:formula="of:=+[.F122]+[.L122]" office:value-type="float" office:value="1.603965" calcext:value-type="float">
            <text:p>1.603965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0.132" calcext:value-type="float">
            <text:p>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441" table:formula="of:=+[.Q122]-[.N122]" office:value-type="float" office:value="0" calcext:value-type="float">
            <text:p>0.000000</text:p>
          </table:table-cell>
          <table:table-cell table:style-name="ce441" table:formula="of:=+[.R122]-[.O12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2]" office:value-type="float" office:value="0" calcext:value-type="float">
            <text:p>0.000</text:p>
          </table:table-cell>
          <table:table-cell table:style-name="ce246" table:formula="of:=+[.V122]" office:value-type="float" office:value="0" calcext:value-type="float">
            <text:p>0.000</text:p>
          </table:table-cell>
          <table:table-cell table:style-name="ce333" table:formula="of:=+[.X122]" office:value-type="float" office:value="0" calcext:value-type="float">
            <text:p>0.000</text:p>
          </table:table-cell>
          <table:table-cell table:style-name="ce402" table:formula="of:=+[.Z122]" office:value-type="float" office:value="1" calcext:value-type="float">
            <text:p>1.0000</text:p>
          </table:table-cell>
          <table:table-cell table:style-name="ce402" table:formula="of:=+[.Y122]" office:value-type="float" office:value="1" calcext:value-type="float">
            <text:p>1.0000</text:p>
          </table:table-cell>
          <table:table-cell table:style-name="ce402" table:formula="of:=+[.AA12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72" table:formula="of:=+[.D123]+[.K123]" office:value-type="float" office:value="0.692" calcext:value-type="float">
            <text:p>0.692000</text:p>
          </table:table-cell>
          <table:table-cell table:style-name="ce80" table:formula="of:=+[.E123]-[.J123]" office:value-type="float" office:value="0.716368" calcext:value-type="float">
            <text:p>0.716368</text:p>
          </table:table-cell>
          <table:table-cell table:style-name="ce88" table:formula="of:=+[.F123]+[.L123]" office:value-type="float" office:value="1.444965" calcext:value-type="float">
            <text:p>1.44496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441" table:formula="of:=+[.Q123]-[.N123]" office:value-type="float" office:value="0" calcext:value-type="float">
            <text:p>0.000000</text:p>
          </table:table-cell>
          <table:table-cell table:style-name="ce441" table:formula="of:=+[.R123]-[.O12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3]" office:value-type="float" office:value="0" calcext:value-type="float">
            <text:p>0.000</text:p>
          </table:table-cell>
          <table:table-cell table:style-name="ce246" table:formula="of:=+[.V123]" office:value-type="float" office:value="0" calcext:value-type="float">
            <text:p>0.000</text:p>
          </table:table-cell>
          <table:table-cell table:style-name="ce333" table:formula="of:=+[.X123]" office:value-type="float" office:value="0" calcext:value-type="float">
            <text:p>0.000</text:p>
          </table:table-cell>
          <table:table-cell table:style-name="ce402" table:formula="of:=+[.Z123]" office:value-type="float" office:value="1" calcext:value-type="float">
            <text:p>1.0000</text:p>
          </table:table-cell>
          <table:table-cell table:style-name="ce402" table:formula="of:=+[.Y123]" office:value-type="float" office:value="1" calcext:value-type="float">
            <text:p>1.0000</text:p>
          </table:table-cell>
          <table:table-cell table:style-name="ce402" table:formula="of:=+[.AA12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1Righ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72" table:formula="of:=+[.D124]+[.K124]" office:value-type="float" office:value="-0.274" calcext:value-type="float">
            <text:p>-0.274000</text:p>
          </table:table-cell>
          <table:table-cell table:style-name="ce80" table:formula="of:=+[.E124]-[.J124]" office:value-type="float" office:value="0.296368" calcext:value-type="float">
            <text:p>0.296368</text:p>
          </table:table-cell>
          <table:table-cell table:style-name="ce88" table:formula="of:=+[.F124]+[.L124]" office:value-type="float" office:value="1.603965" calcext:value-type="float">
            <text:p>1.60396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-0.169" calcext:value-type="float">
            <text:p>-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-0.105" calcext:value-type="float">
            <text:p>-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-0.105" calcext:value-type="float">
            <text:p>-0.105</text:p>
          </table:table-cell>
          <table:table-cell table:style-name="ce333" office:value-type="float" office:value="0.181" calcext:value-type="float">
            <text:p>0.181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441" table:formula="of:=+[.Q124]-[.N124]" office:value-type="float" office:value="0" calcext:value-type="float">
            <text:p>0.000000</text:p>
          </table:table-cell>
          <table:table-cell table:style-name="ce441" table:formula="of:=+[.R124]-[.O12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4]" office:value-type="float" office:value="0" calcext:value-type="float">
            <text:p>0.000</text:p>
          </table:table-cell>
          <table:table-cell table:style-name="ce246" table:formula="of:=+[.V124]" office:value-type="float" office:value="0" calcext:value-type="float">
            <text:p>0.000</text:p>
          </table:table-cell>
          <table:table-cell table:style-name="ce333" table:formula="of:=+[.X124]" office:value-type="float" office:value="0" calcext:value-type="float">
            <text:p>0.000</text:p>
          </table:table-cell>
          <table:table-cell table:style-name="ce402" table:formula="of:=+[.Z124]" office:value-type="float" office:value="1" calcext:value-type="float">
            <text:p>1.0000</text:p>
          </table:table-cell>
          <table:table-cell table:style-name="ce402" table:formula="of:=+[.Y124]" office:value-type="float" office:value="1" calcext:value-type="float">
            <text:p>1.0000</text:p>
          </table:table-cell>
          <table:table-cell table:style-name="ce402" table:formula="of:=+[.AA12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style-name="ce153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72" table:formula="of:=+[.D125]+[.K125]" office:value-type="float" office:value="-0.457" calcext:value-type="float">
            <text:p>-0.457000</text:p>
          </table:table-cell>
          <table:table-cell table:style-name="ce80" table:formula="of:=+[.E125]-[.J125]" office:value-type="float" office:value="0.477368" calcext:value-type="float">
            <text:p>0.477368</text:p>
          </table:table-cell>
          <table:table-cell table:style-name="ce88" table:formula="of:=+[.F125]+[.L125]" office:value-type="float" office:value="1.603965" calcext:value-type="float">
            <text:p>1.603965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441" table:formula="of:=+[.Q125]-[.N125]" office:value-type="float" office:value="0" calcext:value-type="float">
            <text:p>0.000000</text:p>
          </table:table-cell>
          <table:table-cell table:style-name="ce441" table:formula="of:=+[.R125]-[.O12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5]" office:value-type="float" office:value="0" calcext:value-type="float">
            <text:p>0.000</text:p>
          </table:table-cell>
          <table:table-cell table:style-name="ce246" table:formula="of:=+[.V125]" office:value-type="float" office:value="0" calcext:value-type="float">
            <text:p>0.000</text:p>
          </table:table-cell>
          <table:table-cell table:style-name="ce333" table:formula="of:=+[.X125]" office:value-type="float" office:value="0" calcext:value-type="float">
            <text:p>0.000</text:p>
          </table:table-cell>
          <table:table-cell table:style-name="ce402" table:formula="of:=+[.Z125]" office:value-type="float" office:value="1" calcext:value-type="float">
            <text:p>1.0000</text:p>
          </table:table-cell>
          <table:table-cell table:style-name="ce402" table:formula="of:=+[.Y125]" office:value-type="float" office:value="1" calcext:value-type="float">
            <text:p>1.0000</text:p>
          </table:table-cell>
          <table:table-cell table:style-name="ce402" table:formula="of:=+[.AA12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3Right</text:p>
          </table:table-cell>
          <table:table-cell table:style-name="ce153" office:value-type="string" calcext:value-type="string">
            <text:p>mW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72" table:formula="of:=+[.D126]+[.K126]" office:value-type="float" office:value="-0.63" calcext:value-type="float">
            <text:p>-0.630000</text:p>
          </table:table-cell>
          <table:table-cell table:style-name="ce80" table:formula="of:=+[.E126]-[.J126]" office:value-type="float" office:value="0.648368" calcext:value-type="float">
            <text:p>0.648368</text:p>
          </table:table-cell>
          <table:table-cell table:style-name="ce88" table:formula="of:=+[.F126]+[.L126]" office:value-type="float" office:value="1.603965" calcext:value-type="float">
            <text:p>1.603965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-0.173" calcext:value-type="float">
            <text:p>-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-0.183" calcext:value-type="float">
            <text:p>-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-0.183" calcext:value-type="float">
            <text:p>-0.18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441" table:formula="of:=+[.Q126]-[.N126]" office:value-type="float" office:value="0" calcext:value-type="float">
            <text:p>0.000000</text:p>
          </table:table-cell>
          <table:table-cell table:style-name="ce441" table:formula="of:=+[.R126]-[.O12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6]" office:value-type="float" office:value="0" calcext:value-type="float">
            <text:p>0.000</text:p>
          </table:table-cell>
          <table:table-cell table:style-name="ce246" table:formula="of:=+[.V126]" office:value-type="float" office:value="0" calcext:value-type="float">
            <text:p>0.000</text:p>
          </table:table-cell>
          <table:table-cell table:style-name="ce333" table:formula="of:=+[.X126]" office:value-type="float" office:value="0" calcext:value-type="float">
            <text:p>0.000</text:p>
          </table:table-cell>
          <table:table-cell table:style-name="ce402" table:formula="of:=+[.Z126]" office:value-type="float" office:value="1" calcext:value-type="float">
            <text:p>1.0000</text:p>
          </table:table-cell>
          <table:table-cell table:style-name="ce402" table:formula="of:=+[.Y126]" office:value-type="float" office:value="1" calcext:value-type="float">
            <text:p>1.0000</text:p>
          </table:table-cell>
          <table:table-cell table:style-name="ce402" table:formula="of:=+[.AA12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72" table:formula="of:=+[.D127]+[.K127]" office:value-type="float" office:value="-0.762" calcext:value-type="float">
            <text:p>-0.762000</text:p>
          </table:table-cell>
          <table:table-cell table:style-name="ce80" table:formula="of:=+[.E127]-[.J127]" office:value-type="float" office:value="0.794368" calcext:value-type="float">
            <text:p>0.794368</text:p>
          </table:table-cell>
          <table:table-cell table:style-name="ce88" table:formula="of:=+[.F127]+[.L127]" office:value-type="float" office:value="1.603965" calcext:value-type="float">
            <text:p>1.603965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441" table:formula="of:=+[.Q127]-[.N127]" office:value-type="float" office:value="0" calcext:value-type="float">
            <text:p>0.000000</text:p>
          </table:table-cell>
          <table:table-cell table:style-name="ce441" table:formula="of:=+[.R127]-[.O12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7]" office:value-type="float" office:value="0" calcext:value-type="float">
            <text:p>0.000</text:p>
          </table:table-cell>
          <table:table-cell table:style-name="ce246" table:formula="of:=+[.V127]" office:value-type="float" office:value="0" calcext:value-type="float">
            <text:p>0.000</text:p>
          </table:table-cell>
          <table:table-cell table:style-name="ce333" table:formula="of:=+[.X127]" office:value-type="float" office:value="0" calcext:value-type="float">
            <text:p>0.000</text:p>
          </table:table-cell>
          <table:table-cell table:style-name="ce402" table:formula="of:=+[.Z127]" office:value-type="float" office:value="1" calcext:value-type="float">
            <text:p>1.0000</text:p>
          </table:table-cell>
          <table:table-cell table:style-name="ce402" table:formula="of:=+[.Y127]" office:value-type="float" office:value="1" calcext:value-type="float">
            <text:p>1.0000</text:p>
          </table:table-cell>
          <table:table-cell table:style-name="ce402" table:formula="of:=+[.AA12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Wing4Fan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72" table:formula="of:=+[.D128]+[.K128]" office:value-type="float" office:value="-0.692" calcext:value-type="float">
            <text:p>-0.692000</text:p>
          </table:table-cell>
          <table:table-cell table:style-name="ce80" table:formula="of:=+[.E128]-[.J128]" office:value-type="float" office:value="0.716368" calcext:value-type="float">
            <text:p>0.716368</text:p>
          </table:table-cell>
          <table:table-cell table:style-name="ce88" table:formula="of:=+[.F128]+[.L128]" office:value-type="float" office:value="1.444965" calcext:value-type="float">
            <text:p>1.44496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-0.062" calcext:value-type="float">
            <text:p>-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441" table:formula="of:=+[.Q128]-[.N128]" office:value-type="float" office:value="0" calcext:value-type="float">
            <text:p>0.000000</text:p>
          </table:table-cell>
          <table:table-cell table:style-name="ce441" table:formula="of:=+[.R128]-[.O12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8]" office:value-type="float" office:value="0" calcext:value-type="float">
            <text:p>0.000</text:p>
          </table:table-cell>
          <table:table-cell table:style-name="ce246" table:formula="of:=+[.V128]" office:value-type="float" office:value="0" calcext:value-type="float">
            <text:p>0.000</text:p>
          </table:table-cell>
          <table:table-cell table:style-name="ce333" table:formula="of:=+[.X128]" office:value-type="float" office:value="0" calcext:value-type="float">
            <text:p>0.000</text:p>
          </table:table-cell>
          <table:table-cell table:style-name="ce402" table:formula="of:=+[.Z128]" office:value-type="float" office:value="1" calcext:value-type="float">
            <text:p>1.0000</text:p>
          </table:table-cell>
          <table:table-cell table:style-name="ce402" table:formula="of:=+[.Y128]" office:value-type="float" office:value="1" calcext:value-type="float">
            <text:p>1.0000</text:p>
          </table:table-cell>
          <table:table-cell table:style-name="ce402" table:formula="of:=+[.AA12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29]" office:value-type="float" office:value="-0.128806" calcext:value-type="float">
            <text:p>-0.128806</text:p>
          </table:table-cell>
          <table:table-cell table:style-name="ce80" table:formula="of:=+[.E$2]-[.M129]" office:value-type="float" office:value="-0.03362" calcext:value-type="float">
            <text:p>-0.033620</text:p>
          </table:table-cell>
          <table:table-cell table:style-name="ce88" table:formula="of:=+[.F$2]+[.O129]" office:value-type="float" office:value="1.025929" calcext:value-type="float">
            <text:p>1.025929</text:p>
          </table:table-cell>
          <table:table-cell table:style-name="ce72" table:formula="of:=+[.D129]+[.K129]" office:value-type="float" office:value="-0.079806" calcext:value-type="float">
            <text:p>-0.079806</text:p>
          </table:table-cell>
          <table:table-cell table:style-name="ce80" table:formula="of:=+[.E129]-[.J129]" office:value-type="float" office:value="-0.03262" calcext:value-type="float">
            <text:p>-0.032620</text:p>
          </table:table-cell>
          <table:table-cell table:style-name="ce88" table:formula="of:=+[.F129]+[.L129]" office:value-type="float" office:value="0.534929" calcext:value-type="float">
            <text:p>0.534929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62" calcext:value-type="float">
            <text:p>0.033620</text:p>
          </table:table-cell>
          <table:table-cell table:style-name="ce406" office:value-type="float" office:value="-0.128806" calcext:value-type="float">
            <text:p>-0.128806</text:p>
          </table:table-cell>
          <table:table-cell table:style-name="ce414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29]-[.M129]" office:value-type="float" office:value="0.000379999999999998" calcext:value-type="float">
            <text:p>0.000380</text:p>
          </table:table-cell>
          <table:table-cell table:style-name="ce443" table:formula="of:=+[.Q129]-[.N129]" office:value-type="float" office:value="-0.000194" calcext:value-type="float">
            <text:p>-0.000194</text:p>
          </table:table-cell>
          <table:table-cell table:style-name="ce443" table:formula="of:=+[.R129]-[.O129]" office:value-type="float" office:value="0.0000859999999999958" calcext:value-type="float">
            <text:p>0.00008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29]" office:value-type="float" office:value="0" calcext:value-type="float">
            <text:p>0.000</text:p>
          </table:table-cell>
          <table:table-cell table:style-name="ce246" table:formula="of:=+[.V129]" office:value-type="float" office:value="0" calcext:value-type="float">
            <text:p>0.000</text:p>
          </table:table-cell>
          <table:table-cell table:style-name="ce333" table:formula="of:=+[.X129]" office:value-type="float" office:value="0" calcext:value-type="float">
            <text:p>0.000</text:p>
          </table:table-cell>
          <table:table-cell table:style-name="ce402" table:formula="of:=+[.Z129]" office:value-type="float" office:value="1" calcext:value-type="float">
            <text:p>1.0000</text:p>
          </table:table-cell>
          <table:table-cell table:style-name="ce402" table:formula="of:=+[.Y129]" office:value-type="float" office:value="1" calcext:value-type="float">
            <text:p>1.0000</text:p>
          </table:table-cell>
          <table:table-cell table:style-name="ce402" table:formula="of:=+[.AA12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R_UPPER_LEG</text:p>
          </table:table-cell>
          <table:table-cell table:style-name="ce1" office:value-type="string" calcext:value-type="string">
            <text:p>mHip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73" table:formula="of:=+[.D130]+[.K130]" office:value-type="float" office:value="-0.078806" calcext:value-type="float">
            <text:p>-0.078806</text:p>
          </table:table-cell>
          <table:table-cell table:style-name="ce81" table:formula="of:=+[.E130]-[.J130]" office:value-type="float" office:value="-0.01362" calcext:value-type="float">
            <text:p>-0.013620</text:p>
          </table:table-cell>
          <table:table-cell table:style-name="ce89" table:formula="of:=+[.F130]+[.L130]" office:value-type="float" office:value="0.605929" calcext:value-type="float">
            <text:p>0.60592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0]" office:value-type="float" office:value="0" calcext:value-type="float">
            <text:p>0.000</text:p>
          </table:table-cell>
          <table:table-cell table:style-name="ce242" table:formula="of:=+[.V130]" office:value-type="float" office:value="0" calcext:value-type="float">
            <text:p>0.000</text:p>
          </table:table-cell>
          <table:table-cell table:style-name="ce308" table:formula="of:=+[.X130]" office:value-type="float" office:value="0" calcext:value-type="float">
            <text:p>0.000</text:p>
          </table:table-cell>
          <table:table-cell table:style-name="ce400" table:formula="of:=+[.Z130]" office:value-type="float" office:value="0.09" calcext:value-type="float">
            <text:p>0.0900</text:p>
          </table:table-cell>
          <table:table-cell table:style-name="ce400" table:formula="of:=+[.Y130]" office:value-type="float" office:value="0.09" calcext:value-type="float">
            <text:p>0.0900</text:p>
          </table:table-cell>
          <table:table-cell table:style-name="ce400" table:formula="of:=+[.AA130]" office:value-type="float" office:value="0.32" calcext:value-type="float">
            <text:p>0.32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style-name="ce153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72" table:formula="of:=+[.D131]+[.K131]" office:value-type="float" office:value="-0.080171" calcext:value-type="float">
            <text:p>-0.080171</text:p>
          </table:table-cell>
          <table:table-cell table:style-name="ce80" table:formula="of:=+[.E131]-[.J131]" office:value-type="float" office:value="-0.00384" calcext:value-type="float">
            <text:p>-0.003840</text:p>
          </table:table-cell>
          <table:table-cell table:style-name="ce88" table:formula="of:=+[.F131]+[.L131]" office:value-type="float" office:value="0.0660070000000001" calcext:value-type="float">
            <text:p>0.066007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78" calcext:value-type="float">
            <text:p>-0.000780</text:p>
          </table:table-cell>
          <table:table-cell table:style-name="ce407" office:value-type="float" office:value="0.048635" calcext:value-type="float">
            <text:p>0.048635</text:p>
          </table:table-cell>
          <table:table-cell table:style-name="ce415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1]-[.M131]" office:value-type="float" office:value="-0.00022" calcext:value-type="float">
            <text:p>-0.000220</text:p>
          </table:table-cell>
          <table:table-cell table:style-name="ce444" table:formula="of:=+[.Q131]-[.N131]" office:value-type="float" office:value="0.000365000000000004" calcext:value-type="float">
            <text:p>0.000365</text:p>
          </table:table-cell>
          <table:table-cell table:style-name="ce444" table:formula="of:=+[.R131]-[.O131]" office:value-type="float" office:value="-0.0000780000000000225" calcext:value-type="float">
            <text:p>-0.00007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1]" office:value-type="float" office:value="0" calcext:value-type="float">
            <text:p>0.000</text:p>
          </table:table-cell>
          <table:table-cell table:style-name="ce246" table:formula="of:=+[.V131]" office:value-type="float" office:value="0" calcext:value-type="float">
            <text:p>0.000</text:p>
          </table:table-cell>
          <table:table-cell table:style-name="ce333" table:formula="of:=+[.X131]" office:value-type="float" office:value="0" calcext:value-type="float">
            <text:p>0.000</text:p>
          </table:table-cell>
          <table:table-cell table:style-name="ce402" table:formula="of:=+[.Z131]" office:value-type="float" office:value="1" calcext:value-type="float">
            <text:p>1.0000</text:p>
          </table:table-cell>
          <table:table-cell table:style-name="ce402" table:formula="of:=+[.Y131]" office:value-type="float" office:value="1" calcext:value-type="float">
            <text:p>1.0000</text:p>
          </table:table-cell>
          <table:table-cell table:style-name="ce402" table:formula="of:=+[.AA13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R_LOWER_LEG</text:p>
          </table:table-cell>
          <table:table-cell table:style-name="ce1" office:value-type="string" calcext:value-type="string">
            <text:p>mKne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73" table:formula="of:=+[.D132]+[.K132]" office:value-type="float" office:value="-0.080171" calcext:value-type="float">
            <text:p>-0.080171</text:p>
          </table:table-cell>
          <table:table-cell table:style-name="ce81" table:formula="of:=+[.E132]-[.J132]" office:value-type="float" office:value="-0.00284" calcext:value-type="float">
            <text:p>-0.002840</text:p>
          </table:table-cell>
          <table:table-cell table:style-name="ce89" table:formula="of:=+[.F132]+[.L132]" office:value-type="float" office:value="0.185007" calcext:value-type="float">
            <text:p>0.185007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32]" office:value-type="float" office:value="0" calcext:value-type="float">
            <text:p>0.000</text:p>
          </table:table-cell>
          <table:table-cell table:style-name="ce242" table:formula="of:=+[.V132]" office:value-type="float" office:value="0" calcext:value-type="float">
            <text:p>0.000</text:p>
          </table:table-cell>
          <table:table-cell table:style-name="ce308" table:formula="of:=+[.X132]" office:value-type="float" office:value="0" calcext:value-type="float">
            <text:p>0.000</text:p>
          </table:table-cell>
          <table:table-cell table:style-name="ce400" table:formula="of:=+[.Z132]" office:value-type="float" office:value="0.06" calcext:value-type="float">
            <text:p>0.0600</text:p>
          </table:table-cell>
          <table:table-cell table:style-name="ce400" table:formula="of:=+[.Y132]" office:value-type="float" office:value="0.06" calcext:value-type="float">
            <text:p>0.0600</text:p>
          </table:table-cell>
          <table:table-cell table:style-name="ce400" table:formula="of:=+[.AA132]" office:value-type="float" office:value="0.25" calcext:value-type="float">
            <text:p>0.2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style-name="ce153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72" table:formula="of:=+[.D133]+[.K133]" office:value-type="float" office:value="-0.080171" calcext:value-type="float">
            <text:p>-0.080171</text:p>
          </table:table-cell>
          <table:table-cell table:style-name="ce80" table:formula="of:=+[.E133]-[.J133]" office:value-type="float" office:value="-0.115971" calcext:value-type="float">
            <text:p>-0.115971</text:p>
          </table:table-cell>
          <table:table-cell table:style-name="ce88" table:formula="of:=+[.F133]+[.L133]" office:value-type="float" office:value="0.00551300000000016" calcext:value-type="float">
            <text:p>0.005513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69" calcext:value-type="float">
            <text:p>-0.028869</text:p>
          </table:table-cell>
          <table:table-cell table:style-name="ce398" office:value-type="float" office:value="0" calcext:value-type="float">
            <text:p>0.000000</text:p>
          </table:table-cell>
          <table:table-cell table:style-name="ce416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33]-[.M133]" office:value-type="float" office:value="-0.000131000000000003" calcext:value-type="float">
            <text:p>-0.000131</text:p>
          </table:table-cell>
          <table:table-cell table:style-name="ce445" table:formula="of:=+[.Q133]-[.N133]" office:value-type="float" office:value="0" calcext:value-type="float">
            <text:p>0.000000</text:p>
          </table:table-cell>
          <table:table-cell table:style-name="ce445" table:formula="of:=+[.R133]-[.O133]" office:value-type="float" office:value="0.000493999999999939" calcext:value-type="float">
            <text:p>0.00049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3]" office:value-type="float" office:value="0" calcext:value-type="float">
            <text:p>0.000</text:p>
          </table:table-cell>
          <table:table-cell table:style-name="ce246" table:formula="of:=+[.V133]" office:value-type="float" office:value="0" calcext:value-type="float">
            <text:p>0.000</text:p>
          </table:table-cell>
          <table:table-cell table:style-name="ce333" table:formula="of:=+[.X133]" office:value-type="float" office:value="0" calcext:value-type="float">
            <text:p>0.000</text:p>
          </table:table-cell>
          <table:table-cell table:style-name="ce402" table:formula="of:=+[.Z133]" office:value-type="float" office:value="1" calcext:value-type="float">
            <text:p>1.0000</text:p>
          </table:table-cell>
          <table:table-cell table:style-name="ce402" table:formula="of:=+[.Y133]" office:value-type="float" office:value="1" calcext:value-type="float">
            <text:p>1.0000</text:p>
          </table:table-cell>
          <table:table-cell table:style-name="ce402" table:formula="of:=+[.AA13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R_FOOT</text:p>
          </table:table-cell>
          <table:table-cell table:style-name="ce1" office:value-type="string" calcext:value-type="string">
            <text:p>mAnkle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73" table:formula="of:=+[.D134]+[.K134]" office:value-type="float" office:value="-0.080171" calcext:value-type="float">
            <text:p>-0.080171</text:p>
          </table:table-cell>
          <table:table-cell table:style-name="ce81" table:formula="of:=+[.E134]-[.J134]" office:value-type="float" office:value="-0.169971" calcext:value-type="float">
            <text:p>-0.169971</text:p>
          </table:table-cell>
          <table:table-cell table:style-name="ce89" table:formula="of:=+[.F134]+[.L134]" office:value-type="float" office:value="-0.000486999999999849" calcext:value-type="float">
            <text:p>-0.000487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34]" office:value-type="float" office:value="10" calcext:value-type="float">
            <text:p>10.000</text:p>
          </table:table-cell>
          <table:table-cell table:style-name="ce242" table:formula="of:=+[.V134]" office:value-type="float" office:value="0" calcext:value-type="float">
            <text:p>0.000</text:p>
          </table:table-cell>
          <table:table-cell table:style-name="ce308" table:formula="of:=+[.X134]" office:value-type="float" office:value="0" calcext:value-type="float">
            <text:p>0.000</text:p>
          </table:table-cell>
          <table:table-cell table:style-name="ce400" table:formula="of:=+[.Z134]" office:value-type="float" office:value="0.05" calcext:value-type="float">
            <text:p>0.0500</text:p>
          </table:table-cell>
          <table:table-cell table:style-name="ce400" table:formula="of:=+[.Y134]" office:value-type="float" office:value="0.13" calcext:value-type="float">
            <text:p>0.1300</text:p>
          </table:table-cell>
          <table:table-cell table:style-name="ce400" table:formula="of:=+[.AA134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style-name="ce153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72" table:formula="of:=+[.D135]+[.K135]" office:value-type="float" office:value="-0.090171" calcext:value-type="float">
            <text:p>-0.090171</text:p>
          </table:table-cell>
          <table:table-cell table:style-name="ce80" table:formula="of:=+[.E135]-[.J135]" office:value-type="float" office:value="-0.220927" calcext:value-type="float">
            <text:p>-0.220927</text:p>
          </table:table-cell>
          <table:table-cell table:style-name="ce88" table:formula="of:=+[.F135]+[.L135]" office:value-type="float" office:value="0.00587600000000016" calcext:value-type="float">
            <text:p>0.00587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441" table:formula="of:=+[.Q135]-[.N135]" office:value-type="float" office:value="0" calcext:value-type="float">
            <text:p>0.000000</text:p>
          </table:table-cell>
          <table:table-cell table:style-name="ce454" table:formula="of:=+[.R135]-[.O135]" office:value-type="float" office:value="-0.000363000000000002" calcext:value-type="float">
            <text:p>-0.00036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5]" office:value-type="float" office:value="0" calcext:value-type="float">
            <text:p>0.000</text:p>
          </table:table-cell>
          <table:table-cell table:style-name="ce246" table:formula="of:=+[.V135]" office:value-type="float" office:value="0" calcext:value-type="float">
            <text:p>0.000</text:p>
          </table:table-cell>
          <table:table-cell table:style-name="ce333" table:formula="of:=+[.X135]" office:value-type="float" office:value="0" calcext:value-type="float">
            <text:p>0.000</text:p>
          </table:table-cell>
          <table:table-cell table:style-name="ce402" table:formula="of:=+[.Z135]" office:value-type="float" office:value="1" calcext:value-type="float">
            <text:p>1.0000</text:p>
          </table:table-cell>
          <table:table-cell table:style-name="ce402" table:formula="of:=+[.Y135]" office:value-type="float" office:value="1" calcext:value-type="float">
            <text:p>1.0000</text:p>
          </table:table-cell>
          <table:table-cell table:style-name="ce402" table:formula="of:=+[.AA13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oeRight</text:p>
          </table:table-cell>
          <table:table-cell table:style-name="ce153" office:value-type="string" calcext:value-type="string">
            <text:p>mFoo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72" table:formula="of:=+[.D136]+[.K136]" office:value-type="float" office:value="-0.090579" calcext:value-type="float">
            <text:p>-0.090579</text:p>
          </table:table-cell>
          <table:table-cell table:style-name="ce80" table:formula="of:=+[.E136]-[.J136]" office:value-type="float" office:value="-0.241326" calcext:value-type="float">
            <text:p>-0.241326</text:p>
          </table:table-cell>
          <table:table-cell table:style-name="ce88" table:formula="of:=+[.F136]+[.L136]" office:value-type="float" office:value="0.00577200000000016" calcext:value-type="float">
            <text:p>0.005772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99" calcext:value-type="float">
            <text:p>0.105399</text:p>
          </table:table-cell>
          <table:table-cell table:style-name="ce408" office:value-type="float" office:value="-0.010408" calcext:value-type="float">
            <text:p>-0.010408</text:p>
          </table:table-cell>
          <table:table-cell table:style-name="ce408" office:value-type="float" office:value="-0.000104" calcext:value-type="float">
            <text:p>-0.000104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36]-[.M136]" office:value-type="float" office:value="0.00360100000000001" calcext:value-type="float">
            <text:p>0.003601</text:p>
          </table:table-cell>
          <table:table-cell table:style-name="ce446" table:formula="of:=+[.Q136]-[.N136]" office:value-type="float" office:value="0.010408" calcext:value-type="float">
            <text:p>0.010408</text:p>
          </table:table-cell>
          <table:table-cell table:style-name="ce446" table:formula="of:=+[.R136]-[.O136]" office:value-type="float" office:value="0.000104" calcext:value-type="float">
            <text:p>0.0001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6]" office:value-type="float" office:value="0" calcext:value-type="float">
            <text:p>0.000</text:p>
          </table:table-cell>
          <table:table-cell table:style-name="ce246" table:formula="of:=+[.V136]" office:value-type="float" office:value="0" calcext:value-type="float">
            <text:p>0.000</text:p>
          </table:table-cell>
          <table:table-cell table:style-name="ce333" table:formula="of:=+[.X136]" office:value-type="float" office:value="0" calcext:value-type="float">
            <text:p>0.000</text:p>
          </table:table-cell>
          <table:table-cell table:style-name="ce402" table:formula="of:=+[.Z136]" office:value-type="float" office:value="1" calcext:value-type="float">
            <text:p>1.0000</text:p>
          </table:table-cell>
          <table:table-cell table:style-name="ce402" table:formula="of:=+[.Y136]" office:value-type="float" office:value="1" calcext:value-type="float">
            <text:p>1.0000</text:p>
          </table:table-cell>
          <table:table-cell table:style-name="ce402" table:formula="of:=+[.AA13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37]" office:value-type="float" office:value="0.126765" calcext:value-type="float">
            <text:p>0.126765</text:p>
          </table:table-cell>
          <table:table-cell table:style-name="ce80" table:formula="of:=+[.E$2]-[.M137]" office:value-type="float" office:value="-0.033757" calcext:value-type="float">
            <text:p>-0.033757</text:p>
          </table:table-cell>
          <table:table-cell table:style-name="ce88" table:formula="of:=+[.F$2]+[.O137]" office:value-type="float" office:value="1.026017" calcext:value-type="float">
            <text:p>1.026017</text:p>
          </table:table-cell>
          <table:table-cell table:style-name="ce72" table:formula="of:=+[.D137]+[.K137]" office:value-type="float" office:value="0.080765" calcext:value-type="float">
            <text:p>0.080765</text:p>
          </table:table-cell>
          <table:table-cell table:style-name="ce80" table:formula="of:=+[.E137]-[.J137]" office:value-type="float" office:value="-0.032757" calcext:value-type="float">
            <text:p>-0.032757</text:p>
          </table:table-cell>
          <table:table-cell table:style-name="ce88" table:formula="of:=+[.F137]+[.L137]" office:value-type="float" office:value="0.535017" calcext:value-type="float">
            <text:p>0.535017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757" calcext:value-type="float">
            <text:p>0.033757</text:p>
          </table:table-cell>
          <table:table-cell table:style-name="ce406" office:value-type="float" office:value="0.126765" calcext:value-type="float">
            <text:p>0.126765</text:p>
          </table:table-cell>
          <table:table-cell table:style-name="ce414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443" table:formula="of:=+[.P137]-[.M137]" office:value-type="float" office:value="0.000243000000000007" calcext:value-type="float">
            <text:p>0.000243</text:p>
          </table:table-cell>
          <table:table-cell table:style-name="ce443" table:formula="of:=+[.Q137]-[.N137]" office:value-type="float" office:value="0.000235000000000013" calcext:value-type="float">
            <text:p>0.000235</text:p>
          </table:table-cell>
          <table:table-cell table:style-name="ce443" table:formula="of:=+[.R137]-[.O137]" office:value-type="float" office:value="-0.000002000000000002" calcext:value-type="float">
            <text:p>-0.000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7]" office:value-type="float" office:value="0" calcext:value-type="float">
            <text:p>0.000</text:p>
          </table:table-cell>
          <table:table-cell table:style-name="ce246" table:formula="of:=+[.V137]" office:value-type="float" office:value="0" calcext:value-type="float">
            <text:p>0.000</text:p>
          </table:table-cell>
          <table:table-cell table:style-name="ce333" table:formula="of:=+[.X137]" office:value-type="float" office:value="0" calcext:value-type="float">
            <text:p>0.000</text:p>
          </table:table-cell>
          <table:table-cell table:style-name="ce402" table:formula="of:=+[.Z137]" office:value-type="float" office:value="1" calcext:value-type="float">
            <text:p>1.0000</text:p>
          </table:table-cell>
          <table:table-cell table:style-name="ce402" table:formula="of:=+[.Y137]" office:value-type="float" office:value="1" calcext:value-type="float">
            <text:p>1.0000</text:p>
          </table:table-cell>
          <table:table-cell table:style-name="ce402" table:formula="of:=+[.AA13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L_UPPER_LEG</text:p>
          </table:table-cell>
          <table:table-cell table:style-name="ce1" office:value-type="string" calcext:value-type="string">
            <text:p>mHip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73" table:formula="of:=+[.D138]+[.K138]" office:value-type="float" office:value="0.076765" calcext:value-type="float">
            <text:p>0.076765</text:p>
          </table:table-cell>
          <table:table-cell table:style-name="ce81" table:formula="of:=+[.E138]-[.J138]" office:value-type="float" office:value="-0.013757" calcext:value-type="float">
            <text:p>-0.013757</text:p>
          </table:table-cell>
          <table:table-cell table:style-name="ce89" table:formula="of:=+[.F138]+[.L138]" office:value-type="float" office:value="0.606017" calcext:value-type="float">
            <text:p>0.606017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22" table:formula="of:=+[.W138]" office:value-type="float" office:value="0" calcext:value-type="float">
            <text:p>0.000</text:p>
          </table:table-cell>
          <table:table-cell table:style-name="ce242" table:formula="of:=+[.V138]" office:value-type="float" office:value="0" calcext:value-type="float">
            <text:p>0.000</text:p>
          </table:table-cell>
          <table:table-cell table:style-name="ce308" table:formula="of:=+[.X138]" office:value-type="float" office:value="0" calcext:value-type="float">
            <text:p>0.000</text:p>
          </table:table-cell>
          <table:table-cell table:style-name="ce400" table:formula="of:=+[.Z138]" office:value-type="float" office:value="0.09" calcext:value-type="float">
            <text:p>0.0900</text:p>
          </table:table-cell>
          <table:table-cell table:style-name="ce400" table:formula="of:=+[.Y138]" office:value-type="float" office:value="0.09" calcext:value-type="float">
            <text:p>0.0900</text:p>
          </table:table-cell>
          <table:table-cell table:style-name="ce400" table:formula="of:=+[.AA138]" office:value-type="float" office:value="0.32" calcext:value-type="float">
            <text:p>0.32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style-name="ce153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72" table:formula="of:=+[.D139]+[.K139]" office:value-type="float" office:value="0.082197" calcext:value-type="float">
            <text:p>0.082197</text:p>
          </table:table-cell>
          <table:table-cell table:style-name="ce80" table:formula="of:=+[.E139]-[.J139]" office:value-type="float" office:value="-0.00386999999999999" calcext:value-type="float">
            <text:p>-0.003870</text:p>
          </table:table-cell>
          <table:table-cell table:style-name="ce88" table:formula="of:=+[.F139]+[.L139]" office:value-type="float" office:value="0.065964" calcext:value-type="float">
            <text:p>0.065964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887" calcext:value-type="float">
            <text:p>-0.000887</text:p>
          </table:table-cell>
          <table:table-cell table:style-name="ce407" office:value-type="float" office:value="-0.045568" calcext:value-type="float">
            <text:p>-0.045568</text:p>
          </table:table-cell>
          <table:table-cell table:style-name="ce415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444" table:formula="of:=+[.P139]-[.M139]" office:value-type="float" office:value="-0.000113" calcext:value-type="float">
            <text:p>-0.000113</text:p>
          </table:table-cell>
          <table:table-cell table:style-name="ce444" table:formula="of:=+[.Q139]-[.N139]" office:value-type="float" office:value="-0.000432000000000002" calcext:value-type="float">
            <text:p>-0.000432</text:p>
          </table:table-cell>
          <table:table-cell table:style-name="ce444" table:formula="of:=+[.R139]-[.O139]" office:value-type="float" office:value="0.0000529999999999697" calcext:value-type="float">
            <text:p>0.00005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39]" office:value-type="float" office:value="0" calcext:value-type="float">
            <text:p>0.000</text:p>
          </table:table-cell>
          <table:table-cell table:style-name="ce246" table:formula="of:=+[.V139]" office:value-type="float" office:value="0" calcext:value-type="float">
            <text:p>0.000</text:p>
          </table:table-cell>
          <table:table-cell table:style-name="ce333" table:formula="of:=+[.X139]" office:value-type="float" office:value="0" calcext:value-type="float">
            <text:p>0.000</text:p>
          </table:table-cell>
          <table:table-cell table:style-name="ce402" table:formula="of:=+[.Z139]" office:value-type="float" office:value="1" calcext:value-type="float">
            <text:p>1.0000</text:p>
          </table:table-cell>
          <table:table-cell table:style-name="ce402" table:formula="of:=+[.Y139]" office:value-type="float" office:value="1" calcext:value-type="float">
            <text:p>1.0000</text:p>
          </table:table-cell>
          <table:table-cell table:style-name="ce402" table:formula="of:=+[.AA13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L_LOWER_LEG</text:p>
          </table:table-cell>
          <table:table-cell table:style-name="ce1" office:value-type="string" calcext:value-type="string">
            <text:p>mKne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73" table:formula="of:=+[.D140]+[.K140]" office:value-type="float" office:value="0.081197" calcext:value-type="float">
            <text:p>0.081197</text:p>
          </table:table-cell>
          <table:table-cell table:style-name="ce81" table:formula="of:=+[.E140]-[.J140]" office:value-type="float" office:value="-0.00287" calcext:value-type="float">
            <text:p>-0.002870</text:p>
          </table:table-cell>
          <table:table-cell table:style-name="ce89" table:formula="of:=+[.F140]+[.L140]" office:value-type="float" office:value="0.184964" calcext:value-type="float">
            <text:p>0.184964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22" table:formula="of:=+[.W140]" office:value-type="float" office:value="0" calcext:value-type="float">
            <text:p>0.000</text:p>
          </table:table-cell>
          <table:table-cell table:style-name="ce242" table:formula="of:=+[.V140]" office:value-type="float" office:value="0" calcext:value-type="float">
            <text:p>0.000</text:p>
          </table:table-cell>
          <table:table-cell table:style-name="ce308" table:formula="of:=+[.X140]" office:value-type="float" office:value="0" calcext:value-type="float">
            <text:p>0.000</text:p>
          </table:table-cell>
          <table:table-cell table:style-name="ce400" table:formula="of:=+[.Z140]" office:value-type="float" office:value="0.06" calcext:value-type="float">
            <text:p>0.0600</text:p>
          </table:table-cell>
          <table:table-cell table:style-name="ce400" table:formula="of:=+[.Y140]" office:value-type="float" office:value="0.06" calcext:value-type="float">
            <text:p>0.0600</text:p>
          </table:table-cell>
          <table:table-cell table:style-name="ce400" table:formula="of:=+[.AA140]" office:value-type="float" office:value="0.25" calcext:value-type="float">
            <text:p>0.2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style-name="ce153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72" table:formula="of:=+[.D141]+[.K141]" office:value-type="float" office:value="0.082575" calcext:value-type="float">
            <text:p>0.082575</text:p>
          </table:table-cell>
          <table:table-cell table:style-name="ce80" table:formula="of:=+[.E141]-[.J141]" office:value-type="float" office:value="-0.115983" calcext:value-type="float">
            <text:p>-0.115983</text:p>
          </table:table-cell>
          <table:table-cell table:style-name="ce88" table:formula="of:=+[.F141]+[.L141]" office:value-type="float" office:value="0.00551499999999999" calcext:value-type="float">
            <text:p>0.0055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87" calcext:value-type="float">
            <text:p>-0.028887</text:p>
          </table:table-cell>
          <table:table-cell table:style-name="ce398" office:value-type="float" office:value="0.001378" calcext:value-type="float">
            <text:p>0.001378</text:p>
          </table:table-cell>
          <table:table-cell table:style-name="ce416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445" table:formula="of:=+[.P141]-[.M141]" office:value-type="float" office:value="-0.000113000000000002" calcext:value-type="float">
            <text:p>-0.000113</text:p>
          </table:table-cell>
          <table:table-cell table:style-name="ce445" table:formula="of:=+[.Q141]-[.N141]" office:value-type="float" office:value="-0.000378" calcext:value-type="float">
            <text:p>-0.000378</text:p>
          </table:table-cell>
          <table:table-cell table:style-name="ce445" table:formula="of:=+[.R141]-[.O141]" office:value-type="float" office:value="0.000448999999999977" calcext:value-type="float">
            <text:p>0.00044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1]" office:value-type="float" office:value="0" calcext:value-type="float">
            <text:p>0.000</text:p>
          </table:table-cell>
          <table:table-cell table:style-name="ce246" table:formula="of:=+[.V141]" office:value-type="float" office:value="0" calcext:value-type="float">
            <text:p>0.000</text:p>
          </table:table-cell>
          <table:table-cell table:style-name="ce333" table:formula="of:=+[.X141]" office:value-type="float" office:value="0" calcext:value-type="float">
            <text:p>0.000</text:p>
          </table:table-cell>
          <table:table-cell table:style-name="ce402" table:formula="of:=+[.Z141]" office:value-type="float" office:value="1" calcext:value-type="float">
            <text:p>1.0000</text:p>
          </table:table-cell>
          <table:table-cell table:style-name="ce402" table:formula="of:=+[.Y141]" office:value-type="float" office:value="1" calcext:value-type="float">
            <text:p>1.0000</text:p>
          </table:table-cell>
          <table:table-cell table:style-name="ce402" table:formula="of:=+[.AA14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331" office:value-type="string" calcext:value-type="string">
            <text:p>L_FOOT</text:p>
          </table:table-cell>
          <table:table-cell table:style-name="ce1" office:value-type="string" calcext:value-type="string">
            <text:p>mAnkle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73" table:formula="of:=+[.D142]+[.K142]" office:value-type="float" office:value="0.082575" calcext:value-type="float">
            <text:p>0.082575</text:p>
          </table:table-cell>
          <table:table-cell table:style-name="ce81" table:formula="of:=+[.E142]-[.J142]" office:value-type="float" office:value="-0.169983" calcext:value-type="float">
            <text:p>-0.169983</text:p>
          </table:table-cell>
          <table:table-cell table:style-name="ce89" table:formula="of:=+[.F142]+[.L142]" office:value-type="float" office:value="-0.000485000000000013" calcext:value-type="float">
            <text:p>-0.000485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442"/>
          <table:table-cell table:style-name="ce448"/>
          <table:table-cell table:style-name="ce453"/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222" table:formula="of:=+[.W142]" office:value-type="float" office:value="10" calcext:value-type="float">
            <text:p>10.000</text:p>
          </table:table-cell>
          <table:table-cell table:style-name="ce242" table:formula="of:=+[.V142]" office:value-type="float" office:value="0" calcext:value-type="float">
            <text:p>0.000</text:p>
          </table:table-cell>
          <table:table-cell table:style-name="ce308" table:formula="of:=+[.X142]" office:value-type="float" office:value="0" calcext:value-type="float">
            <text:p>0.000</text:p>
          </table:table-cell>
          <table:table-cell table:style-name="ce400" table:formula="of:=+[.Z142]" office:value-type="float" office:value="0.05" calcext:value-type="float">
            <text:p>0.0500</text:p>
          </table:table-cell>
          <table:table-cell table:style-name="ce400" table:formula="of:=+[.Y142]" office:value-type="float" office:value="0.13" calcext:value-type="float">
            <text:p>0.1300</text:p>
          </table:table-cell>
          <table:table-cell table:style-name="ce400" table:formula="of:=+[.AA142]" office:value-type="float" office:value="0.05" calcext:value-type="float">
            <text:p>0.0500</text:p>
          </table:table-cell>
          <table:table-cell table:style-name="ce550" table:number-columns-repeated="985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style-name="ce153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72" table:formula="of:=+[.D143]+[.K143]" office:value-type="float" office:value="0.090575" calcext:value-type="float">
            <text:p>0.090575</text:p>
          </table:table-cell>
          <table:table-cell table:style-name="ce80" table:formula="of:=+[.E143]-[.J143]" office:value-type="float" office:value="-0.220939" calcext:value-type="float">
            <text:p>-0.220939</text:p>
          </table:table-cell>
          <table:table-cell table:style-name="ce88" table:formula="of:=+[.F143]+[.L143]" office:value-type="float" office:value="0.00689499999999998" calcext:value-type="float">
            <text:p>0.00689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441" table:formula="of:=+[.Q143]-[.N143]" office:value-type="float" office:value="0" calcext:value-type="float">
            <text:p>0.000000</text:p>
          </table:table-cell>
          <table:table-cell table:style-name="ce454" table:formula="of:=+[.R143]-[.O143]" office:value-type="float" office:value="-0.000379999999999991" calcext:value-type="float">
            <text:p>-0.00038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3]" office:value-type="float" office:value="0" calcext:value-type="float">
            <text:p>0.000</text:p>
          </table:table-cell>
          <table:table-cell table:style-name="ce246" table:formula="of:=+[.V143]" office:value-type="float" office:value="0" calcext:value-type="float">
            <text:p>0.000</text:p>
          </table:table-cell>
          <table:table-cell table:style-name="ce333" table:formula="of:=+[.X143]" office:value-type="float" office:value="0" calcext:value-type="float">
            <text:p>0.000</text:p>
          </table:table-cell>
          <table:table-cell table:style-name="ce402" table:formula="of:=+[.Z143]" office:value-type="float" office:value="1" calcext:value-type="float">
            <text:p>1.0000</text:p>
          </table:table-cell>
          <table:table-cell table:style-name="ce402" table:formula="of:=+[.Y143]" office:value-type="float" office:value="1" calcext:value-type="float">
            <text:p>1.0000</text:p>
          </table:table-cell>
          <table:table-cell table:style-name="ce402" table:formula="of:=+[.AA14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oeLeft</text:p>
          </table:table-cell>
          <table:table-cell table:style-name="ce153" office:value-type="string" calcext:value-type="string">
            <text:p>mFoo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72" table:formula="of:=+[.D144]+[.K144]" office:value-type="float" office:value="0.090845" calcext:value-type="float">
            <text:p>0.090845</text:p>
          </table:table-cell>
          <table:table-cell table:style-name="ce80" table:formula="of:=+[.E144]-[.J144]" office:value-type="float" office:value="-0.241326" calcext:value-type="float">
            <text:p>-0.241326</text:p>
          </table:table-cell>
          <table:table-cell table:style-name="ce88" table:formula="of:=+[.F144]+[.L144]" office:value-type="float" office:value="0.00676599999999998" calcext:value-type="float">
            <text:p>0.006766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87" calcext:value-type="float">
            <text:p>0.105387</text:p>
          </table:table-cell>
          <table:table-cell table:style-name="ce408" office:value-type="float" office:value="0.00827" calcext:value-type="float">
            <text:p>0.008270</text:p>
          </table:table-cell>
          <table:table-cell table:style-name="ce408" office:value-type="float" office:value="0.000871" calcext:value-type="float">
            <text:p>0.000871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446" table:formula="of:=+[.P144]-[.M144]" office:value-type="float" office:value="0.003613" calcext:value-type="float">
            <text:p>0.003613</text:p>
          </table:table-cell>
          <table:table-cell table:style-name="ce446" table:formula="of:=+[.Q144]-[.N144]" office:value-type="float" office:value="-0.00827" calcext:value-type="float">
            <text:p>-0.008270</text:p>
          </table:table-cell>
          <table:table-cell table:style-name="ce446" table:formula="of:=+[.R144]-[.O144]" office:value-type="float" office:value="-0.000871" calcext:value-type="float">
            <text:p>-0.00087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4]" office:value-type="float" office:value="0" calcext:value-type="float">
            <text:p>0.000</text:p>
          </table:table-cell>
          <table:table-cell table:style-name="ce246" table:formula="of:=+[.V144]" office:value-type="float" office:value="0" calcext:value-type="float">
            <text:p>0.000</text:p>
          </table:table-cell>
          <table:table-cell table:style-name="ce333" table:formula="of:=+[.X144]" office:value-type="float" office:value="0" calcext:value-type="float">
            <text:p>0.000</text:p>
          </table:table-cell>
          <table:table-cell table:style-name="ce402" table:formula="of:=+[.Z144]" office:value-type="float" office:value="1" calcext:value-type="float">
            <text:p>1.0000</text:p>
          </table:table-cell>
          <table:table-cell table:style-name="ce402" table:formula="of:=+[.Y144]" office:value-type="float" office:value="1" calcext:value-type="float">
            <text:p>1.0000</text:p>
          </table:table-cell>
          <table:table-cell table:style-name="ce402" table:formula="of:=+[.AA14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45]" office:value-type="float" office:value="0" calcext:value-type="float">
            <text:p>0.000000</text:p>
          </table:table-cell>
          <table:table-cell table:style-name="ce80" table:formula="of:=+[.E$2]-[.M145]" office:value-type="float" office:value="0.116" calcext:value-type="float">
            <text:p>0.116000</text:p>
          </table:table-cell>
          <table:table-cell table:style-name="ce88" table:formula="of:=+[.F$2]+[.O145]" office:value-type="float" office:value="1.114015" calcext:value-type="float">
            <text:p>1.114015</text:p>
          </table:table-cell>
          <table:table-cell table:style-name="ce72" table:formula="of:=+[.D145]+[.K145]" office:value-type="float" office:value="0" calcext:value-type="float">
            <text:p>0.000000</text:p>
          </table:table-cell>
          <table:table-cell table:style-name="ce80" table:formula="of:=+[.E145]-[.J145]" office:value-type="float" office:value="0.313" calcext:value-type="float">
            <text:p>0.313000</text:p>
          </table:table-cell>
          <table:table-cell table:style-name="ce88" table:formula="of:=+[.F145]+[.L145]" office:value-type="float" office:value="1.114015" calcext:value-type="float">
            <text:p>1.114015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441" table:formula="of:=+[.Q145]-[.N145]" office:value-type="float" office:value="0" calcext:value-type="float">
            <text:p>0.000000</text:p>
          </table:table-cell>
          <table:table-cell table:style-name="ce441" table:formula="of:=+[.R145]-[.O14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5]" office:value-type="float" office:value="0" calcext:value-type="float">
            <text:p>0.000</text:p>
          </table:table-cell>
          <table:table-cell table:style-name="ce246" table:formula="of:=+[.V145]" office:value-type="float" office:value="0" calcext:value-type="float">
            <text:p>0.000</text:p>
          </table:table-cell>
          <table:table-cell table:style-name="ce333" table:formula="of:=+[.X145]" office:value-type="float" office:value="0" calcext:value-type="float">
            <text:p>0.000</text:p>
          </table:table-cell>
          <table:table-cell table:style-name="ce402" table:formula="of:=+[.Z145]" office:value-type="float" office:value="1" calcext:value-type="float">
            <text:p>1.0000</text:p>
          </table:table-cell>
          <table:table-cell table:style-name="ce402" table:formula="of:=+[.Y145]" office:value-type="float" office:value="1" calcext:value-type="float">
            <text:p>1.0000</text:p>
          </table:table-cell>
          <table:table-cell table:style-name="ce402" table:formula="of:=+[.AA14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ail2</text:p>
          </table:table-cell>
          <table:table-cell table:style-name="ce153" office:value-type="string" calcext:value-type="string">
            <text:p>mTail1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72" table:formula="of:=+[.D146]+[.K146]" office:value-type="float" office:value="0" calcext:value-type="float">
            <text:p>0.000000</text:p>
          </table:table-cell>
          <table:table-cell table:style-name="ce80" table:formula="of:=+[.E146]-[.J146]" office:value-type="float" office:value="0.481" calcext:value-type="float">
            <text:p>0.481000</text:p>
          </table:table-cell>
          <table:table-cell table:style-name="ce88" table:formula="of:=+[.F146]+[.L146]" office:value-type="float" office:value="1.114015" calcext:value-type="float">
            <text:p>1.11401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97" calcext:value-type="float">
            <text:p>-0.197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97" calcext:value-type="float">
            <text:p>-0.19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441" table:formula="of:=+[.Q146]-[.N146]" office:value-type="float" office:value="0" calcext:value-type="float">
            <text:p>0.000000</text:p>
          </table:table-cell>
          <table:table-cell table:style-name="ce441" table:formula="of:=+[.R146]-[.O14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6]" office:value-type="float" office:value="0" calcext:value-type="float">
            <text:p>0.000</text:p>
          </table:table-cell>
          <table:table-cell table:style-name="ce246" table:formula="of:=+[.V146]" office:value-type="float" office:value="0" calcext:value-type="float">
            <text:p>0.000</text:p>
          </table:table-cell>
          <table:table-cell table:style-name="ce333" table:formula="of:=+[.X146]" office:value-type="float" office:value="0" calcext:value-type="float">
            <text:p>0.000</text:p>
          </table:table-cell>
          <table:table-cell table:style-name="ce402" table:formula="of:=+[.Z146]" office:value-type="float" office:value="1" calcext:value-type="float">
            <text:p>1.0000</text:p>
          </table:table-cell>
          <table:table-cell table:style-name="ce402" table:formula="of:=+[.Y146]" office:value-type="float" office:value="1" calcext:value-type="float">
            <text:p>1.0000</text:p>
          </table:table-cell>
          <table:table-cell table:style-name="ce402" table:formula="of:=+[.AA14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style-name="ce153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72" table:formula="of:=+[.D147]+[.K147]" office:value-type="float" office:value="0" calcext:value-type="float">
            <text:p>0.000000</text:p>
          </table:table-cell>
          <table:table-cell table:style-name="ce80" table:formula="of:=+[.E147]-[.J147]" office:value-type="float" office:value="0.623" calcext:value-type="float">
            <text:p>0.623000</text:p>
          </table:table-cell>
          <table:table-cell table:style-name="ce88" table:formula="of:=+[.F147]+[.L147]" office:value-type="float" office:value="1.114015" calcext:value-type="float">
            <text:p>1.114015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441" table:formula="of:=+[.Q147]-[.N147]" office:value-type="float" office:value="0" calcext:value-type="float">
            <text:p>0.000000</text:p>
          </table:table-cell>
          <table:table-cell table:style-name="ce441" table:formula="of:=+[.R147]-[.O14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7]" office:value-type="float" office:value="0" calcext:value-type="float">
            <text:p>0.000</text:p>
          </table:table-cell>
          <table:table-cell table:style-name="ce246" table:formula="of:=+[.V147]" office:value-type="float" office:value="0" calcext:value-type="float">
            <text:p>0.000</text:p>
          </table:table-cell>
          <table:table-cell table:style-name="ce333" table:formula="of:=+[.X147]" office:value-type="float" office:value="0" calcext:value-type="float">
            <text:p>0.000</text:p>
          </table:table-cell>
          <table:table-cell table:style-name="ce402" table:formula="of:=+[.Z147]" office:value-type="float" office:value="1" calcext:value-type="float">
            <text:p>1.0000</text:p>
          </table:table-cell>
          <table:table-cell table:style-name="ce402" table:formula="of:=+[.Y147]" office:value-type="float" office:value="1" calcext:value-type="float">
            <text:p>1.0000</text:p>
          </table:table-cell>
          <table:table-cell table:style-name="ce402" table:formula="of:=+[.AA14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ail4</text:p>
          </table:table-cell>
          <table:table-cell table:style-name="ce153" office:value-type="string" calcext:value-type="string">
            <text:p>mTail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72" table:formula="of:=+[.D148]+[.K148]" office:value-type="float" office:value="0" calcext:value-type="float">
            <text:p>0.000000</text:p>
          </table:table-cell>
          <table:table-cell table:style-name="ce80" table:formula="of:=+[.E148]-[.J148]" office:value-type="float" office:value="0.735" calcext:value-type="float">
            <text:p>0.735000</text:p>
          </table:table-cell>
          <table:table-cell table:style-name="ce88" table:formula="of:=+[.F148]+[.L148]" office:value-type="float" office:value="1.114015" calcext:value-type="float">
            <text:p>1.114015</text:p>
          </table:table-cell>
          <table:table-cell table:style-name="ce146" office:value-type="float" office:value="-0.112" calcext:value-type="float">
            <text:p>-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42" calcext:value-type="float">
            <text:p>-0.14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42" calcext:value-type="float">
            <text:p>-0.14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441" table:formula="of:=+[.Q148]-[.N148]" office:value-type="float" office:value="0" calcext:value-type="float">
            <text:p>0.000000</text:p>
          </table:table-cell>
          <table:table-cell table:style-name="ce441" table:formula="of:=+[.R148]-[.O14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8]" office:value-type="float" office:value="0" calcext:value-type="float">
            <text:p>0.000</text:p>
          </table:table-cell>
          <table:table-cell table:style-name="ce246" table:formula="of:=+[.V148]" office:value-type="float" office:value="0" calcext:value-type="float">
            <text:p>0.000</text:p>
          </table:table-cell>
          <table:table-cell table:style-name="ce333" table:formula="of:=+[.X148]" office:value-type="float" office:value="0" calcext:value-type="float">
            <text:p>0.000</text:p>
          </table:table-cell>
          <table:table-cell table:style-name="ce402" table:formula="of:=+[.Z148]" office:value-type="float" office:value="1" calcext:value-type="float">
            <text:p>1.0000</text:p>
          </table:table-cell>
          <table:table-cell table:style-name="ce402" table:formula="of:=+[.Y148]" office:value-type="float" office:value="1" calcext:value-type="float">
            <text:p>1.0000</text:p>
          </table:table-cell>
          <table:table-cell table:style-name="ce402" table:formula="of:=+[.AA14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style-name="ce153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72" table:formula="of:=+[.D149]+[.K149]" office:value-type="float" office:value="0" calcext:value-type="float">
            <text:p>0.000000</text:p>
          </table:table-cell>
          <table:table-cell table:style-name="ce80" table:formula="of:=+[.E149]-[.J149]" office:value-type="float" office:value="0.829" calcext:value-type="float">
            <text:p>0.829000</text:p>
          </table:table-cell>
          <table:table-cell table:style-name="ce88" table:formula="of:=+[.F149]+[.L149]" office:value-type="float" office:value="1.114015" calcext:value-type="float">
            <text:p>1.114015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441" table:formula="of:=+[.Q149]-[.N149]" office:value-type="float" office:value="0" calcext:value-type="float">
            <text:p>0.000000</text:p>
          </table:table-cell>
          <table:table-cell table:style-name="ce441" table:formula="of:=+[.R149]-[.O14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49]" office:value-type="float" office:value="0" calcext:value-type="float">
            <text:p>0.000</text:p>
          </table:table-cell>
          <table:table-cell table:style-name="ce246" table:formula="of:=+[.V149]" office:value-type="float" office:value="0" calcext:value-type="float">
            <text:p>0.000</text:p>
          </table:table-cell>
          <table:table-cell table:style-name="ce333" table:formula="of:=+[.X149]" office:value-type="float" office:value="0" calcext:value-type="float">
            <text:p>0.000</text:p>
          </table:table-cell>
          <table:table-cell table:style-name="ce402" table:formula="of:=+[.Z149]" office:value-type="float" office:value="1" calcext:value-type="float">
            <text:p>1.0000</text:p>
          </table:table-cell>
          <table:table-cell table:style-name="ce402" table:formula="of:=+[.Y149]" office:value-type="float" office:value="1" calcext:value-type="float">
            <text:p>1.0000</text:p>
          </table:table-cell>
          <table:table-cell table:style-name="ce402" table:formula="of:=+[.AA14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Tail6</text:p>
          </table:table-cell>
          <table:table-cell table:style-name="ce153" office:value-type="string" calcext:value-type="string">
            <text:p>mTail5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72" table:formula="of:=+[.D150]+[.K150]" office:value-type="float" office:value="0" calcext:value-type="float">
            <text:p>0.000000</text:p>
          </table:table-cell>
          <table:table-cell table:style-name="ce80" table:formula="of:=+[.E150]-[.J150]" office:value-type="float" office:value="0.918" calcext:value-type="float">
            <text:p>0.918000</text:p>
          </table:table-cell>
          <table:table-cell table:style-name="ce88" table:formula="of:=+[.F150]+[.L150]" office:value-type="float" office:value="1.114015" calcext:value-type="float">
            <text:p>1.114015</text:p>
          </table:table-cell>
          <table:table-cell table:style-name="ce146" office:value-type="float" office:value="-0.089" calcext:value-type="float">
            <text:p>-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94" calcext:value-type="float">
            <text:p>-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94" calcext:value-type="float">
            <text:p>-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441" table:formula="of:=+[.Q150]-[.N150]" office:value-type="float" office:value="0" calcext:value-type="float">
            <text:p>0.000000</text:p>
          </table:table-cell>
          <table:table-cell table:style-name="ce441" table:formula="of:=+[.R150]-[.O15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0]" office:value-type="float" office:value="0" calcext:value-type="float">
            <text:p>0.000</text:p>
          </table:table-cell>
          <table:table-cell table:style-name="ce246" table:formula="of:=+[.V150]" office:value-type="float" office:value="0" calcext:value-type="float">
            <text:p>0.000</text:p>
          </table:table-cell>
          <table:table-cell table:style-name="ce333" table:formula="of:=+[.X150]" office:value-type="float" office:value="0" calcext:value-type="float">
            <text:p>0.000</text:p>
          </table:table-cell>
          <table:table-cell table:style-name="ce402" table:formula="of:=+[.Z150]" office:value-type="float" office:value="1" calcext:value-type="float">
            <text:p>1.0000</text:p>
          </table:table-cell>
          <table:table-cell table:style-name="ce402" table:formula="of:=+[.Y150]" office:value-type="float" office:value="1" calcext:value-type="float">
            <text:p>1.0000</text:p>
          </table:table-cell>
          <table:table-cell table:style-name="ce402" table:formula="of:=+[.AA15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1]" office:value-type="float" office:value="0" calcext:value-type="float">
            <text:p>0.000000</text:p>
          </table:table-cell>
          <table:table-cell table:style-name="ce80" table:formula="of:=+[.E$2]-[.M151]" office:value-type="float" office:value="-0.064" calcext:value-type="float">
            <text:p>-0.064000</text:p>
          </table:table-cell>
          <table:table-cell table:style-name="ce88" table:formula="of:=+[.F$2]+[.O151]" office:value-type="float" office:value="0.970015" calcext:value-type="float">
            <text:p>0.970015</text:p>
          </table:table-cell>
          <table:table-cell table:style-name="ce72" table:formula="of:=+[.D151]+[.K151]" office:value-type="float" office:value="0" calcext:value-type="float">
            <text:p>0.000000</text:p>
          </table:table-cell>
          <table:table-cell table:style-name="ce80" table:formula="of:=+[.E151]-[.J151]" office:value-type="float" office:value="-0.068" calcext:value-type="float">
            <text:p>-0.068000</text:p>
          </table:table-cell>
          <table:table-cell table:style-name="ce88" table:formula="of:=+[.F151]+[.L151]" office:value-type="float" office:value="0.904015" calcext:value-type="float">
            <text:p>0.904015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441" table:formula="of:=+[.Q151]-[.N151]" office:value-type="float" office:value="0" calcext:value-type="float">
            <text:p>0.000000</text:p>
          </table:table-cell>
          <table:table-cell table:style-name="ce441" table:formula="of:=+[.R151]-[.O151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1]" office:value-type="float" office:value="0" calcext:value-type="float">
            <text:p>0.000</text:p>
          </table:table-cell>
          <table:table-cell table:style-name="ce246" table:formula="of:=+[.V151]" office:value-type="float" office:value="0" calcext:value-type="float">
            <text:p>0.000</text:p>
          </table:table-cell>
          <table:table-cell table:style-name="ce333" table:formula="of:=+[.X151]" office:value-type="float" office:value="0" calcext:value-type="float">
            <text:p>0.000</text:p>
          </table:table-cell>
          <table:table-cell table:style-name="ce402" table:formula="of:=+[.Z151]" office:value-type="float" office:value="1" calcext:value-type="float">
            <text:p>1.0000</text:p>
          </table:table-cell>
          <table:table-cell table:style-name="ce402" table:formula="of:=+[.Y151]" office:value-type="float" office:value="1" calcext:value-type="float">
            <text:p>1.0000</text:p>
          </table:table-cell>
          <table:table-cell table:style-name="ce402" table:formula="of:=+[.AA151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Roo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]+[.N152]" office:value-type="float" office:value="0" calcext:value-type="float">
            <text:p>0.000000</text:p>
          </table:table-cell>
          <table:table-cell table:style-name="ce80" table:formula="of:=+[.E$2]-[.M152]" office:value-type="float" office:value="0.2" calcext:value-type="float">
            <text:p>0.200000</text:p>
          </table:table-cell>
          <table:table-cell table:style-name="ce88" table:formula="of:=+[.F$2]+[.O152]" office:value-type="float" office:value="1.151015" calcext:value-type="float">
            <text:p>1.151015</text:p>
          </table:table-cell>
          <table:table-cell table:style-name="ce72" table:formula="of:=+[.D152]+[.K152]" office:value-type="float" office:value="0" calcext:value-type="float">
            <text:p>0.000000</text:p>
          </table:table-cell>
          <table:table-cell table:style-name="ce80" table:formula="of:=+[.E152]-[.J152]" office:value-type="float" office:value="0.404" calcext:value-type="float">
            <text:p>0.404000</text:p>
          </table:table-cell>
          <table:table-cell table:style-name="ce88" table:formula="of:=+[.F152]+[.L152]" office:value-type="float" office:value="1.151015" calcext:value-type="float">
            <text:p>1.151015</text:p>
          </table:table-cell>
          <table:table-cell table:style-name="ce146" office:value-type="float" office:value="-0.204" calcext:value-type="float">
            <text:p>-0.2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2" calcext:value-type="float">
            <text:p>-0.2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" calcext:value-type="float">
            <text:p>0.084000</text:p>
          </table:table-cell>
          <table:table-cell table:style-name="ce237" office:value-type="float" office:value="-0.2" calcext:value-type="float">
            <text:p>-0.2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441" table:formula="of:=+[.Q152]-[.N152]" office:value-type="float" office:value="0" calcext:value-type="float">
            <text:p>0.000000</text:p>
          </table:table-cell>
          <table:table-cell table:style-name="ce441" table:formula="of:=+[.R152]-[.O152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2]" office:value-type="float" office:value="0" calcext:value-type="float">
            <text:p>0.000</text:p>
          </table:table-cell>
          <table:table-cell table:style-name="ce246" table:formula="of:=+[.V152]" office:value-type="float" office:value="0" calcext:value-type="float">
            <text:p>0.000</text:p>
          </table:table-cell>
          <table:table-cell table:style-name="ce333" table:formula="of:=+[.X152]" office:value-type="float" office:value="0" calcext:value-type="float">
            <text:p>0.000</text:p>
          </table:table-cell>
          <table:table-cell table:style-name="ce402" table:formula="of:=+[.Z152]" office:value-type="float" office:value="1" calcext:value-type="float">
            <text:p>1.0000</text:p>
          </table:table-cell>
          <table:table-cell table:style-name="ce402" table:formula="of:=+[.Y152]" office:value-type="float" office:value="1" calcext:value-type="float">
            <text:p>1.0000</text:p>
          </table:table-cell>
          <table:table-cell table:style-name="ce402" table:formula="of:=+[.AA152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72" table:formula="of:=+[.D153]+[.K153]" office:value-type="float" office:value="0.083" calcext:value-type="float">
            <text:p>0.083000</text:p>
          </table:table-cell>
          <table:table-cell table:style-name="ce80" table:formula="of:=+[.E153]-[.J153]" office:value-type="float" office:value="0.402" calcext:value-type="float">
            <text:p>0.402000</text:p>
          </table:table-cell>
          <table:table-cell table:style-name="ce88" table:formula="of:=+[.F153]+[.L153]" office:value-type="float" office:value="0.535015" calcext:value-type="float">
            <text:p>0.53501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441" table:formula="of:=+[.Q153]-[.N153]" office:value-type="float" office:value="0" calcext:value-type="float">
            <text:p>0.000000</text:p>
          </table:table-cell>
          <table:table-cell table:style-name="ce441" table:formula="of:=+[.R153]-[.O153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3]" office:value-type="float" office:value="0" calcext:value-type="float">
            <text:p>0.000</text:p>
          </table:table-cell>
          <table:table-cell table:style-name="ce246" table:formula="of:=+[.V153]" office:value-type="float" office:value="0" calcext:value-type="float">
            <text:p>0.000</text:p>
          </table:table-cell>
          <table:table-cell table:style-name="ce333" table:formula="of:=+[.X153]" office:value-type="float" office:value="0" calcext:value-type="float">
            <text:p>0.000</text:p>
          </table:table-cell>
          <table:table-cell table:style-name="ce402" table:formula="of:=+[.Z153]" office:value-type="float" office:value="1" calcext:value-type="float">
            <text:p>1.0000</text:p>
          </table:table-cell>
          <table:table-cell table:style-name="ce402" table:formula="of:=+[.Y153]" office:value-type="float" office:value="1" calcext:value-type="float">
            <text:p>1.0000</text:p>
          </table:table-cell>
          <table:table-cell table:style-name="ce402" table:formula="of:=+[.AA153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2Left</text:p>
          </table:table-cell>
          <table:table-cell table:style-name="ce153" office:value-type="string" calcext:value-type="string">
            <text:p>mHindLi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72" table:formula="of:=+[.D154]+[.K154]" office:value-type="float" office:value="0.08" calcext:value-type="float">
            <text:p>0.080000</text:p>
          </table:table-cell>
          <table:table-cell table:style-name="ce80" table:formula="of:=+[.E154]-[.J154]" office:value-type="float" office:value="0.432" calcext:value-type="float">
            <text:p>0.432000</text:p>
          </table:table-cell>
          <table:table-cell table:style-name="ce88" table:formula="of:=+[.F154]+[.L154]" office:value-type="float" office:value="0.0670150000000001" calcext:value-type="float">
            <text:p>0.067015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-0.003" calcext:value-type="float">
            <text:p>-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-0.046" calcext:value-type="float">
            <text:p>-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441" table:formula="of:=+[.Q154]-[.N154]" office:value-type="float" office:value="0" calcext:value-type="float">
            <text:p>0.000000</text:p>
          </table:table-cell>
          <table:table-cell table:style-name="ce441" table:formula="of:=+[.R154]-[.O154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4]" office:value-type="float" office:value="0" calcext:value-type="float">
            <text:p>0.000</text:p>
          </table:table-cell>
          <table:table-cell table:style-name="ce246" table:formula="of:=+[.V154]" office:value-type="float" office:value="0" calcext:value-type="float">
            <text:p>0.000</text:p>
          </table:table-cell>
          <table:table-cell table:style-name="ce333" table:formula="of:=+[.X154]" office:value-type="float" office:value="0" calcext:value-type="float">
            <text:p>0.000</text:p>
          </table:table-cell>
          <table:table-cell table:style-name="ce402" table:formula="of:=+[.Z154]" office:value-type="float" office:value="1" calcext:value-type="float">
            <text:p>1.0000</text:p>
          </table:table-cell>
          <table:table-cell table:style-name="ce402" table:formula="of:=+[.Y154]" office:value-type="float" office:value="1" calcext:value-type="float">
            <text:p>1.0000</text:p>
          </table:table-cell>
          <table:table-cell table:style-name="ce402" table:formula="of:=+[.AA154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style-name="ce153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72" table:formula="of:=+[.D155]+[.K155]" office:value-type="float" office:value="0.08" calcext:value-type="float">
            <text:p>0.080000</text:p>
          </table:table-cell>
          <table:table-cell table:style-name="ce80" table:formula="of:=+[.E155]-[.J155]" office:value-type="float" office:value="0.32" calcext:value-type="float">
            <text:p>0.320000</text:p>
          </table:table-cell>
          <table:table-cell table:style-name="ce88" table:formula="of:=+[.F155]+[.L155]" office:value-type="float" office:value="0.0060150000000001" calcext:value-type="float">
            <text:p>0.0060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441" table:formula="of:=+[.Q155]-[.N155]" office:value-type="float" office:value="0" calcext:value-type="float">
            <text:p>0.000000</text:p>
          </table:table-cell>
          <table:table-cell table:style-name="ce441" table:formula="of:=+[.R155]-[.O155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5]" office:value-type="float" office:value="0" calcext:value-type="float">
            <text:p>0.000</text:p>
          </table:table-cell>
          <table:table-cell table:style-name="ce246" table:formula="of:=+[.V155]" office:value-type="float" office:value="0" calcext:value-type="float">
            <text:p>0.000</text:p>
          </table:table-cell>
          <table:table-cell table:style-name="ce333" table:formula="of:=+[.X155]" office:value-type="float" office:value="0" calcext:value-type="float">
            <text:p>0.000</text:p>
          </table:table-cell>
          <table:table-cell table:style-name="ce402" table:formula="of:=+[.Z155]" office:value-type="float" office:value="1" calcext:value-type="float">
            <text:p>1.0000</text:p>
          </table:table-cell>
          <table:table-cell table:style-name="ce402" table:formula="of:=+[.Y155]" office:value-type="float" office:value="1" calcext:value-type="float">
            <text:p>1.0000</text:p>
          </table:table-cell>
          <table:table-cell table:style-name="ce402" table:formula="of:=+[.AA155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4Left</text:p>
          </table:table-cell>
          <table:table-cell table:style-name="ce153" office:value-type="string" calcext:value-type="string">
            <text:p>mHindLimb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72" table:formula="of:=+[.D156]+[.K156]" office:value-type="float" office:value="0.088" calcext:value-type="float">
            <text:p>0.088000</text:p>
          </table:table-cell>
          <table:table-cell table:style-name="ce80" table:formula="of:=+[.E156]-[.J156]" office:value-type="float" office:value="0.215" calcext:value-type="float">
            <text:p>0.215000</text:p>
          </table:table-cell>
          <table:table-cell table:style-name="ce88" table:formula="of:=+[.F156]+[.L156]" office:value-type="float" office:value="0.0060150000000001" calcext:value-type="float">
            <text:p>0.00601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441" table:formula="of:=+[.Q156]-[.N156]" office:value-type="float" office:value="0" calcext:value-type="float">
            <text:p>0.000000</text:p>
          </table:table-cell>
          <table:table-cell table:style-name="ce441" table:formula="of:=+[.R156]-[.O156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6]" office:value-type="float" office:value="0" calcext:value-type="float">
            <text:p>0.000</text:p>
          </table:table-cell>
          <table:table-cell table:style-name="ce246" table:formula="of:=+[.V156]" office:value-type="float" office:value="0" calcext:value-type="float">
            <text:p>0.000</text:p>
          </table:table-cell>
          <table:table-cell table:style-name="ce333" table:formula="of:=+[.X156]" office:value-type="float" office:value="0" calcext:value-type="float">
            <text:p>0.000</text:p>
          </table:table-cell>
          <table:table-cell table:style-name="ce402" table:formula="of:=+[.Z156]" office:value-type="float" office:value="1" calcext:value-type="float">
            <text:p>1.0000</text:p>
          </table:table-cell>
          <table:table-cell table:style-name="ce402" table:formula="of:=+[.Y156]" office:value-type="float" office:value="1" calcext:value-type="float">
            <text:p>1.0000</text:p>
          </table:table-cell>
          <table:table-cell table:style-name="ce402" table:formula="of:=+[.AA156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72" table:formula="of:=+[.D157]+[.K157]" office:value-type="float" office:value="-0.083" calcext:value-type="float">
            <text:p>-0.083000</text:p>
          </table:table-cell>
          <table:table-cell table:style-name="ce80" table:formula="of:=+[.E157]-[.J157]" office:value-type="float" office:value="0.402" calcext:value-type="float">
            <text:p>0.402000</text:p>
          </table:table-cell>
          <table:table-cell table:style-name="ce88" table:formula="of:=+[.F157]+[.L157]" office:value-type="float" office:value="0.535015" calcext:value-type="float">
            <text:p>0.53501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441" table:formula="of:=+[.Q157]-[.N157]" office:value-type="float" office:value="0" calcext:value-type="float">
            <text:p>0.000000</text:p>
          </table:table-cell>
          <table:table-cell table:style-name="ce441" table:formula="of:=+[.R157]-[.O157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7]" office:value-type="float" office:value="0" calcext:value-type="float">
            <text:p>0.000</text:p>
          </table:table-cell>
          <table:table-cell table:style-name="ce246" table:formula="of:=+[.V157]" office:value-type="float" office:value="0" calcext:value-type="float">
            <text:p>0.000</text:p>
          </table:table-cell>
          <table:table-cell table:style-name="ce333" table:formula="of:=+[.X157]" office:value-type="float" office:value="0" calcext:value-type="float">
            <text:p>0.000</text:p>
          </table:table-cell>
          <table:table-cell table:style-name="ce402" table:formula="of:=+[.Z157]" office:value-type="float" office:value="1" calcext:value-type="float">
            <text:p>1.0000</text:p>
          </table:table-cell>
          <table:table-cell table:style-name="ce402" table:formula="of:=+[.Y157]" office:value-type="float" office:value="1" calcext:value-type="float">
            <text:p>1.0000</text:p>
          </table:table-cell>
          <table:table-cell table:style-name="ce402" table:formula="of:=+[.AA157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2Right</text:p>
          </table:table-cell>
          <table:table-cell table:style-name="ce153" office:value-type="string" calcext:value-type="string">
            <text:p>mHindLimb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72" table:formula="of:=+[.D158]+[.K158]" office:value-type="float" office:value="-0.08" calcext:value-type="float">
            <text:p>-0.080000</text:p>
          </table:table-cell>
          <table:table-cell table:style-name="ce80" table:formula="of:=+[.E158]-[.J158]" office:value-type="float" office:value="0.432" calcext:value-type="float">
            <text:p>0.432000</text:p>
          </table:table-cell>
          <table:table-cell table:style-name="ce88" table:formula="of:=+[.F158]+[.L158]" office:value-type="float" office:value="0.0670150000000001" calcext:value-type="float">
            <text:p>0.067015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0.003" calcext:value-type="float">
            <text:p>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0.046" calcext:value-type="float">
            <text:p>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0.046" calcext:value-type="float">
            <text:p>0.046</text:p>
          </table:table-cell>
          <table:table-cell table:style-name="ce333" office:value-type="float" office:value="-0.491" calcext:value-type="float">
            <text:p>-0.491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441" table:formula="of:=+[.Q158]-[.N158]" office:value-type="float" office:value="0" calcext:value-type="float">
            <text:p>0.000000</text:p>
          </table:table-cell>
          <table:table-cell table:style-name="ce441" table:formula="of:=+[.R158]-[.O158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8]" office:value-type="float" office:value="0" calcext:value-type="float">
            <text:p>0.000</text:p>
          </table:table-cell>
          <table:table-cell table:style-name="ce246" table:formula="of:=+[.V158]" office:value-type="float" office:value="0" calcext:value-type="float">
            <text:p>0.000</text:p>
          </table:table-cell>
          <table:table-cell table:style-name="ce333" table:formula="of:=+[.X158]" office:value-type="float" office:value="0" calcext:value-type="float">
            <text:p>0.000</text:p>
          </table:table-cell>
          <table:table-cell table:style-name="ce402" table:formula="of:=+[.Z158]" office:value-type="float" office:value="1" calcext:value-type="float">
            <text:p>1.0000</text:p>
          </table:table-cell>
          <table:table-cell table:style-name="ce402" table:formula="of:=+[.Y158]" office:value-type="float" office:value="1" calcext:value-type="float">
            <text:p>1.0000</text:p>
          </table:table-cell>
          <table:table-cell table:style-name="ce402" table:formula="of:=+[.AA158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style-name="ce153" office:value-type="string" calcext:value-type="string">
            <text:p>mHindLi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72" table:formula="of:=+[.D159]+[.K159]" office:value-type="float" office:value="-0.08" calcext:value-type="float">
            <text:p>-0.080000</text:p>
          </table:table-cell>
          <table:table-cell table:style-name="ce80" table:formula="of:=+[.E159]-[.J159]" office:value-type="float" office:value="0.32" calcext:value-type="float">
            <text:p>0.320000</text:p>
          </table:table-cell>
          <table:table-cell table:style-name="ce88" table:formula="of:=+[.F159]+[.L159]" office:value-type="float" office:value="0.0060150000000001" calcext:value-type="float">
            <text:p>0.0060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441" table:formula="of:=+[.Q159]-[.N159]" office:value-type="float" office:value="0" calcext:value-type="float">
            <text:p>0.000000</text:p>
          </table:table-cell>
          <table:table-cell table:style-name="ce441" table:formula="of:=+[.R159]-[.O159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59]" office:value-type="float" office:value="0" calcext:value-type="float">
            <text:p>0.000</text:p>
          </table:table-cell>
          <table:table-cell table:style-name="ce246" table:formula="of:=+[.V159]" office:value-type="float" office:value="0" calcext:value-type="float">
            <text:p>0.000</text:p>
          </table:table-cell>
          <table:table-cell table:style-name="ce333" table:formula="of:=+[.X159]" office:value-type="float" office:value="0" calcext:value-type="float">
            <text:p>0.000</text:p>
          </table:table-cell>
          <table:table-cell table:style-name="ce402" table:formula="of:=+[.Z159]" office:value-type="float" office:value="1" calcext:value-type="float">
            <text:p>1.0000</text:p>
          </table:table-cell>
          <table:table-cell table:style-name="ce402" table:formula="of:=+[.Y159]" office:value-type="float" office:value="1" calcext:value-type="float">
            <text:p>1.0000</text:p>
          </table:table-cell>
          <table:table-cell table:style-name="ce402" table:formula="of:=+[.AA159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53" office:value-type="string" calcext:value-type="string">
            <text:p>mHindLimb4Right</text:p>
          </table:table-cell>
          <table:table-cell table:style-name="ce153" office:value-type="string" calcext:value-type="string">
            <text:p>mHindLimb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72" table:formula="of:=+[.D160]+[.K160]" office:value-type="float" office:value="-0.088" calcext:value-type="float">
            <text:p>-0.088000</text:p>
          </table:table-cell>
          <table:table-cell table:style-name="ce80" table:formula="of:=+[.E160]-[.J160]" office:value-type="float" office:value="0.215" calcext:value-type="float">
            <text:p>0.215000</text:p>
          </table:table-cell>
          <table:table-cell table:style-name="ce88" table:formula="of:=+[.F160]+[.L160]" office:value-type="float" office:value="0.0060150000000001" calcext:value-type="float">
            <text:p>0.00601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08" calcext:value-type="float">
            <text:p>-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441" table:formula="of:=+[.Q160]-[.N160]" office:value-type="float" office:value="0" calcext:value-type="float">
            <text:p>0.000000</text:p>
          </table:table-cell>
          <table:table-cell table:style-name="ce441" table:formula="of:=+[.R160]-[.O160]" office:value-type="float" office:value="0" calcext:value-type="float">
            <text:p>0.000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W160]" office:value-type="float" office:value="0" calcext:value-type="float">
            <text:p>0.000</text:p>
          </table:table-cell>
          <table:table-cell table:style-name="ce246" table:formula="of:=+[.V160]" office:value-type="float" office:value="0" calcext:value-type="float">
            <text:p>0.000</text:p>
          </table:table-cell>
          <table:table-cell table:style-name="ce333" table:formula="of:=+[.X160]" office:value-type="float" office:value="0" calcext:value-type="float">
            <text:p>0.000</text:p>
          </table:table-cell>
          <table:table-cell table:style-name="ce402" table:formula="of:=+[.Z160]" office:value-type="float" office:value="1" calcext:value-type="float">
            <text:p>1.0000</text:p>
          </table:table-cell>
          <table:table-cell table:style-name="ce402" table:formula="of:=+[.Y160]" office:value-type="float" office:value="1" calcext:value-type="float">
            <text:p>1.0000</text:p>
          </table:table-cell>
          <table:table-cell table:style-name="ce402" table:formula="of:=+[.AA160]" office:value-type="float" office:value="1" calcext:value-type="float">
            <text:p>1.0000</text:p>
          </table:table-cell>
          <table:table-cell table:number-columns-repeated="985"/>
        </table:table-row>
        <table:table-row table:style-name="ro3">
          <table:table-cell table:style-name="ce4"/>
          <table:table-cell table:style-name="ce184"/>
          <table:table-cell table:style-name="ce69"/>
          <table:table-cell table:number-columns-repeated="1015"/>
        </table:table-row>
        <table:table-row table:style-name="ro3">
          <table:table-cell table:style-name="ce519"/>
          <table:table-cell/>
          <table:table-cell table:style-name="ce21"/>
          <table:table-cell table:number-columns-repeated="9"/>
          <table:table-cell table:style-name="ce393" office:value-type="string" calcext:value-type="string">
            <text:p>left-right mismatch</text:p>
          </table:table-cell>
          <table:table-cell table:style-name="ce410"/>
          <table:table-cell table:style-name="ce419"/>
          <table:table-cell table:number-columns-repeated="11"/>
          <table:table-cell table:style-name="ce13"/>
          <table:table-cell table:number-columns-repeated="991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04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67"/>
          <table:table-cell table:style-name="ce8"/>
          <table:table-cell table:style-name="ce48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48"/>
          <table:table-cell/>
          <table:table-cell table:style-name="ce1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995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4">
          <table:table-cell table:style-name="ce519"/>
          <table:table-cell table:style-name="ce205"/>
          <table:table-cell table:style-name="ce10"/>
          <table:table-cell table:number-columns-repeated="23"/>
          <table:table-cell table:style-name="ce536"/>
          <table:table-cell table:number-columns-repeated="991"/>
        </table:table-row>
        <table:table-row table:style-name="ro3" table:number-rows-repeated="747">
          <table:table-cell table:style-name="ce5"/>
          <table:table-cell table:style-name="ce205"/>
          <table:table-cell table:style-name="ce10"/>
          <table:table-cell table:number-columns-repeated="1015"/>
        </table:table-row>
        <table:table-row table:style-name="ro3" table:number-rows-repeated="1047639">
          <table:table-cell table:number-columns-repeated="1018"/>
        </table:table-row>
        <table:table-row table:style-name="ro3">
          <table:table-cell table:style-name="ce55"/>
          <table:table-cell table:style-name="ce215"/>
          <table:table-cell table:style-name="ce70"/>
          <table:table-cell table:style-name="ce78"/>
          <table:table-cell table:style-name="ce86"/>
          <table:table-cell table:style-name="ce94"/>
          <table:table-cell table:style-name="ce214"/>
          <table:table-cell table:style-name="ce217"/>
          <table:table-cell table:style-name="ce220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number-columns-repeated="3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404" table:number-columns-repeated="3"/>
          <table:table-cell table:number-columns-repeated="985"/>
        </table:table-row>
      </table:table>
      <table:table table:name="Blender values MALE" table:style-name="ta2">
        <office:forms form:automatic-focus="false" form:apply-design-mode="false"/>
        <table:table-column table:style-name="co26" table:default-cell-style-name="ce151"/>
        <table:table-column table:style-name="co18" table:default-cell-style-name="ce199"/>
        <table:table-column table:style-name="co27" table:default-cell-style-name="ce124"/>
        <table:table-column table:style-name="co28" table:number-columns-repeated="3" table:default-cell-style-name="ce174"/>
        <table:table-column table:style-name="co29" table:default-cell-style-name="ce285"/>
        <table:table-column table:style-name="co30" table:default-cell-style-name="ce288"/>
        <table:table-column table:style-name="co29" table:default-cell-style-name="ce288"/>
        <table:table-column table:style-name="co31" table:default-cell-style-name="ce463"/>
        <table:table-column table:style-name="co32" table:default-cell-style-name="ce285"/>
        <table:table-column table:style-name="co33" table:number-columns-repeated="2" table:default-cell-style-name="ce288"/>
        <table:table-column table:style-name="co34" table:default-cell-style-name="ce478"/>
        <table:table-column table:style-name="co35" table:default-cell-style-name="ce285"/>
        <table:table-column table:style-name="co35" table:default-cell-style-name="ce288"/>
        <table:table-column table:style-name="co29" table:default-cell-style-name="ce288"/>
        <table:table-column table:style-name="co22" table:default-cell-style-name="ce463"/>
        <table:table-column table:style-name="co36" table:default-cell-style-name="ce513"/>
        <table:table-column table:style-name="co37" table:number-columns-repeated="2" table:default-cell-style-name="ce492"/>
        <table:table-column table:style-name="co37" table:default-cell-style-name="ce522"/>
        <table:table-column table:style-name="co38" table:default-cell-style-name="ce377"/>
        <table:table-column table:style-name="co39" table:default-cell-style-name="ce538"/>
        <table:table-column table:style-name="co40" table:default-cell-style-name="ce546"/>
        <table:table-column table:style-name="co41" table:default-cell-style-name="ce546"/>
        <table:table-column table:style-name="co42" table:default-cell-style-name="ce549"/>
        <table:table-column table:style-name="co43" table:default-cell-style-name="ce544"/>
        <table:table-column table:style-name="co39" table:default-cell-style-name="ce560"/>
        <table:table-column table:style-name="co44" table:default-cell-style-name="ce546"/>
        <table:table-column table:style-name="co15" table:default-cell-style-name="ce556"/>
        <table:table-column table:style-name="co35" table:default-cell-style-name="ce564"/>
        <table:table-column table:style-name="co45" table:default-cell-style-name="ce546"/>
        <table:table-column table:style-name="co46" table:default-cell-style-name="ce560"/>
        <table:table-column table:style-name="co42" table:default-cell-style-name="ce549"/>
        <table:table-column table:style-name="co44" table:default-cell-style-name="ce513"/>
        <table:table-column table:style-name="co47" table:default-cell-style-name="ce288"/>
        <table:table-column table:style-name="co48" table:default-cell-style-name="ce492"/>
        <table:table-column table:style-name="co49" table:default-cell-style-name="ce522"/>
        <table:table-column table:style-name="co34" table:default-cell-style-name="ce391"/>
        <table:table-column table:style-name="co34" table:default-cell-style-name="ce247"/>
        <table:table-column table:style-name="co34" table:number-columns-repeated="2" table:default-cell-style-name="ce391"/>
        <table:table-column table:style-name="co34" table:default-cell-style-name="ce247"/>
        <table:table-column table:style-name="co34" table:default-cell-style-name="ce391"/>
        <table:table-column table:style-name="co50" table:number-columns-repeated="3" table:default-cell-style-name="ce458"/>
        <table:table-column table:style-name="co25" table:number-columns-repeated="3" table:default-cell-style-name="ce458"/>
        <table:table-column table:style-name="co50" table:default-cell-style-name="ce391"/>
        <table:table-column table:style-name="co50" table:default-cell-style-name="ce247"/>
        <table:table-column table:style-name="co50" table:default-cell-style-name="ce391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51" table:default-cell-style-name="ce151"/>
        <table:table-column table:style-name="co51" table:number-columns-repeated="907" table:default-cell-style-name="ce324"/>
        <table:table-column table:style-name="co51" table:default-cell-style-name="ce327"/>
        <table:table-column table:style-name="co12" table:number-columns-repeated="33" table:default-cell-style-name="ce327"/>
        <table:table-column table:style-name="co12" table:number-columns-repeated="25" table:default-cell-style-name="Default"/>
        <table:table-row table:style-name="ro5">
          <table:table-cell table:style-name="ce124" office:value-type="string" calcext:value-type="string">
            <text:p><text:span text:style-name="T4">Convert from Maya to Blender</text:span></text:p>
            <text:p><text:span text:style-name="T5">male_2016_08_05.dae</text:span></text:p>
            <text:p><text:span text:style-name="T5">avatar_skeleton.xml</text:span></text:p>
            <text:p>name</text:p>
          </table:table-cell>
          <table:table-cell table:style-name="ce153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348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168"/>
          <table:table-cell table:style-name="ce421" office:value-type="string" calcext:value-type="string" table:number-columns-spanned="16" table:number-rows-spanned="1">
            <text:p><text:span text:style-name="T7">male_2016_08_05.dae</text:span></text:p>
            <text:p><text:span text:style-name="T7">matrix sid="transform"</text:span></text:p>
            <text:p><text:span text:style-name="T7">avatar_skeleton.xml values</text:span></text:p>
            <text:p><text:span text:style-name="T7">in relation to parent bone head</text:span></text:p>
            <text:p><text:span text:style-name="T7"> -y                                  x                                  z</text:span></text:p>
          </table:table-cell>
          <table:covered-table-cell table:number-columns-repeated="2" table:style-name="ce286"/>
          <table:covered-table-cell table:style-name="ce436"/>
          <table:covered-table-cell table:style-name="ce473"/>
          <table:covered-table-cell table:number-columns-repeated="2" table:style-name="ce292"/>
          <table:covered-table-cell table:style-name="ce477"/>
          <table:covered-table-cell table:style-name="ce473"/>
          <table:covered-table-cell table:number-columns-repeated="2" table:style-name="ce286"/>
          <table:covered-table-cell table:style-name="ce436"/>
          <table:covered-table-cell table:style-name="ce512"/>
          <table:covered-table-cell table:number-columns-repeated="2" table:style-name="ce488"/>
          <table:covered-table-cell table:style-name="ce521"/>
          <table:table-cell table:style-name="ce475" office:value-type="string" calcext:value-type="string">
            <text:p><text:span text:style-name="T7">convert to Blender custom property</text:span></text:p>
            <text:p/>
          </table:table-cell>
          <table:table-cell table:style-name="ce537" office:value-type="string" calcext:value-type="string" table:number-columns-spanned="16" table:number-rows-spanned="1">
            <text:p><text:span text:style-name="T8">OS Male Blender dae export</text:span></text:p>
            <text:p><text:span text:style-name="T8">skin-bind_poses-array</text:span></text:p>
            <text:p/>
            <text:p><text:span text:style-name="T8"> -y                                        x                                     z</text:span></text:p>
            <text:p><text:span text:style-name="T8">               </text:span></text:p>
          </table:table-cell>
          <table:covered-table-cell table:number-columns-repeated="2" table:style-name="ce543"/>
          <table:covered-table-cell table:style-name="ce548"/>
          <table:covered-table-cell table:style-name="ce554"/>
          <table:covered-table-cell table:style-name="ce555"/>
          <table:covered-table-cell table:style-name="ce554"/>
          <table:covered-table-cell table:style-name="ce555"/>
          <table:covered-table-cell table:style-name="ce563"/>
          <table:covered-table-cell table:style-name="ce543"/>
          <table:covered-table-cell table:style-name="ce567"/>
          <table:covered-table-cell table:style-name="ce548"/>
          <table:covered-table-cell table:style-name="ce512"/>
          <table:covered-table-cell table:style-name="ce286"/>
          <table:covered-table-cell table:style-name="ce488"/>
          <table:covered-table-cell table:style-name="ce521"/>
          <table:table-cell table:style-name="ce600" office:value-type="string" calcext:value-type="string" table:number-columns-spanned="3" table:number-rows-spanned="1">
            <text:p><text:span text:style-name="T5">Skeleton_Male</text:span></text:p>
            <text:p><text:span text:style-name="T5">+x forward</text:span></text:p>
            <text:p>restpose_rot cust prop</text:p>
            <text:p>from Skeleton.Male</text:p>
            <text:p> x          y          z</text:p>
          </table:table-cell>
          <table:covered-table-cell table:number-columns-repeated="2" table:style-name="ce600"/>
          <table:table-cell table:style-name="ce600" office:value-type="string" calcext:value-type="string" table:number-columns-spanned="3" table:number-rows-spanned="1">
            <text:p><text:span text:style-name="T5">Skeleton_Male</text:span></text:p>
            <text:p><text:span text:style-name="T5">+x forward</text:span></text:p>
            <text:p>restpose_scale cust prop</text:p>
            <text:p>from Skeleton.Male</text:p>
            <text:p> x            y             z</text:p>
          </table:table-cell>
          <table:covered-table-cell table:number-columns-repeated="2" table:style-name="ce600"/>
          <table:table-cell table:style-name="ce604" office:value-type="string" calcext:value-type="string" table:number-columns-spanned="3" table:number-rows-spanned="1">
            <text:p><text:span text:style-name="T5">difference between</text:span></text:p>
            <text:p><text:span text:style-name="T5">avatar_skeleton and male</text:span></text:p>
            <text:p><text:span text:style-name="T5">rot</text:span></text:p>
            <text:p> x          y          z</text:p>
          </table:table-cell>
          <table:covered-table-cell table:number-columns-repeated="2" table:style-name="ce604"/>
          <table:table-cell table:style-name="ce604" office:value-type="string" calcext:value-type="string" table:number-columns-spanned="3" table:number-rows-spanned="1">
            <text:p><text:span text:style-name="T5">difference between</text:span></text:p>
            <text:p><text:span text:style-name="T5">avatar_skeleton and male</text:span></text:p>
            <text:p><text:span text:style-name="T5">scale</text:span></text:p>
            <text:p> x          y          z</text:p>
          </table:table-cell>
          <table:covered-table-cell table:number-columns-repeated="2" table:style-name="ce604"/>
          <table:table-cell table:style-name="ce600" office:value-type="string" calcext:value-type="string" table:number-columns-spanned="3" table:number-rows-spanned="1">
            <text:p><text:span text:style-name="T5">Skeleton_Male</text:span></text:p>
            <text:p><text:span text:style-name="T5">+y forward</text:span></text:p>
            <text:p>restpose_rot</text:p>
            <text:p> x          y          z</text:p>
          </table:table-cell>
          <table:covered-table-cell table:number-columns-repeated="2" table:style-name="ce600"/>
          <table:table-cell table:style-name="ce600" office:value-type="string" calcext:value-type="string" table:number-columns-spanned="3" table:number-rows-spanned="1">
            <text:p><text:span text:style-name="T5">Skeleton_Male</text:span></text:p>
            <text:p><text:span text:style-name="T5">+y forward</text:span></text:p>
            <text:p>restpose_scale</text:p>
            <text:p> x            y             z</text:p>
          </table:table-cell>
          <table:covered-table-cell table:number-columns-repeated="2" table:style-name="ce600"/>
          <table:table-cell table:style-name="ce377"/>
          <table:table-cell table:style-name="ce124" table:number-columns-repeated="907"/>
          <table:table-cell table:style-name="ce325" table:number-columns-repeated="34"/>
          <table:table-cell table:number-columns-repeated="25"/>
        </table:table-row>
        <table:table-row table:style-name="ro3">
          <table:table-cell table:style-name="ce150" table:formula="of:=+[$'avatar_skeleton.xml convert'.A2]" office:value-type="string" office:string-value="mPelvis" calcext:value-type="string">
            <text:p>mPelvis</text:p>
          </table:table-cell>
          <table:table-cell table:style-name="ce153"/>
          <table:table-cell table:style-name="ce383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]&amp;&quot;, &quot;&amp;[.K2]&amp;&quot;, &quot;&amp;[.O2]&amp;&quot;, &quot;&amp;[.S2]&amp;&quot;, &quot;&amp;[.H2]&amp;&quot;, &quot;&amp;[.L2]&amp;&quot;, &quot;&amp;[.P2]&amp;&quot;, &quot;&amp;[.T2]&amp;&quot;, &quot;&amp;[.I2]&amp;&quot;, &quot;&amp;[.M2]&amp;&quot;, &quot;&amp;[.Q2]&amp;&quot;, &quot;&amp;[.U2]&amp;&quot;, &quot;&amp;[.J2]&amp;&quot;, &quot;&amp;[.N2]&amp;&quot;, &quot;&amp;[.R2]&amp;&quot;, &quot;&amp;[.V2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11386" calcext:value-type="float">
            <text:p>-1.11386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number-columns-repeated="7"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style-name="ce326" table:number-columns-repeated="27"/>
          <table:table-cell table:number-columns-repeated="32"/>
        </table:table-row>
        <table:table-row table:style-name="ro3">
          <table:table-cell table:style-name="ce321" office:value-type="string" calcext:value-type="string">
            <text:p>PELVIS</text:p>
          </table:table-cell>
          <table:table-cell table:style-name="ce328" table:formula="of:=+[$'avatar_skeleton.xml convert'.B3]" office:value-type="string" office:string-value="mPelvis" calcext:value-type="string">
            <text:p>mPelvis</text:p>
          </table:table-cell>
          <table:table-cell table:style-name="ce330" table:formula="of:=+[$'avatar_skeleton.xml convert'.C3]" office:value-type="string" office:string-value="&quot;false&quot;" calcext:value-type="string">
            <text:p>"false"</text:p>
          </table:table-cell>
          <table:table-cell table:style-name="ce335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335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335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339" table:formula="of:=+[$'male_2016_08_05.dae raw'.B3]" office:value-type="float" office:value="1" calcext:value-type="float">
            <text:p>1.0</text:p>
          </table:table-cell>
          <table:table-cell table:style-name="ce343" table:formula="of:=+[$'male_2016_08_05.dae raw'.C3]" office:value-type="float" office:value="0" calcext:value-type="float">
            <text:p>0.0</text:p>
          </table:table-cell>
          <table:table-cell table:style-name="ce343" table:formula="of:=+[$'male_2016_08_05.dae raw'.D3]" office:value-type="float" office:value="0" calcext:value-type="float">
            <text:p>0.0</text:p>
          </table:table-cell>
          <table:table-cell table:style-name="ce439" table:formula="of:=+[$'male_2016_08_05.dae raw'.E3]" office:value-type="float" office:value="-0.01" calcext:value-type="float">
            <text:p>-0.010000</text:p>
          </table:table-cell>
          <table:table-cell table:style-name="ce339" table:formula="of:=+[$'male_2016_08_05.dae raw'.F3]" office:value-type="float" office:value="0" calcext:value-type="float">
            <text:p>0.0</text:p>
          </table:table-cell>
          <table:table-cell table:style-name="ce343" table:formula="of:=+[$'male_2016_08_05.dae raw'.G3]" office:value-type="float" office:value="1" calcext:value-type="float">
            <text:p>1.0</text:p>
          </table:table-cell>
          <table:table-cell table:style-name="ce343" table:formula="of:=+[$'male_2016_08_05.dae raw'.H3]" office:value-type="float" office:value="0" calcext:value-type="float">
            <text:p>0.0</text:p>
          </table:table-cell>
          <table:table-cell table:style-name="ce479" table:formula="of:=+[$'male_2016_08_05.dae raw'.I3]" office:value-type="float" office:value="0" calcext:value-type="float">
            <text:p>0.00000</text:p>
          </table:table-cell>
          <table:table-cell table:style-name="ce339" table:formula="of:=+[$'male_2016_08_05.dae raw'.J3]" office:value-type="float" office:value="0" calcext:value-type="float">
            <text:p>0.0</text:p>
          </table:table-cell>
          <table:table-cell table:style-name="ce343" table:formula="of:=+[$'male_2016_08_05.dae raw'.K3]" office:value-type="float" office:value="0" calcext:value-type="float">
            <text:p>0.0</text:p>
          </table:table-cell>
          <table:table-cell table:style-name="ce343" table:formula="of:=+[$'male_2016_08_05.dae raw'.L3]" office:value-type="float" office:value="1" calcext:value-type="float">
            <text:p>1.0</text:p>
          </table:table-cell>
          <table:table-cell table:style-name="ce439" table:formula="of:=+[$'male_2016_08_05.dae raw'.M3]" office:value-type="float" office:value="-0.01999998" calcext:value-type="float">
            <text:p>-0.020000</text:p>
          </table:table-cell>
          <table:table-cell table:style-name="ce575" table:formula="of:=+[$'male_2016_08_05.dae raw'.N3]" office:value-type="float" office:value="0" calcext:value-type="float">
            <text:p>0</text:p>
          </table:table-cell>
          <table:table-cell table:style-name="ce579" table:formula="of:=+[$'male_2016_08_05.dae raw'.O3]" office:value-type="float" office:value="0" calcext:value-type="float">
            <text:p>0</text:p>
          </table:table-cell>
          <table:table-cell table:style-name="ce579" table:formula="of:=+[$'male_2016_08_05.dae raw'.P3]" office:value-type="float" office:value="0" calcext:value-type="float">
            <text:p>0</text:p>
          </table:table-cell>
          <table:table-cell table:style-name="ce584" table:formula="of:=+[$'male_2016_08_05.dae raw'.Q3]" office:value-type="float" office:value="1" calcext:value-type="float">
            <text:p>1</text:p>
          </table:table-cell>
          <table:table-cell table:style-name="ce372" table:formula="of:=[.G3]&amp;&quot;, &quot;&amp;[.K3]&amp;&quot;, &quot;&amp;[.O3]&amp;&quot;, &quot;&amp;[.S3]&amp;&quot;, &quot;&amp;[.H3]&amp;&quot;, &quot;&amp;[.L3]&amp;&quot;, &quot;&amp;[.P3]&amp;&quot;, &quot;&amp;[.T3]&amp;&quot;, &quot;&amp;[.I3]&amp;&quot;, &quot;&amp;[.M3]&amp;&quot;, &quot;&amp;[.Q3]&amp;&quot;, &quot;&amp;[.U3]&amp;&quot;, &quot;&amp;[.J3]&amp;&quot;, &quot;&amp;[.N3]&amp;&quot;, &quot;&amp;[.R3]&amp;&quot;, &quot;&amp;[.V3]" office:value-type="string" office:string-value="1, 0, 0, 0, 0, 1, 0, 0, 0, 0, 1, 0, -0.01, 0, -0.01999998, 1" calcext:value-type="string">
            <text:p>1, 0, 0, 0, 0, 1, 0, 0, 0, 0, 1, 0, -0.01, 0, -0.01999998, 1</text:p>
          </table:table-cell>
          <table:table-cell table:style-name="ce506" office:value-type="float" office:value="8.333334" calcext:value-type="float">
            <text:p>8.333334</text:p>
          </table:table-cell>
          <table:table-cell table:number-columns-repeated="2" table:style-name="ce511" office:value-type="float" office:value="0" calcext:value-type="float">
            <text:p>0</text:p>
          </table:table-cell>
          <table:table-cell table:style-name="ce524" office:value-type="float" office:value="0.08333295" calcext:value-type="float">
            <text:p>0.083333</text:p>
          </table:table-cell>
          <table:table-cell table:style-name="ce511" office:value-type="float" office:value="0" calcext:value-type="float">
            <text:p>0</text:p>
          </table:table-cell>
          <table:table-cell table:style-name="ce531" office:value-type="float" office:value="8.333334" calcext:value-type="float">
            <text:p>8.333334</text:p>
          </table:table-cell>
          <table:table-cell table:style-name="ce511" office:value-type="float" office:value="0" calcext:value-type="float">
            <text:p>0</text:p>
          </table:table-cell>
          <table:table-cell table:style-name="ce531" office:value-type="float" office:value="0" calcext:value-type="float">
            <text:p>0.000000</text:p>
          </table:table-cell>
          <table:table-cell table:style-name="ce570" office:value-type="float" office:value="0" calcext:value-type="float">
            <text:p>0</text:p>
          </table:table-cell>
          <table:table-cell table:style-name="ce511" office:value-type="float" office:value="0" calcext:value-type="float">
            <text:p>0</text:p>
          </table:table-cell>
          <table:table-cell table:style-name="ce531" office:value-type="float" office:value="5.882353" calcext:value-type="float">
            <text:p>5.882353</text:p>
          </table:table-cell>
          <table:table-cell table:style-name="ce524" office:value-type="float" office:value="-6.434471" calcext:value-type="float">
            <text:p>-6.434471</text:p>
          </table:table-cell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5.66551" calcext:value-type="float">
            <text:p>5.666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2" calcext:value-type="float">
            <text:p>0.120</text:p>
          </table:table-cell>
          <table:table-cell table:style-name="ce381" office:value-type="float" office:value="0.16" calcext:value-type="float">
            <text:p>0.1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459" table:formula="of:=-[.AN3]+[$'avatar_skeleton.xml convert'.V3]" office:value-type="float" office:value="0" calcext:value-type="float">
            <text:p>0.000</text:p>
          </table:table-cell>
          <table:table-cell table:style-name="ce459" table:formula="of:=-[.AO3]+[$'avatar_skeleton.xml convert'.W3]" office:value-type="float" office:value="2.33449" calcext:value-type="float">
            <text:p>2.334</text:p>
          </table:table-cell>
          <table:table-cell table:style-name="ce459" table:formula="of:=-[.AP3]+[$'avatar_skeleton.xml convert'.X3]" office:value-type="float" office:value="0" calcext:value-type="float">
            <text:p>0.000</text:p>
          </table:table-cell>
          <table:table-cell table:style-name="ce459" table:formula="of:=-[.AQ3]+[$'avatar_skeleton.xml convert'.Y3]" office:value-type="float" office:value="0" calcext:value-type="float">
            <text:p>0.000</text:p>
          </table:table-cell>
          <table:table-cell table:style-name="ce459" table:formula="of:=-[.AR3]+[$'avatar_skeleton.xml convert'.Z3]" office:value-type="float" office:value="0" calcext:value-type="float">
            <text:p>0.000</text:p>
          </table:table-cell>
          <table:table-cell table:style-name="ce459" table:formula="of:=-[.AS3]+[$'avatar_skeleton.xml convert'.AA3]" office:value-type="float" office:value="0" calcext:value-type="float">
            <text:p>0.000</text:p>
          </table:table-cell>
          <table:table-cell table:style-name="ce381" table:formula="of:=+[.AO3]" office:value-type="float" office:value="5.66551" calcext:value-type="float">
            <text:p>5.666</text:p>
          </table:table-cell>
          <table:table-cell table:style-name="ce381" table:formula="of:=+[.AN3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3]" office:value-type="float" office:value="0.16" calcext:value-type="float">
            <text:p>0.160</text:p>
          </table:table-cell>
          <table:table-cell table:style-name="ce381" table:formula="of:=+[.AQ3]" office:value-type="float" office:value="0.12" calcext:value-type="float">
            <text:p>0.12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21"/>
          <table:table-cell table:style-name="ce385" table:number-columns-repeated="907"/>
          <table:table-cell table:style-name="ce394" table:number-columns-repeated="27"/>
          <table:table-cell table:style-name="ce396" table:number-columns-repeated="7"/>
          <table:table-cell table:style-name="ce397" table:number-columns-repeated="25"/>
        </table:table-row>
        <table:table-row table:style-name="ro3">
          <table:table-cell table:style-name="ce337" office:value-type="string" calcext:value-type="string">
            <text:p>BUTT</text:p>
          </table:table-cell>
          <table:table-cell table:style-name="ce345" table:formula="of:=+[$'avatar_skeleton.xml convert'.B4]" office:value-type="string" office:string-value="mPelvis" calcext:value-type="string">
            <text:p>mPelvis</text:p>
          </table:table-cell>
          <table:table-cell table:style-name="ce351" table:formula="of:=+[$'avatar_skeleton.xml convert'.C4]" office:value-type="string" office:string-value="&quot;false&quot;" calcext:value-type="string">
            <text:p>"false"</text:p>
          </table:table-cell>
          <table:table-cell table:style-name="ce370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370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370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339" table:formula="of:=+[$'male_2016_08_05.dae raw'.B4]" office:value-type="float" office:value="1" calcext:value-type="float">
            <text:p>1.0</text:p>
          </table:table-cell>
          <table:table-cell table:style-name="ce343" table:formula="of:=+[$'male_2016_08_05.dae raw'.C4]" office:value-type="float" office:value="0" calcext:value-type="float">
            <text:p>0.0</text:p>
          </table:table-cell>
          <table:table-cell table:style-name="ce343" table:formula="of:=+[$'male_2016_08_05.dae raw'.D4]" office:value-type="float" office:value="0" calcext:value-type="float">
            <text:p>0.0</text:p>
          </table:table-cell>
          <table:table-cell table:style-name="ce439" table:formula="of:=+[$'male_2016_08_05.dae raw'.E4]" office:value-type="float" office:value="-0.06" calcext:value-type="float">
            <text:p>-0.060000</text:p>
          </table:table-cell>
          <table:table-cell table:style-name="ce339" table:formula="of:=+[$'male_2016_08_05.dae raw'.F4]" office:value-type="float" office:value="0" calcext:value-type="float">
            <text:p>0.0</text:p>
          </table:table-cell>
          <table:table-cell table:style-name="ce343" table:formula="of:=+[$'male_2016_08_05.dae raw'.G4]" office:value-type="float" office:value="1" calcext:value-type="float">
            <text:p>1.0</text:p>
          </table:table-cell>
          <table:table-cell table:style-name="ce343" table:formula="of:=+[$'male_2016_08_05.dae raw'.H4]" office:value-type="float" office:value="0" calcext:value-type="float">
            <text:p>0.0</text:p>
          </table:table-cell>
          <table:table-cell table:style-name="ce479" table:formula="of:=+[$'male_2016_08_05.dae raw'.I4]" office:value-type="float" office:value="0" calcext:value-type="float">
            <text:p>0.00000</text:p>
          </table:table-cell>
          <table:table-cell table:style-name="ce339" table:formula="of:=+[$'male_2016_08_05.dae raw'.J4]" office:value-type="float" office:value="0" calcext:value-type="float">
            <text:p>0.0</text:p>
          </table:table-cell>
          <table:table-cell table:style-name="ce343" table:formula="of:=+[$'male_2016_08_05.dae raw'.K4]" office:value-type="float" office:value="0" calcext:value-type="float">
            <text:p>0.0</text:p>
          </table:table-cell>
          <table:table-cell table:style-name="ce343" table:formula="of:=+[$'male_2016_08_05.dae raw'.L4]" office:value-type="float" office:value="1" calcext:value-type="float">
            <text:p>1.0</text:p>
          </table:table-cell>
          <table:table-cell table:style-name="ce439" table:formula="of:=+[$'male_2016_08_05.dae raw'.M4]" office:value-type="float" office:value="-0.1" calcext:value-type="float">
            <text:p>-0.100000</text:p>
          </table:table-cell>
          <table:table-cell table:style-name="ce575" table:formula="of:=+[$'male_2016_08_05.dae raw'.N4]" office:value-type="float" office:value="0" calcext:value-type="float">
            <text:p>0</text:p>
          </table:table-cell>
          <table:table-cell table:style-name="ce579" table:formula="of:=+[$'male_2016_08_05.dae raw'.O4]" office:value-type="float" office:value="0" calcext:value-type="float">
            <text:p>0</text:p>
          </table:table-cell>
          <table:table-cell table:style-name="ce579" table:formula="of:=+[$'male_2016_08_05.dae raw'.P4]" office:value-type="float" office:value="0" calcext:value-type="float">
            <text:p>0</text:p>
          </table:table-cell>
          <table:table-cell table:style-name="ce584" table:formula="of:=+[$'male_2016_08_05.dae raw'.Q4]" office:value-type="float" office:value="1" calcext:value-type="float">
            <text:p>1</text:p>
          </table:table-cell>
          <table:table-cell table:style-name="ce432" table:formula="of:=[.G4]&amp;&quot;, &quot;&amp;[.K4]&amp;&quot;, &quot;&amp;[.O4]&amp;&quot;, &quot;&amp;[.S4]&amp;&quot;, &quot;&amp;[.H4]&amp;&quot;, &quot;&amp;[.L4]&amp;&quot;, &quot;&amp;[.P4]&amp;&quot;, &quot;&amp;[.T4]&amp;&quot;, &quot;&amp;[.I4]&amp;&quot;, &quot;&amp;[.M4]&amp;&quot;, &quot;&amp;[.Q4]&amp;&quot;, &quot;&amp;[.U4]&amp;&quot;, &quot;&amp;[.J4]&amp;&quot;, &quot;&amp;[.N4]&amp;&quot;, &quot;&amp;[.R4]&amp;&quot;, &quot;&amp;[.V4]" office:value-type="string" office:string-value="1, 0, 0, 0, 0, 1, 0, 0, 0, 0, 1, 0, -0.06, 0, -0.1, 1" calcext:value-type="string">
            <text:p>1, 0, 0, 0, 0, 1, 0, 0, 0, 0, 1, 0, -0.06, 0, -0.1, 1</text:p>
          </table:table-cell>
          <table:table-cell table:style-name="ce539" office:value-type="float" office:value="10" calcext:value-type="float">
            <text:p>10.000000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551" office:value-type="float" office:value="0.6" calcext:value-type="float">
            <text:p>0.600000</text:p>
          </table:table-cell>
          <table:table-cell table:style-name="ce545" office:value-type="float" office:value="0" calcext:value-type="float">
            <text:p>0</text:p>
          </table:table-cell>
          <table:table-cell table:style-name="ce559" office:value-type="float" office:value="10" calcext:value-type="float">
            <text:p>10.000000</text:p>
          </table:table-cell>
          <table:table-cell table:style-name="ce545" office:value-type="float" office:value="0" calcext:value-type="float">
            <text:p>0</text:p>
          </table:table-cell>
          <table:table-cell table:style-name="ce559" office:value-type="float" office:value="0" calcext:value-type="float">
            <text:p>0.000000</text:p>
          </table:table-cell>
          <table:table-cell table:style-name="ce565" office:value-type="float" office:value="0" calcext:value-type="float">
            <text:p>0</text:p>
          </table:table-cell>
          <table:table-cell table:style-name="ce545" office:value-type="float" office:value="0" calcext:value-type="float">
            <text:p>0</text:p>
          </table:table-cell>
          <table:table-cell table:style-name="ce559" office:value-type="float" office:value="10" calcext:value-type="float">
            <text:p>10.000000</text:p>
          </table:table-cell>
          <table:table-cell table:style-name="ce551" office:value-type="float" office:value="-10.1386" calcext:value-type="float">
            <text:p>-10.13860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440" office:value-type="float" office:value="0" calcext:value-type="float">
            <text:p>0.000</text:p>
          </table:table-cell>
          <table:table-cell table:number-columns-repeated="3" table:style-name="ce440" office:value-type="float" office:value="0.1" calcext:value-type="float">
            <text:p>0.100</text:p>
          </table:table-cell>
          <table:table-cell table:style-name="ce459" table:formula="of:=-[.AN4]+[$'avatar_skeleton.xml convert'.V4]" office:value-type="float" office:value="0" calcext:value-type="float">
            <text:p>0.000</text:p>
          </table:table-cell>
          <table:table-cell table:style-name="ce459" table:formula="of:=-[.AO4]+[$'avatar_skeleton.xml convert'.W4]" office:value-type="float" office:value="0" calcext:value-type="float">
            <text:p>0.000</text:p>
          </table:table-cell>
          <table:table-cell table:style-name="ce459" table:formula="of:=-[.AP4]+[$'avatar_skeleton.xml convert'.X4]" office:value-type="float" office:value="0" calcext:value-type="float">
            <text:p>0.000</text:p>
          </table:table-cell>
          <table:table-cell table:style-name="ce459" table:formula="of:=-[.AQ4]+[$'avatar_skeleton.xml convert'.Y4]" office:value-type="float" office:value="0" calcext:value-type="float">
            <text:p>0.000</text:p>
          </table:table-cell>
          <table:table-cell table:style-name="ce459" table:formula="of:=-[.AR4]+[$'avatar_skeleton.xml convert'.Z4]" office:value-type="float" office:value="0" calcext:value-type="float">
            <text:p>0.000</text:p>
          </table:table-cell>
          <table:table-cell table:style-name="ce459" table:formula="of:=-[.AS4]+[$'avatar_skeleton.xml convert'.AA4]" office:value-type="float" office:value="0" calcext:value-type="float">
            <text:p>0.000</text:p>
          </table:table-cell>
          <table:table-cell table:style-name="ce440" table:formula="of:=+[.AO4]" office:value-type="float" office:value="0" calcext:value-type="float">
            <text:p>0.000</text:p>
          </table:table-cell>
          <table:table-cell table:style-name="ce440" table:formula="of:=+[.AN4]" office:value-type="float" office:value="0" calcext:value-type="float">
            <text:p>0.000</text:p>
          </table:table-cell>
          <table:table-cell table:style-name="ce440" office:value-type="float" office:value="0" calcext:value-type="float">
            <text:p>0.000</text:p>
          </table:table-cell>
          <table:table-cell table:style-name="ce440" table:formula="of:=+[.AR4]" office:value-type="float" office:value="0.1" calcext:value-type="float">
            <text:p>0.100</text:p>
          </table:table-cell>
          <table:table-cell table:style-name="ce440" table:formula="of:=+[.AQ4]" office:value-type="float" office:value="0.1" calcext:value-type="float">
            <text:p>0.100</text:p>
          </table:table-cell>
          <table:table-cell table:style-name="ce440" office:value-type="float" office:value="0.1" calcext:value-type="float">
            <text:p>0.100</text:p>
          </table:table-cell>
          <table:table-cell table:style-name="ce337"/>
          <table:table-cell table:style-name="ce462" table:number-columns-repeated="907"/>
          <table:table-cell table:style-name="ce467" table:number-columns-repeated="27"/>
          <table:table-cell table:style-name="ce470" table:number-columns-repeated="7"/>
          <table:table-cell table:style-name="ce471" table:number-columns-repeated="25"/>
        </table:table-row>
        <table:table-row table:style-name="ro3">
          <table:table-cell table:style-name="ce150" office:value-type="string" calcext:value-type="string">
            <text:p>mSpine1</text:p>
          </table:table-cell>
          <table:table-cell table:style-name="ce155" table:formula="of:=+[$'avatar_skeleton.xml convert'.B5]" office:value-type="string" office:string-value="mPelvis" calcext:value-type="string">
            <text:p>mPelvis</text:p>
          </table:table-cell>
          <table:table-cell table:style-name="ce383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]&amp;&quot;, &quot;&amp;[.K5]&amp;&quot;, &quot;&amp;[.O5]&amp;&quot;, &quot;&amp;[.S5]&amp;&quot;, &quot;&amp;[.H5]&amp;&quot;, &quot;&amp;[.L5]&amp;&quot;, &quot;&amp;[.P5]&amp;&quot;, &quot;&amp;[.T5]&amp;&quot;, &quot;&amp;[.I5]&amp;&quot;, &quot;&amp;[.M5]&amp;&quot;, &quot;&amp;[.Q5]&amp;&quot;, &quot;&amp;[.U5]&amp;&quot;, &quot;&amp;[.J5]&amp;&quot;, &quot;&amp;[.N5]&amp;&quot;, &quot;&amp;[.R5]&amp;&quot;, &quot;&amp;[.V5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style-name="ce326" table:number-columns-repeated="27"/>
          <table:table-cell table:number-columns-repeated="32"/>
        </table:table-row>
        <table:table-row table:style-name="ro3">
          <table:table-cell table:style-name="ce150" office:value-type="string" calcext:value-type="string">
            <text:p>mSpine2</text:p>
          </table:table-cell>
          <table:table-cell table:style-name="ce153" table:formula="of:=+[$'avatar_skeleton.xml convert'.B6]" office:value-type="string" office:string-value="mSpine1" calcext:value-type="string">
            <text:p>mSpine1</text:p>
          </table:table-cell>
          <table:table-cell table:style-name="ce383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]&amp;&quot;, &quot;&amp;[.K6]&amp;&quot;, &quot;&amp;[.O6]&amp;&quot;, &quot;&amp;[.S6]&amp;&quot;, &quot;&amp;[.H6]&amp;&quot;, &quot;&amp;[.L6]&amp;&quot;, &quot;&amp;[.P6]&amp;&quot;, &quot;&amp;[.T6]&amp;&quot;, &quot;&amp;[.I6]&amp;&quot;, &quot;&amp;[.M6]&amp;&quot;, &quot;&amp;[.Q6]&amp;&quot;, &quot;&amp;[.U6]&amp;&quot;, &quot;&amp;[.J6]&amp;&quot;, &quot;&amp;[.N6]&amp;&quot;, &quot;&amp;[.R6]&amp;&quot;, &quot;&amp;[.V6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style-name="ce326" table:number-columns-repeated="27"/>
          <table:table-cell table:number-columns-repeated="32"/>
        </table:table-row>
        <table:table-row table:style-name="ro3">
          <table:table-cell table:style-name="ce150" office:value-type="string" calcext:value-type="string">
            <text:p>mTorso</text:p>
          </table:table-cell>
          <table:table-cell table:style-name="ce153" table:formula="of:=+[$'avatar_skeleton.xml convert'.B7]" office:value-type="string" office:string-value="mSpine2" calcext:value-type="string">
            <text:p>mSpine2</text:p>
          </table:table-cell>
          <table:table-cell table:style-name="ce383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7]&amp;&quot;, &quot;&amp;[.K7]&amp;&quot;, &quot;&amp;[.O7]&amp;&quot;, &quot;&amp;[.S7]&amp;&quot;, &quot;&amp;[.H7]&amp;&quot;, &quot;&amp;[.L7]&amp;&quot;, &quot;&amp;[.P7]&amp;&quot;, &quot;&amp;[.T7]&amp;&quot;, &quot;&amp;[.I7]&amp;&quot;, &quot;&amp;[.M7]&amp;&quot;, &quot;&amp;[.Q7]&amp;&quot;, &quot;&amp;[.U7]&amp;&quot;, &quot;&amp;[.J7]&amp;&quot;, &quot;&amp;[.N7]&amp;&quot;, &quot;&amp;[.R7]&amp;&quot;, &quot;&amp;[.V7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0.952381" calcext:value-type="float">
            <text:p>0.952381</text:p>
          </table:table-cell>
          <table:table-cell office:value-type="float" office:value="-1.14089" calcext:value-type="float">
            <text:p>-1.1408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style-name="ce326" table:number-columns-repeated="27"/>
          <table:table-cell table:number-columns-repeated="32"/>
        </table:table-row>
        <table:table-row table:style-name="ro3">
          <table:table-cell table:style-name="ce321" office:value-type="string" calcext:value-type="string">
            <text:p>BELLY</text:p>
          </table:table-cell>
          <table:table-cell table:style-name="ce123" table:formula="of:=+[$'avatar_skeleton.xml convert'.B8]" office:value-type="string" office:string-value="mTorso" calcext:value-type="string">
            <text:p>mTorso</text:p>
          </table:table-cell>
          <table:table-cell table:style-name="ce330" table:formula="of:=+[$'avatar_skeleton.xml convert'.C8]" office:value-type="string" office:string-value="&quot;false&quot;" calcext:value-type="string">
            <text:p>"false"</text:p>
          </table:table-cell>
          <table:table-cell table:style-name="ce335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335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335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339"/>
          <table:table-cell table:style-name="ce343" table:number-columns-repeated="2"/>
          <table:table-cell table:style-name="ce464"/>
          <table:table-cell table:style-name="ce339"/>
          <table:table-cell table:style-name="ce343" table:number-columns-repeated="2"/>
          <table:table-cell table:style-name="ce480"/>
          <table:table-cell table:style-name="ce339"/>
          <table:table-cell table:style-name="ce343" table:number-columns-repeated="2"/>
          <table:table-cell table:style-name="ce464"/>
          <table:table-cell table:style-name="ce575"/>
          <table:table-cell table:style-name="ce579" table:number-columns-repeated="2"/>
          <table:table-cell table:style-name="ce584"/>
          <table:table-cell table:style-name="ce372" table:formula="of:=[.G8]&amp;&quot;, &quot;&amp;[.K8]&amp;&quot;, &quot;&amp;[.O8]&amp;&quot;, &quot;&amp;[.S8]&amp;&quot;, &quot;&amp;[.H8]&amp;&quot;, &quot;&amp;[.L8]&amp;&quot;, &quot;&amp;[.P8]&amp;&quot;, &quot;&amp;[.T8]&amp;&quot;, &quot;&amp;[.I8]&amp;&quot;, &quot;&amp;[.M8]&amp;&quot;, &quot;&amp;[.Q8]&amp;&quot;, &quot;&amp;[.U8]&amp;&quot;, &quot;&amp;[.J8]&amp;&quot;, &quot;&amp;[.N8]&amp;&quot;, &quot;&amp;[.R8]&amp;&quot;, &quot;&amp;[.V8]" office:value-type="string" office:string-value=", , , , , , , , , , , , , , , " calcext:value-type="string">
            <text:p>, , , , , , , , , , , , , , , </text:p>
          </table:table-cell>
          <table:table-cell office:value-type="float" office:value="8.333334" calcext:value-type="float">
            <text:p>8.333334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233333" calcext:value-type="float">
            <text:p>-0.233333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6.25" calcext:value-type="float">
            <text:p>6.25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6.666667" calcext:value-type="float">
            <text:p>6.666667</text:p>
          </table:table-cell>
          <table:table-cell office:value-type="float" office:value="-8.26623" calcext:value-type="float">
            <text:p>-8.2662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8" calcext:value-type="float">
            <text:p>8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2" calcext:value-type="float">
            <text:p>0.120</text:p>
          </table:table-cell>
          <table:table-cell table:style-name="ce381" office:value-type="float" office:value="0.16" calcext:value-type="float">
            <text:p>0.16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459" table:formula="of:=-[.AN8]+[$'avatar_skeleton.xml convert'.V8]" office:value-type="float" office:value="0" calcext:value-type="float">
            <text:p>0.000</text:p>
          </table:table-cell>
          <table:table-cell table:style-name="ce459" table:formula="of:=-[.AO8]+[$'avatar_skeleton.xml convert'.W8]" office:value-type="float" office:value="0" calcext:value-type="float">
            <text:p>0.000</text:p>
          </table:table-cell>
          <table:table-cell table:style-name="ce459" table:formula="of:=-[.AP8]+[$'avatar_skeleton.xml convert'.X8]" office:value-type="float" office:value="0" calcext:value-type="float">
            <text:p>0.000</text:p>
          </table:table-cell>
          <table:table-cell table:style-name="ce459" table:formula="of:=-[.AQ8]+[$'avatar_skeleton.xml convert'.Y8]" office:value-type="float" office:value="-0.03" calcext:value-type="float">
            <text:p>-0.030</text:p>
          </table:table-cell>
          <table:table-cell table:style-name="ce459" table:formula="of:=-[.AR8]+[$'avatar_skeleton.xml convert'.Z8]" office:value-type="float" office:value="-0.03" calcext:value-type="float">
            <text:p>-0.030</text:p>
          </table:table-cell>
          <table:table-cell table:style-name="ce459" table:formula="of:=-[.AS8]+[$'avatar_skeleton.xml convert'.AA8]" office:value-type="float" office:value="0" calcext:value-type="float">
            <text:p>0.000</text:p>
          </table:table-cell>
          <table:table-cell table:style-name="ce381" table:formula="of:=+[.AO8]" office:value-type="float" office:value="8" calcext:value-type="float">
            <text:p>8.000</text:p>
          </table:table-cell>
          <table:table-cell table:style-name="ce381" table:formula="of:=+[.AN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8]" office:value-type="float" office:value="0.16" calcext:value-type="float">
            <text:p>0.160</text:p>
          </table:table-cell>
          <table:table-cell table:style-name="ce381" table:formula="of:=+[.AQ8]" office:value-type="float" office:value="0.12" calcext:value-type="float">
            <text:p>0.12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21"/>
          <table:table-cell table:style-name="ce385" table:number-columns-repeated="907"/>
          <table:table-cell table:style-name="ce394" table:number-columns-repeated="27"/>
          <table:table-cell table:style-name="ce396" table:number-columns-repeated="7"/>
          <table:table-cell table:style-name="ce397" table:number-columns-repeated="25"/>
        </table:table-row>
        <table:table-row table:style-name="ro3">
          <table:table-cell table:style-name="ce338" office:value-type="string" calcext:value-type="string">
            <text:p>LEFT_HANDLE</text:p>
          </table:table-cell>
          <table:table-cell table:style-name="ce123" table:formula="of:=+[$'avatar_skeleton.xml convert'.B9]" office:value-type="string" office:string-value="mTorso" calcext:value-type="string">
            <text:p>mTorso</text:p>
          </table:table-cell>
          <table:table-cell table:style-name="ce357" table:formula="of:=+[$'avatar_skeleton.xml convert'.C9]" office:value-type="string" office:string-value="&quot;false&quot;" calcext:value-type="string">
            <text:p>"false"</text:p>
          </table:table-cell>
          <table:table-cell table:style-name="ce335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335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335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339" table:formula="of:=+[$'male_2016_08_05.dae raw'.B9]" office:value-type="float" office:value="1" calcext:value-type="float">
            <text:p>1.0</text:p>
          </table:table-cell>
          <table:table-cell table:style-name="ce343" table:formula="of:=+[$'male_2016_08_05.dae raw'.C9]" office:value-type="float" office:value="0" calcext:value-type="float">
            <text:p>0.0</text:p>
          </table:table-cell>
          <table:table-cell table:style-name="ce343" table:formula="of:=+[$'male_2016_08_05.dae raw'.D9]" office:value-type="float" office:value="0" calcext:value-type="float">
            <text:p>0.0</text:p>
          </table:table-cell>
          <table:table-cell table:style-name="ce362" table:formula="of:=+[$'male_2016_08_05.dae raw'.E9]" office:value-type="float" office:value="0" calcext:value-type="float">
            <text:p>0.0</text:p>
          </table:table-cell>
          <table:table-cell table:style-name="ce339" table:formula="of:=+[$'male_2016_08_05.dae raw'.F9]" office:value-type="float" office:value="0" calcext:value-type="float">
            <text:p>0.0</text:p>
          </table:table-cell>
          <table:table-cell table:style-name="ce343" table:formula="of:=+[$'male_2016_08_05.dae raw'.G9]" office:value-type="float" office:value="1" calcext:value-type="float">
            <text:p>1.0</text:p>
          </table:table-cell>
          <table:table-cell table:style-name="ce343" table:formula="of:=+[$'male_2016_08_05.dae raw'.H9]" office:value-type="float" office:value="0" calcext:value-type="float">
            <text:p>0.0</text:p>
          </table:table-cell>
          <table:table-cell table:style-name="ce479" table:formula="of:=+[$'male_2016_08_05.dae raw'.I9]" office:value-type="float" office:value="0.1" calcext:value-type="float">
            <text:p>0.10000</text:p>
          </table:table-cell>
          <table:table-cell table:style-name="ce339" table:formula="of:=+[$'male_2016_08_05.dae raw'.J9]" office:value-type="float" office:value="0" calcext:value-type="float">
            <text:p>0.0</text:p>
          </table:table-cell>
          <table:table-cell table:style-name="ce343" table:formula="of:=+[$'male_2016_08_05.dae raw'.K9]" office:value-type="float" office:value="0" calcext:value-type="float">
            <text:p>0.0</text:p>
          </table:table-cell>
          <table:table-cell table:style-name="ce343" table:formula="of:=+[$'male_2016_08_05.dae raw'.L9]" office:value-type="float" office:value="1" calcext:value-type="float">
            <text:p>1.0</text:p>
          </table:table-cell>
          <table:table-cell table:style-name="ce439" table:formula="of:=+[$'male_2016_08_05.dae raw'.M9]" office:value-type="float" office:value="0.06089997" calcext:value-type="float">
            <text:p>0.060900</text:p>
          </table:table-cell>
          <table:table-cell table:style-name="ce575" table:formula="of:=+[$'male_2016_08_05.dae raw'.N9]" office:value-type="float" office:value="0" calcext:value-type="float">
            <text:p>0</text:p>
          </table:table-cell>
          <table:table-cell table:style-name="ce579" table:formula="of:=+[$'male_2016_08_05.dae raw'.O9]" office:value-type="float" office:value="0" calcext:value-type="float">
            <text:p>0</text:p>
          </table:table-cell>
          <table:table-cell table:style-name="ce579" table:formula="of:=+[$'male_2016_08_05.dae raw'.P9]" office:value-type="float" office:value="0" calcext:value-type="float">
            <text:p>0</text:p>
          </table:table-cell>
          <table:table-cell table:style-name="ce584" table:formula="of:=+[$'male_2016_08_05.dae raw'.Q9]" office:value-type="float" office:value="1" calcext:value-type="float">
            <text:p>1</text:p>
          </table:table-cell>
          <table:table-cell table:style-name="ce372" table:formula="of:=[.G9]&amp;&quot;, &quot;&amp;[.K9]&amp;&quot;, &quot;&amp;[.O9]&amp;&quot;, &quot;&amp;[.S9]&amp;&quot;, &quot;&amp;[.H9]&amp;&quot;, &quot;&amp;[.L9]&amp;&quot;, &quot;&amp;[.P9]&amp;&quot;, &quot;&amp;[.T9]&amp;&quot;, &quot;&amp;[.I9]&amp;&quot;, &quot;&amp;[.M9]&amp;&quot;, &quot;&amp;[.Q9]&amp;&quot;, &quot;&amp;[.U9]&amp;&quot;, &quot;&amp;[.J9]&amp;&quot;, &quot;&amp;[.N9]&amp;&quot;, &quot;&amp;[.R9]&amp;&quot;, &quot;&amp;[.V9]" office:value-type="string" office:string-value="1, 0, 0, 0, 0, 1, 0, 0, 0, 0, 1, 0, 0, 0.1, 0.06089997, 1" calcext:value-type="string">
            <text:p>1, 0, 0, 0, 0, 1, 0, 0, 0, 0, 1, 0, 0, 0.1, 0.06089997, 1</text:p>
          </table:table-cell>
          <table:table-cell office:value-type="float" office:value="20" calcext:value-type="float">
            <text:p>20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20" calcext:value-type="float">
            <text:p>20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2" calcext:value-type="float">
            <text:p>-2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0" calcext:value-type="float">
            <text:p>0.000000</text:p>
          </table:table-cell>
          <table:table-cell office:value-type="float" office:value="-25.17669" calcext:value-type="float">
            <text:p>-25.1766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459" table:formula="of:=-[.AN9]+[$'avatar_skeleton.xml convert'.V9]" office:value-type="float" office:value="0" calcext:value-type="float">
            <text:p>0.000</text:p>
          </table:table-cell>
          <table:table-cell table:style-name="ce459" table:formula="of:=-[.AO9]+[$'avatar_skeleton.xml convert'.W9]" office:value-type="float" office:value="0" calcext:value-type="float">
            <text:p>0.000</text:p>
          </table:table-cell>
          <table:table-cell table:style-name="ce459" table:formula="of:=-[.AP9]+[$'avatar_skeleton.xml convert'.X9]" office:value-type="float" office:value="0" calcext:value-type="float">
            <text:p>0.000</text:p>
          </table:table-cell>
          <table:table-cell table:style-name="ce459" table:formula="of:=-[.AQ9]+[$'avatar_skeleton.xml convert'.Y9]" office:value-type="float" office:value="0" calcext:value-type="float">
            <text:p>0.000</text:p>
          </table:table-cell>
          <table:table-cell table:style-name="ce459" table:formula="of:=-[.AR9]+[$'avatar_skeleton.xml convert'.Z9]" office:value-type="float" office:value="0" calcext:value-type="float">
            <text:p>0.000</text:p>
          </table:table-cell>
          <table:table-cell table:style-name="ce459" table:formula="of:=-[.AS9]+[$'avatar_skeleton.xml convert'.AA9]" office:value-type="float" office:value="0" calcext:value-type="float">
            <text:p>0.000</text:p>
          </table:table-cell>
          <table:table-cell table:style-name="ce381" table:formula="of:=+[.AO9]" office:value-type="float" office:value="0" calcext:value-type="float">
            <text:p>0.000</text:p>
          </table:table-cell>
          <table:table-cell table:style-name="ce381" table:formula="of:=+[.AN9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9]" office:value-type="float" office:value="0.05" calcext:value-type="float">
            <text:p>0.050</text:p>
          </table:table-cell>
          <table:table-cell table:style-name="ce381" table:formula="of:=+[.AQ9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321" office:value-type="string" calcext:value-type="string">
            <text:p>RIGHT_HANDLE</text:p>
          </table:table-cell>
          <table:table-cell table:style-name="ce123" table:formula="of:=+[$'avatar_skeleton.xml convert'.B10]" office:value-type="string" office:string-value="mTorso" calcext:value-type="string">
            <text:p>mTorso</text:p>
          </table:table-cell>
          <table:table-cell table:style-name="ce357" table:formula="of:=+[$'avatar_skeleton.xml convert'.C10]" office:value-type="string" office:string-value="&quot;false&quot;" calcext:value-type="string">
            <text:p>"false"</text:p>
          </table:table-cell>
          <table:table-cell table:style-name="ce335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335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335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339" table:formula="of:=+[$'male_2016_08_05.dae raw'.B10]" office:value-type="float" office:value="1" calcext:value-type="float">
            <text:p>1.0</text:p>
          </table:table-cell>
          <table:table-cell table:style-name="ce343" table:formula="of:=+[$'male_2016_08_05.dae raw'.C10]" office:value-type="float" office:value="0" calcext:value-type="float">
            <text:p>0.0</text:p>
          </table:table-cell>
          <table:table-cell table:style-name="ce343" table:formula="of:=+[$'male_2016_08_05.dae raw'.D10]" office:value-type="float" office:value="0" calcext:value-type="float">
            <text:p>0.0</text:p>
          </table:table-cell>
          <table:table-cell table:style-name="ce362" table:formula="of:=+[$'male_2016_08_05.dae raw'.E10]" office:value-type="float" office:value="0" calcext:value-type="float">
            <text:p>0.0</text:p>
          </table:table-cell>
          <table:table-cell table:style-name="ce339" table:formula="of:=+[$'male_2016_08_05.dae raw'.F10]" office:value-type="float" office:value="0" calcext:value-type="float">
            <text:p>0.0</text:p>
          </table:table-cell>
          <table:table-cell table:style-name="ce343" table:formula="of:=+[$'male_2016_08_05.dae raw'.G10]" office:value-type="float" office:value="1" calcext:value-type="float">
            <text:p>1.0</text:p>
          </table:table-cell>
          <table:table-cell table:style-name="ce343" table:formula="of:=+[$'male_2016_08_05.dae raw'.H10]" office:value-type="float" office:value="0" calcext:value-type="float">
            <text:p>0.0</text:p>
          </table:table-cell>
          <table:table-cell table:style-name="ce479" table:formula="of:=+[$'male_2016_08_05.dae raw'.I10]" office:value-type="float" office:value="-0.1" calcext:value-type="float">
            <text:p>-0.10000</text:p>
          </table:table-cell>
          <table:table-cell table:style-name="ce339" table:formula="of:=+[$'male_2016_08_05.dae raw'.J10]" office:value-type="float" office:value="0" calcext:value-type="float">
            <text:p>0.0</text:p>
          </table:table-cell>
          <table:table-cell table:style-name="ce343" table:formula="of:=+[$'male_2016_08_05.dae raw'.K10]" office:value-type="float" office:value="0" calcext:value-type="float">
            <text:p>0.0</text:p>
          </table:table-cell>
          <table:table-cell table:style-name="ce343" table:formula="of:=+[$'male_2016_08_05.dae raw'.L10]" office:value-type="float" office:value="1" calcext:value-type="float">
            <text:p>1.0</text:p>
          </table:table-cell>
          <table:table-cell table:style-name="ce439" table:formula="of:=+[$'male_2016_08_05.dae raw'.M10]" office:value-type="float" office:value="0.06089997" calcext:value-type="float">
            <text:p>0.060900</text:p>
          </table:table-cell>
          <table:table-cell table:style-name="ce575" table:formula="of:=+[$'male_2016_08_05.dae raw'.N10]" office:value-type="float" office:value="0" calcext:value-type="float">
            <text:p>0</text:p>
          </table:table-cell>
          <table:table-cell table:style-name="ce579" table:formula="of:=+[$'male_2016_08_05.dae raw'.O10]" office:value-type="float" office:value="0" calcext:value-type="float">
            <text:p>0</text:p>
          </table:table-cell>
          <table:table-cell table:style-name="ce579" table:formula="of:=+[$'male_2016_08_05.dae raw'.P10]" office:value-type="float" office:value="0" calcext:value-type="float">
            <text:p>0</text:p>
          </table:table-cell>
          <table:table-cell table:style-name="ce584" table:formula="of:=+[$'male_2016_08_05.dae raw'.Q10]" office:value-type="float" office:value="1" calcext:value-type="float">
            <text:p>1</text:p>
          </table:table-cell>
          <table:table-cell table:style-name="ce372" table:formula="of:=[.G10]&amp;&quot;, &quot;&amp;[.K10]&amp;&quot;, &quot;&amp;[.O10]&amp;&quot;, &quot;&amp;[.S10]&amp;&quot;, &quot;&amp;[.H10]&amp;&quot;, &quot;&amp;[.L10]&amp;&quot;, &quot;&amp;[.P10]&amp;&quot;, &quot;&amp;[.T10]&amp;&quot;, &quot;&amp;[.I10]&amp;&quot;, &quot;&amp;[.M10]&amp;&quot;, &quot;&amp;[.Q10]&amp;&quot;, &quot;&amp;[.U10]&amp;&quot;, &quot;&amp;[.J10]&amp;&quot;, &quot;&amp;[.N10]&amp;&quot;, &quot;&amp;[.R10]&amp;&quot;, &quot;&amp;[.V10]" office:value-type="string" office:string-value="1, 0, 0, 0, 0, 1, 0, 0, 0, 0, 1, 0, 0, -0.1, 0.06089997, 1" calcext:value-type="string">
            <text:p>1, 0, 0, 0, 0, 1, 0, 0, 0, 0, 1, 0, 0, -0.1, 0.06089997, 1</text:p>
          </table:table-cell>
          <table:table-cell office:value-type="float" office:value="20" calcext:value-type="float">
            <text:p>20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20" calcext:value-type="float">
            <text:p>20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2" calcext:value-type="float">
            <text:p>2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0" calcext:value-type="float">
            <text:p>0.000000</text:p>
          </table:table-cell>
          <table:table-cell office:value-type="float" office:value="-25.17669" calcext:value-type="float">
            <text:p>-25.1766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459" table:formula="of:=-[.AN10]+[$'avatar_skeleton.xml convert'.V10]" office:value-type="float" office:value="0" calcext:value-type="float">
            <text:p>0.000</text:p>
          </table:table-cell>
          <table:table-cell table:style-name="ce459" table:formula="of:=-[.AO10]+[$'avatar_skeleton.xml convert'.W10]" office:value-type="float" office:value="0" calcext:value-type="float">
            <text:p>0.000</text:p>
          </table:table-cell>
          <table:table-cell table:style-name="ce459" table:formula="of:=-[.AP10]+[$'avatar_skeleton.xml convert'.X10]" office:value-type="float" office:value="0" calcext:value-type="float">
            <text:p>0.000</text:p>
          </table:table-cell>
          <table:table-cell table:style-name="ce459" table:formula="of:=-[.AQ10]+[$'avatar_skeleton.xml convert'.Y10]" office:value-type="float" office:value="0" calcext:value-type="float">
            <text:p>0.000</text:p>
          </table:table-cell>
          <table:table-cell table:style-name="ce459" table:formula="of:=-[.AR10]+[$'avatar_skeleton.xml convert'.Z10]" office:value-type="float" office:value="0" calcext:value-type="float">
            <text:p>0.000</text:p>
          </table:table-cell>
          <table:table-cell table:style-name="ce459" table:formula="of:=-[.AS10]+[$'avatar_skeleton.xml convert'.AA10]" office:value-type="float" office:value="0" calcext:value-type="float">
            <text:p>0.000</text:p>
          </table:table-cell>
          <table:table-cell table:style-name="ce381" table:formula="of:=+[.AO10]" office:value-type="float" office:value="0" calcext:value-type="float">
            <text:p>0.000</text:p>
          </table:table-cell>
          <table:table-cell table:style-name="ce381" table:formula="of:=+[.AN1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0]" office:value-type="float" office:value="0.05" calcext:value-type="float">
            <text:p>0.050</text:p>
          </table:table-cell>
          <table:table-cell table:style-name="ce381" table:formula="of:=+[.AQ10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321" office:value-type="string" calcext:value-type="string">
            <text:p>LOWER_BACK</text:p>
          </table:table-cell>
          <table:table-cell table:style-name="ce123" table:formula="of:=+[$'avatar_skeleton.xml convert'.B11]" office:value-type="string" office:string-value="mTorso" calcext:value-type="string">
            <text:p>mTorso</text:p>
          </table:table-cell>
          <table:table-cell table:style-name="ce357" table:formula="of:=+[$'avatar_skeleton.xml convert'.C11]" office:value-type="string" office:string-value="&quot;false&quot;" calcext:value-type="string">
            <text:p>"false"</text:p>
          </table:table-cell>
          <table:table-cell table:style-name="ce335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335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335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339"/>
          <table:table-cell table:style-name="ce343" table:number-columns-repeated="2"/>
          <table:table-cell table:style-name="ce464"/>
          <table:table-cell table:style-name="ce339"/>
          <table:table-cell table:style-name="ce343" table:number-columns-repeated="2"/>
          <table:table-cell table:style-name="ce480"/>
          <table:table-cell table:style-name="ce339"/>
          <table:table-cell table:style-name="ce343" table:number-columns-repeated="2"/>
          <table:table-cell table:style-name="ce464"/>
          <table:table-cell table:style-name="ce575"/>
          <table:table-cell table:style-name="ce579" table:number-columns-repeated="2"/>
          <table:table-cell table:style-name="ce584"/>
          <table:table-cell table:style-name="ce372" table:formula="of:=[.G11]&amp;&quot;, &quot;&amp;[.K11]&amp;&quot;, &quot;&amp;[.O11]&amp;&quot;, &quot;&amp;[.S11]&amp;&quot;, &quot;&amp;[.H11]&amp;&quot;, &quot;&amp;[.L11]&amp;&quot;, &quot;&amp;[.P11]&amp;&quot;, &quot;&amp;[.T11]&amp;&quot;, &quot;&amp;[.I11]&amp;&quot;, &quot;&amp;[.M11]&amp;&quot;, &quot;&amp;[.Q11]&amp;&quot;, &quot;&amp;[.U11]&amp;&quot;, &quot;&amp;[.J11]&amp;&quot;, &quot;&amp;[.N11]&amp;&quot;, &quot;&amp;[.R11]&amp;&quot;, &quot;&amp;[.V11]" office:value-type="string" office:string-value=", , , , , , , , , , , , , , , " calcext:value-type="string">
            <text:p>, , , , , , , , , , , , , , , </text:p>
          </table:table-cell>
          <table:table-cell office:value-type="float" office:value="11.11111" calcext:value-type="float">
            <text:p>11.11111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7.692309" calcext:value-type="float">
            <text:p>7.692309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6.666667" calcext:value-type="float">
            <text:p>6.666667</text:p>
          </table:table-cell>
          <table:table-cell office:value-type="float" office:value="-8.14723" calcext:value-type="float">
            <text:p>-8.1472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459" table:formula="of:=-[.AN11]+[$'avatar_skeleton.xml convert'.V11]" office:value-type="float" office:value="0" calcext:value-type="float">
            <text:p>0.000</text:p>
          </table:table-cell>
          <table:table-cell table:style-name="ce459" table:formula="of:=-[.AO11]+[$'avatar_skeleton.xml convert'.W11]" office:value-type="float" office:value="0" calcext:value-type="float">
            <text:p>0.000</text:p>
          </table:table-cell>
          <table:table-cell table:style-name="ce459" table:formula="of:=-[.AP11]+[$'avatar_skeleton.xml convert'.X11]" office:value-type="float" office:value="0" calcext:value-type="float">
            <text:p>0.000</text:p>
          </table:table-cell>
          <table:table-cell table:style-name="ce459" table:formula="of:=-[.AQ11]+[$'avatar_skeleton.xml convert'.Y11]" office:value-type="float" office:value="0" calcext:value-type="float">
            <text:p>0.000</text:p>
          </table:table-cell>
          <table:table-cell table:style-name="ce459" table:formula="of:=-[.AR11]+[$'avatar_skeleton.xml convert'.Z11]" office:value-type="float" office:value="0" calcext:value-type="float">
            <text:p>0.000</text:p>
          </table:table-cell>
          <table:table-cell table:style-name="ce459" table:formula="of:=-[.AS11]+[$'avatar_skeleton.xml convert'.AA11]" office:value-type="float" office:value="0" calcext:value-type="float">
            <text:p>0.000</text:p>
          </table:table-cell>
          <table:table-cell table:style-name="ce381" table:formula="of:=+[.AO11]" office:value-type="float" office:value="0" calcext:value-type="float">
            <text:p>0.000</text:p>
          </table:table-cell>
          <table:table-cell table:style-name="ce381" table:formula="of:=+[.AN11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1]" office:value-type="float" office:value="0.13" calcext:value-type="float">
            <text:p>0.130</text:p>
          </table:table-cell>
          <table:table-cell table:style-name="ce381" table:formula="of:=+[.AQ11]" office:value-type="float" office:value="0.09" calcext:value-type="float">
            <text:p>0.09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Spine3</text:p>
          </table:table-cell>
          <table:table-cell table:style-name="ce156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]&amp;&quot;, &quot;&amp;[.K12]&amp;&quot;, &quot;&amp;[.O12]&amp;&quot;, &quot;&amp;[.S12]&amp;&quot;, &quot;&amp;[.H12]&amp;&quot;, &quot;&amp;[.L12]&amp;&quot;, &quot;&amp;[.P12]&amp;&quot;, &quot;&amp;[.T12]&amp;&quot;, &quot;&amp;[.I12]&amp;&quot;, &quot;&amp;[.M12]&amp;&quot;, &quot;&amp;[.Q12]&amp;&quot;, &quot;&amp;[.U12]&amp;&quot;, &quot;&amp;[.J12]&amp;&quot;, &quot;&amp;[.N12]&amp;&quot;, &quot;&amp;[.R12]&amp;&quot;, &quot;&amp;[.V12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Spine4</text:p>
          </table:table-cell>
          <table:table-cell table:style-name="ce153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3]&amp;&quot;, &quot;&amp;[.K13]&amp;&quot;, &quot;&amp;[.O13]&amp;&quot;, &quot;&amp;[.S13]&amp;&quot;, &quot;&amp;[.H13]&amp;&quot;, &quot;&amp;[.L13]&amp;&quot;, &quot;&amp;[.P13]&amp;&quot;, &quot;&amp;[.T13]&amp;&quot;, &quot;&amp;[.I13]&amp;&quot;, &quot;&amp;[.M13]&amp;&quot;, &quot;&amp;[.Q13]&amp;&quot;, &quot;&amp;[.U13]&amp;&quot;, &quot;&amp;[.J13]&amp;&quot;, &quot;&amp;[.N13]&amp;&quot;, &quot;&amp;[.R13]&amp;&quot;, &quot;&amp;[.V13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Chest</text:p>
          </table:table-cell>
          <table:table-cell table:style-name="ce153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]&amp;&quot;, &quot;&amp;[.K14]&amp;&quot;, &quot;&amp;[.O14]&amp;&quot;, &quot;&amp;[.S14]&amp;&quot;, &quot;&amp;[.H14]&amp;&quot;, &quot;&amp;[.L14]&amp;&quot;, &quot;&amp;[.P14]&amp;&quot;, &quot;&amp;[.T14]&amp;&quot;, &quot;&amp;[.I14]&amp;&quot;, &quot;&amp;[.M14]&amp;&quot;, &quot;&amp;[.Q14]&amp;&quot;, &quot;&amp;[.U14]&amp;&quot;, &quot;&amp;[.J14]&amp;&quot;, &quot;&amp;[.N14]&amp;&quot;, &quot;&amp;[.R14]&amp;&quot;, &quot;&amp;[.V14]" office:value-type="string" office:string-value=", , , , , , , , , , , , , , , " calcext:value-type="string">
            <text:p>, , , , , , , , , , , , , , , </text:p>
          </table:table-cell>
          <table:table-cell office:value-type="float" office:value="0.961538" calcext:value-type="float">
            <text:p>0.961538</text:p>
          </table:table-cell>
          <table:table-cell table:number-columns-repeated="2" table:style-name="ce544" office:value-type="float" office:value="-0" calcext:value-type="float">
            <text:p>0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-0" calcext:value-type="float">
            <text:p>0</text:p>
          </table:table-cell>
          <table:table-cell table:style-name="ce556" office:value-type="float" office:value="0.990099" calcext:value-type="float">
            <text:p>0.990099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0.952381" calcext:value-type="float">
            <text:p>0.952381</text:p>
          </table:table-cell>
          <table:table-cell office:value-type="float" office:value="-1.34577" calcext:value-type="float">
            <text:p>-1.34577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CHEST</text:p>
          </table:table-cell>
          <table:table-cell table:style-name="ce127" table:formula="of:=+[$'avatar_skeleton.xml convert'.B15]" office:value-type="string" office:string-value="mChest" calcext:value-type="string">
            <text:p>mChest</text:p>
          </table:table-cell>
          <table:table-cell table:style-name="ce357" table:formula="of:=+[$'avatar_skeleton.xml convert'.C15]" office:value-type="string" office:string-value="&quot;false&quot;" calcext:value-type="string">
            <text:p>"false"</text:p>
          </table:table-cell>
          <table:table-cell table:style-name="ce335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335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335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339" table:formula="of:=+[$'male_2016_08_05.dae raw'.B15]" office:value-type="float" office:value="1" calcext:value-type="float">
            <text:p>1.0</text:p>
          </table:table-cell>
          <table:table-cell table:style-name="ce343" table:formula="of:=+[$'male_2016_08_05.dae raw'.C15]" office:value-type="float" office:value="0" calcext:value-type="float">
            <text:p>0.0</text:p>
          </table:table-cell>
          <table:table-cell table:style-name="ce343" table:formula="of:=+[$'male_2016_08_05.dae raw'.D15]" office:value-type="float" office:value="0" calcext:value-type="float">
            <text:p>0.0</text:p>
          </table:table-cell>
          <table:table-cell table:style-name="ce362" table:formula="of:=+[$'male_2016_08_05.dae raw'.E15]" office:value-type="float" office:value="0.02912001" calcext:value-type="float">
            <text:p>0.0</text:p>
          </table:table-cell>
          <table:table-cell table:style-name="ce339" table:formula="of:=+[$'male_2016_08_05.dae raw'.F15]" office:value-type="float" office:value="0" calcext:value-type="float">
            <text:p>0.0</text:p>
          </table:table-cell>
          <table:table-cell table:style-name="ce343" table:formula="of:=+[$'male_2016_08_05.dae raw'.G15]" office:value-type="float" office:value="1" calcext:value-type="float">
            <text:p>1.0</text:p>
          </table:table-cell>
          <table:table-cell table:style-name="ce343" table:formula="of:=+[$'male_2016_08_05.dae raw'.H15]" office:value-type="float" office:value="0" calcext:value-type="float">
            <text:p>0.0</text:p>
          </table:table-cell>
          <table:table-cell table:style-name="ce479" table:formula="of:=+[$'male_2016_08_05.dae raw'.I15]" office:value-type="float" office:value="0" calcext:value-type="float">
            <text:p>0.00000</text:p>
          </table:table-cell>
          <table:table-cell table:style-name="ce339" table:formula="of:=+[$'male_2016_08_05.dae raw'.J15]" office:value-type="float" office:value="0" calcext:value-type="float">
            <text:p>0.0</text:p>
          </table:table-cell>
          <table:table-cell table:style-name="ce343" table:formula="of:=+[$'male_2016_08_05.dae raw'.K15]" office:value-type="float" office:value="0" calcext:value-type="float">
            <text:p>0.0</text:p>
          </table:table-cell>
          <table:table-cell table:style-name="ce343" table:formula="of:=+[$'male_2016_08_05.dae raw'.L15]" office:value-type="float" office:value="1" calcext:value-type="float">
            <text:p>1.0</text:p>
          </table:table-cell>
          <table:table-cell table:style-name="ce439" table:formula="of:=+[$'male_2016_08_05.dae raw'.M15]" office:value-type="float" office:value="0.07350004" calcext:value-type="float">
            <text:p>0.073500</text:p>
          </table:table-cell>
          <table:table-cell table:style-name="ce575" table:formula="of:=+[$'male_2016_08_05.dae raw'.N15]" office:value-type="float" office:value="0" calcext:value-type="float">
            <text:p>0</text:p>
          </table:table-cell>
          <table:table-cell table:style-name="ce579" table:formula="of:=+[$'male_2016_08_05.dae raw'.O15]" office:value-type="float" office:value="0" calcext:value-type="float">
            <text:p>0</text:p>
          </table:table-cell>
          <table:table-cell table:style-name="ce579" table:formula="of:=+[$'male_2016_08_05.dae raw'.P15]" office:value-type="float" office:value="0" calcext:value-type="float">
            <text:p>0</text:p>
          </table:table-cell>
          <table:table-cell table:style-name="ce584" table:formula="of:=+[$'male_2016_08_05.dae raw'.Q15]" office:value-type="float" office:value="1" calcext:value-type="float">
            <text:p>1</text:p>
          </table:table-cell>
          <table:table-cell table:style-name="ce372" table:formula="of:=[.G15]&amp;&quot;, &quot;&amp;[.K15]&amp;&quot;, &quot;&amp;[.O15]&amp;&quot;, &quot;&amp;[.S15]&amp;&quot;, &quot;&amp;[.H15]&amp;&quot;, &quot;&amp;[.L15]&amp;&quot;, &quot;&amp;[.P15]&amp;&quot;, &quot;&amp;[.T15]&amp;&quot;, &quot;&amp;[.I15]&amp;&quot;, &quot;&amp;[.M15]&amp;&quot;, &quot;&amp;[.Q15]&amp;&quot;, &quot;&amp;[.U15]&amp;&quot;, &quot;&amp;[.J15]&amp;&quot;, &quot;&amp;[.N15]&amp;&quot;, &quot;&amp;[.R15]&amp;&quot;, &quot;&amp;[.V15]" office:value-type="string" office:string-value="1, 0, 0, 0, 0, 1, 0, 0, 0, 0, 1, 0, 0.02912001, 0, 0.07350004, 1" calcext:value-type="string">
            <text:p>1, 0, 0, 0, 0, 1, 0, 0, 0, 0, 1, 0, 0.02912001, 0, 0.07350004, 1</text:p>
          </table:table-cell>
          <table:table-cell office:value-type="float" office:value="7.142858" calcext:value-type="float">
            <text:p>7.142858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9808599" calcext:value-type="float">
            <text:p>-0.098086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5.263158" calcext:value-type="float">
            <text:p>5.263158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4.545455" calcext:value-type="float">
            <text:p>4.545455</text:p>
          </table:table-cell>
          <table:table-cell office:value-type="float" office:value="-6.757094" calcext:value-type="float">
            <text:p>-6.757094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19" calcext:value-type="float">
            <text:p>0.190</text:p>
          </table:table-cell>
          <table:table-cell table:style-name="ce381" office:value-type="float" office:value="0.22" calcext:value-type="float">
            <text:p>0.220</text:p>
          </table:table-cell>
          <table:table-cell table:style-name="ce459" table:formula="of:=-[.AN15]+[$'avatar_skeleton.xml convert'.V15]" office:value-type="float" office:value="0" calcext:value-type="float">
            <text:p>0.000</text:p>
          </table:table-cell>
          <table:table-cell table:style-name="ce459" table:formula="of:=-[.AO15]+[$'avatar_skeleton.xml convert'.W15]" office:value-type="float" office:value="0" calcext:value-type="float">
            <text:p>0.000</text:p>
          </table:table-cell>
          <table:table-cell table:style-name="ce459" table:formula="of:=-[.AP15]+[$'avatar_skeleton.xml convert'.X15]" office:value-type="float" office:value="0" calcext:value-type="float">
            <text:p>0.000</text:p>
          </table:table-cell>
          <table:table-cell table:style-name="ce459" table:formula="of:=-[.AQ15]+[$'avatar_skeleton.xml convert'.Y15]" office:value-type="float" office:value="-0.03" calcext:value-type="float">
            <text:p>-0.030</text:p>
          </table:table-cell>
          <table:table-cell table:style-name="ce459" table:formula="of:=-[.AR15]+[$'avatar_skeleton.xml convert'.Z15]" office:value-type="float" office:value="-0.04" calcext:value-type="float">
            <text:p>-0.040</text:p>
          </table:table-cell>
          <table:table-cell table:style-name="ce459" table:formula="of:=-[.AS15]+[$'avatar_skeleton.xml convert'.AA15]" office:value-type="float" office:value="-0.02" calcext:value-type="float">
            <text:p>-0.020</text:p>
          </table:table-cell>
          <table:table-cell table:style-name="ce381" table:formula="of:=+[.AO15]" office:value-type="float" office:value="-10" calcext:value-type="float">
            <text:p>-10.000</text:p>
          </table:table-cell>
          <table:table-cell table:style-name="ce381" table:formula="of:=+[.AN15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5]" office:value-type="float" office:value="0.19" calcext:value-type="float">
            <text:p>0.190</text:p>
          </table:table-cell>
          <table:table-cell table:style-name="ce381" table:formula="of:=+[.AQ15]" office:value-type="float" office:value="0.14" calcext:value-type="float">
            <text:p>0.140</text:p>
          </table:table-cell>
          <table:table-cell table:style-name="ce381" office:value-type="float" office:value="0.22" calcext:value-type="float">
            <text:p>0.22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338" office:value-type="string" calcext:value-type="string">
            <text:p>LEFT_PEC</text:p>
          </table:table-cell>
          <table:table-cell table:style-name="ce127" table:formula="of:=+[$'avatar_skeleton.xml convert'.B16]" office:value-type="string" office:string-value="mChest" calcext:value-type="string">
            <text:p>mChest</text:p>
          </table:table-cell>
          <table:table-cell table:style-name="ce357" table:formula="of:=+[$'avatar_skeleton.xml convert'.C16]" office:value-type="string" office:string-value="&quot;false&quot;" calcext:value-type="string">
            <text:p>"false"</text:p>
          </table:table-cell>
          <table:table-cell table:style-name="ce335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335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335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339" table:formula="of:=+[$'male_2016_08_05.dae raw'.B16]" office:value-type="float" office:value="1" calcext:value-type="float">
            <text:p>1.0</text:p>
          </table:table-cell>
          <table:table-cell table:style-name="ce343" table:formula="of:=+[$'male_2016_08_05.dae raw'.C16]" office:value-type="float" office:value="0" calcext:value-type="float">
            <text:p>0.0</text:p>
          </table:table-cell>
          <table:table-cell table:style-name="ce343" table:formula="of:=+[$'male_2016_08_05.dae raw'.D16]" office:value-type="float" office:value="0" calcext:value-type="float">
            <text:p>0.0</text:p>
          </table:table-cell>
          <table:table-cell table:style-name="ce362" table:formula="of:=+[$'male_2016_08_05.dae raw'.E16]" office:value-type="float" office:value="0.1237601" calcext:value-type="float">
            <text:p>0.1</text:p>
          </table:table-cell>
          <table:table-cell table:style-name="ce339" table:formula="of:=+[$'male_2016_08_05.dae raw'.F16]" office:value-type="float" office:value="0" calcext:value-type="float">
            <text:p>0.0</text:p>
          </table:table-cell>
          <table:table-cell table:style-name="ce343" table:formula="of:=+[$'male_2016_08_05.dae raw'.G16]" office:value-type="float" office:value="1" calcext:value-type="float">
            <text:p>1.0</text:p>
          </table:table-cell>
          <table:table-cell table:style-name="ce343" table:formula="of:=+[$'male_2016_08_05.dae raw'.H16]" office:value-type="float" office:value="0" calcext:value-type="float">
            <text:p>0.0</text:p>
          </table:table-cell>
          <table:table-cell table:style-name="ce479" table:formula="of:=+[$'male_2016_08_05.dae raw'.I16]" office:value-type="float" office:value="0.08282" calcext:value-type="float">
            <text:p>0.08282</text:p>
          </table:table-cell>
          <table:table-cell table:style-name="ce339" table:formula="of:=+[$'male_2016_08_05.dae raw'.J16]" office:value-type="float" office:value="0" calcext:value-type="float">
            <text:p>0.0</text:p>
          </table:table-cell>
          <table:table-cell table:style-name="ce343" table:formula="of:=+[$'male_2016_08_05.dae raw'.K16]" office:value-type="float" office:value="0" calcext:value-type="float">
            <text:p>0.0</text:p>
          </table:table-cell>
          <table:table-cell table:style-name="ce343" table:formula="of:=+[$'male_2016_08_05.dae raw'.L16]" office:value-type="float" office:value="1" calcext:value-type="float">
            <text:p>1.0</text:p>
          </table:table-cell>
          <table:table-cell table:style-name="ce439" table:formula="of:=+[$'male_2016_08_05.dae raw'.M16]" office:value-type="float" office:value="0.04410005" calcext:value-type="float">
            <text:p>0.044100</text:p>
          </table:table-cell>
          <table:table-cell table:style-name="ce575" table:formula="of:=+[$'male_2016_08_05.dae raw'.N16]" office:value-type="float" office:value="0" calcext:value-type="float">
            <text:p>0</text:p>
          </table:table-cell>
          <table:table-cell table:style-name="ce579" table:formula="of:=+[$'male_2016_08_05.dae raw'.O16]" office:value-type="float" office:value="0" calcext:value-type="float">
            <text:p>0</text:p>
          </table:table-cell>
          <table:table-cell table:style-name="ce579" table:formula="of:=+[$'male_2016_08_05.dae raw'.P16]" office:value-type="float" office:value="0" calcext:value-type="float">
            <text:p>0</text:p>
          </table:table-cell>
          <table:table-cell table:style-name="ce584" table:formula="of:=+[$'male_2016_08_05.dae raw'.Q16]" office:value-type="float" office:value="1" calcext:value-type="float">
            <text:p>1</text:p>
          </table:table-cell>
          <table:table-cell table:style-name="ce372" table:formula="of:=[.G16]&amp;&quot;, &quot;&amp;[.K16]&amp;&quot;, &quot;&amp;[.O16]&amp;&quot;, &quot;&amp;[.S16]&amp;&quot;, &quot;&amp;[.H16]&amp;&quot;, &quot;&amp;[.L16]&amp;&quot;, &quot;&amp;[.P16]&amp;&quot;, &quot;&amp;[.T16]&amp;&quot;, &quot;&amp;[.I16]&amp;&quot;, &quot;&amp;[.M16]&amp;&quot;, &quot;&amp;[.Q16]&amp;&quot;, &quot;&amp;[.U16]&amp;&quot;, &quot;&amp;[.J16]&amp;&quot;, &quot;&amp;[.N16]&amp;&quot;, &quot;&amp;[.R16]&amp;&quot;, &quot;&amp;[.V16]" office:value-type="string" office:string-value="1, 0, 0, 0, 0, 1, 0, 0, 0, 0, 1, 0, 0.1237601, 0.08282, 0.04410005, 1" calcext:value-type="string">
            <text:p>1, 0, 0, 0, 0, 1, 0, 0, 0, 0, 1, 0, 0.1237601, 0.08282, 0.04410005, 1</text:p>
          </table:table-cell>
          <table:table-cell office:value-type="float" office:value="20" calcext:value-type="float">
            <text:p>20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2.167441" calcext:value-type="float">
            <text:p>-2.167441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20" calcext:value-type="float">
            <text:p>20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1.6564" calcext:value-type="float">
            <text:p>-1.6564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20" calcext:value-type="float">
            <text:p>20.000000</text:p>
          </table:table-cell>
          <table:table-cell office:value-type="float" office:value="-29.14322" calcext:value-type="float">
            <text:p>-29.1432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4.29" calcext:value-type="float">
            <text:p>4.290</text:p>
          </table:table-cell>
          <table:table-cell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459" table:formula="of:=-[.AN16]+[$'avatar_skeleton.xml convert'.V16]" office:value-type="float" office:value="0" calcext:value-type="float">
            <text:p>0.000</text:p>
          </table:table-cell>
          <table:table-cell table:style-name="ce459" table:formula="of:=-[.AO16]+[$'avatar_skeleton.xml convert'.W16]" office:value-type="float" office:value="0" calcext:value-type="float">
            <text:p>0.000</text:p>
          </table:table-cell>
          <table:table-cell table:style-name="ce459" table:formula="of:=-[.AP16]+[$'avatar_skeleton.xml convert'.X16]" office:value-type="float" office:value="0" calcext:value-type="float">
            <text:p>0.000</text:p>
          </table:table-cell>
          <table:table-cell table:style-name="ce459" table:formula="of:=-[.AQ16]+[$'avatar_skeleton.xml convert'.Y16]" office:value-type="float" office:value="0" calcext:value-type="float">
            <text:p>0.000</text:p>
          </table:table-cell>
          <table:table-cell table:style-name="ce459" table:formula="of:=-[.AR16]+[$'avatar_skeleton.xml convert'.Z16]" office:value-type="float" office:value="0" calcext:value-type="float">
            <text:p>0.000</text:p>
          </table:table-cell>
          <table:table-cell table:style-name="ce459" table:formula="of:=-[.AS16]+[$'avatar_skeleton.xml convert'.AA16]" office:value-type="float" office:value="0" calcext:value-type="float">
            <text:p>0.000</text:p>
          </table:table-cell>
          <table:table-cell table:style-name="ce381" table:formula="of:=+[.AO16]" office:value-type="float" office:value="4.29" calcext:value-type="float">
            <text:p>4.290</text:p>
          </table:table-cell>
          <table:table-cell table:style-name="ce381" table:formula="of:=+[.AN16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6]" office:value-type="float" office:value="0.05" calcext:value-type="float">
            <text:p>0.050</text:p>
          </table:table-cell>
          <table:table-cell table:style-name="ce381" table:formula="of:=+[.AQ16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321" office:value-type="string" calcext:value-type="string">
            <text:p>RIGHT_PEC</text:p>
          </table:table-cell>
          <table:table-cell table:style-name="ce127" table:formula="of:=+[$'avatar_skeleton.xml convert'.B17]" office:value-type="string" office:string-value="mChest" calcext:value-type="string">
            <text:p>mChest</text:p>
          </table:table-cell>
          <table:table-cell table:style-name="ce357" table:formula="of:=+[$'avatar_skeleton.xml convert'.C17]" office:value-type="string" office:string-value="&quot;false&quot;" calcext:value-type="string">
            <text:p>"false"</text:p>
          </table:table-cell>
          <table:table-cell table:style-name="ce335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335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335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339" table:formula="of:=+[$'male_2016_08_05.dae raw'.B17]" office:value-type="float" office:value="1" calcext:value-type="float">
            <text:p>1.0</text:p>
          </table:table-cell>
          <table:table-cell table:style-name="ce343" table:formula="of:=+[$'male_2016_08_05.dae raw'.C17]" office:value-type="float" office:value="0" calcext:value-type="float">
            <text:p>0.0</text:p>
          </table:table-cell>
          <table:table-cell table:style-name="ce343" table:formula="of:=+[$'male_2016_08_05.dae raw'.D17]" office:value-type="float" office:value="0" calcext:value-type="float">
            <text:p>0.0</text:p>
          </table:table-cell>
          <table:table-cell table:style-name="ce362" table:formula="of:=+[$'male_2016_08_05.dae raw'.E17]" office:value-type="float" office:value="0.1237601" calcext:value-type="float">
            <text:p>0.1</text:p>
          </table:table-cell>
          <table:table-cell table:style-name="ce339" table:formula="of:=+[$'male_2016_08_05.dae raw'.F17]" office:value-type="float" office:value="0" calcext:value-type="float">
            <text:p>0.0</text:p>
          </table:table-cell>
          <table:table-cell table:style-name="ce343" table:formula="of:=+[$'male_2016_08_05.dae raw'.G17]" office:value-type="float" office:value="1" calcext:value-type="float">
            <text:p>1.0</text:p>
          </table:table-cell>
          <table:table-cell table:style-name="ce343" table:formula="of:=+[$'male_2016_08_05.dae raw'.H17]" office:value-type="float" office:value="0" calcext:value-type="float">
            <text:p>0.0</text:p>
          </table:table-cell>
          <table:table-cell table:style-name="ce479" table:formula="of:=+[$'male_2016_08_05.dae raw'.I17]" office:value-type="float" office:value="-0.08282" calcext:value-type="float">
            <text:p>-0.08282</text:p>
          </table:table-cell>
          <table:table-cell table:style-name="ce339" table:formula="of:=+[$'male_2016_08_05.dae raw'.J17]" office:value-type="float" office:value="0" calcext:value-type="float">
            <text:p>0.0</text:p>
          </table:table-cell>
          <table:table-cell table:style-name="ce343" table:formula="of:=+[$'male_2016_08_05.dae raw'.K17]" office:value-type="float" office:value="0" calcext:value-type="float">
            <text:p>0.0</text:p>
          </table:table-cell>
          <table:table-cell table:style-name="ce343" table:formula="of:=+[$'male_2016_08_05.dae raw'.L17]" office:value-type="float" office:value="1" calcext:value-type="float">
            <text:p>1.0</text:p>
          </table:table-cell>
          <table:table-cell table:style-name="ce439" table:formula="of:=+[$'male_2016_08_05.dae raw'.M17]" office:value-type="float" office:value="0.04410005" calcext:value-type="float">
            <text:p>0.044100</text:p>
          </table:table-cell>
          <table:table-cell table:style-name="ce575" table:formula="of:=+[$'male_2016_08_05.dae raw'.N17]" office:value-type="float" office:value="0" calcext:value-type="float">
            <text:p>0</text:p>
          </table:table-cell>
          <table:table-cell table:style-name="ce579" table:formula="of:=+[$'male_2016_08_05.dae raw'.O17]" office:value-type="float" office:value="0" calcext:value-type="float">
            <text:p>0</text:p>
          </table:table-cell>
          <table:table-cell table:style-name="ce579" table:formula="of:=+[$'male_2016_08_05.dae raw'.P17]" office:value-type="float" office:value="0" calcext:value-type="float">
            <text:p>0</text:p>
          </table:table-cell>
          <table:table-cell table:style-name="ce584" table:formula="of:=+[$'male_2016_08_05.dae raw'.Q17]" office:value-type="float" office:value="1" calcext:value-type="float">
            <text:p>1</text:p>
          </table:table-cell>
          <table:table-cell table:style-name="ce372" table:formula="of:=[.G17]&amp;&quot;, &quot;&amp;[.K17]&amp;&quot;, &quot;&amp;[.O17]&amp;&quot;, &quot;&amp;[.S17]&amp;&quot;, &quot;&amp;[.H17]&amp;&quot;, &quot;&amp;[.L17]&amp;&quot;, &quot;&amp;[.P17]&amp;&quot;, &quot;&amp;[.T17]&amp;&quot;, &quot;&amp;[.I17]&amp;&quot;, &quot;&amp;[.M17]&amp;&quot;, &quot;&amp;[.Q17]&amp;&quot;, &quot;&amp;[.U17]&amp;&quot;, &quot;&amp;[.J17]&amp;&quot;, &quot;&amp;[.N17]&amp;&quot;, &quot;&amp;[.R17]&amp;&quot;, &quot;&amp;[.V17]" office:value-type="string" office:string-value="1, 0, 0, 0, 0, 1, 0, 0, 0, 0, 1, 0, 0.1237601, -0.08282, 0.04410005, 1" calcext:value-type="string">
            <text:p>1, 0, 0, 0, 0, 1, 0, 0, 0, 0, 1, 0, 0.1237601, -0.08282, 0.04410005, 1</text:p>
          </table:table-cell>
          <table:table-cell office:value-type="float" office:value="20" calcext:value-type="float">
            <text:p>20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2.167441" calcext:value-type="float">
            <text:p>-2.167441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20" calcext:value-type="float">
            <text:p>20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1.6564" calcext:value-type="float">
            <text:p>1.6564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20" calcext:value-type="float">
            <text:p>20.000000</text:p>
          </table:table-cell>
          <table:table-cell office:value-type="float" office:value="-29.14322" calcext:value-type="float">
            <text:p>-29.1432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4.29" calcext:value-type="float">
            <text:p>4.290</text:p>
          </table:table-cell>
          <table:table-cell table:style-name="ce381" office:value-type="float" office:value="0" calcext:value-type="float">
            <text:p>0.000</text:p>
          </table:table-cell>
          <table:table-cell table:number-columns-repeated="3" table:style-name="ce381" office:value-type="float" office:value="0.05" calcext:value-type="float">
            <text:p>0.050</text:p>
          </table:table-cell>
          <table:table-cell table:style-name="ce459" table:formula="of:=-[.AN17]+[$'avatar_skeleton.xml convert'.V17]" office:value-type="float" office:value="0" calcext:value-type="float">
            <text:p>0.000</text:p>
          </table:table-cell>
          <table:table-cell table:style-name="ce459" table:formula="of:=-[.AO17]+[$'avatar_skeleton.xml convert'.W17]" office:value-type="float" office:value="0" calcext:value-type="float">
            <text:p>0.000</text:p>
          </table:table-cell>
          <table:table-cell table:style-name="ce459" table:formula="of:=-[.AP17]+[$'avatar_skeleton.xml convert'.X17]" office:value-type="float" office:value="0" calcext:value-type="float">
            <text:p>0.000</text:p>
          </table:table-cell>
          <table:table-cell table:style-name="ce459" table:formula="of:=-[.AQ17]+[$'avatar_skeleton.xml convert'.Y17]" office:value-type="float" office:value="0" calcext:value-type="float">
            <text:p>0.000</text:p>
          </table:table-cell>
          <table:table-cell table:style-name="ce459" table:formula="of:=-[.AR17]+[$'avatar_skeleton.xml convert'.Z17]" office:value-type="float" office:value="0" calcext:value-type="float">
            <text:p>0.000</text:p>
          </table:table-cell>
          <table:table-cell table:style-name="ce459" table:formula="of:=-[.AS17]+[$'avatar_skeleton.xml convert'.AA17]" office:value-type="float" office:value="0" calcext:value-type="float">
            <text:p>0.000</text:p>
          </table:table-cell>
          <table:table-cell table:style-name="ce381" table:formula="of:=+[.AO17]" office:value-type="float" office:value="4.29" calcext:value-type="float">
            <text:p>4.290</text:p>
          </table:table-cell>
          <table:table-cell table:style-name="ce381" table:formula="of:=+[.AN17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7]" office:value-type="float" office:value="0.05" calcext:value-type="float">
            <text:p>0.050</text:p>
          </table:table-cell>
          <table:table-cell table:style-name="ce381" table:formula="of:=+[.AQ17]" office:value-type="float" office:value="0.05" calcext:value-type="float">
            <text:p>0.05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321" office:value-type="string" calcext:value-type="string">
            <text:p>UPPER_BACK</text:p>
          </table:table-cell>
          <table:table-cell table:style-name="ce127" table:formula="of:=+[$'avatar_skeleton.xml convert'.B18]" office:value-type="string" office:string-value="mChest" calcext:value-type="string">
            <text:p>mChest</text:p>
          </table:table-cell>
          <table:table-cell table:style-name="ce357" table:formula="of:=+[$'avatar_skeleton.xml convert'.C18]" office:value-type="string" office:string-value="&quot;false&quot;" calcext:value-type="string">
            <text:p>"false"</text:p>
          </table:table-cell>
          <table:table-cell table:style-name="ce335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335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335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339" table:formula="of:=+[$'male_2016_08_05.dae raw'.B18]" office:value-type="float" office:value="1" calcext:value-type="float">
            <text:p>1.0</text:p>
          </table:table-cell>
          <table:table-cell table:style-name="ce343" table:formula="of:=+[$'male_2016_08_05.dae raw'.C18]" office:value-type="float" office:value="0" calcext:value-type="float">
            <text:p>0.0</text:p>
          </table:table-cell>
          <table:table-cell table:style-name="ce343" table:formula="of:=+[$'male_2016_08_05.dae raw'.D18]" office:value-type="float" office:value="0" calcext:value-type="float">
            <text:p>0.0</text:p>
          </table:table-cell>
          <table:table-cell table:style-name="ce362" table:formula="of:=+[$'male_2016_08_05.dae raw'.E18]" office:value-type="float" office:value="0" calcext:value-type="float">
            <text:p>0.0</text:p>
          </table:table-cell>
          <table:table-cell table:style-name="ce339" table:formula="of:=+[$'male_2016_08_05.dae raw'.F18]" office:value-type="float" office:value="0" calcext:value-type="float">
            <text:p>0.0</text:p>
          </table:table-cell>
          <table:table-cell table:style-name="ce343" table:formula="of:=+[$'male_2016_08_05.dae raw'.G18]" office:value-type="float" office:value="1" calcext:value-type="float">
            <text:p>1.0</text:p>
          </table:table-cell>
          <table:table-cell table:style-name="ce343" table:formula="of:=+[$'male_2016_08_05.dae raw'.H18]" office:value-type="float" office:value="0" calcext:value-type="float">
            <text:p>0.0</text:p>
          </table:table-cell>
          <table:table-cell table:style-name="ce479" table:formula="of:=+[$'male_2016_08_05.dae raw'.I18]" office:value-type="float" office:value="0" calcext:value-type="float">
            <text:p>0.00000</text:p>
          </table:table-cell>
          <table:table-cell table:style-name="ce339" table:formula="of:=+[$'male_2016_08_05.dae raw'.J18]" office:value-type="float" office:value="0" calcext:value-type="float">
            <text:p>0.0</text:p>
          </table:table-cell>
          <table:table-cell table:style-name="ce343" table:formula="of:=+[$'male_2016_08_05.dae raw'.K18]" office:value-type="float" office:value="0" calcext:value-type="float">
            <text:p>0.0</text:p>
          </table:table-cell>
          <table:table-cell table:style-name="ce343" table:formula="of:=+[$'male_2016_08_05.dae raw'.L18]" office:value-type="float" office:value="1" calcext:value-type="float">
            <text:p>1.0</text:p>
          </table:table-cell>
          <table:table-cell table:style-name="ce439" table:formula="of:=+[$'male_2016_08_05.dae raw'.M18]" office:value-type="float" office:value="0.01785004" calcext:value-type="float">
            <text:p>0.017850</text:p>
          </table:table-cell>
          <table:table-cell table:style-name="ce575" table:formula="of:=+[$'male_2016_08_05.dae raw'.N18]" office:value-type="float" office:value="0" calcext:value-type="float">
            <text:p>0</text:p>
          </table:table-cell>
          <table:table-cell table:style-name="ce579" table:formula="of:=+[$'male_2016_08_05.dae raw'.O18]" office:value-type="float" office:value="0" calcext:value-type="float">
            <text:p>0</text:p>
          </table:table-cell>
          <table:table-cell table:style-name="ce579" table:formula="of:=+[$'male_2016_08_05.dae raw'.P18]" office:value-type="float" office:value="0" calcext:value-type="float">
            <text:p>0</text:p>
          </table:table-cell>
          <table:table-cell table:style-name="ce584" table:formula="of:=+[$'male_2016_08_05.dae raw'.Q18]" office:value-type="float" office:value="1" calcext:value-type="float">
            <text:p>1</text:p>
          </table:table-cell>
          <table:table-cell table:style-name="ce372" table:formula="of:=[.G18]&amp;&quot;, &quot;&amp;[.K18]&amp;&quot;, &quot;&amp;[.O18]&amp;&quot;, &quot;&amp;[.S18]&amp;&quot;, &quot;&amp;[.H18]&amp;&quot;, &quot;&amp;[.L18]&amp;&quot;, &quot;&amp;[.P18]&amp;&quot;, &quot;&amp;[.T18]&amp;&quot;, &quot;&amp;[.I18]&amp;&quot;, &quot;&amp;[.M18]&amp;&quot;, &quot;&amp;[.Q18]&amp;&quot;, &quot;&amp;[.U18]&amp;&quot;, &quot;&amp;[.J18]&amp;&quot;, &quot;&amp;[.N18]&amp;&quot;, &quot;&amp;[.R18]&amp;&quot;, &quot;&amp;[.V18]" office:value-type="string" office:string-value="1, 0, 0, 0, 0, 1, 0, 0, 0, 0, 1, 0, 0, 0, 0.01785004, 1" calcext:value-type="string">
            <text:p>1, 0, 0, 0, 0, 1, 0, 0, 0, 0, 1, 0, 0, 0, 0.01785004, 1</text:p>
          </table:table-cell>
          <table:table-cell office:value-type="float" office:value="11.11111" calcext:value-type="float">
            <text:p>11.11111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170978" calcext:value-type="float">
            <text:p>0.17097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7.692309" calcext:value-type="float">
            <text:p>7.692309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6.666667" calcext:value-type="float">
            <text:p>6.666667</text:p>
          </table:table-cell>
          <table:table-cell office:value-type="float" office:value="-9.539405" calcext:value-type="float">
            <text:p>-9.539405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459" table:formula="of:=-[.AN18]+[$'avatar_skeleton.xml convert'.V18]" office:value-type="float" office:value="0" calcext:value-type="float">
            <text:p>0.000</text:p>
          </table:table-cell>
          <table:table-cell table:style-name="ce459" table:formula="of:=-[.AO18]+[$'avatar_skeleton.xml convert'.W18]" office:value-type="float" office:value="0" calcext:value-type="float">
            <text:p>0.000</text:p>
          </table:table-cell>
          <table:table-cell table:style-name="ce459" table:formula="of:=-[.AP18]+[$'avatar_skeleton.xml convert'.X18]" office:value-type="float" office:value="0" calcext:value-type="float">
            <text:p>0.000</text:p>
          </table:table-cell>
          <table:table-cell table:style-name="ce459" table:formula="of:=-[.AQ18]+[$'avatar_skeleton.xml convert'.Y18]" office:value-type="float" office:value="0" calcext:value-type="float">
            <text:p>0.000</text:p>
          </table:table-cell>
          <table:table-cell table:style-name="ce459" table:formula="of:=-[.AR18]+[$'avatar_skeleton.xml convert'.Z18]" office:value-type="float" office:value="0" calcext:value-type="float">
            <text:p>0.000</text:p>
          </table:table-cell>
          <table:table-cell table:style-name="ce459" table:formula="of:=-[.AS18]+[$'avatar_skeleton.xml convert'.AA18]" office:value-type="float" office:value="0" calcext:value-type="float">
            <text:p>0.000</text:p>
          </table:table-cell>
          <table:table-cell table:style-name="ce381" table:formula="of:=+[.AO18]" office:value-type="float" office:value="0" calcext:value-type="float">
            <text:p>0.000</text:p>
          </table:table-cell>
          <table:table-cell table:style-name="ce381" table:formula="of:=+[.AN1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8]" office:value-type="float" office:value="0.13" calcext:value-type="float">
            <text:p>0.130</text:p>
          </table:table-cell>
          <table:table-cell table:style-name="ce381" table:formula="of:=+[.AQ18]" office:value-type="float" office:value="0.09" calcext:value-type="float">
            <text:p>0.090</text:p>
          </table:table-cell>
          <table:table-cell table:style-name="ce381" office:value-type="float" office:value="0.15" calcext:value-type="float">
            <text:p>0.1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Neck</text:p>
          </table:table-cell>
          <table:table-cell table:style-name="ce159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9]&amp;&quot;, &quot;&amp;[.K19]&amp;&quot;, &quot;&amp;[.O19]&amp;&quot;, &quot;&amp;[.S19]&amp;&quot;, &quot;&amp;[.H19]&amp;&quot;, &quot;&amp;[.L19]&amp;&quot;, &quot;&amp;[.P19]&amp;&quot;, &quot;&amp;[.T19]&amp;&quot;, &quot;&amp;[.I19]&amp;&quot;, &quot;&amp;[.M19]&amp;&quot;, &quot;&amp;[.Q19]&amp;&quot;, &quot;&amp;[.U19]&amp;&quot;, &quot;&amp;[.J19]&amp;&quot;, &quot;&amp;[.N19]&amp;&quot;, &quot;&amp;[.R19]&amp;&quot;, &quot;&amp;[.V19]" office:value-type="string" office:string-value=", , , , , , , , , , , , , , , " calcext:value-type="string">
            <text:p>, , , , , , , , , , , , , , , </text:p>
          </table:table-cell>
          <table:table-cell office:value-type="float" office:value="1.18343" calcext:value-type="float">
            <text:p>1.183430</text:p>
          </table:table-cell>
          <table:table-cell table:number-columns-repeated="2" table:style-name="ce544" office:value-type="float" office:value="-0" calcext:value-type="float">
            <text:p>0</text:p>
          </table:table-cell>
          <table:table-cell office:value-type="float" office:value="0.029888" calcext:value-type="float">
            <text:p>0.029888</text:p>
          </table:table-cell>
          <table:table-cell office:value-type="float" office:value="-0" calcext:value-type="float">
            <text:p>0</text:p>
          </table:table-cell>
          <table:table-cell table:style-name="ce556" office:value-type="float" office:value="1.19761" calcext:value-type="float">
            <text:p>1.19761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0.833333" calcext:value-type="float">
            <text:p>0.833333</text:p>
          </table:table-cell>
          <table:table-cell office:value-type="float" office:value="-1.39726" calcext:value-type="float">
            <text:p>-1.39726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NECK</text:p>
          </table:table-cell>
          <table:table-cell table:style-name="ce1" table:formula="of:=+[$'avatar_skeleton.xml convert'.B20]" office:value-type="string" office:string-value="mNeck" calcext:value-type="string">
            <text:p>mNeck</text:p>
          </table:table-cell>
          <table:table-cell table:style-name="ce357" table:formula="of:=+[$'avatar_skeleton.xml convert'.C20]" office:value-type="string" office:string-value="&quot;false&quot;" calcext:value-type="string">
            <text:p>"false"</text:p>
          </table:table-cell>
          <table:table-cell table:style-name="ce335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335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335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339" table:formula="of:=+[$'male_2016_08_05.dae raw'.B20]" office:value-type="float" office:value="1" calcext:value-type="float">
            <text:p>1.0</text:p>
          </table:table-cell>
          <table:table-cell table:style-name="ce343" table:formula="of:=+[$'male_2016_08_05.dae raw'.C20]" office:value-type="float" office:value="0" calcext:value-type="float">
            <text:p>0.0</text:p>
          </table:table-cell>
          <table:table-cell table:style-name="ce343" table:formula="of:=+[$'male_2016_08_05.dae raw'.D20]" office:value-type="float" office:value="0" calcext:value-type="float">
            <text:p>0.0</text:p>
          </table:table-cell>
          <table:table-cell table:style-name="ce362" table:formula="of:=+[$'male_2016_08_05.dae raw'.E20]" office:value-type="float" office:value="0" calcext:value-type="float">
            <text:p>0.0</text:p>
          </table:table-cell>
          <table:table-cell table:style-name="ce339" table:formula="of:=+[$'male_2016_08_05.dae raw'.F20]" office:value-type="float" office:value="0" calcext:value-type="float">
            <text:p>0.0</text:p>
          </table:table-cell>
          <table:table-cell table:style-name="ce343" table:formula="of:=+[$'male_2016_08_05.dae raw'.G20]" office:value-type="float" office:value="1" calcext:value-type="float">
            <text:p>1.0</text:p>
          </table:table-cell>
          <table:table-cell table:style-name="ce343" table:formula="of:=+[$'male_2016_08_05.dae raw'.H20]" office:value-type="float" office:value="0" calcext:value-type="float">
            <text:p>0.0</text:p>
          </table:table-cell>
          <table:table-cell table:style-name="ce479" table:formula="of:=+[$'male_2016_08_05.dae raw'.I20]" office:value-type="float" office:value="0" calcext:value-type="float">
            <text:p>0.00000</text:p>
          </table:table-cell>
          <table:table-cell table:style-name="ce339" table:formula="of:=+[$'male_2016_08_05.dae raw'.J20]" office:value-type="float" office:value="0" calcext:value-type="float">
            <text:p>0.0</text:p>
          </table:table-cell>
          <table:table-cell table:style-name="ce343" table:formula="of:=+[$'male_2016_08_05.dae raw'.K20]" office:value-type="float" office:value="0" calcext:value-type="float">
            <text:p>0.0</text:p>
          </table:table-cell>
          <table:table-cell table:style-name="ce343" table:formula="of:=+[$'male_2016_08_05.dae raw'.L20]" office:value-type="float" office:value="1" calcext:value-type="float">
            <text:p>1.0</text:p>
          </table:table-cell>
          <table:table-cell table:style-name="ce439" table:formula="of:=+[$'male_2016_08_05.dae raw'.M20]" office:value-type="float" office:value="0.02400005" calcext:value-type="float">
            <text:p>0.024000</text:p>
          </table:table-cell>
          <table:table-cell table:style-name="ce575" table:formula="of:=+[$'male_2016_08_05.dae raw'.N20]" office:value-type="float" office:value="0" calcext:value-type="float">
            <text:p>0</text:p>
          </table:table-cell>
          <table:table-cell table:style-name="ce579" table:formula="of:=+[$'male_2016_08_05.dae raw'.O20]" office:value-type="float" office:value="0" calcext:value-type="float">
            <text:p>0</text:p>
          </table:table-cell>
          <table:table-cell table:style-name="ce579" table:formula="of:=+[$'male_2016_08_05.dae raw'.P20]" office:value-type="float" office:value="0" calcext:value-type="float">
            <text:p>0</text:p>
          </table:table-cell>
          <table:table-cell table:style-name="ce584" table:formula="of:=+[$'male_2016_08_05.dae raw'.Q20]" office:value-type="float" office:value="1" calcext:value-type="float">
            <text:p>1</text:p>
          </table:table-cell>
          <table:table-cell table:style-name="ce372" table:formula="of:=[.G20]&amp;&quot;, &quot;&amp;[.K20]&amp;&quot;, &quot;&amp;[.O20]&amp;&quot;, &quot;&amp;[.S20]&amp;&quot;, &quot;&amp;[.H20]&amp;&quot;, &quot;&amp;[.L20]&amp;&quot;, &quot;&amp;[.P20]&amp;&quot;, &quot;&amp;[.T20]&amp;&quot;, &quot;&amp;[.I20]&amp;&quot;, &quot;&amp;[.M20]&amp;&quot;, &quot;&amp;[.Q20]&amp;&quot;, &quot;&amp;[.U20]&amp;&quot;, &quot;&amp;[.J20]&amp;&quot;, &quot;&amp;[.N20]&amp;&quot;, &quot;&amp;[.R20]&amp;&quot;, &quot;&amp;[.V20]" office:value-type="string" office:string-value="1, 0, 0, 0, 0, 1, 0, 0, 0, 0, 1, 0, 0, 0, 0.02400005, 1" calcext:value-type="string">
            <text:p>1, 0, 0, 0, 0, 1, 0, 0, 0, 0, 1, 0, 0, 0, 0.02400005, 1</text:p>
          </table:table-cell>
          <table:table-cell office:value-type="float" office:value="15.38462" calcext:value-type="float">
            <text:p>15.38462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388851" calcext:value-type="float">
            <text:p>0.388851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4.28571" calcext:value-type="float">
            <text:p>14.28571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2.5" calcext:value-type="float">
            <text:p>12.500000</text:p>
          </table:table-cell>
          <table:table-cell office:value-type="float" office:value="-21.25894" calcext:value-type="float">
            <text:p>-21.25894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65" calcext:value-type="float">
            <text:p>0.065</text:p>
          </table:table-cell>
          <table:table-cell table:style-name="ce381" office:value-type="float" office:value="0.07" calcext:value-type="float">
            <text:p>0.07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459" table:formula="of:=-[.AN20]+[$'avatar_skeleton.xml convert'.V20]" office:value-type="float" office:value="0" calcext:value-type="float">
            <text:p>0.000</text:p>
          </table:table-cell>
          <table:table-cell table:style-name="ce459" table:formula="of:=-[.AO20]+[$'avatar_skeleton.xml convert'.W20]" office:value-type="float" office:value="0" calcext:value-type="float">
            <text:p>0.000</text:p>
          </table:table-cell>
          <table:table-cell table:style-name="ce459" table:formula="of:=-[.AP20]+[$'avatar_skeleton.xml convert'.X20]" office:value-type="float" office:value="0" calcext:value-type="float">
            <text:p>0.000</text:p>
          </table:table-cell>
          <table:table-cell table:style-name="ce459" table:formula="of:=-[.AQ20]+[$'avatar_skeleton.xml convert'.Y20]" office:value-type="float" office:value="-0.015" calcext:value-type="float">
            <text:p>-0.015</text:p>
          </table:table-cell>
          <table:table-cell table:style-name="ce459" table:formula="of:=-[.AR20]+[$'avatar_skeleton.xml convert'.Z20]" office:value-type="float" office:value="-0.01" calcext:value-type="float">
            <text:p>-0.010</text:p>
          </table:table-cell>
          <table:table-cell table:style-name="ce459" table:formula="of:=-[.AS20]+[$'avatar_skeleton.xml convert'.AA20]" office:value-type="float" office:value="0" calcext:value-type="float">
            <text:p>0.000</text:p>
          </table:table-cell>
          <table:table-cell table:style-name="ce381" table:formula="of:=+[.AO20]" office:value-type="float" office:value="0" calcext:value-type="float">
            <text:p>0.000</text:p>
          </table:table-cell>
          <table:table-cell table:style-name="ce381" table:formula="of:=+[.AN2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20]" office:value-type="float" office:value="0.07" calcext:value-type="float">
            <text:p>0.070</text:p>
          </table:table-cell>
          <table:table-cell table:style-name="ce381" table:formula="of:=+[.AQ20]" office:value-type="float" office:value="0.065" calcext:value-type="float">
            <text:p>0.065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Head</text:p>
          </table:table-cell>
          <table:table-cell table:style-name="ce153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1]&amp;&quot;, &quot;&amp;[.K21]&amp;&quot;, &quot;&amp;[.O21]&amp;&quot;, &quot;&amp;[.S21]&amp;&quot;, &quot;&amp;[.H21]&amp;&quot;, &quot;&amp;[.L21]&amp;&quot;, &quot;&amp;[.P21]&amp;&quot;, &quot;&amp;[.T21]&amp;&quot;, &quot;&amp;[.I21]&amp;&quot;, &quot;&amp;[.M21]&amp;&quot;, &quot;&amp;[.Q21]&amp;&quot;, &quot;&amp;[.U21]&amp;&quot;, &quot;&amp;[.J21]&amp;&quot;, &quot;&amp;[.N21]&amp;&quot;, &quot;&amp;[.R21]&amp;&quot;, &quot;&amp;[.V21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730298" calcext:value-type="float">
            <text:p>0.027303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1078" calcext:value-type="float">
            <text:p>-1.91078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HEAD</text:p>
          </table:table-cell>
          <table:table-cell table:style-name="ce129" table:formula="of:=+[$'avatar_skeleton.xml convert'.B22]" office:value-type="string" office:string-value="mHead" calcext:value-type="string">
            <text:p>mHead</text:p>
          </table:table-cell>
          <table:table-cell table:style-name="ce357" table:formula="of:=+[$'avatar_skeleton.xml convert'.C22]" office:value-type="string" office:string-value="&quot;false&quot;" calcext:value-type="string">
            <text:p>"false"</text:p>
          </table:table-cell>
          <table:table-cell table:style-name="ce335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335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335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339" table:formula="of:=+[$'male_2016_08_05.dae raw'.B22]" office:value-type="float" office:value="1" calcext:value-type="float">
            <text:p>1.0</text:p>
          </table:table-cell>
          <table:table-cell table:style-name="ce343" table:formula="of:=+[$'male_2016_08_05.dae raw'.C22]" office:value-type="float" office:value="0" calcext:value-type="float">
            <text:p>0.0</text:p>
          </table:table-cell>
          <table:table-cell table:style-name="ce343" table:formula="of:=+[$'male_2016_08_05.dae raw'.D22]" office:value-type="float" office:value="0" calcext:value-type="float">
            <text:p>0.0</text:p>
          </table:table-cell>
          <table:table-cell table:style-name="ce362" table:formula="of:=+[$'male_2016_08_05.dae raw'.E22]" office:value-type="float" office:value="0.01850002" calcext:value-type="float">
            <text:p>0.0</text:p>
          </table:table-cell>
          <table:table-cell table:style-name="ce339" table:formula="of:=+[$'male_2016_08_05.dae raw'.F22]" office:value-type="float" office:value="0" calcext:value-type="float">
            <text:p>0.0</text:p>
          </table:table-cell>
          <table:table-cell table:style-name="ce343" table:formula="of:=+[$'male_2016_08_05.dae raw'.G22]" office:value-type="float" office:value="1" calcext:value-type="float">
            <text:p>1.0</text:p>
          </table:table-cell>
          <table:table-cell table:style-name="ce343" table:formula="of:=+[$'male_2016_08_05.dae raw'.H22]" office:value-type="float" office:value="0" calcext:value-type="float">
            <text:p>0.0</text:p>
          </table:table-cell>
          <table:table-cell table:style-name="ce479" table:formula="of:=+[$'male_2016_08_05.dae raw'.I22]" office:value-type="float" office:value="0" calcext:value-type="float">
            <text:p>0.00000</text:p>
          </table:table-cell>
          <table:table-cell table:style-name="ce339" table:formula="of:=+[$'male_2016_08_05.dae raw'.J22]" office:value-type="float" office:value="0" calcext:value-type="float">
            <text:p>0.0</text:p>
          </table:table-cell>
          <table:table-cell table:style-name="ce343" table:formula="of:=+[$'male_2016_08_05.dae raw'.K22]" office:value-type="float" office:value="0" calcext:value-type="float">
            <text:p>0.0</text:p>
          </table:table-cell>
          <table:table-cell table:style-name="ce343" table:formula="of:=+[$'male_2016_08_05.dae raw'.L22]" office:value-type="float" office:value="1" calcext:value-type="float">
            <text:p>1.0</text:p>
          </table:table-cell>
          <table:table-cell table:style-name="ce439" table:formula="of:=+[$'male_2016_08_05.dae raw'.M22]" office:value-type="float" office:value="0.06475008" calcext:value-type="float">
            <text:p>0.064750</text:p>
          </table:table-cell>
          <table:table-cell table:style-name="ce575" table:formula="of:=+[$'male_2016_08_05.dae raw'.N22]" office:value-type="float" office:value="0" calcext:value-type="float">
            <text:p>0</text:p>
          </table:table-cell>
          <table:table-cell table:style-name="ce579" table:formula="of:=+[$'male_2016_08_05.dae raw'.O22]" office:value-type="float" office:value="0" calcext:value-type="float">
            <text:p>0</text:p>
          </table:table-cell>
          <table:table-cell table:style-name="ce579" table:formula="of:=+[$'male_2016_08_05.dae raw'.P22]" office:value-type="float" office:value="0" calcext:value-type="float">
            <text:p>0</text:p>
          </table:table-cell>
          <table:table-cell table:style-name="ce584" table:formula="of:=+[$'male_2016_08_05.dae raw'.Q22]" office:value-type="float" office:value="1" calcext:value-type="float">
            <text:p>1</text:p>
          </table:table-cell>
          <table:table-cell table:style-name="ce372" table:formula="of:=[.G22]&amp;&quot;, &quot;&amp;[.K22]&amp;&quot;, &quot;&amp;[.O22]&amp;&quot;, &quot;&amp;[.S22]&amp;&quot;, &quot;&amp;[.H22]&amp;&quot;, &quot;&amp;[.L22]&amp;&quot;, &quot;&amp;[.P22]&amp;&quot;, &quot;&amp;[.T22]&amp;&quot;, &quot;&amp;[.I22]&amp;&quot;, &quot;&amp;[.M22]&amp;&quot;, &quot;&amp;[.Q22]&amp;&quot;, &quot;&amp;[.U22]&amp;&quot;, &quot;&amp;[.J22]&amp;&quot;, &quot;&amp;[.N22]&amp;&quot;, &quot;&amp;[.R22]&amp;&quot;, &quot;&amp;[.V22]" office:value-type="string" office:string-value="1, 0, 0, 0, 0, 1, 0, 0, 0, 0, 1, 0, 0.01850002, 0, 0.06475008, 1" calcext:value-type="string">
            <text:p>1, 0, 0, 0, 0, 1, 0, 0, 0, 0, 1, 0, 0.01850002, 0, 0.06475008, 1</text:p>
          </table:table-cell>
          <table:table-cell office:value-type="float" office:value="9.09091" calcext:value-type="float">
            <text:p>9.09091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6159299" calcext:value-type="float">
            <text:p>0.061593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1.11111" calcext:value-type="float">
            <text:p>11.11111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7.692308" calcext:value-type="float">
            <text:p>7.692308</text:p>
          </table:table-cell>
          <table:table-cell office:value-type="float" office:value="-14.09405" calcext:value-type="float">
            <text:p>-14.09405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2" office:value-type="float" office:value="0" calcext:value-type="float">
            <text:p>0.000</text:p>
          </table:table-cell>
          <table:table-cell table:style-name="ce382" office:value-type="float" office:value="0.11" calcext:value-type="float">
            <text:p>0.110</text:p>
          </table:table-cell>
          <table:table-cell table:style-name="ce382" office:value-type="float" office:value="0.09" calcext:value-type="float">
            <text:p>0.090</text:p>
          </table:table-cell>
          <table:table-cell table:style-name="ce381" office:value-type="float" office:value="0.13" calcext:value-type="float">
            <text:p>0.130</text:p>
          </table:table-cell>
          <table:table-cell table:style-name="ce459" table:formula="of:=-[.AN22]+[$'avatar_skeleton.xml convert'.V22]" office:value-type="float" office:value="0" calcext:value-type="float">
            <text:p>0.000</text:p>
          </table:table-cell>
          <table:table-cell table:style-name="ce459" table:formula="of:=-[.AO22]+[$'avatar_skeleton.xml convert'.W22]" office:value-type="float" office:value="0" calcext:value-type="float">
            <text:p>0.000</text:p>
          </table:table-cell>
          <table:table-cell table:style-name="ce459" table:formula="of:=-[.AP22]+[$'avatar_skeleton.xml convert'.X22]" office:value-type="float" office:value="0" calcext:value-type="float">
            <text:p>0.000</text:p>
          </table:table-cell>
          <table:table-cell table:style-name="ce459" table:formula="of:=-[.AQ22]+[$'avatar_skeleton.xml convert'.Y22]" office:value-type="float" office:value="0" calcext:value-type="float">
            <text:p>0.000</text:p>
          </table:table-cell>
          <table:table-cell table:style-name="ce459" table:formula="of:=-[.AR22]+[$'avatar_skeleton.xml convert'.Z22]" office:value-type="float" office:value="0" calcext:value-type="float">
            <text:p>0.000</text:p>
          </table:table-cell>
          <table:table-cell table:style-name="ce459" table:formula="of:=-[.AS22]+[$'avatar_skeleton.xml convert'.AA22]" office:value-type="float" office:value="-0.01" calcext:value-type="float">
            <text:p>-0.010</text:p>
          </table:table-cell>
          <table:table-cell table:style-name="ce382" table:formula="of:=+[.AO22]" office:value-type="float" office:value="0" calcext:value-type="float">
            <text:p>0.000</text:p>
          </table:table-cell>
          <table:table-cell table:style-name="ce382" table:formula="of:=+[.AN22]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382" table:formula="of:=+[.AR22]" office:value-type="float" office:value="0.09" calcext:value-type="float">
            <text:p>0.090</text:p>
          </table:table-cell>
          <table:table-cell table:style-name="ce382" table:formula="of:=+[.AQ22]" office:value-type="float" office:value="0.11" calcext:value-type="float">
            <text:p>0.110</text:p>
          </table:table-cell>
          <table:table-cell table:style-name="ce382" office:value-type="float" office:value="0.13" calcext:value-type="float">
            <text:p>0.13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Skull</text:p>
          </table:table-cell>
          <table:table-cell table:style-name="ce162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3]&amp;&quot;, &quot;&amp;[.K23]&amp;&quot;, &quot;&amp;[.O23]&amp;&quot;, &quot;&amp;[.S23]&amp;&quot;, &quot;&amp;[.H23]&amp;&quot;, &quot;&amp;[.L23]&amp;&quot;, &quot;&amp;[.P23]&amp;&quot;, &quot;&amp;[.T23]&amp;&quot;, &quot;&amp;[.I23]&amp;&quot;, &quot;&amp;[.M23]&amp;&quot;, &quot;&amp;[.Q23]&amp;&quot;, &quot;&amp;[.U23]&amp;&quot;, &quot;&amp;[.J23]&amp;&quot;, &quot;&amp;[.N23]&amp;&quot;, &quot;&amp;[.R23]&amp;&quot;, &quot;&amp;[.V23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527499" calcext:value-type="float">
            <text:p>0.025275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00006" calcext:value-type="float">
            <text:p>1.000006</text:p>
          </table:table-cell>
          <table:table-cell office:value-type="float" office:value="-1.840562" calcext:value-type="float">
            <text:p>-1.840562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EyeRight</text:p>
          </table:table-cell>
          <table:table-cell table:style-name="ce162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4]&amp;&quot;, &quot;&amp;[.K24]&amp;&quot;, &quot;&amp;[.O24]&amp;&quot;, &quot;&amp;[.S24]&amp;&quot;, &quot;&amp;[.H24]&amp;&quot;, &quot;&amp;[.L24]&amp;&quot;, &quot;&amp;[.P24]&amp;&quot;, &quot;&amp;[.T24]&amp;&quot;, &quot;&amp;[.I24]&amp;&quot;, &quot;&amp;[.M24]&amp;&quot;, &quot;&amp;[.Q24]&amp;&quot;, &quot;&amp;[.U24]&amp;&quot;, &quot;&amp;[.J24]&amp;&quot;, &quot;&amp;[.N24]&amp;&quot;, &quot;&amp;[.R24]&amp;&quot;, &quot;&amp;[.V24]" office:value-type="string" office:string-value=", , , , , , , , , , , , , , , " calcext:value-type="string">
            <text:p>, , , , , , , , , , , , , , , </text:p>
          </table:table-cell>
          <table:table-cell table:style-name="ce540" office:value-type="float" office:value="1.08108" calcext:value-type="float">
            <text:p>1.08108</text:p>
          </table:table-cell>
          <table:table-cell table:number-columns-repeated="2" table:style-name="ce541" office:value-type="float" office:value="0" calcext:value-type="float">
            <text:p>0</text:p>
          </table:table-cell>
          <table:table-cell table:style-name="ce552" office:value-type="float" office:value="-0.07116299" calcext:value-type="float">
            <text:p>-0.07116299</text:p>
          </table:table-cell>
          <table:table-cell table:style-name="ce541" office:value-type="float" office:value="0" calcext:value-type="float">
            <text:p>0</text:p>
          </table:table-cell>
          <table:table-cell table:style-name="ce541" office:value-type="float" office:value="1.08108" calcext:value-type="float">
            <text:p>1.08108</text:p>
          </table:table-cell>
          <table:table-cell table:style-name="ce541" office:value-type="float" office:value="0" calcext:value-type="float">
            <text:p>0</text:p>
          </table:table-cell>
          <table:table-cell table:style-name="ce562" office:value-type="float" office:value="0.03899997" calcext:value-type="float">
            <text:p>0.039000</text:p>
          </table:table-cell>
          <table:table-cell table:number-columns-repeated="2" table:style-name="ce541" office:value-type="float" office:value="0" calcext:value-type="float">
            <text:p>0</text:p>
          </table:table-cell>
          <table:table-cell table:style-name="ce541" office:value-type="float" office:value="1.08108" calcext:value-type="float">
            <text:p>1.08108</text:p>
          </table:table-cell>
          <table:table-cell table:style-name="ce541" office:value-type="float" office:value="-1.98978" calcext:value-type="float">
            <text:p>-1.98978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EyeLeft</text:p>
          </table:table-cell>
          <table:table-cell table:style-name="ce162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5]&amp;&quot;, &quot;&amp;[.K25]&amp;&quot;, &quot;&amp;[.O25]&amp;&quot;, &quot;&amp;[.S25]&amp;&quot;, &quot;&amp;[.H25]&amp;&quot;, &quot;&amp;[.L25]&amp;&quot;, &quot;&amp;[.P25]&amp;&quot;, &quot;&amp;[.T25]&amp;&quot;, &quot;&amp;[.I25]&amp;&quot;, &quot;&amp;[.M25]&amp;&quot;, &quot;&amp;[.Q25]&amp;&quot;, &quot;&amp;[.U25]&amp;&quot;, &quot;&amp;[.J25]&amp;&quot;, &quot;&amp;[.N25]&amp;&quot;, &quot;&amp;[.R25]&amp;&quot;, &quot;&amp;[.V25]" office:value-type="string" office:string-value=", , , , , , , , , , , , , , , " calcext:value-type="string">
            <text:p>, , , , , , , , , , , , , , , </text:p>
          </table:table-cell>
          <table:table-cell table:style-name="ce541" office:value-type="float" office:value="1.08108" calcext:value-type="float">
            <text:p>1.08108</text:p>
          </table:table-cell>
          <table:table-cell table:number-columns-repeated="2" table:style-name="ce541" office:value-type="float" office:value="0" calcext:value-type="float">
            <text:p>0</text:p>
          </table:table-cell>
          <table:table-cell table:style-name="ce541" office:value-type="float" office:value="-0.07115799" calcext:value-type="float">
            <text:p>-0.07115799</text:p>
          </table:table-cell>
          <table:table-cell table:style-name="ce541" office:value-type="float" office:value="0" calcext:value-type="float">
            <text:p>0</text:p>
          </table:table-cell>
          <table:table-cell table:style-name="ce541" office:value-type="float" office:value="1.08108" calcext:value-type="float">
            <text:p>1.08108</text:p>
          </table:table-cell>
          <table:table-cell table:style-name="ce541" office:value-type="float" office:value="0" calcext:value-type="float">
            <text:p>0</text:p>
          </table:table-cell>
          <table:table-cell table:style-name="ce562" office:value-type="float" office:value="-0.03899997" calcext:value-type="float">
            <text:p>-0.039000</text:p>
          </table:table-cell>
          <table:table-cell table:number-columns-repeated="2" table:style-name="ce541" office:value-type="float" office:value="0" calcext:value-type="float">
            <text:p>0</text:p>
          </table:table-cell>
          <table:table-cell table:style-name="ce541" office:value-type="float" office:value="1.08108" calcext:value-type="float">
            <text:p>1.08108</text:p>
          </table:table-cell>
          <table:table-cell table:style-name="ce541" office:value-type="float" office:value="-1.98978" calcext:value-type="float">
            <text:p>-1.98978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Root</text:p>
          </table:table-cell>
          <table:table-cell table:style-name="ce162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6]&amp;&quot;, &quot;&amp;[.K26]&amp;&quot;, &quot;&amp;[.O26]&amp;&quot;, &quot;&amp;[.S26]&amp;&quot;, &quot;&amp;[.H26]&amp;&quot;, &quot;&amp;[.L26]&amp;&quot;, &quot;&amp;[.P26]&amp;&quot;, &quot;&amp;[.T26]&amp;&quot;, &quot;&amp;[.I26]&amp;&quot;, &quot;&amp;[.M26]&amp;&quot;, &quot;&amp;[.Q26]&amp;&quot;, &quot;&amp;[.U26]&amp;&quot;, &quot;&amp;[.J26]&amp;&quot;, &quot;&amp;[.N26]&amp;&quot;, &quot;&amp;[.R26]&amp;&quot;, &quot;&amp;[.V26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5708" calcext:value-type="float">
            <text:p>1.057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1062" calcext:value-type="float">
            <text:p>1.106200</text:p>
          </table:table-cell>
          <table:table-cell office:value-type="float" office:value="-2.00275" calcext:value-type="float">
            <text:p>-2.00275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yeAltRight</text:p>
          </table:table-cell>
          <table:table-cell table:style-name="ce16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7]&amp;&quot;, &quot;&amp;[.K27]&amp;&quot;, &quot;&amp;[.O27]&amp;&quot;, &quot;&amp;[.S27]&amp;&quot;, &quot;&amp;[.H27]&amp;&quot;, &quot;&amp;[.L27]&amp;&quot;, &quot;&amp;[.P27]&amp;&quot;, &quot;&amp;[.T27]&amp;&quot;, &quot;&amp;[.I27]&amp;&quot;, &quot;&amp;[.M27]&amp;&quot;, &quot;&amp;[.Q27]&amp;&quot;, &quot;&amp;[.U27]&amp;&quot;, &quot;&amp;[.J27]&amp;&quot;, &quot;&amp;[.N27]&amp;&quot;, &quot;&amp;[.R27]&amp;&quot;, &quot;&amp;[.V27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yeAltLeft</text:p>
          </table:table-cell>
          <table:table-cell table:style-name="ce16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8]&amp;&quot;, &quot;&amp;[.K28]&amp;&quot;, &quot;&amp;[.O28]&amp;&quot;, &quot;&amp;[.S28]&amp;&quot;, &quot;&amp;[.H28]&amp;&quot;, &quot;&amp;[.L28]&amp;&quot;, &quot;&amp;[.P28]&amp;&quot;, &quot;&amp;[.T28]&amp;&quot;, &quot;&amp;[.I28]&amp;&quot;, &quot;&amp;[.M28]&amp;&quot;, &quot;&amp;[.Q28]&amp;&quot;, &quot;&amp;[.U28]&amp;&quot;, &quot;&amp;[.J28]&amp;&quot;, &quot;&amp;[.N28]&amp;&quot;, &quot;&amp;[.R28]&amp;&quot;, &quot;&amp;[.V28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ForeheadLeft</text:p>
          </table:table-cell>
          <table:table-cell table:style-name="ce16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29]&amp;&quot;, &quot;&amp;[.K29]&amp;&quot;, &quot;&amp;[.O29]&amp;&quot;, &quot;&amp;[.S29]&amp;&quot;, &quot;&amp;[.H29]&amp;&quot;, &quot;&amp;[.L29]&amp;&quot;, &quot;&amp;[.P29]&amp;&quot;, &quot;&amp;[.T29]&amp;&quot;, &quot;&amp;[.I29]&amp;&quot;, &quot;&amp;[.M29]&amp;&quot;, &quot;&amp;[.Q29]&amp;&quot;, &quot;&amp;[.U29]&amp;&quot;, &quot;&amp;[.J29]&amp;&quot;, &quot;&amp;[.N29]&amp;&quot;, &quot;&amp;[.R29]&amp;&quot;, &quot;&amp;[.V29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1697" calcext:value-type="float">
            <text:p>-0.061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35795" calcext:value-type="float">
            <text:p>-0.0357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15607" calcext:value-type="float">
            <text:p>1.156070</text:p>
          </table:table-cell>
          <table:table-cell office:value-type="float" office:value="-2.18293" calcext:value-type="float">
            <text:p>-2.1829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ForeheadRight</text:p>
          </table:table-cell>
          <table:table-cell table:style-name="ce16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0]&amp;&quot;, &quot;&amp;[.K30]&amp;&quot;, &quot;&amp;[.O30]&amp;&quot;, &quot;&amp;[.S30]&amp;&quot;, &quot;&amp;[.H30]&amp;&quot;, &quot;&amp;[.L30]&amp;&quot;, &quot;&amp;[.P30]&amp;&quot;, &quot;&amp;[.T30]&amp;&quot;, &quot;&amp;[.I30]&amp;&quot;, &quot;&amp;[.M30]&amp;&quot;, &quot;&amp;[.Q30]&amp;&quot;, &quot;&amp;[.U30]&amp;&quot;, &quot;&amp;[.J30]&amp;&quot;, &quot;&amp;[.N30]&amp;&quot;, &quot;&amp;[.R30]&amp;&quot;, &quot;&amp;[.V30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1697" calcext:value-type="float">
            <text:p>-0.061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35795" calcext:value-type="float">
            <text:p>0.0357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15607" calcext:value-type="float">
            <text:p>1.156070</text:p>
          </table:table-cell>
          <table:table-cell office:value-type="float" office:value="-2.18293" calcext:value-type="float">
            <text:p>-2.1829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yebrowOuterLeft</text:p>
          </table:table-cell>
          <table:table-cell table:style-name="ce16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1]&amp;&quot;, &quot;&amp;[.K31]&amp;&quot;, &quot;&amp;[.O31]&amp;&quot;, &quot;&amp;[.S31]&amp;&quot;, &quot;&amp;[.H31]&amp;&quot;, &quot;&amp;[.L31]&amp;&quot;, &quot;&amp;[.P31]&amp;&quot;, &quot;&amp;[.T31]&amp;&quot;, &quot;&amp;[.I31]&amp;&quot;, &quot;&amp;[.M31]&amp;&quot;, &quot;&amp;[.Q31]&amp;&quot;, &quot;&amp;[.U31]&amp;&quot;, &quot;&amp;[.J31]&amp;&quot;, &quot;&amp;[.N31]&amp;&quot;, &quot;&amp;[.R31]&amp;&quot;, &quot;&amp;[.V31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1697" calcext:value-type="float">
            <text:p>-0.061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52635" calcext:value-type="float">
            <text:p>-0.05263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2.00378" calcext:value-type="float">
            <text:p>-2.00378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yebrowCenterLeft</text:p>
          </table:table-cell>
          <table:table-cell table:style-name="ce16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2]&amp;&quot;, &quot;&amp;[.K32]&amp;&quot;, &quot;&amp;[.O32]&amp;&quot;, &quot;&amp;[.S32]&amp;&quot;, &quot;&amp;[.H32]&amp;&quot;, &quot;&amp;[.L32]&amp;&quot;, &quot;&amp;[.P32]&amp;&quot;, &quot;&amp;[.T32]&amp;&quot;, &quot;&amp;[.I32]&amp;&quot;, &quot;&amp;[.M32]&amp;&quot;, &quot;&amp;[.Q32]&amp;&quot;, &quot;&amp;[.U32]&amp;&quot;, &quot;&amp;[.J32]&amp;&quot;, &quot;&amp;[.N32]&amp;&quot;, &quot;&amp;[.R32]&amp;&quot;, &quot;&amp;[.V32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7697" calcext:value-type="float">
            <text:p>-0.067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45888" calcext:value-type="float">
            <text:p>-0.045888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2.01183" calcext:value-type="float">
            <text:p>-2.0118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yebrowInnerLeft</text:p>
          </table:table-cell>
          <table:table-cell table:style-name="ce16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3]&amp;&quot;, &quot;&amp;[.K33]&amp;&quot;, &quot;&amp;[.O33]&amp;&quot;, &quot;&amp;[.S33]&amp;&quot;, &quot;&amp;[.H33]&amp;&quot;, &quot;&amp;[.L33]&amp;&quot;, &quot;&amp;[.P33]&amp;&quot;, &quot;&amp;[.T33]&amp;&quot;, &quot;&amp;[.I33]&amp;&quot;, &quot;&amp;[.M33]&amp;&quot;, &quot;&amp;[.Q33]&amp;&quot;, &quot;&amp;[.U33]&amp;&quot;, &quot;&amp;[.J33]&amp;&quot;, &quot;&amp;[.N33]&amp;&quot;, &quot;&amp;[.R33]&amp;&quot;, &quot;&amp;[.V33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2697" calcext:value-type="float">
            <text:p>-0.07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24877" calcext:value-type="float">
            <text:p>-0.024877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2.00683" calcext:value-type="float">
            <text:p>-2.0068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yebrowOuterRight</text:p>
          </table:table-cell>
          <table:table-cell table:style-name="ce16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4]&amp;&quot;, &quot;&amp;[.K34]&amp;&quot;, &quot;&amp;[.O34]&amp;&quot;, &quot;&amp;[.S34]&amp;&quot;, &quot;&amp;[.H34]&amp;&quot;, &quot;&amp;[.L34]&amp;&quot;, &quot;&amp;[.P34]&amp;&quot;, &quot;&amp;[.T34]&amp;&quot;, &quot;&amp;[.I34]&amp;&quot;, &quot;&amp;[.M34]&amp;&quot;, &quot;&amp;[.Q34]&amp;&quot;, &quot;&amp;[.U34]&amp;&quot;, &quot;&amp;[.J34]&amp;&quot;, &quot;&amp;[.N34]&amp;&quot;, &quot;&amp;[.R34]&amp;&quot;, &quot;&amp;[.V34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1697" calcext:value-type="float">
            <text:p>-0.061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52635" calcext:value-type="float">
            <text:p>0.05263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2.00378" calcext:value-type="float">
            <text:p>-2.00378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yebrowCenterRight</text:p>
          </table:table-cell>
          <table:table-cell table:style-name="ce16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5]&amp;&quot;, &quot;&amp;[.K35]&amp;&quot;, &quot;&amp;[.O35]&amp;&quot;, &quot;&amp;[.S35]&amp;&quot;, &quot;&amp;[.H35]&amp;&quot;, &quot;&amp;[.L35]&amp;&quot;, &quot;&amp;[.P35]&amp;&quot;, &quot;&amp;[.T35]&amp;&quot;, &quot;&amp;[.I35]&amp;&quot;, &quot;&amp;[.M35]&amp;&quot;, &quot;&amp;[.Q35]&amp;&quot;, &quot;&amp;[.U35]&amp;&quot;, &quot;&amp;[.J35]&amp;&quot;, &quot;&amp;[.N35]&amp;&quot;, &quot;&amp;[.R35]&amp;&quot;, &quot;&amp;[.V35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7697" calcext:value-type="float">
            <text:p>-0.067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45888" calcext:value-type="float">
            <text:p>0.045888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2.01183" calcext:value-type="float">
            <text:p>-2.0118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yebrowInnerRight</text:p>
          </table:table-cell>
          <table:table-cell table:style-name="ce16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6]&amp;&quot;, &quot;&amp;[.K36]&amp;&quot;, &quot;&amp;[.O36]&amp;&quot;, &quot;&amp;[.S36]&amp;&quot;, &quot;&amp;[.H36]&amp;&quot;, &quot;&amp;[.L36]&amp;&quot;, &quot;&amp;[.P36]&amp;&quot;, &quot;&amp;[.T36]&amp;&quot;, &quot;&amp;[.I36]&amp;&quot;, &quot;&amp;[.M36]&amp;&quot;, &quot;&amp;[.Q36]&amp;&quot;, &quot;&amp;[.U36]&amp;&quot;, &quot;&amp;[.J36]&amp;&quot;, &quot;&amp;[.N36]&amp;&quot;, &quot;&amp;[.R36]&amp;&quot;, &quot;&amp;[.V36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2697" calcext:value-type="float">
            <text:p>-0.07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24877" calcext:value-type="float">
            <text:p>0.024877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2.00683" calcext:value-type="float">
            <text:p>-2.0068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yeLidUpperLeft</text:p>
          </table:table-cell>
          <table:table-cell table:style-name="ce16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7]&amp;&quot;, &quot;&amp;[.K37]&amp;&quot;, &quot;&amp;[.O37]&amp;&quot;, &quot;&amp;[.S37]&amp;&quot;, &quot;&amp;[.H37]&amp;&quot;, &quot;&amp;[.L37]&amp;&quot;, &quot;&amp;[.P37]&amp;&quot;, &quot;&amp;[.T37]&amp;&quot;, &quot;&amp;[.I37]&amp;&quot;, &quot;&amp;[.M37]&amp;&quot;, &quot;&amp;[.Q37]&amp;&quot;, &quot;&amp;[.U37]&amp;&quot;, &quot;&amp;[.J37]&amp;&quot;, &quot;&amp;[.N37]&amp;&quot;, &quot;&amp;[.R37]&amp;&quot;, &quot;&amp;[.V37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0697" calcext:value-type="float">
            <text:p>-0.070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38873" calcext:value-type="float">
            <text:p>-0.038873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8992" calcext:value-type="float">
            <text:p>-1.9899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yeLidLowerLeft</text:p>
          </table:table-cell>
          <table:table-cell table:style-name="ce16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8]&amp;&quot;, &quot;&amp;[.K38]&amp;&quot;, &quot;&amp;[.O38]&amp;&quot;, &quot;&amp;[.S38]&amp;&quot;, &quot;&amp;[.H38]&amp;&quot;, &quot;&amp;[.L38]&amp;&quot;, &quot;&amp;[.P38]&amp;&quot;, &quot;&amp;[.T38]&amp;&quot;, &quot;&amp;[.I38]&amp;&quot;, &quot;&amp;[.M38]&amp;&quot;, &quot;&amp;[.Q38]&amp;&quot;, &quot;&amp;[.U38]&amp;&quot;, &quot;&amp;[.J38]&amp;&quot;, &quot;&amp;[.N38]&amp;&quot;, &quot;&amp;[.R38]&amp;&quot;, &quot;&amp;[.V38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0697" calcext:value-type="float">
            <text:p>-0.070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38873" calcext:value-type="float">
            <text:p>-0.038873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8978" calcext:value-type="float">
            <text:p>-1.98978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yeLidUpperRight</text:p>
          </table:table-cell>
          <table:table-cell table:style-name="ce16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39]&amp;&quot;, &quot;&amp;[.K39]&amp;&quot;, &quot;&amp;[.O39]&amp;&quot;, &quot;&amp;[.S39]&amp;&quot;, &quot;&amp;[.H39]&amp;&quot;, &quot;&amp;[.L39]&amp;&quot;, &quot;&amp;[.P39]&amp;&quot;, &quot;&amp;[.T39]&amp;&quot;, &quot;&amp;[.I39]&amp;&quot;, &quot;&amp;[.M39]&amp;&quot;, &quot;&amp;[.Q39]&amp;&quot;, &quot;&amp;[.U39]&amp;&quot;, &quot;&amp;[.J39]&amp;&quot;, &quot;&amp;[.N39]&amp;&quot;, &quot;&amp;[.R39]&amp;&quot;, &quot;&amp;[.V39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0697" calcext:value-type="float">
            <text:p>-0.070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38873" calcext:value-type="float">
            <text:p>0.038873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8992" calcext:value-type="float">
            <text:p>-1.9899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yeLidLowerRight</text:p>
          </table:table-cell>
          <table:table-cell table:style-name="ce16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0]&amp;&quot;, &quot;&amp;[.K40]&amp;&quot;, &quot;&amp;[.O40]&amp;&quot;, &quot;&amp;[.S40]&amp;&quot;, &quot;&amp;[.H40]&amp;&quot;, &quot;&amp;[.L40]&amp;&quot;, &quot;&amp;[.P40]&amp;&quot;, &quot;&amp;[.T40]&amp;&quot;, &quot;&amp;[.I40]&amp;&quot;, &quot;&amp;[.M40]&amp;&quot;, &quot;&amp;[.Q40]&amp;&quot;, &quot;&amp;[.U40]&amp;&quot;, &quot;&amp;[.J40]&amp;&quot;, &quot;&amp;[.N40]&amp;&quot;, &quot;&amp;[.R40]&amp;&quot;, &quot;&amp;[.V40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0697" calcext:value-type="float">
            <text:p>-0.070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38873" calcext:value-type="float">
            <text:p>0.038873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8978" calcext:value-type="float">
            <text:p>-1.98978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ar1Left</text:p>
          </table:table-cell>
          <table:table-cell table:style-name="ce16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1]&amp;&quot;, &quot;&amp;[.K41]&amp;&quot;, &quot;&amp;[.O41]&amp;&quot;, &quot;&amp;[.S41]&amp;&quot;, &quot;&amp;[.H41]&amp;&quot;, &quot;&amp;[.L41]&amp;&quot;, &quot;&amp;[.P41]&amp;&quot;, &quot;&amp;[.T41]&amp;&quot;, &quot;&amp;[.I41]&amp;&quot;, &quot;&amp;[.M41]&amp;&quot;, &quot;&amp;[.Q41]&amp;&quot;, &quot;&amp;[.U41]&amp;&quot;, &quot;&amp;[.J41]&amp;&quot;, &quot;&amp;[.N41]&amp;&quot;, &quot;&amp;[.R41]&amp;&quot;, &quot;&amp;[.V41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0213" calcext:value-type="float">
            <text:p>0.00213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7568" calcext:value-type="float">
            <text:p>-0.07568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81229" calcext:value-type="float">
            <text:p>-1.8122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ar2Left</text:p>
          </table:table-cell>
          <table:table-cell table:style-name="ce153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2]&amp;&quot;, &quot;&amp;[.K42]&amp;&quot;, &quot;&amp;[.O42]&amp;&quot;, &quot;&amp;[.S42]&amp;&quot;, &quot;&amp;[.H42]&amp;&quot;, &quot;&amp;[.L42]&amp;&quot;, &quot;&amp;[.P42]&amp;&quot;, &quot;&amp;[.T42]&amp;&quot;, &quot;&amp;[.I42]&amp;&quot;, &quot;&amp;[.M42]&amp;&quot;, &quot;&amp;[.Q42]&amp;&quot;, &quot;&amp;[.U42]&amp;&quot;, &quot;&amp;[.J42]&amp;&quot;, &quot;&amp;[.N42]&amp;&quot;, &quot;&amp;[.R42]&amp;&quot;, &quot;&amp;[.V42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113" calcext:value-type="float">
            <text:p>0.02113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9368" calcext:value-type="float">
            <text:p>-0.09368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83729" calcext:value-type="float">
            <text:p>-1.8372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ar1Right</text:p>
          </table:table-cell>
          <table:table-cell table:style-name="ce16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3]&amp;&quot;, &quot;&amp;[.K43]&amp;&quot;, &quot;&amp;[.O43]&amp;&quot;, &quot;&amp;[.S43]&amp;&quot;, &quot;&amp;[.H43]&amp;&quot;, &quot;&amp;[.L43]&amp;&quot;, &quot;&amp;[.P43]&amp;&quot;, &quot;&amp;[.T43]&amp;&quot;, &quot;&amp;[.I43]&amp;&quot;, &quot;&amp;[.M43]&amp;&quot;, &quot;&amp;[.Q43]&amp;&quot;, &quot;&amp;[.U43]&amp;&quot;, &quot;&amp;[.J43]&amp;&quot;, &quot;&amp;[.N43]&amp;&quot;, &quot;&amp;[.R43]&amp;&quot;, &quot;&amp;[.V43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0213" calcext:value-type="float">
            <text:p>0.00213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7568" calcext:value-type="float">
            <text:p>0.07568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81229" calcext:value-type="float">
            <text:p>-1.8122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ar2Right</text:p>
          </table:table-cell>
          <table:table-cell table:style-name="ce153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4]&amp;&quot;, &quot;&amp;[.K44]&amp;&quot;, &quot;&amp;[.O44]&amp;&quot;, &quot;&amp;[.S44]&amp;&quot;, &quot;&amp;[.H44]&amp;&quot;, &quot;&amp;[.L44]&amp;&quot;, &quot;&amp;[.P44]&amp;&quot;, &quot;&amp;[.T44]&amp;&quot;, &quot;&amp;[.I44]&amp;&quot;, &quot;&amp;[.M44]&amp;&quot;, &quot;&amp;[.Q44]&amp;&quot;, &quot;&amp;[.U44]&amp;&quot;, &quot;&amp;[.J44]&amp;&quot;, &quot;&amp;[.N44]&amp;&quot;, &quot;&amp;[.R44]&amp;&quot;, &quot;&amp;[.V44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113" calcext:value-type="float">
            <text:p>0.02113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9368" calcext:value-type="float">
            <text:p>0.09368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83729" calcext:value-type="float">
            <text:p>-1.8372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NoseLeft</text:p>
          </table:table-cell>
          <table:table-cell table:style-name="ce16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5]&amp;&quot;, &quot;&amp;[.K45]&amp;&quot;, &quot;&amp;[.O45]&amp;&quot;, &quot;&amp;[.S45]&amp;&quot;, &quot;&amp;[.H45]&amp;&quot;, &quot;&amp;[.L45]&amp;&quot;, &quot;&amp;[.P45]&amp;&quot;, &quot;&amp;[.T45]&amp;&quot;, &quot;&amp;[.I45]&amp;&quot;, &quot;&amp;[.M45]&amp;&quot;, &quot;&amp;[.Q45]&amp;&quot;, &quot;&amp;[.U45]&amp;&quot;, &quot;&amp;[.J45]&amp;&quot;, &quot;&amp;[.N45]&amp;&quot;, &quot;&amp;[.R45]&amp;&quot;, &quot;&amp;[.V45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83697" calcext:value-type="float">
            <text:p>-0.083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15341" calcext:value-type="float">
            <text:p>-0.015341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5191" calcext:value-type="float">
            <text:p>-1.95191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NoseCenter</text:p>
          </table:table-cell>
          <table:table-cell table:style-name="ce16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6]&amp;&quot;, &quot;&amp;[.K46]&amp;&quot;, &quot;&amp;[.O46]&amp;&quot;, &quot;&amp;[.S46]&amp;&quot;, &quot;&amp;[.H46]&amp;&quot;, &quot;&amp;[.L46]&amp;&quot;, &quot;&amp;[.P46]&amp;&quot;, &quot;&amp;[.T46]&amp;&quot;, &quot;&amp;[.I46]&amp;&quot;, &quot;&amp;[.M46]&amp;&quot;, &quot;&amp;[.Q46]&amp;&quot;, &quot;&amp;[.U46]&amp;&quot;, &quot;&amp;[.J46]&amp;&quot;, &quot;&amp;[.N46]&amp;&quot;, &quot;&amp;[.R46]&amp;&quot;, &quot;&amp;[.V46]" office:value-type="string" office:string-value=", , , , , , , , , , , , , , , " calcext:value-type="string">
            <text:p>, , , , , , , , , , , , , , , </text:p>
          </table:table-cell>
          <table:table-cell office:value-type="float" office:value="1.1329" calcext:value-type="float">
            <text:p>1.1329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104476" calcext:value-type="float">
            <text:p>-0.104476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1329" calcext:value-type="float">
            <text:p>1.1329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1329" calcext:value-type="float">
            <text:p>1.132900</text:p>
          </table:table-cell>
          <table:table-cell office:value-type="float" office:value="-2.04956" calcext:value-type="float">
            <text:p>-2.04956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NoseRight</text:p>
          </table:table-cell>
          <table:table-cell table:style-name="ce16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7]&amp;&quot;, &quot;&amp;[.K47]&amp;&quot;, &quot;&amp;[.O47]&amp;&quot;, &quot;&amp;[.S47]&amp;&quot;, &quot;&amp;[.H47]&amp;&quot;, &quot;&amp;[.L47]&amp;&quot;, &quot;&amp;[.P47]&amp;&quot;, &quot;&amp;[.T47]&amp;&quot;, &quot;&amp;[.I47]&amp;&quot;, &quot;&amp;[.M47]&amp;&quot;, &quot;&amp;[.Q47]&amp;&quot;, &quot;&amp;[.U47]&amp;&quot;, &quot;&amp;[.J47]&amp;&quot;, &quot;&amp;[.N47]&amp;&quot;, &quot;&amp;[.R47]&amp;&quot;, &quot;&amp;[.V47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83697" calcext:value-type="float">
            <text:p>-0.083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15341" calcext:value-type="float">
            <text:p>0.015341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5191" calcext:value-type="float">
            <text:p>-1.95191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CheekLowerLeft</text:p>
          </table:table-cell>
          <table:table-cell table:style-name="ce16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8]&amp;&quot;, &quot;&amp;[.K48]&amp;&quot;, &quot;&amp;[.O48]&amp;&quot;, &quot;&amp;[.S48]&amp;&quot;, &quot;&amp;[.H48]&amp;&quot;, &quot;&amp;[.L48]&amp;&quot;, &quot;&amp;[.P48]&amp;&quot;, &quot;&amp;[.T48]&amp;&quot;, &quot;&amp;[.I48]&amp;&quot;, &quot;&amp;[.M48]&amp;&quot;, &quot;&amp;[.Q48]&amp;&quot;, &quot;&amp;[.U48]&amp;&quot;, &quot;&amp;[.J48]&amp;&quot;, &quot;&amp;[.N48]&amp;&quot;, &quot;&amp;[.R48]&amp;&quot;, &quot;&amp;[.V48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47697" calcext:value-type="float">
            <text:p>-0.047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34772" calcext:value-type="float">
            <text:p>-0.034772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2449" calcext:value-type="float">
            <text:p>-1.9244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CheekUpperLeft</text:p>
          </table:table-cell>
          <table:table-cell table:style-name="ce16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49]&amp;&quot;, &quot;&amp;[.K49]&amp;&quot;, &quot;&amp;[.O49]&amp;&quot;, &quot;&amp;[.S49]&amp;&quot;, &quot;&amp;[.H49]&amp;&quot;, &quot;&amp;[.L49]&amp;&quot;, &quot;&amp;[.P49]&amp;&quot;, &quot;&amp;[.T49]&amp;&quot;, &quot;&amp;[.I49]&amp;&quot;, &quot;&amp;[.M49]&amp;&quot;, &quot;&amp;[.Q49]&amp;&quot;, &quot;&amp;[.U49]&amp;&quot;, &quot;&amp;[.J49]&amp;&quot;, &quot;&amp;[.N49]&amp;&quot;, &quot;&amp;[.R49]&amp;&quot;, &quot;&amp;[.V49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7697" calcext:value-type="float">
            <text:p>-0.067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34772" calcext:value-type="float">
            <text:p>-0.034772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5093" calcext:value-type="float">
            <text:p>-1.9509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CheekLowerRight</text:p>
          </table:table-cell>
          <table:table-cell table:style-name="ce16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0]&amp;&quot;, &quot;&amp;[.K50]&amp;&quot;, &quot;&amp;[.O50]&amp;&quot;, &quot;&amp;[.S50]&amp;&quot;, &quot;&amp;[.H50]&amp;&quot;, &quot;&amp;[.L50]&amp;&quot;, &quot;&amp;[.P50]&amp;&quot;, &quot;&amp;[.T50]&amp;&quot;, &quot;&amp;[.I50]&amp;&quot;, &quot;&amp;[.M50]&amp;&quot;, &quot;&amp;[.Q50]&amp;&quot;, &quot;&amp;[.U50]&amp;&quot;, &quot;&amp;[.J50]&amp;&quot;, &quot;&amp;[.N50]&amp;&quot;, &quot;&amp;[.R50]&amp;&quot;, &quot;&amp;[.V50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47697" calcext:value-type="float">
            <text:p>-0.047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34772" calcext:value-type="float">
            <text:p>0.034772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2449" calcext:value-type="float">
            <text:p>-1.9244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CheekUpperRight</text:p>
          </table:table-cell>
          <table:table-cell table:style-name="ce16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1]&amp;&quot;, &quot;&amp;[.K51]&amp;&quot;, &quot;&amp;[.O51]&amp;&quot;, &quot;&amp;[.S51]&amp;&quot;, &quot;&amp;[.H51]&amp;&quot;, &quot;&amp;[.L51]&amp;&quot;, &quot;&amp;[.P51]&amp;&quot;, &quot;&amp;[.T51]&amp;&quot;, &quot;&amp;[.I51]&amp;&quot;, &quot;&amp;[.M51]&amp;&quot;, &quot;&amp;[.Q51]&amp;&quot;, &quot;&amp;[.U51]&amp;&quot;, &quot;&amp;[.J51]&amp;&quot;, &quot;&amp;[.N51]&amp;&quot;, &quot;&amp;[.R51]&amp;&quot;, &quot;&amp;[.V51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7697" calcext:value-type="float">
            <text:p>-0.067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34772" calcext:value-type="float">
            <text:p>0.034772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5093" calcext:value-type="float">
            <text:p>-1.9509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Jaw</text:p>
          </table:table-cell>
          <table:table-cell table:style-name="ce16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2]&amp;&quot;, &quot;&amp;[.K52]&amp;&quot;, &quot;&amp;[.O52]&amp;&quot;, &quot;&amp;[.S52]&amp;&quot;, &quot;&amp;[.H52]&amp;&quot;, &quot;&amp;[.L52]&amp;&quot;, &quot;&amp;[.P52]&amp;&quot;, &quot;&amp;[.T52]&amp;&quot;, &quot;&amp;[.I52]&amp;&quot;, &quot;&amp;[.M52]&amp;&quot;, &quot;&amp;[.Q52]&amp;&quot;, &quot;&amp;[.U52]&amp;&quot;, &quot;&amp;[.J52]&amp;&quot;, &quot;&amp;[.N52]&amp;&quot;, &quot;&amp;[.R52]&amp;&quot;, &quot;&amp;[.V52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Chin</text:p>
          </table:table-cell>
          <table:table-cell table:style-name="ce153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3]&amp;&quot;, &quot;&amp;[.K53]&amp;&quot;, &quot;&amp;[.O53]&amp;&quot;, &quot;&amp;[.S53]&amp;&quot;, &quot;&amp;[.H53]&amp;&quot;, &quot;&amp;[.L53]&amp;&quot;, &quot;&amp;[.P53]&amp;&quot;, &quot;&amp;[.T53]&amp;&quot;, &quot;&amp;[.I53]&amp;&quot;, &quot;&amp;[.M53]&amp;&quot;, &quot;&amp;[.Q53]&amp;&quot;, &quot;&amp;[.U53]&amp;&quot;, &quot;&amp;[.J53]&amp;&quot;, &quot;&amp;[.N53]&amp;&quot;, &quot;&amp;[.R53]&amp;&quot;, &quot;&amp;[.V53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6197" calcext:value-type="float">
            <text:p>-0.0661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88712" calcext:value-type="float">
            <text:p>-1.8871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TeethLower</text:p>
          </table:table-cell>
          <table:table-cell table:style-name="ce153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4]&amp;&quot;, &quot;&amp;[.K54]&amp;&quot;, &quot;&amp;[.O54]&amp;&quot;, &quot;&amp;[.S54]&amp;&quot;, &quot;&amp;[.H54]&amp;&quot;, &quot;&amp;[.L54]&amp;&quot;, &quot;&amp;[.P54]&amp;&quot;, &quot;&amp;[.T54]&amp;&quot;, &quot;&amp;[.I54]&amp;&quot;, &quot;&amp;[.M54]&amp;&quot;, &quot;&amp;[.Q54]&amp;&quot;, &quot;&amp;[.U54]&amp;&quot;, &quot;&amp;[.J54]&amp;&quot;, &quot;&amp;[.N54]&amp;&quot;, &quot;&amp;[.R54]&amp;&quot;, &quot;&amp;[.V54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17697" calcext:value-type="float">
            <text:p>-0.017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0179" calcext:value-type="float">
            <text:p>-1.9017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LipLowerLeft</text:p>
          </table:table-cell>
          <table:table-cell table:style-name="ce153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5]&amp;&quot;, &quot;&amp;[.K55]&amp;&quot;, &quot;&amp;[.O55]&amp;&quot;, &quot;&amp;[.S55]&amp;&quot;, &quot;&amp;[.H55]&amp;&quot;, &quot;&amp;[.L55]&amp;&quot;, &quot;&amp;[.P55]&amp;&quot;, &quot;&amp;[.T55]&amp;&quot;, &quot;&amp;[.I55]&amp;&quot;, &quot;&amp;[.M55]&amp;&quot;, &quot;&amp;[.Q55]&amp;&quot;, &quot;&amp;[.U55]&amp;&quot;, &quot;&amp;[.J55]&amp;&quot;, &quot;&amp;[.N55]&amp;&quot;, &quot;&amp;[.R55]&amp;&quot;, &quot;&amp;[.V55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2697" calcext:value-type="float">
            <text:p>-0.06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0179" calcext:value-type="float">
            <text:p>-1.9017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LipLowerRight</text:p>
          </table:table-cell>
          <table:table-cell table:style-name="ce153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6]&amp;&quot;, &quot;&amp;[.K56]&amp;&quot;, &quot;&amp;[.O56]&amp;&quot;, &quot;&amp;[.S56]&amp;&quot;, &quot;&amp;[.H56]&amp;&quot;, &quot;&amp;[.L56]&amp;&quot;, &quot;&amp;[.P56]&amp;&quot;, &quot;&amp;[.T56]&amp;&quot;, &quot;&amp;[.I56]&amp;&quot;, &quot;&amp;[.M56]&amp;&quot;, &quot;&amp;[.Q56]&amp;&quot;, &quot;&amp;[.U56]&amp;&quot;, &quot;&amp;[.J56]&amp;&quot;, &quot;&amp;[.N56]&amp;&quot;, &quot;&amp;[.R56]&amp;&quot;, &quot;&amp;[.V56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2697" calcext:value-type="float">
            <text:p>-0.06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0179" calcext:value-type="float">
            <text:p>-1.9017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LipLowerCenter</text:p>
          </table:table-cell>
          <table:table-cell table:style-name="ce153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7]&amp;&quot;, &quot;&amp;[.K57]&amp;&quot;, &quot;&amp;[.O57]&amp;&quot;, &quot;&amp;[.S57]&amp;&quot;, &quot;&amp;[.H57]&amp;&quot;, &quot;&amp;[.L57]&amp;&quot;, &quot;&amp;[.P57]&amp;&quot;, &quot;&amp;[.T57]&amp;&quot;, &quot;&amp;[.I57]&amp;&quot;, &quot;&amp;[.M57]&amp;&quot;, &quot;&amp;[.Q57]&amp;&quot;, &quot;&amp;[.U57]&amp;&quot;, &quot;&amp;[.J57]&amp;&quot;, &quot;&amp;[.N57]&amp;&quot;, &quot;&amp;[.R57]&amp;&quot;, &quot;&amp;[.V57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2697" calcext:value-type="float">
            <text:p>-0.06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0179" calcext:value-type="float">
            <text:p>-1.9017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TongueBase</text:p>
          </table:table-cell>
          <table:table-cell table:style-name="ce153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8]&amp;&quot;, &quot;&amp;[.K58]&amp;&quot;, &quot;&amp;[.O58]&amp;&quot;, &quot;&amp;[.S58]&amp;&quot;, &quot;&amp;[.H58]&amp;&quot;, &quot;&amp;[.L58]&amp;&quot;, &quot;&amp;[.P58]&amp;&quot;, &quot;&amp;[.T58]&amp;&quot;, &quot;&amp;[.I58]&amp;&quot;, &quot;&amp;[.M58]&amp;&quot;, &quot;&amp;[.Q58]&amp;&quot;, &quot;&amp;[.U58]&amp;&quot;, &quot;&amp;[.J58]&amp;&quot;, &quot;&amp;[.N58]&amp;&quot;, &quot;&amp;[.R58]&amp;&quot;, &quot;&amp;[.V58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56697" calcext:value-type="float">
            <text:p>-0.056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0679" calcext:value-type="float">
            <text:p>-1.9067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TongueTip</text:p>
          </table:table-cell>
          <table:table-cell table:style-name="ce153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59]&amp;&quot;, &quot;&amp;[.K59]&amp;&quot;, &quot;&amp;[.O59]&amp;&quot;, &quot;&amp;[.S59]&amp;&quot;, &quot;&amp;[.H59]&amp;&quot;, &quot;&amp;[.L59]&amp;&quot;, &quot;&amp;[.P59]&amp;&quot;, &quot;&amp;[.T59]&amp;&quot;, &quot;&amp;[.I59]&amp;&quot;, &quot;&amp;[.M59]&amp;&quot;, &quot;&amp;[.Q59]&amp;&quot;, &quot;&amp;[.U59]&amp;&quot;, &quot;&amp;[.J59]&amp;&quot;, &quot;&amp;[.N59]&amp;&quot;, &quot;&amp;[.R59]&amp;&quot;, &quot;&amp;[.V59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8697" calcext:value-type="float">
            <text:p>-0.078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1379" calcext:value-type="float">
            <text:p>-1.9137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JawShaper</text:p>
          </table:table-cell>
          <table:table-cell table:style-name="ce16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0]&amp;&quot;, &quot;&amp;[.K60]&amp;&quot;, &quot;&amp;[.O60]&amp;&quot;, &quot;&amp;[.S60]&amp;&quot;, &quot;&amp;[.H60]&amp;&quot;, &quot;&amp;[.L60]&amp;&quot;, &quot;&amp;[.P60]&amp;&quot;, &quot;&amp;[.T60]&amp;&quot;, &quot;&amp;[.I60]&amp;&quot;, &quot;&amp;[.M60]&amp;&quot;, &quot;&amp;[.Q60]&amp;&quot;, &quot;&amp;[.U60]&amp;&quot;, &quot;&amp;[.J60]&amp;&quot;, &quot;&amp;[.N60]&amp;&quot;, &quot;&amp;[.R60]&amp;&quot;, &quot;&amp;[.V60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-0" calcext:value-type="float">
            <text:p>0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-0" calcext:value-type="float">
            <text:p>0</text:p>
          </table:table-cell>
          <table:table-cell table:style-name="ce556" office:value-type="float" office:value="1.15607" calcext:value-type="float">
            <text:p>1.15607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5728" calcext:value-type="float">
            <text:p>-1.95728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ForeheadCenter</text:p>
          </table:table-cell>
          <table:table-cell table:style-name="ce16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1]&amp;&quot;, &quot;&amp;[.K61]&amp;&quot;, &quot;&amp;[.O61]&amp;&quot;, &quot;&amp;[.S61]&amp;&quot;, &quot;&amp;[.H61]&amp;&quot;, &quot;&amp;[.L61]&amp;&quot;, &quot;&amp;[.P61]&amp;&quot;, &quot;&amp;[.T61]&amp;&quot;, &quot;&amp;[.I61]&amp;&quot;, &quot;&amp;[.M61]&amp;&quot;, &quot;&amp;[.Q61]&amp;&quot;, &quot;&amp;[.U61]&amp;&quot;, &quot;&amp;[.J61]&amp;&quot;, &quot;&amp;[.N61]&amp;&quot;, &quot;&amp;[.R61]&amp;&quot;, &quot;&amp;[.V61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6997" calcext:value-type="float">
            <text:p>-0.0669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2.02051" calcext:value-type="float">
            <text:p>-2.02051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NoseBase</text:p>
          </table:table-cell>
          <table:table-cell table:style-name="ce16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2]&amp;&quot;, &quot;&amp;[.K62]&amp;&quot;, &quot;&amp;[.O62]&amp;&quot;, &quot;&amp;[.S62]&amp;&quot;, &quot;&amp;[.H62]&amp;&quot;, &quot;&amp;[.L62]&amp;&quot;, &quot;&amp;[.P62]&amp;&quot;, &quot;&amp;[.T62]&amp;&quot;, &quot;&amp;[.I62]&amp;&quot;, &quot;&amp;[.M62]&amp;&quot;, &quot;&amp;[.Q62]&amp;&quot;, &quot;&amp;[.U62]&amp;&quot;, &quot;&amp;[.J62]&amp;&quot;, &quot;&amp;[.N62]&amp;&quot;, &quot;&amp;[.R62]&amp;&quot;, &quot;&amp;[.V62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91697" calcext:value-type="float">
            <text:p>-0.091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3793" calcext:value-type="float">
            <text:p>-1.9379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TeethUpper</text:p>
          </table:table-cell>
          <table:table-cell table:style-name="ce16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3]&amp;&quot;, &quot;&amp;[.K63]&amp;&quot;, &quot;&amp;[.O63]&amp;&quot;, &quot;&amp;[.S63]&amp;&quot;, &quot;&amp;[.H63]&amp;&quot;, &quot;&amp;[.L63]&amp;&quot;, &quot;&amp;[.P63]&amp;&quot;, &quot;&amp;[.T63]&amp;&quot;, &quot;&amp;[.I63]&amp;&quot;, &quot;&amp;[.M63]&amp;&quot;, &quot;&amp;[.Q63]&amp;&quot;, &quot;&amp;[.U63]&amp;&quot;, &quot;&amp;[.J63]&amp;&quot;, &quot;&amp;[.N63]&amp;&quot;, &quot;&amp;[.R63]&amp;&quot;, &quot;&amp;[.V63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17697" calcext:value-type="float">
            <text:p>-0.017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2576" calcext:value-type="float">
            <text:p>-1.92576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LipUpperLeft</text:p>
          </table:table-cell>
          <table:table-cell table:style-name="ce153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4]&amp;&quot;, &quot;&amp;[.K64]&amp;&quot;, &quot;&amp;[.O64]&amp;&quot;, &quot;&amp;[.S64]&amp;&quot;, &quot;&amp;[.H64]&amp;&quot;, &quot;&amp;[.L64]&amp;&quot;, &quot;&amp;[.P64]&amp;&quot;, &quot;&amp;[.T64]&amp;&quot;, &quot;&amp;[.I64]&amp;&quot;, &quot;&amp;[.M64]&amp;&quot;, &quot;&amp;[.Q64]&amp;&quot;, &quot;&amp;[.U64]&amp;&quot;, &quot;&amp;[.J64]&amp;&quot;, &quot;&amp;[.N64]&amp;&quot;, &quot;&amp;[.R64]&amp;&quot;, &quot;&amp;[.V64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2697" calcext:value-type="float">
            <text:p>-0.06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22083" calcext:value-type="float">
            <text:p>1.220830</text:p>
          </table:table-cell>
          <table:table-cell office:value-type="float" office:value="-2.17011" calcext:value-type="float">
            <text:p>-2.17011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LipUpperRight</text:p>
          </table:table-cell>
          <table:table-cell table:style-name="ce153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5]&amp;&quot;, &quot;&amp;[.K65]&amp;&quot;, &quot;&amp;[.O65]&amp;&quot;, &quot;&amp;[.S65]&amp;&quot;, &quot;&amp;[.H65]&amp;&quot;, &quot;&amp;[.L65]&amp;&quot;, &quot;&amp;[.P65]&amp;&quot;, &quot;&amp;[.T65]&amp;&quot;, &quot;&amp;[.I65]&amp;&quot;, &quot;&amp;[.M65]&amp;&quot;, &quot;&amp;[.Q65]&amp;&quot;, &quot;&amp;[.U65]&amp;&quot;, &quot;&amp;[.J65]&amp;&quot;, &quot;&amp;[.N65]&amp;&quot;, &quot;&amp;[.R65]&amp;&quot;, &quot;&amp;[.V65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2697" calcext:value-type="float">
            <text:p>-0.06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22083" calcext:value-type="float">
            <text:p>1.220830</text:p>
          </table:table-cell>
          <table:table-cell office:value-type="float" office:value="-2.17011" calcext:value-type="float">
            <text:p>-2.17011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LipCornerLeft</text:p>
          </table:table-cell>
          <table:table-cell table:style-name="ce153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6]&amp;&quot;, &quot;&amp;[.K66]&amp;&quot;, &quot;&amp;[.O66]&amp;&quot;, &quot;&amp;[.S66]&amp;&quot;, &quot;&amp;[.H66]&amp;&quot;, &quot;&amp;[.L66]&amp;&quot;, &quot;&amp;[.P66]&amp;&quot;, &quot;&amp;[.T66]&amp;&quot;, &quot;&amp;[.I66]&amp;&quot;, &quot;&amp;[.M66]&amp;&quot;, &quot;&amp;[.Q66]&amp;&quot;, &quot;&amp;[.U66]&amp;&quot;, &quot;&amp;[.J66]&amp;&quot;, &quot;&amp;[.N66]&amp;&quot;, &quot;&amp;[.R66]&amp;&quot;, &quot;&amp;[.V66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45697" calcext:value-type="float">
            <text:p>-0.045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1576" calcext:value-type="float">
            <text:p>-1.91576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LipCornerRight</text:p>
          </table:table-cell>
          <table:table-cell table:style-name="ce153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7]&amp;&quot;, &quot;&amp;[.K67]&amp;&quot;, &quot;&amp;[.O67]&amp;&quot;, &quot;&amp;[.S67]&amp;&quot;, &quot;&amp;[.H67]&amp;&quot;, &quot;&amp;[.L67]&amp;&quot;, &quot;&amp;[.P67]&amp;&quot;, &quot;&amp;[.T67]&amp;&quot;, &quot;&amp;[.I67]&amp;&quot;, &quot;&amp;[.M67]&amp;&quot;, &quot;&amp;[.Q67]&amp;&quot;, &quot;&amp;[.U67]&amp;&quot;, &quot;&amp;[.J67]&amp;&quot;, &quot;&amp;[.N67]&amp;&quot;, &quot;&amp;[.R67]&amp;&quot;, &quot;&amp;[.V67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45697" calcext:value-type="float">
            <text:p>-0.045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1576" calcext:value-type="float">
            <text:p>-1.91576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LipUpperCenter</text:p>
          </table:table-cell>
          <table:table-cell table:style-name="ce153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8]&amp;&quot;, &quot;&amp;[.K68]&amp;&quot;, &quot;&amp;[.O68]&amp;&quot;, &quot;&amp;[.S68]&amp;&quot;, &quot;&amp;[.H68]&amp;&quot;, &quot;&amp;[.L68]&amp;&quot;, &quot;&amp;[.P68]&amp;&quot;, &quot;&amp;[.T68]&amp;&quot;, &quot;&amp;[.I68]&amp;&quot;, &quot;&amp;[.M68]&amp;&quot;, &quot;&amp;[.Q68]&amp;&quot;, &quot;&amp;[.U68]&amp;&quot;, &quot;&amp;[.J68]&amp;&quot;, &quot;&amp;[.N68]&amp;&quot;, &quot;&amp;[.R68]&amp;&quot;, &quot;&amp;[.V68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62697" calcext:value-type="float">
            <text:p>-0.06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4135" calcext:value-type="float">
            <text:p>1.041350</text:p>
          </table:table-cell>
          <table:table-cell office:value-type="float" office:value="-1.85244" calcext:value-type="float">
            <text:p>-1.85244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FaceEyecornerInnerLeft</text:p>
          </table:table-cell>
          <table:table-cell table:style-name="ce16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69]&amp;&quot;, &quot;&amp;[.K69]&amp;&quot;, &quot;&amp;[.O69]&amp;&quot;, &quot;&amp;[.S69]&amp;&quot;, &quot;&amp;[.H69]&amp;&quot;, &quot;&amp;[.L69]&amp;&quot;, &quot;&amp;[.P69]&amp;&quot;, &quot;&amp;[.T69]&amp;&quot;, &quot;&amp;[.I69]&amp;&quot;, &quot;&amp;[.M69]&amp;&quot;, &quot;&amp;[.Q69]&amp;&quot;, &quot;&amp;[.U69]&amp;&quot;, &quot;&amp;[.J69]&amp;&quot;, &quot;&amp;[.N69]&amp;&quot;, &quot;&amp;[.R69]&amp;&quot;, &quot;&amp;[.V69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2697" calcext:value-type="float">
            <text:p>-0.07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19592" calcext:value-type="float">
            <text:p>-0.019592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8782" calcext:value-type="float">
            <text:p>-1.9878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EyecornerInnerRight</text:p>
          </table:table-cell>
          <table:table-cell table:style-name="ce16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70]&amp;&quot;, &quot;&amp;[.K70]&amp;&quot;, &quot;&amp;[.O70]&amp;&quot;, &quot;&amp;[.S70]&amp;&quot;, &quot;&amp;[.H70]&amp;&quot;, &quot;&amp;[.L70]&amp;&quot;, &quot;&amp;[.P70]&amp;&quot;, &quot;&amp;[.T70]&amp;&quot;, &quot;&amp;[.I70]&amp;&quot;, &quot;&amp;[.M70]&amp;&quot;, &quot;&amp;[.Q70]&amp;&quot;, &quot;&amp;[.U70]&amp;&quot;, &quot;&amp;[.J70]&amp;&quot;, &quot;&amp;[.N70]&amp;&quot;, &quot;&amp;[.R70]&amp;&quot;, &quot;&amp;[.V70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72697" calcext:value-type="float">
            <text:p>-0.072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19592" calcext:value-type="float">
            <text:p>0.019592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8782" calcext:value-type="float">
            <text:p>-1.9878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FaceNoseBridge</text:p>
          </table:table-cell>
          <table:table-cell table:style-name="ce16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71]&amp;&quot;, &quot;&amp;[.K71]&amp;&quot;, &quot;&amp;[.O71]&amp;&quot;, &quot;&amp;[.S71]&amp;&quot;, &quot;&amp;[.H71]&amp;&quot;, &quot;&amp;[.L71]&amp;&quot;, &quot;&amp;[.P71]&amp;&quot;, &quot;&amp;[.T71]&amp;&quot;, &quot;&amp;[.I71]&amp;&quot;, &quot;&amp;[.M71]&amp;&quot;, &quot;&amp;[.Q71]&amp;&quot;, &quot;&amp;[.U71]&amp;&quot;, &quot;&amp;[.J71]&amp;&quot;, &quot;&amp;[.N71]&amp;&quot;, &quot;&amp;[.R71]&amp;&quot;, &quot;&amp;[.V71]" office:value-type="string" office:string-value=", , , , , , , , , , , , , , , " calcext:value-type="string">
            <text:p>, , , , , , , , , , , , , , , </text:p>
          </table:table-cell>
          <table:table-cell office:value-type="float" office:value="1.08108" calcext:value-type="float">
            <text:p>1.08108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88697" calcext:value-type="float">
            <text:p>-0.08869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" calcext:value-type="float">
            <text:p>0.00000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.08108" calcext:value-type="float">
            <text:p>1.081080</text:p>
          </table:table-cell>
          <table:table-cell office:value-type="float" office:value="-1.97683" calcext:value-type="float">
            <text:p>-1.97683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CollarLeft</text:p>
          </table:table-cell>
          <table:table-cell table:style-name="ce159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72]&amp;&quot;, &quot;&amp;[.K72]&amp;&quot;, &quot;&amp;[.O72]&amp;&quot;, &quot;&amp;[.S72]&amp;&quot;, &quot;&amp;[.H72]&amp;&quot;, &quot;&amp;[.L72]&amp;&quot;, &quot;&amp;[.P72]&amp;&quot;, &quot;&amp;[.T72]&amp;&quot;, &quot;&amp;[.I72]&amp;&quot;, &quot;&amp;[.M72]&amp;&quot;, &quot;&amp;[.Q72]&amp;&quot;, &quot;&amp;[.U72]&amp;&quot;, &quot;&amp;[.J72]&amp;&quot;, &quot;&amp;[.N72]&amp;&quot;, &quot;&amp;[.R72]&amp;&quot;, &quot;&amp;[.V72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714286" calcext:value-type="float">
            <text:p>0.714286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53865" calcext:value-type="float">
            <text:p>-0.05386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672" calcext:value-type="float">
            <text:p>-1.586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38" office:value-type="string" calcext:value-type="string">
            <text:p>L_CLAVICLE</text:p>
          </table:table-cell>
          <table:table-cell table:style-name="ce1" table:formula="of:=+[$'avatar_skeleton.xml convert'.B73]" office:value-type="string" office:string-value="mCollarLeft" calcext:value-type="string">
            <text:p>mCollarLeft</text:p>
          </table:table-cell>
          <table:table-cell table:style-name="ce357" table:formula="of:=+[$'avatar_skeleton.xml convert'.C73]" office:value-type="string" office:string-value="&quot;false&quot;" calcext:value-type="string">
            <text:p>"false"</text:p>
          </table:table-cell>
          <table:table-cell table:style-name="ce335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335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335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339" table:formula="of:=+[$'male_2016_08_05.dae raw'.B73]" office:value-type="float" office:value="1" calcext:value-type="float">
            <text:p>1.0</text:p>
          </table:table-cell>
          <table:table-cell table:style-name="ce343" table:formula="of:=+[$'male_2016_08_05.dae raw'.C73]" office:value-type="float" office:value="0" calcext:value-type="float">
            <text:p>0.0</text:p>
          </table:table-cell>
          <table:table-cell table:style-name="ce343" table:formula="of:=+[$'male_2016_08_05.dae raw'.D73]" office:value-type="float" office:value="0" calcext:value-type="float">
            <text:p>0.0</text:p>
          </table:table-cell>
          <table:table-cell table:style-name="ce362" table:formula="of:=+[$'male_2016_08_05.dae raw'.E73]" office:value-type="float" office:value="0.02" calcext:value-type="float">
            <text:p>0.0</text:p>
          </table:table-cell>
          <table:table-cell table:style-name="ce339" table:formula="of:=+[$'male_2016_08_05.dae raw'.F73]" office:value-type="float" office:value="0" calcext:value-type="float">
            <text:p>0.0</text:p>
          </table:table-cell>
          <table:table-cell table:style-name="ce343" table:formula="of:=+[$'male_2016_08_05.dae raw'.G73]" office:value-type="float" office:value="1" calcext:value-type="float">
            <text:p>1.0</text:p>
          </table:table-cell>
          <table:table-cell table:style-name="ce343" table:formula="of:=+[$'male_2016_08_05.dae raw'.H73]" office:value-type="float" office:value="0" calcext:value-type="float">
            <text:p>0.0</text:p>
          </table:table-cell>
          <table:table-cell table:style-name="ce479" table:formula="of:=+[$'male_2016_08_05.dae raw'.I73]" office:value-type="float" office:value="0" calcext:value-type="float">
            <text:p>0.00000</text:p>
          </table:table-cell>
          <table:table-cell table:style-name="ce339" table:formula="of:=+[$'male_2016_08_05.dae raw'.J73]" office:value-type="float" office:value="0" calcext:value-type="float">
            <text:p>0.0</text:p>
          </table:table-cell>
          <table:table-cell table:style-name="ce343" table:formula="of:=+[$'male_2016_08_05.dae raw'.K73]" office:value-type="float" office:value="0" calcext:value-type="float">
            <text:p>0.0</text:p>
          </table:table-cell>
          <table:table-cell table:style-name="ce343" table:formula="of:=+[$'male_2016_08_05.dae raw'.L73]" office:value-type="float" office:value="1" calcext:value-type="float">
            <text:p>1.0</text:p>
          </table:table-cell>
          <table:table-cell table:style-name="ce439" table:formula="of:=+[$'male_2016_08_05.dae raw'.M73]" office:value-type="float" office:value="0.01999998" calcext:value-type="float">
            <text:p>0.020000</text:p>
          </table:table-cell>
          <table:table-cell table:style-name="ce575" table:formula="of:=+[$'male_2016_08_05.dae raw'.N73]" office:value-type="float" office:value="0" calcext:value-type="float">
            <text:p>0</text:p>
          </table:table-cell>
          <table:table-cell table:style-name="ce579" table:formula="of:=+[$'male_2016_08_05.dae raw'.O73]" office:value-type="float" office:value="0" calcext:value-type="float">
            <text:p>0</text:p>
          </table:table-cell>
          <table:table-cell table:style-name="ce579" table:formula="of:=+[$'male_2016_08_05.dae raw'.P73]" office:value-type="float" office:value="0" calcext:value-type="float">
            <text:p>0</text:p>
          </table:table-cell>
          <table:table-cell table:style-name="ce584" table:formula="of:=+[$'male_2016_08_05.dae raw'.Q73]" office:value-type="float" office:value="1" calcext:value-type="float">
            <text:p>1</text:p>
          </table:table-cell>
          <table:table-cell table:style-name="ce372" table:formula="of:=[.G73]&amp;&quot;, &quot;&amp;[.K73]&amp;&quot;, &quot;&amp;[.O73]&amp;&quot;, &quot;&amp;[.S73]&amp;&quot;, &quot;&amp;[.H73]&amp;&quot;, &quot;&amp;[.L73]&amp;&quot;, &quot;&amp;[.P73]&amp;&quot;, &quot;&amp;[.T73]&amp;&quot;, &quot;&amp;[.I73]&amp;&quot;, &quot;&amp;[.M73]&amp;&quot;, &quot;&amp;[.Q73]&amp;&quot;, &quot;&amp;[.U73]&amp;&quot;, &quot;&amp;[.J73]&amp;&quot;, &quot;&amp;[.N73]&amp;&quot;, &quot;&amp;[.R73]&amp;&quot;, &quot;&amp;[.V73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 office:value-type="float" office:value="11.11111" calcext:value-type="float">
            <text:p>11.11111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190577" calcext:value-type="float">
            <text:p>0.190577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7.142857" calcext:value-type="float">
            <text:p>7.142857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54107" calcext:value-type="float">
            <text:p>-0.54107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6.66667" calcext:value-type="float">
            <text:p>16.666670</text:p>
          </table:table-cell>
          <table:table-cell office:value-type="float" office:value="-26.7787" calcext:value-type="float">
            <text:p>-26.77870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00000035762787" calcext:value-type="float">
            <text:p>0.090</text:p>
          </table:table-cell>
          <table:table-cell table:style-name="ce381" office:value-type="float" office:value="0.140000000596046" calcext:value-type="float">
            <text:p>0.140</text:p>
          </table:table-cell>
          <table:table-cell table:style-name="ce381" office:value-type="float" office:value="0.0599999986588955" calcext:value-type="float">
            <text:p>0.060</text:p>
          </table:table-cell>
          <table:table-cell table:style-name="ce459" table:formula="of:=-[.AN73]+[$'avatar_skeleton.xml convert'.V73]" office:value-type="float" office:value="0" calcext:value-type="float">
            <text:p>0.000</text:p>
          </table:table-cell>
          <table:table-cell table:style-name="ce459" table:formula="of:=-[.AO73]+[$'avatar_skeleton.xml convert'.W73]" office:value-type="float" office:value="0" calcext:value-type="float">
            <text:p>0.000</text:p>
          </table:table-cell>
          <table:table-cell table:style-name="ce459" table:formula="of:=-[.AP73]+[$'avatar_skeleton.xml convert'.X73]" office:value-type="float" office:value="0" calcext:value-type="float">
            <text:p>0.000</text:p>
          </table:table-cell>
          <table:table-cell table:style-name="ce459" table:formula="of:=-[.AQ73]+[$'avatar_skeleton.xml convert'.Y73]" office:value-type="float" office:value="-0.0200000035762787" calcext:value-type="float">
            <text:p>-0.020</text:p>
          </table:table-cell>
          <table:table-cell table:style-name="ce459" table:formula="of:=-[.AR73]+[$'avatar_skeleton.xml convert'.Z73]" office:value-type="float" office:value="-0.00000000059604599034202" calcext:value-type="float">
            <text:p>0.000</text:p>
          </table:table-cell>
          <table:table-cell table:style-name="ce459" table:formula="of:=-[.AS73]+[$'avatar_skeleton.xml convert'.AA73]" office:value-type="float" office:value="-0.0099999986588955" calcext:value-type="float">
            <text:p>-0.010</text:p>
          </table:table-cell>
          <table:table-cell table:style-name="ce381" table:formula="of:=+[.AO73]" office:value-type="float" office:value="0" calcext:value-type="float">
            <text:p>0.000</text:p>
          </table:table-cell>
          <table:table-cell table:style-name="ce381" table:formula="of:=+[.AN73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73]" office:value-type="float" office:value="0.140000000596046" calcext:value-type="float">
            <text:p>0.140</text:p>
          </table:table-cell>
          <table:table-cell table:style-name="ce381" table:formula="of:=+[.AQ73]" office:value-type="float" office:value="0.0900000035762787" calcext:value-type="float">
            <text:p>0.090</text:p>
          </table:table-cell>
          <table:table-cell table:style-name="ce381" office:value-type="float" office:value="0.0599999986588955" calcext:value-type="float">
            <text:p>0.06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26" office:value-type="string" calcext:value-type="string">
            <text:p>mShoulderLeft</text:p>
          </table:table-cell>
          <table:table-cell table:style-name="ce153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table:style-name="ce339" table:formula="of:=+[$'male_2016_08_05.dae raw'.B74]" office:value-type="float" office:value="1" calcext:value-type="float">
            <text:p>1.0</text:p>
          </table:table-cell>
          <table:table-cell table:style-name="ce343" table:formula="of:=+[$'male_2016_08_05.dae raw'.C74]" office:value-type="float" office:value="0" calcext:value-type="float">
            <text:p>0.0</text:p>
          </table:table-cell>
          <table:table-cell table:style-name="ce343" table:formula="of:=+[$'male_2016_08_05.dae raw'.D74]" office:value-type="float" office:value="0" calcext:value-type="float">
            <text:p>0.0</text:p>
          </table:table-cell>
          <table:table-cell table:style-name="ce362" table:formula="of:=+[$'male_2016_08_05.dae raw'.E74]" office:value-type="float" office:value="0" calcext:value-type="float">
            <text:p>0.0</text:p>
          </table:table-cell>
          <table:table-cell table:style-name="ce339" table:formula="of:=+[$'male_2016_08_05.dae raw'.F74]" office:value-type="float" office:value="0" calcext:value-type="float">
            <text:p>0.0</text:p>
          </table:table-cell>
          <table:table-cell table:style-name="ce343" table:formula="of:=+[$'male_2016_08_05.dae raw'.G74]" office:value-type="float" office:value="1" calcext:value-type="float">
            <text:p>1.0</text:p>
          </table:table-cell>
          <table:table-cell table:style-name="ce343" table:formula="of:=+[$'male_2016_08_05.dae raw'.H74]" office:value-type="float" office:value="0" calcext:value-type="float">
            <text:p>0.0</text:p>
          </table:table-cell>
          <table:table-cell table:style-name="ce479" table:formula="of:=+[$'male_2016_08_05.dae raw'.I74]" office:value-type="float" office:value="0.079" calcext:value-type="float">
            <text:p>0.07900</text:p>
          </table:table-cell>
          <table:table-cell table:style-name="ce339" table:formula="of:=+[$'male_2016_08_05.dae raw'.J74]" office:value-type="float" office:value="0" calcext:value-type="float">
            <text:p>0.0</text:p>
          </table:table-cell>
          <table:table-cell table:style-name="ce343" table:formula="of:=+[$'male_2016_08_05.dae raw'.K74]" office:value-type="float" office:value="0" calcext:value-type="float">
            <text:p>0.0</text:p>
          </table:table-cell>
          <table:table-cell table:style-name="ce343" table:formula="of:=+[$'male_2016_08_05.dae raw'.L74]" office:value-type="float" office:value="1" calcext:value-type="float">
            <text:p>1.0</text:p>
          </table:table-cell>
          <table:table-cell table:style-name="ce439" table:formula="of:=+[$'male_2016_08_05.dae raw'.M74]" office:value-type="float" office:value="0" calcext:value-type="float">
            <text:p>0.000000</text:p>
          </table:table-cell>
          <table:table-cell table:style-name="ce575" table:formula="of:=+[$'male_2016_08_05.dae raw'.N74]" office:value-type="float" office:value="0" calcext:value-type="float">
            <text:p>0</text:p>
          </table:table-cell>
          <table:table-cell table:style-name="ce579" table:formula="of:=+[$'male_2016_08_05.dae raw'.O74]" office:value-type="float" office:value="0" calcext:value-type="float">
            <text:p>0</text:p>
          </table:table-cell>
          <table:table-cell table:style-name="ce579" table:formula="of:=+[$'male_2016_08_05.dae raw'.P74]" office:value-type="float" office:value="0" calcext:value-type="float">
            <text:p>0</text:p>
          </table:table-cell>
          <table:table-cell table:style-name="ce584" table:formula="of:=+[$'male_2016_08_05.dae raw'.Q74]" office:value-type="float" office:value="1" calcext:value-type="float">
            <text:p>1</text:p>
          </table:table-cell>
          <table:table-cell table:style-name="ce376" table:formula="of:=[.G74]&amp;&quot;, &quot;&amp;[.K74]&amp;&quot;, &quot;&amp;[.O74]&amp;&quot;, &quot;&amp;[.S74]&amp;&quot;, &quot;&amp;[.H74]&amp;&quot;, &quot;&amp;[.L74]&amp;&quot;, &quot;&amp;[.P74]&amp;&quot;, &quot;&amp;[.T74]&amp;&quot;, &quot;&amp;[.I74]&amp;&quot;, &quot;&amp;[.M74]&amp;&quot;, &quot;&amp;[.Q74]&amp;&quot;, &quot;&amp;[.U74]&amp;&quot;, &quot;&amp;[.J74]&amp;&quot;, &quot;&amp;[.N74]&amp;&quot;, &quot;&amp;[.R74]&amp;&quot;, &quot;&amp;[.V74]" office:value-type="string" office:string-value="1, 0, 0, 0, 0, 1, 0, 0, 0, 0, 1, 0, 0, 0.079, 0, 1" calcext:value-type="string">
            <text:p>1, 0, 0, 0, 0, 1, 0, 0, 0, 0, 1, 0, 0, 0.079, 0, 1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680272" calcext:value-type="float">
            <text:p>0.680272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126539" calcext:value-type="float">
            <text:p>-0.126539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672" calcext:value-type="float">
            <text:p>-1.586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38" office:value-type="string" calcext:value-type="string">
            <text:p>L_UPPER_ARM</text:p>
          </table:table-cell>
          <table:table-cell table:style-name="ce1" table:formula="of:=+[$'avatar_skeleton.xml convert'.B75]" office:value-type="string" office:string-value="mShoulderLeft" calcext:value-type="string">
            <text:p>mShoulderLeft</text:p>
          </table:table-cell>
          <table:table-cell table:style-name="ce357" table:formula="of:=+[$'avatar_skeleton.xml convert'.C75]" office:value-type="string" office:string-value="&quot;false&quot;" calcext:value-type="string">
            <text:p>"false"</text:p>
          </table:table-cell>
          <table:table-cell table:style-name="ce335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335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335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339" table:formula="of:=+[$'male_2016_08_05.dae raw'.B75]" office:value-type="float" office:value="1" calcext:value-type="float">
            <text:p>1.0</text:p>
          </table:table-cell>
          <table:table-cell table:style-name="ce343" table:formula="of:=+[$'male_2016_08_05.dae raw'.C75]" office:value-type="float" office:value="0" calcext:value-type="float">
            <text:p>0.0</text:p>
          </table:table-cell>
          <table:table-cell table:style-name="ce343" table:formula="of:=+[$'male_2016_08_05.dae raw'.D75]" office:value-type="float" office:value="0" calcext:value-type="float">
            <text:p>0.0</text:p>
          </table:table-cell>
          <table:table-cell table:style-name="ce362" table:formula="of:=+[$'male_2016_08_05.dae raw'.E75]" office:value-type="float" office:value="0" calcext:value-type="float">
            <text:p>0.0</text:p>
          </table:table-cell>
          <table:table-cell table:style-name="ce339" table:formula="of:=+[$'male_2016_08_05.dae raw'.F75]" office:value-type="float" office:value="0" calcext:value-type="float">
            <text:p>0.0</text:p>
          </table:table-cell>
          <table:table-cell table:style-name="ce343" table:formula="of:=+[$'male_2016_08_05.dae raw'.G75]" office:value-type="float" office:value="1" calcext:value-type="float">
            <text:p>1.0</text:p>
          </table:table-cell>
          <table:table-cell table:style-name="ce343" table:formula="of:=+[$'male_2016_08_05.dae raw'.H75]" office:value-type="float" office:value="0" calcext:value-type="float">
            <text:p>0.0</text:p>
          </table:table-cell>
          <table:table-cell table:style-name="ce479" table:formula="of:=+[$'male_2016_08_05.dae raw'.I75]" office:value-type="float" office:value="0.1764" calcext:value-type="float">
            <text:p>0.17640</text:p>
          </table:table-cell>
          <table:table-cell table:style-name="ce339" table:formula="of:=+[$'male_2016_08_05.dae raw'.J75]" office:value-type="float" office:value="0" calcext:value-type="float">
            <text:p>0.0</text:p>
          </table:table-cell>
          <table:table-cell table:style-name="ce343" table:formula="of:=+[$'male_2016_08_05.dae raw'.K75]" office:value-type="float" office:value="0" calcext:value-type="float">
            <text:p>0.0</text:p>
          </table:table-cell>
          <table:table-cell table:style-name="ce343" table:formula="of:=+[$'male_2016_08_05.dae raw'.L75]" office:value-type="float" office:value="1" calcext:value-type="float">
            <text:p>1.0</text:p>
          </table:table-cell>
          <table:table-cell table:style-name="ce439" table:formula="of:=+[$'male_2016_08_05.dae raw'.M75]" office:value-type="float" office:value="0.00999999" calcext:value-type="float">
            <text:p>0.010000</text:p>
          </table:table-cell>
          <table:table-cell table:style-name="ce575" table:formula="of:=+[$'male_2016_08_05.dae raw'.N75]" office:value-type="float" office:value="0" calcext:value-type="float">
            <text:p>0</text:p>
          </table:table-cell>
          <table:table-cell table:style-name="ce579" table:formula="of:=+[$'male_2016_08_05.dae raw'.O75]" office:value-type="float" office:value="0" calcext:value-type="float">
            <text:p>0</text:p>
          </table:table-cell>
          <table:table-cell table:style-name="ce579" table:formula="of:=+[$'male_2016_08_05.dae raw'.P75]" office:value-type="float" office:value="0" calcext:value-type="float">
            <text:p>0</text:p>
          </table:table-cell>
          <table:table-cell table:style-name="ce584" table:formula="of:=+[$'male_2016_08_05.dae raw'.Q75]" office:value-type="float" office:value="1" calcext:value-type="float">
            <text:p>1</text:p>
          </table:table-cell>
          <table:table-cell table:style-name="ce372" table:formula="of:=[.G75]&amp;&quot;, &quot;&amp;[.K75]&amp;&quot;, &quot;&amp;[.O75]&amp;&quot;, &quot;&amp;[.S75]&amp;&quot;, &quot;&amp;[.H75]&amp;&quot;, &quot;&amp;[.L75]&amp;&quot;, &quot;&amp;[.P75]&amp;&quot;, &quot;&amp;[.T75]&amp;&quot;, &quot;&amp;[.I75]&amp;&quot;, &quot;&amp;[.M75]&amp;&quot;, &quot;&amp;[.Q75]&amp;&quot;, &quot;&amp;[.U75]&amp;&quot;, &quot;&amp;[.J75]&amp;&quot;, &quot;&amp;[.N75]&amp;&quot;, &quot;&amp;[.R75]&amp;&quot;, &quot;&amp;[.V75]" office:value-type="string" office:string-value="1, 0, 0, 0, 0, 1, 0, 0, 0, 0, 1, 0, 0, 0.1764, 0.00999999, 1" calcext:value-type="string">
            <text:p>1, 0, 0, 0, 0, 1, 0, 0, 0, 0, 1, 0, 0, 0.1764, 0.00999999, 1</text:p>
          </table:table-cell>
          <table:table-cell office:value-type="float" office:value="22.22222" calcext:value-type="float">
            <text:p>22.22222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825599" calcext:value-type="float">
            <text:p>0.825599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7.142857" calcext:value-type="float">
            <text:p>7.142857</text:p>
          </table:table-cell>
          <table:table-cell table:style-name="ce544"/>
          <table:table-cell office:value-type="float" office:value="-4.85354" calcext:value-type="float">
            <text:p>-4.85354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22.22222" calcext:value-type="float">
            <text:p>22.222220</text:p>
          </table:table-cell>
          <table:table-cell office:value-type="float" office:value="-35.26049" calcext:value-type="float">
            <text:p>-35.26049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-5" calcext:value-type="float">
            <text:p>-5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459" table:formula="of:=-[.AN75]+[$'avatar_skeleton.xml convert'.V75]" office:value-type="float" office:value="0" calcext:value-type="float">
            <text:p>0.000</text:p>
          </table:table-cell>
          <table:table-cell table:style-name="ce459" table:formula="of:=-[.AO75]+[$'avatar_skeleton.xml convert'.W75]" office:value-type="float" office:value="0" calcext:value-type="float">
            <text:p>0.000</text:p>
          </table:table-cell>
          <table:table-cell table:style-name="ce459" table:formula="of:=-[.AP75]+[$'avatar_skeleton.xml convert'.X75]" office:value-type="float" office:value="0" calcext:value-type="float">
            <text:p>0.000</text:p>
          </table:table-cell>
          <table:table-cell table:style-name="ce459" table:formula="of:=-[.AQ75]+[$'avatar_skeleton.xml convert'.Y75]" office:value-type="float" office:value="-0.01" calcext:value-type="float">
            <text:p>-0.010</text:p>
          </table:table-cell>
          <table:table-cell table:style-name="ce459" table:formula="of:=-[.AR75]+[$'avatar_skeleton.xml convert'.Z75]" office:value-type="float" office:value="0" calcext:value-type="float">
            <text:p>0.000</text:p>
          </table:table-cell>
          <table:table-cell table:style-name="ce459" table:formula="of:=-[.AS75]+[$'avatar_skeleton.xml convert'.AA75]" office:value-type="float" office:value="-0.01" calcext:value-type="float">
            <text:p>-0.010</text:p>
          </table:table-cell>
          <table:table-cell table:style-name="ce381" table:formula="of:=+[.AO75]" office:value-type="float" office:value="0" calcext:value-type="float">
            <text:p>0.000</text:p>
          </table:table-cell>
          <table:table-cell table:style-name="ce381" table:formula="of:=+[.AN75]" office:value-type="float" office:value="-5" calcext:value-type="float">
            <text:p>-5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75]" office:value-type="float" office:value="0.17" calcext:value-type="float">
            <text:p>0.170</text:p>
          </table:table-cell>
          <table:table-cell table:style-name="ce381" table:formula="of:=+[.AQ75]" office:value-type="float" office:value="0.06" calcext:value-type="float">
            <text:p>0.06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26" office:value-type="string" calcext:value-type="string">
            <text:p>mElbowLeft</text:p>
          </table:table-cell>
          <table:table-cell table:style-name="ce153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76]&amp;&quot;, &quot;&amp;[.K76]&amp;&quot;, &quot;&amp;[.O76]&amp;&quot;, &quot;&amp;[.S76]&amp;&quot;, &quot;&amp;[.H76]&amp;&quot;, &quot;&amp;[.L76]&amp;&quot;, &quot;&amp;[.P76]&amp;&quot;, &quot;&amp;[.T76]&amp;&quot;, &quot;&amp;[.I76]&amp;&quot;, &quot;&amp;[.M76]&amp;&quot;, &quot;&amp;[.Q76]&amp;&quot;, &quot;&amp;[.U76]&amp;&quot;, &quot;&amp;[.J76]&amp;&quot;, &quot;&amp;[.N76]&amp;&quot;, &quot;&amp;[.R76]&amp;&quot;, &quot;&amp;[.V76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78125" calcext:value-type="float">
            <text:p>0.78125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430134" calcext:value-type="float">
            <text:p>-0.430134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672" calcext:value-type="float">
            <text:p>-1.586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38" office:value-type="string" calcext:value-type="string">
            <text:p>L_LOWER_ARM</text:p>
          </table:table-cell>
          <table:table-cell table:style-name="ce1" table:formula="of:=+[$'avatar_skeleton.xml convert'.B77]" office:value-type="string" office:string-value="mElbowLeft" calcext:value-type="string">
            <text:p>mElbowLeft</text:p>
          </table:table-cell>
          <table:table-cell table:style-name="ce357" table:formula="of:=+[$'avatar_skeleton.xml convert'.C77]" office:value-type="string" office:string-value="&quot;false&quot;" calcext:value-type="string">
            <text:p>"false"</text:p>
          </table:table-cell>
          <table:table-cell table:style-name="ce335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335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335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339" table:formula="of:=+[$'male_2016_08_05.dae raw'.B77]" office:value-type="float" office:value="1" calcext:value-type="float">
            <text:p>1.0</text:p>
          </table:table-cell>
          <table:table-cell table:style-name="ce343" table:formula="of:=+[$'male_2016_08_05.dae raw'.C77]" office:value-type="float" office:value="0" calcext:value-type="float">
            <text:p>0.0</text:p>
          </table:table-cell>
          <table:table-cell table:style-name="ce343" table:formula="of:=+[$'male_2016_08_05.dae raw'.D77]" office:value-type="float" office:value="0" calcext:value-type="float">
            <text:p>0.0</text:p>
          </table:table-cell>
          <table:table-cell table:style-name="ce362" table:formula="of:=+[$'male_2016_08_05.dae raw'.E77]" office:value-type="float" office:value="0" calcext:value-type="float">
            <text:p>0.0</text:p>
          </table:table-cell>
          <table:table-cell table:style-name="ce339" table:formula="of:=+[$'male_2016_08_05.dae raw'.F77]" office:value-type="float" office:value="0" calcext:value-type="float">
            <text:p>0.0</text:p>
          </table:table-cell>
          <table:table-cell table:style-name="ce343" table:formula="of:=+[$'male_2016_08_05.dae raw'.G77]" office:value-type="float" office:value="1" calcext:value-type="float">
            <text:p>1.0</text:p>
          </table:table-cell>
          <table:table-cell table:style-name="ce343" table:formula="of:=+[$'male_2016_08_05.dae raw'.H77]" office:value-type="float" office:value="0" calcext:value-type="float">
            <text:p>0.0</text:p>
          </table:table-cell>
          <table:table-cell table:style-name="ce479" table:formula="of:=+[$'male_2016_08_05.dae raw'.I77]" office:value-type="float" office:value="0.128" calcext:value-type="float">
            <text:p>0.12800</text:p>
          </table:table-cell>
          <table:table-cell table:style-name="ce339" table:formula="of:=+[$'male_2016_08_05.dae raw'.J77]" office:value-type="float" office:value="0" calcext:value-type="float">
            <text:p>0.0</text:p>
          </table:table-cell>
          <table:table-cell table:style-name="ce343" table:formula="of:=+[$'male_2016_08_05.dae raw'.K77]" office:value-type="float" office:value="0" calcext:value-type="float">
            <text:p>0.0</text:p>
          </table:table-cell>
          <table:table-cell table:style-name="ce343" table:formula="of:=+[$'male_2016_08_05.dae raw'.L77]" office:value-type="float" office:value="1" calcext:value-type="float">
            <text:p>1.0</text:p>
          </table:table-cell>
          <table:table-cell table:style-name="ce439" table:formula="of:=+[$'male_2016_08_05.dae raw'.M77]" office:value-type="float" office:value="0" calcext:value-type="float">
            <text:p>0.000000</text:p>
          </table:table-cell>
          <table:table-cell table:style-name="ce575" table:formula="of:=+[$'male_2016_08_05.dae raw'.N77]" office:value-type="float" office:value="0" calcext:value-type="float">
            <text:p>0</text:p>
          </table:table-cell>
          <table:table-cell table:style-name="ce579" table:formula="of:=+[$'male_2016_08_05.dae raw'.O77]" office:value-type="float" office:value="0" calcext:value-type="float">
            <text:p>0</text:p>
          </table:table-cell>
          <table:table-cell table:style-name="ce579" table:formula="of:=+[$'male_2016_08_05.dae raw'.P77]" office:value-type="float" office:value="0" calcext:value-type="float">
            <text:p>0</text:p>
          </table:table-cell>
          <table:table-cell table:style-name="ce584" table:formula="of:=+[$'male_2016_08_05.dae raw'.Q77]" office:value-type="float" office:value="1" calcext:value-type="float">
            <text:p>1</text:p>
          </table:table-cell>
          <table:table-cell table:style-name="ce372" table:formula="of:=[.G77]&amp;&quot;, &quot;&amp;[.K77]&amp;&quot;, &quot;&amp;[.O77]&amp;&quot;, &quot;&amp;[.S77]&amp;&quot;, &quot;&amp;[.H77]&amp;&quot;, &quot;&amp;[.L77]&amp;&quot;, &quot;&amp;[.P77]&amp;&quot;, &quot;&amp;[.T77]&amp;&quot;, &quot;&amp;[.I77]&amp;&quot;, &quot;&amp;[.M77]&amp;&quot;, &quot;&amp;[.Q77]&amp;&quot;, &quot;&amp;[.U77]&amp;&quot;, &quot;&amp;[.J77]&amp;&quot;, &quot;&amp;[.N77]&amp;&quot;, &quot;&amp;[.R77]&amp;&quot;, &quot;&amp;[.V77]" office:value-type="string" office:string-value="1, 0, 0, 0, 0, 1, 0, 0, 0, 0, 1, 0, 0, 0.128, 0, 1" calcext:value-type="string">
            <text:p>1, 0, 0, 0, 0, 1, 0, 0, 0, 0, 1, 0, 0, 0.128, 0, 1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-3" calcext:value-type="float">
            <text:p>-3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459" table:formula="of:=-[.AN77]+[$'avatar_skeleton.xml convert'.V77]" office:value-type="float" office:value="0" calcext:value-type="float">
            <text:p>0.000</text:p>
          </table:table-cell>
          <table:table-cell table:style-name="ce459" table:formula="of:=-[.AO77]+[$'avatar_skeleton.xml convert'.W77]" office:value-type="float" office:value="0" calcext:value-type="float">
            <text:p>0.000</text:p>
          </table:table-cell>
          <table:table-cell table:style-name="ce459" table:formula="of:=-[.AP77]+[$'avatar_skeleton.xml convert'.X77]" office:value-type="float" office:value="0" calcext:value-type="float">
            <text:p>0.000</text:p>
          </table:table-cell>
          <table:table-cell table:style-name="ce459" table:formula="of:=-[.AQ77]+[$'avatar_skeleton.xml convert'.Y77]" office:value-type="float" office:value="-0.005" calcext:value-type="float">
            <text:p>-0.005</text:p>
          </table:table-cell>
          <table:table-cell table:style-name="ce459" table:formula="of:=-[.AR77]+[$'avatar_skeleton.xml convert'.Z77]" office:value-type="float" office:value="0" calcext:value-type="float">
            <text:p>0.000</text:p>
          </table:table-cell>
          <table:table-cell table:style-name="ce459" table:formula="of:=-[.AS77]+[$'avatar_skeleton.xml convert'.AA77]" office:value-type="float" office:value="-0.005" calcext:value-type="float">
            <text:p>-0.005</text:p>
          </table:table-cell>
          <table:table-cell table:style-name="ce381" table:formula="of:=+[.AO77]" office:value-type="float" office:value="0" calcext:value-type="float">
            <text:p>0.000</text:p>
          </table:table-cell>
          <table:table-cell table:style-name="ce381" table:formula="of:=+[.AN77]" office:value-type="float" office:value="-3" calcext:value-type="float">
            <text:p>-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77]" office:value-type="float" office:value="0.14" calcext:value-type="float">
            <text:p>0.140</text:p>
          </table:table-cell>
          <table:table-cell table:style-name="ce381" table:formula="of:=+[.AQ77]" office:value-type="float" office:value="0.045" calcext:value-type="float">
            <text:p>0.045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26" office:value-type="string" calcext:value-type="string">
            <text:p>mWristLeft</text:p>
          </table:table-cell>
          <table:table-cell table:style-name="ce153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78]&amp;&quot;, &quot;&amp;[.K78]&amp;&quot;, &quot;&amp;[.O78]&amp;&quot;, &quot;&amp;[.S78]&amp;&quot;, &quot;&amp;[.H78]&amp;&quot;, &quot;&amp;[.L78]&amp;&quot;, &quot;&amp;[.P78]&amp;&quot;, &quot;&amp;[.T78]&amp;&quot;, &quot;&amp;[.I78]&amp;&quot;, &quot;&amp;[.M78]&amp;&quot;, &quot;&amp;[.Q78]&amp;&quot;, &quot;&amp;[.U78]&amp;&quot;, &quot;&amp;[.J78]&amp;&quot;, &quot;&amp;[.N78]&amp;&quot;, &quot;&amp;[.R78]&amp;&quot;, &quot;&amp;[.V78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812775" calcext:value-type="float">
            <text:p>-0.812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672" calcext:value-type="float">
            <text:p>-1.586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38" office:value-type="string" calcext:value-type="string">
            <text:p>L_HAND</text:p>
          </table:table-cell>
          <table:table-cell table:style-name="ce132" table:formula="of:=+[$'avatar_skeleton.xml convert'.B79]" office:value-type="string" office:string-value="mWristLeft" calcext:value-type="string">
            <text:p>mWristLeft</text:p>
          </table:table-cell>
          <table:table-cell table:style-name="ce357" table:formula="of:=+[$'avatar_skeleton.xml convert'.C79]" office:value-type="string" office:string-value="&quot;false&quot;" calcext:value-type="string">
            <text:p>"false"</text:p>
          </table:table-cell>
          <table:table-cell table:style-name="ce335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335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335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339" table:formula="of:=+[$'male_2016_08_05.dae raw'.B79]" office:value-type="float" office:value="1" calcext:value-type="float">
            <text:p>1.0</text:p>
          </table:table-cell>
          <table:table-cell table:style-name="ce343" table:formula="of:=+[$'male_2016_08_05.dae raw'.C79]" office:value-type="float" office:value="0" calcext:value-type="float">
            <text:p>0.0</text:p>
          </table:table-cell>
          <table:table-cell table:style-name="ce343" table:formula="of:=+[$'male_2016_08_05.dae raw'.D79]" office:value-type="float" office:value="0" calcext:value-type="float">
            <text:p>0.0</text:p>
          </table:table-cell>
          <table:table-cell table:style-name="ce362" table:formula="of:=+[$'male_2016_08_05.dae raw'.E79]" office:value-type="float" office:value="0.01" calcext:value-type="float">
            <text:p>0.0</text:p>
          </table:table-cell>
          <table:table-cell table:style-name="ce339" table:formula="of:=+[$'male_2016_08_05.dae raw'.F79]" office:value-type="float" office:value="0" calcext:value-type="float">
            <text:p>0.0</text:p>
          </table:table-cell>
          <table:table-cell table:style-name="ce343" table:formula="of:=+[$'male_2016_08_05.dae raw'.G79]" office:value-type="float" office:value="1" calcext:value-type="float">
            <text:p>1.0</text:p>
          </table:table-cell>
          <table:table-cell table:style-name="ce343" table:formula="of:=+[$'male_2016_08_05.dae raw'.H79]" office:value-type="float" office:value="0" calcext:value-type="float">
            <text:p>0.0</text:p>
          </table:table-cell>
          <table:table-cell table:style-name="ce479" table:formula="of:=+[$'male_2016_08_05.dae raw'.I79]" office:value-type="float" office:value="0.05000001" calcext:value-type="float">
            <text:p>0.05000</text:p>
          </table:table-cell>
          <table:table-cell table:style-name="ce339" table:formula="of:=+[$'male_2016_08_05.dae raw'.J79]" office:value-type="float" office:value="0" calcext:value-type="float">
            <text:p>0.0</text:p>
          </table:table-cell>
          <table:table-cell table:style-name="ce343" table:formula="of:=+[$'male_2016_08_05.dae raw'.K79]" office:value-type="float" office:value="0" calcext:value-type="float">
            <text:p>0.0</text:p>
          </table:table-cell>
          <table:table-cell table:style-name="ce343" table:formula="of:=+[$'male_2016_08_05.dae raw'.L79]" office:value-type="float" office:value="1" calcext:value-type="float">
            <text:p>1.0</text:p>
          </table:table-cell>
          <table:table-cell table:style-name="ce439" table:formula="of:=+[$'male_2016_08_05.dae raw'.M79]" office:value-type="float" office:value="0" calcext:value-type="float">
            <text:p>0.000000</text:p>
          </table:table-cell>
          <table:table-cell table:style-name="ce575" table:formula="of:=+[$'male_2016_08_05.dae raw'.N79]" office:value-type="float" office:value="0" calcext:value-type="float">
            <text:p>0</text:p>
          </table:table-cell>
          <table:table-cell table:style-name="ce579" table:formula="of:=+[$'male_2016_08_05.dae raw'.O79]" office:value-type="float" office:value="0" calcext:value-type="float">
            <text:p>0</text:p>
          </table:table-cell>
          <table:table-cell table:style-name="ce579" table:formula="of:=+[$'male_2016_08_05.dae raw'.P79]" office:value-type="float" office:value="0" calcext:value-type="float">
            <text:p>0</text:p>
          </table:table-cell>
          <table:table-cell table:style-name="ce584" table:formula="of:=+[$'male_2016_08_05.dae raw'.Q79]" office:value-type="float" office:value="1" calcext:value-type="float">
            <text:p>1</text:p>
          </table:table-cell>
          <table:table-cell table:style-name="ce372" table:formula="of:=[.G79]&amp;&quot;, &quot;&amp;[.K79]&amp;&quot;, &quot;&amp;[.O79]&amp;&quot;, &quot;&amp;[.S79]&amp;&quot;, &quot;&amp;[.H79]&amp;&quot;, &quot;&amp;[.L79]&amp;&quot;, &quot;&amp;[.P79]&amp;&quot;, &quot;&amp;[.T79]&amp;&quot;, &quot;&amp;[.I79]&amp;&quot;, &quot;&amp;[.M79]&amp;&quot;, &quot;&amp;[.Q79]&amp;&quot;, &quot;&amp;[.U79]&amp;&quot;, &quot;&amp;[.J79]&amp;&quot;, &quot;&amp;[.N79]&amp;&quot;, &quot;&amp;[.R79]&amp;&quot;, &quot;&amp;[.V79]" office:value-type="string" office:string-value="1, 0, 0, 0, 0, 1, 0, 0, 0, 0, 1, 0, 0.01, 0.05000001, 0, 1" calcext:value-type="string">
            <text:p>1, 0, 0, 0, 0, 1, 0, 0, 0, 0, 1, 0, 0.01, 0.05000001, 0, 1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-3" calcext:value-type="float">
            <text:p>-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459" table:formula="of:=-[.AN79]+[$'avatar_skeleton.xml convert'.V79]" office:value-type="float" office:value="0" calcext:value-type="float">
            <text:p>0.000</text:p>
          </table:table-cell>
          <table:table-cell table:style-name="ce459" table:formula="of:=-[.AO79]+[$'avatar_skeleton.xml convert'.W79]" office:value-type="float" office:value="0" calcext:value-type="float">
            <text:p>0.000</text:p>
          </table:table-cell>
          <table:table-cell table:style-name="ce459" table:formula="of:=-[.AP79]+[$'avatar_skeleton.xml convert'.X79]" office:value-type="float" office:value="0" calcext:value-type="float">
            <text:p>0.000</text:p>
          </table:table-cell>
          <table:table-cell table:style-name="ce459" table:formula="of:=-[.AQ79]+[$'avatar_skeleton.xml convert'.Y79]" office:value-type="float" office:value="0" calcext:value-type="float">
            <text:p>0.000</text:p>
          </table:table-cell>
          <table:table-cell table:style-name="ce459" table:formula="of:=-[.AR79]+[$'avatar_skeleton.xml convert'.Z79]" office:value-type="float" office:value="0" calcext:value-type="float">
            <text:p>0.000</text:p>
          </table:table-cell>
          <table:table-cell table:style-name="ce459" table:formula="of:=-[.AS79]+[$'avatar_skeleton.xml convert'.AA79]" office:value-type="float" office:value="0" calcext:value-type="float">
            <text:p>0.000</text:p>
          </table:table-cell>
          <table:table-cell table:style-name="ce381" table:formula="of:=+[.AO79]" office:value-type="float" office:value="0" calcext:value-type="float">
            <text:p>0.000</text:p>
          </table:table-cell>
          <table:table-cell table:style-name="ce381" table:formula="of:=+[.AN79]" office:value-type="float" office:value="-3" calcext:value-type="float">
            <text:p>-3.000</text:p>
          </table:table-cell>
          <table:table-cell table:style-name="ce381" office:value-type="float" office:value="-10" calcext:value-type="float">
            <text:p>-10.000</text:p>
          </table:table-cell>
          <table:table-cell table:style-name="ce381" table:formula="of:=+[.AR79]" office:value-type="float" office:value="0.08" calcext:value-type="float">
            <text:p>0.080</text:p>
          </table:table-cell>
          <table:table-cell table:style-name="ce381" table:formula="of:=+[.AQ79]" office:value-type="float" office:value="0.05" calcext:value-type="float">
            <text:p>0.05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26" office:value-type="string" calcext:value-type="string">
            <text:p>mHandMiddle1Left</text:p>
          </table:table-cell>
          <table:table-cell table:style-name="ce148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0]&amp;&quot;, &quot;&amp;[.K80]&amp;&quot;, &quot;&amp;[.O80]&amp;&quot;, &quot;&amp;[.S80]&amp;&quot;, &quot;&amp;[.H80]&amp;&quot;, &quot;&amp;[.L80]&amp;&quot;, &quot;&amp;[.P80]&amp;&quot;, &quot;&amp;[.T80]&amp;&quot;, &quot;&amp;[.I80]&amp;&quot;, &quot;&amp;[.M80]&amp;&quot;, &quot;&amp;[.Q80]&amp;&quot;, &quot;&amp;[.U80]&amp;&quot;, &quot;&amp;[.J80]&amp;&quot;, &quot;&amp;[.N80]&amp;&quot;, &quot;&amp;[.R80]&amp;&quot;, &quot;&amp;[.V80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4132" calcext:value-type="float">
            <text:p>0.024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13775" calcext:value-type="float">
            <text:p>-0.913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60172" calcext:value-type="float">
            <text:p>-1.601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Middle2Left</text:p>
          </table:table-cell>
          <table:table-cell table:style-name="ce153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1]&amp;&quot;, &quot;&amp;[.K81]&amp;&quot;, &quot;&amp;[.O81]&amp;&quot;, &quot;&amp;[.S81]&amp;&quot;, &quot;&amp;[.H81]&amp;&quot;, &quot;&amp;[.L81]&amp;&quot;, &quot;&amp;[.P81]&amp;&quot;, &quot;&amp;[.T81]&amp;&quot;, &quot;&amp;[.I81]&amp;&quot;, &quot;&amp;[.M81]&amp;&quot;, &quot;&amp;[.Q81]&amp;&quot;, &quot;&amp;[.U81]&amp;&quot;, &quot;&amp;[.J81]&amp;&quot;, &quot;&amp;[.N81]&amp;&quot;, &quot;&amp;[.R81]&amp;&quot;, &quot;&amp;[.V81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5132" calcext:value-type="float">
            <text:p>0.025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53775" calcext:value-type="float">
            <text:p>-0.953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9572" calcext:value-type="float">
            <text:p>-1.595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Middle3Left</text:p>
          </table:table-cell>
          <table:table-cell table:style-name="ce153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2]&amp;&quot;, &quot;&amp;[.K82]&amp;&quot;, &quot;&amp;[.O82]&amp;&quot;, &quot;&amp;[.S82]&amp;&quot;, &quot;&amp;[.H82]&amp;&quot;, &quot;&amp;[.L82]&amp;&quot;, &quot;&amp;[.P82]&amp;&quot;, &quot;&amp;[.T82]&amp;&quot;, &quot;&amp;[.I82]&amp;&quot;, &quot;&amp;[.M82]&amp;&quot;, &quot;&amp;[.Q82]&amp;&quot;, &quot;&amp;[.U82]&amp;&quot;, &quot;&amp;[.J82]&amp;&quot;, &quot;&amp;[.N82]&amp;&quot;, &quot;&amp;[.R82]&amp;&quot;, &quot;&amp;[.V82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6132" calcext:value-type="float">
            <text:p>0.026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1.00277" calcext:value-type="float">
            <text:p>-1.00277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772" calcext:value-type="float">
            <text:p>-1.587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Index1Left</text:p>
          </table:table-cell>
          <table:table-cell table:style-name="ce148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3]&amp;&quot;, &quot;&amp;[.K83]&amp;&quot;, &quot;&amp;[.O83]&amp;&quot;, &quot;&amp;[.S83]&amp;&quot;, &quot;&amp;[.H83]&amp;&quot;, &quot;&amp;[.L83]&amp;&quot;, &quot;&amp;[.P83]&amp;&quot;, &quot;&amp;[.T83]&amp;&quot;, &quot;&amp;[.I83]&amp;&quot;, &quot;&amp;[.M83]&amp;&quot;, &quot;&amp;[.Q83]&amp;&quot;, &quot;&amp;[.U83]&amp;&quot;, &quot;&amp;[.J83]&amp;&quot;, &quot;&amp;[.N83]&amp;&quot;, &quot;&amp;[.R83]&amp;&quot;, &quot;&amp;[.V83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00868" calcext:value-type="float">
            <text:p>-0.000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09775" calcext:value-type="float">
            <text:p>-0.909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60172" calcext:value-type="float">
            <text:p>-1.601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Index2Left</text:p>
          </table:table-cell>
          <table:table-cell table:style-name="ce153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4]&amp;&quot;, &quot;&amp;[.K84]&amp;&quot;, &quot;&amp;[.O84]&amp;&quot;, &quot;&amp;[.S84]&amp;&quot;, &quot;&amp;[.H84]&amp;&quot;, &quot;&amp;[.L84]&amp;&quot;, &quot;&amp;[.P84]&amp;&quot;, &quot;&amp;[.T84]&amp;&quot;, &quot;&amp;[.I84]&amp;&quot;, &quot;&amp;[.M84]&amp;&quot;, &quot;&amp;[.Q84]&amp;&quot;, &quot;&amp;[.U84]&amp;&quot;, &quot;&amp;[.J84]&amp;&quot;, &quot;&amp;[.N84]&amp;&quot;, &quot;&amp;[.R84]&amp;&quot;, &quot;&amp;[.V84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17868" calcext:value-type="float">
            <text:p>-0.017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45775" calcext:value-type="float">
            <text:p>-0.945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9572" calcext:value-type="float">
            <text:p>-1.595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Index3Left</text:p>
          </table:table-cell>
          <table:table-cell table:style-name="ce153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5]&amp;&quot;, &quot;&amp;[.K85]&amp;&quot;, &quot;&amp;[.O85]&amp;&quot;, &quot;&amp;[.S85]&amp;&quot;, &quot;&amp;[.H85]&amp;&quot;, &quot;&amp;[.L85]&amp;&quot;, &quot;&amp;[.P85]&amp;&quot;, &quot;&amp;[.T85]&amp;&quot;, &quot;&amp;[.I85]&amp;&quot;, &quot;&amp;[.M85]&amp;&quot;, &quot;&amp;[.Q85]&amp;&quot;, &quot;&amp;[.U85]&amp;&quot;, &quot;&amp;[.J85]&amp;&quot;, &quot;&amp;[.N85]&amp;&quot;, &quot;&amp;[.R85]&amp;&quot;, &quot;&amp;[.V85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31868" calcext:value-type="float">
            <text:p>-0.031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77775" calcext:value-type="float">
            <text:p>-0.977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972" calcext:value-type="float">
            <text:p>-1.589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Ring1Left</text:p>
          </table:table-cell>
          <table:table-cell table:style-name="ce148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6]&amp;&quot;, &quot;&amp;[.K86]&amp;&quot;, &quot;&amp;[.O86]&amp;&quot;, &quot;&amp;[.S86]&amp;&quot;, &quot;&amp;[.H86]&amp;&quot;, &quot;&amp;[.L86]&amp;&quot;, &quot;&amp;[.P86]&amp;&quot;, &quot;&amp;[.T86]&amp;&quot;, &quot;&amp;[.I86]&amp;&quot;, &quot;&amp;[.M86]&amp;&quot;, &quot;&amp;[.Q86]&amp;&quot;, &quot;&amp;[.U86]&amp;&quot;, &quot;&amp;[.J86]&amp;&quot;, &quot;&amp;[.N86]&amp;&quot;, &quot;&amp;[.R86]&amp;&quot;, &quot;&amp;[.V86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47132" calcext:value-type="float">
            <text:p>0.04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11775" calcext:value-type="float">
            <text:p>-0.911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9572" calcext:value-type="float">
            <text:p>-1.595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Ring2Left</text:p>
          </table:table-cell>
          <table:table-cell table:style-name="ce153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7]&amp;&quot;, &quot;&amp;[.K87]&amp;&quot;, &quot;&amp;[.O87]&amp;&quot;, &quot;&amp;[.S87]&amp;&quot;, &quot;&amp;[.H87]&amp;&quot;, &quot;&amp;[.L87]&amp;&quot;, &quot;&amp;[.P87]&amp;&quot;, &quot;&amp;[.T87]&amp;&quot;, &quot;&amp;[.I87]&amp;&quot;, &quot;&amp;[.M87]&amp;&quot;, &quot;&amp;[.Q87]&amp;&quot;, &quot;&amp;[.U87]&amp;&quot;, &quot;&amp;[.J87]&amp;&quot;, &quot;&amp;[.N87]&amp;&quot;, &quot;&amp;[.R87]&amp;&quot;, &quot;&amp;[.V87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60132" calcext:value-type="float">
            <text:p>0.060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49775" calcext:value-type="float">
            <text:p>-0.949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772" calcext:value-type="float">
            <text:p>-1.587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Ring3Left</text:p>
          </table:table-cell>
          <table:table-cell table:style-name="ce153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8]&amp;&quot;, &quot;&amp;[.K88]&amp;&quot;, &quot;&amp;[.O88]&amp;&quot;, &quot;&amp;[.S88]&amp;&quot;, &quot;&amp;[.H88]&amp;&quot;, &quot;&amp;[.L88]&amp;&quot;, &quot;&amp;[.P88]&amp;&quot;, &quot;&amp;[.T88]&amp;&quot;, &quot;&amp;[.I88]&amp;&quot;, &quot;&amp;[.M88]&amp;&quot;, &quot;&amp;[.Q88]&amp;&quot;, &quot;&amp;[.U88]&amp;&quot;, &quot;&amp;[.J88]&amp;&quot;, &quot;&amp;[.N88]&amp;&quot;, &quot;&amp;[.R88]&amp;&quot;, &quot;&amp;[.V88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73132" calcext:value-type="float">
            <text:p>0.073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89775" calcext:value-type="float">
            <text:p>-0.989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7872" calcext:value-type="float">
            <text:p>-1.578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Pinky1Left</text:p>
          </table:table-cell>
          <table:table-cell table:style-name="ce148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89]&amp;&quot;, &quot;&amp;[.K89]&amp;&quot;, &quot;&amp;[.O89]&amp;&quot;, &quot;&amp;[.S89]&amp;&quot;, &quot;&amp;[.H89]&amp;&quot;, &quot;&amp;[.L89]&amp;&quot;, &quot;&amp;[.P89]&amp;&quot;, &quot;&amp;[.T89]&amp;&quot;, &quot;&amp;[.I89]&amp;&quot;, &quot;&amp;[.M89]&amp;&quot;, &quot;&amp;[.Q89]&amp;&quot;, &quot;&amp;[.U89]&amp;&quot;, &quot;&amp;[.J89]&amp;&quot;, &quot;&amp;[.N89]&amp;&quot;, &quot;&amp;[.R89]&amp;&quot;, &quot;&amp;[.V89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68132" calcext:value-type="float">
            <text:p>0.068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07775" calcext:value-type="float">
            <text:p>-0.907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972" calcext:value-type="float">
            <text:p>-1.589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Pinky2Left</text:p>
          </table:table-cell>
          <table:table-cell table:style-name="ce153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90]&amp;&quot;, &quot;&amp;[.K90]&amp;&quot;, &quot;&amp;[.O90]&amp;&quot;, &quot;&amp;[.S90]&amp;&quot;, &quot;&amp;[.H90]&amp;&quot;, &quot;&amp;[.L90]&amp;&quot;, &quot;&amp;[.P90]&amp;&quot;, &quot;&amp;[.T90]&amp;&quot;, &quot;&amp;[.I90]&amp;&quot;, &quot;&amp;[.M90]&amp;&quot;, &quot;&amp;[.Q90]&amp;&quot;, &quot;&amp;[.U90]&amp;&quot;, &quot;&amp;[.J90]&amp;&quot;, &quot;&amp;[.N90]&amp;&quot;, &quot;&amp;[.R90]&amp;&quot;, &quot;&amp;[.V90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92132" calcext:value-type="float">
            <text:p>0.092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32775" calcext:value-type="float">
            <text:p>-0.932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372" calcext:value-type="float">
            <text:p>-1.583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Pinky3Left</text:p>
          </table:table-cell>
          <table:table-cell table:style-name="ce153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91]&amp;&quot;, &quot;&amp;[.K91]&amp;&quot;, &quot;&amp;[.O91]&amp;&quot;, &quot;&amp;[.S91]&amp;&quot;, &quot;&amp;[.H91]&amp;&quot;, &quot;&amp;[.L91]&amp;&quot;, &quot;&amp;[.P91]&amp;&quot;, &quot;&amp;[.T91]&amp;&quot;, &quot;&amp;[.I91]&amp;&quot;, &quot;&amp;[.M91]&amp;&quot;, &quot;&amp;[.Q91]&amp;&quot;, &quot;&amp;[.U91]&amp;&quot;, &quot;&amp;[.J91]&amp;&quot;, &quot;&amp;[.N91]&amp;&quot;, &quot;&amp;[.R91]&amp;&quot;, &quot;&amp;[.V91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107132" calcext:value-type="float">
            <text:p>0.10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50775" calcext:value-type="float">
            <text:p>-0.950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7972" calcext:value-type="float">
            <text:p>-1.579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Thumb1Left</text:p>
          </table:table-cell>
          <table:table-cell table:style-name="ce148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92]&amp;&quot;, &quot;&amp;[.K92]&amp;&quot;, &quot;&amp;[.O92]&amp;&quot;, &quot;&amp;[.S92]&amp;&quot;, &quot;&amp;[.H92]&amp;&quot;, &quot;&amp;[.L92]&amp;&quot;, &quot;&amp;[.P92]&amp;&quot;, &quot;&amp;[.T92]&amp;&quot;, &quot;&amp;[.I92]&amp;&quot;, &quot;&amp;[.M92]&amp;&quot;, &quot;&amp;[.Q92]&amp;&quot;, &quot;&amp;[.U92]&amp;&quot;, &quot;&amp;[.J92]&amp;&quot;, &quot;&amp;[.N92]&amp;&quot;, &quot;&amp;[.R92]&amp;&quot;, &quot;&amp;[.V92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06132" calcext:value-type="float">
            <text:p>0.006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838775" calcext:value-type="float">
            <text:p>-0.838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9072" calcext:value-type="float">
            <text:p>-1.590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Thumb2Left</text:p>
          </table:table-cell>
          <table:table-cell table:style-name="ce153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93]&amp;&quot;, &quot;&amp;[.K93]&amp;&quot;, &quot;&amp;[.O93]&amp;&quot;, &quot;&amp;[.S93]&amp;&quot;, &quot;&amp;[.H93]&amp;&quot;, &quot;&amp;[.L93]&amp;&quot;, &quot;&amp;[.P93]&amp;&quot;, &quot;&amp;[.T93]&amp;&quot;, &quot;&amp;[.I93]&amp;&quot;, &quot;&amp;[.M93]&amp;&quot;, &quot;&amp;[.Q93]&amp;&quot;, &quot;&amp;[.U93]&amp;&quot;, &quot;&amp;[.J93]&amp;&quot;, &quot;&amp;[.N93]&amp;&quot;, &quot;&amp;[.R93]&amp;&quot;, &quot;&amp;[.V93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21868" calcext:value-type="float">
            <text:p>-0.021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870775" calcext:value-type="float">
            <text:p>-0.870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972" calcext:value-type="float">
            <text:p>-1.589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andThumb3Left</text:p>
          </table:table-cell>
          <table:table-cell table:style-name="ce153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94]&amp;&quot;, &quot;&amp;[.K94]&amp;&quot;, &quot;&amp;[.O94]&amp;&quot;, &quot;&amp;[.S94]&amp;&quot;, &quot;&amp;[.H94]&amp;&quot;, &quot;&amp;[.L94]&amp;&quot;, &quot;&amp;[.P94]&amp;&quot;, &quot;&amp;[.T94]&amp;&quot;, &quot;&amp;[.I94]&amp;&quot;, &quot;&amp;[.M94]&amp;&quot;, &quot;&amp;[.Q94]&amp;&quot;, &quot;&amp;[.U94]&amp;&quot;, &quot;&amp;[.J94]&amp;&quot;, &quot;&amp;[.N94]&amp;&quot;, &quot;&amp;[.R94]&amp;&quot;, &quot;&amp;[.V94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44868" calcext:value-type="float">
            <text:p>-0.044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901775" calcext:value-type="float">
            <text:p>-0.90177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872" calcext:value-type="float">
            <text:p>-1.588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CollarRight</text:p>
          </table:table-cell>
          <table:table-cell table:style-name="ce159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95]&amp;&quot;, &quot;&amp;[.K95]&amp;&quot;, &quot;&amp;[.O95]&amp;&quot;, &quot;&amp;[.S95]&amp;&quot;, &quot;&amp;[.H95]&amp;&quot;, &quot;&amp;[.L95]&amp;&quot;, &quot;&amp;[.P95]&amp;&quot;, &quot;&amp;[.T95]&amp;&quot;, &quot;&amp;[.I95]&amp;&quot;, &quot;&amp;[.M95]&amp;&quot;, &quot;&amp;[.Q95]&amp;&quot;, &quot;&amp;[.U95]&amp;&quot;, &quot;&amp;[.J95]&amp;&quot;, &quot;&amp;[.N95]&amp;&quot;, &quot;&amp;[.R95]&amp;&quot;, &quot;&amp;[.V95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714286" calcext:value-type="float">
            <text:p>0.714286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54107" calcext:value-type="float">
            <text:p>0.054107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672" calcext:value-type="float">
            <text:p>-1.586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R_CLAVICLE</text:p>
          </table:table-cell>
          <table:table-cell table:style-name="ce1" table:formula="of:=+[$'avatar_skeleton.xml convert'.B96]" office:value-type="string" office:string-value="mCollarRight" calcext:value-type="string">
            <text:p>mCollarRight</text:p>
          </table:table-cell>
          <table:table-cell table:style-name="ce357" table:formula="of:=+[$'avatar_skeleton.xml convert'.C96]" office:value-type="string" office:string-value="&quot;false&quot;" calcext:value-type="string">
            <text:p>"false"</text:p>
          </table:table-cell>
          <table:table-cell table:style-name="ce335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335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335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339" table:formula="of:=+[$'male_2016_08_05.dae raw'.B96]" office:value-type="float" office:value="1" calcext:value-type="float">
            <text:p>1.0</text:p>
          </table:table-cell>
          <table:table-cell table:style-name="ce343" table:formula="of:=+[$'male_2016_08_05.dae raw'.C96]" office:value-type="float" office:value="0" calcext:value-type="float">
            <text:p>0.0</text:p>
          </table:table-cell>
          <table:table-cell table:style-name="ce343" table:formula="of:=+[$'male_2016_08_05.dae raw'.D96]" office:value-type="float" office:value="0" calcext:value-type="float">
            <text:p>0.0</text:p>
          </table:table-cell>
          <table:table-cell table:style-name="ce362" table:formula="of:=+[$'male_2016_08_05.dae raw'.E96]" office:value-type="float" office:value="0.02" calcext:value-type="float">
            <text:p>0.0</text:p>
          </table:table-cell>
          <table:table-cell table:style-name="ce339" table:formula="of:=+[$'male_2016_08_05.dae raw'.F96]" office:value-type="float" office:value="0" calcext:value-type="float">
            <text:p>0.0</text:p>
          </table:table-cell>
          <table:table-cell table:style-name="ce343" table:formula="of:=+[$'male_2016_08_05.dae raw'.G96]" office:value-type="float" office:value="1" calcext:value-type="float">
            <text:p>1.0</text:p>
          </table:table-cell>
          <table:table-cell table:style-name="ce343" table:formula="of:=+[$'male_2016_08_05.dae raw'.H96]" office:value-type="float" office:value="0" calcext:value-type="float">
            <text:p>0.0</text:p>
          </table:table-cell>
          <table:table-cell table:style-name="ce479" table:formula="of:=+[$'male_2016_08_05.dae raw'.I96]" office:value-type="float" office:value="0" calcext:value-type="float">
            <text:p>0.00000</text:p>
          </table:table-cell>
          <table:table-cell table:style-name="ce339" table:formula="of:=+[$'male_2016_08_05.dae raw'.J96]" office:value-type="float" office:value="0" calcext:value-type="float">
            <text:p>0.0</text:p>
          </table:table-cell>
          <table:table-cell table:style-name="ce343" table:formula="of:=+[$'male_2016_08_05.dae raw'.K96]" office:value-type="float" office:value="0" calcext:value-type="float">
            <text:p>0.0</text:p>
          </table:table-cell>
          <table:table-cell table:style-name="ce343" table:formula="of:=+[$'male_2016_08_05.dae raw'.L96]" office:value-type="float" office:value="1" calcext:value-type="float">
            <text:p>1.0</text:p>
          </table:table-cell>
          <table:table-cell table:style-name="ce439" table:formula="of:=+[$'male_2016_08_05.dae raw'.M96]" office:value-type="float" office:value="0.01999998" calcext:value-type="float">
            <text:p>0.020000</text:p>
          </table:table-cell>
          <table:table-cell table:style-name="ce575" table:formula="of:=+[$'male_2016_08_05.dae raw'.N96]" office:value-type="float" office:value="0" calcext:value-type="float">
            <text:p>0</text:p>
          </table:table-cell>
          <table:table-cell table:style-name="ce579" table:formula="of:=+[$'male_2016_08_05.dae raw'.O96]" office:value-type="float" office:value="0" calcext:value-type="float">
            <text:p>0</text:p>
          </table:table-cell>
          <table:table-cell table:style-name="ce579" table:formula="of:=+[$'male_2016_08_05.dae raw'.P96]" office:value-type="float" office:value="0" calcext:value-type="float">
            <text:p>0</text:p>
          </table:table-cell>
          <table:table-cell table:style-name="ce584" table:formula="of:=+[$'male_2016_08_05.dae raw'.Q96]" office:value-type="float" office:value="1" calcext:value-type="float">
            <text:p>1</text:p>
          </table:table-cell>
          <table:table-cell table:style-name="ce372" table:formula="of:=[.G96]&amp;&quot;, &quot;&amp;[.K96]&amp;&quot;, &quot;&amp;[.O96]&amp;&quot;, &quot;&amp;[.S96]&amp;&quot;, &quot;&amp;[.H96]&amp;&quot;, &quot;&amp;[.L96]&amp;&quot;, &quot;&amp;[.P96]&amp;&quot;, &quot;&amp;[.T96]&amp;&quot;, &quot;&amp;[.I96]&amp;&quot;, &quot;&amp;[.M96]&amp;&quot;, &quot;&amp;[.Q96]&amp;&quot;, &quot;&amp;[.U96]&amp;&quot;, &quot;&amp;[.J96]&amp;&quot;, &quot;&amp;[.N96]&amp;&quot;, &quot;&amp;[.R96]&amp;&quot;, &quot;&amp;[.V96]" office:value-type="string" office:string-value="1, 0, 0, 0, 0, 1, 0, 0, 0, 0, 1, 0, 0.02, 0, 0.01999998, 1" calcext:value-type="string">
            <text:p>1, 0, 0, 0, 0, 1, 0, 0, 0, 0, 1, 0, 0.02, 0, 0.01999998, 1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style-name="ce381" office:value-type="float" office:value="0.09" calcext:value-type="float">
            <text:p>0.090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459" table:formula="of:=-[.AN96]+[$'avatar_skeleton.xml convert'.V96]" office:value-type="float" office:value="0" calcext:value-type="float">
            <text:p>0.000</text:p>
          </table:table-cell>
          <table:table-cell table:style-name="ce459" table:formula="of:=-[.AO96]+[$'avatar_skeleton.xml convert'.W96]" office:value-type="float" office:value="0" calcext:value-type="float">
            <text:p>0.000</text:p>
          </table:table-cell>
          <table:table-cell table:style-name="ce459" table:formula="of:=-[.AP96]+[$'avatar_skeleton.xml convert'.X96]" office:value-type="float" office:value="0" calcext:value-type="float">
            <text:p>0.000</text:p>
          </table:table-cell>
          <table:table-cell table:style-name="ce459" table:formula="of:=-[.AQ96]+[$'avatar_skeleton.xml convert'.Y96]" office:value-type="float" office:value="-0.02" calcext:value-type="float">
            <text:p>-0.020</text:p>
          </table:table-cell>
          <table:table-cell table:style-name="ce459" table:formula="of:=-[.AR96]+[$'avatar_skeleton.xml convert'.Z96]" office:value-type="float" office:value="0" calcext:value-type="float">
            <text:p>0.000</text:p>
          </table:table-cell>
          <table:table-cell table:style-name="ce459" table:formula="of:=-[.AS96]+[$'avatar_skeleton.xml convert'.AA96]" office:value-type="float" office:value="-0.01" calcext:value-type="float">
            <text:p>-0.010</text:p>
          </table:table-cell>
          <table:table-cell table:style-name="ce381" table:formula="of:=+[.AO96]" office:value-type="float" office:value="0" calcext:value-type="float">
            <text:p>0.000</text:p>
          </table:table-cell>
          <table:table-cell table:style-name="ce381" table:formula="of:=+[.AN96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96]" office:value-type="float" office:value="0.14" calcext:value-type="float">
            <text:p>0.140</text:p>
          </table:table-cell>
          <table:table-cell table:style-name="ce381" table:formula="of:=+[.AQ96]" office:value-type="float" office:value="0.09" calcext:value-type="float">
            <text:p>0.09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ShoulderRight</text:p>
          </table:table-cell>
          <table:table-cell table:style-name="ce153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97]&amp;&quot;, &quot;&amp;[.K97]&amp;&quot;, &quot;&amp;[.O97]&amp;&quot;, &quot;&amp;[.S97]&amp;&quot;, &quot;&amp;[.H97]&amp;&quot;, &quot;&amp;[.L97]&amp;&quot;, &quot;&amp;[.P97]&amp;&quot;, &quot;&amp;[.T97]&amp;&quot;, &quot;&amp;[.I97]&amp;&quot;, &quot;&amp;[.M97]&amp;&quot;, &quot;&amp;[.Q97]&amp;&quot;, &quot;&amp;[.U97]&amp;&quot;, &quot;&amp;[.J97]&amp;&quot;, &quot;&amp;[.N97]&amp;&quot;, &quot;&amp;[.R97]&amp;&quot;, &quot;&amp;[.V97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680272" calcext:value-type="float">
            <text:p>0.680272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127167" calcext:value-type="float">
            <text:p>0.127167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672" calcext:value-type="float">
            <text:p>-1.586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R_UPPER_ARM</text:p>
          </table:table-cell>
          <table:table-cell table:style-name="ce1" table:formula="of:=+[$'avatar_skeleton.xml convert'.B98]" office:value-type="string" office:string-value="mShoulderRight" calcext:value-type="string">
            <text:p>mShoulderRight</text:p>
          </table:table-cell>
          <table:table-cell table:style-name="ce357" table:formula="of:=+[$'avatar_skeleton.xml convert'.C98]" office:value-type="string" office:string-value="&quot;false&quot;" calcext:value-type="string">
            <text:p>"false"</text:p>
          </table:table-cell>
          <table:table-cell table:style-name="ce335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335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335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339" table:formula="of:=+[$'male_2016_08_05.dae raw'.B98]" office:value-type="float" office:value="1" calcext:value-type="float">
            <text:p>1.0</text:p>
          </table:table-cell>
          <table:table-cell table:style-name="ce343" table:formula="of:=+[$'male_2016_08_05.dae raw'.C98]" office:value-type="float" office:value="0" calcext:value-type="float">
            <text:p>0.0</text:p>
          </table:table-cell>
          <table:table-cell table:style-name="ce343" table:formula="of:=+[$'male_2016_08_05.dae raw'.D98]" office:value-type="float" office:value="0" calcext:value-type="float">
            <text:p>0.0</text:p>
          </table:table-cell>
          <table:table-cell table:style-name="ce362" table:formula="of:=+[$'male_2016_08_05.dae raw'.E98]" office:value-type="float" office:value="0" calcext:value-type="float">
            <text:p>0.0</text:p>
          </table:table-cell>
          <table:table-cell table:style-name="ce339" table:formula="of:=+[$'male_2016_08_05.dae raw'.F98]" office:value-type="float" office:value="0" calcext:value-type="float">
            <text:p>0.0</text:p>
          </table:table-cell>
          <table:table-cell table:style-name="ce343" table:formula="of:=+[$'male_2016_08_05.dae raw'.G98]" office:value-type="float" office:value="1" calcext:value-type="float">
            <text:p>1.0</text:p>
          </table:table-cell>
          <table:table-cell table:style-name="ce343" table:formula="of:=+[$'male_2016_08_05.dae raw'.H98]" office:value-type="float" office:value="0" calcext:value-type="float">
            <text:p>0.0</text:p>
          </table:table-cell>
          <table:table-cell table:style-name="ce479" table:formula="of:=+[$'male_2016_08_05.dae raw'.I98]" office:value-type="float" office:value="-0.1764" calcext:value-type="float">
            <text:p>-0.17640</text:p>
          </table:table-cell>
          <table:table-cell table:style-name="ce339" table:formula="of:=+[$'male_2016_08_05.dae raw'.J98]" office:value-type="float" office:value="0" calcext:value-type="float">
            <text:p>0.0</text:p>
          </table:table-cell>
          <table:table-cell table:style-name="ce343" table:formula="of:=+[$'male_2016_08_05.dae raw'.K98]" office:value-type="float" office:value="0" calcext:value-type="float">
            <text:p>0.0</text:p>
          </table:table-cell>
          <table:table-cell table:style-name="ce343" table:formula="of:=+[$'male_2016_08_05.dae raw'.L98]" office:value-type="float" office:value="1" calcext:value-type="float">
            <text:p>1.0</text:p>
          </table:table-cell>
          <table:table-cell table:style-name="ce439" table:formula="of:=+[$'male_2016_08_05.dae raw'.M98]" office:value-type="float" office:value="0.00999999" calcext:value-type="float">
            <text:p>0.010000</text:p>
          </table:table-cell>
          <table:table-cell table:style-name="ce575" table:formula="of:=+[$'male_2016_08_05.dae raw'.N98]" office:value-type="float" office:value="0" calcext:value-type="float">
            <text:p>0</text:p>
          </table:table-cell>
          <table:table-cell table:style-name="ce579" table:formula="of:=+[$'male_2016_08_05.dae raw'.O98]" office:value-type="float" office:value="0" calcext:value-type="float">
            <text:p>0</text:p>
          </table:table-cell>
          <table:table-cell table:style-name="ce579" table:formula="of:=+[$'male_2016_08_05.dae raw'.P98]" office:value-type="float" office:value="0" calcext:value-type="float">
            <text:p>0</text:p>
          </table:table-cell>
          <table:table-cell table:style-name="ce584" table:formula="of:=+[$'male_2016_08_05.dae raw'.Q98]" office:value-type="float" office:value="1" calcext:value-type="float">
            <text:p>1</text:p>
          </table:table-cell>
          <table:table-cell table:style-name="ce372" table:formula="of:=[.G98]&amp;&quot;, &quot;&amp;[.K98]&amp;&quot;, &quot;&amp;[.O98]&amp;&quot;, &quot;&amp;[.S98]&amp;&quot;, &quot;&amp;[.H98]&amp;&quot;, &quot;&amp;[.L98]&amp;&quot;, &quot;&amp;[.P98]&amp;&quot;, &quot;&amp;[.T98]&amp;&quot;, &quot;&amp;[.I98]&amp;&quot;, &quot;&amp;[.M98]&amp;&quot;, &quot;&amp;[.Q98]&amp;&quot;, &quot;&amp;[.U98]&amp;&quot;, &quot;&amp;[.J98]&amp;&quot;, &quot;&amp;[.N98]&amp;&quot;, &quot;&amp;[.R98]&amp;&quot;, &quot;&amp;[.V98]" office:value-type="string" office:string-value="1, 0, 0, 0, 0, 1, 0, 0, 0, 0, 1, 0, 0, -0.1764, 0.00999999, 1" calcext:value-type="string">
            <text:p>1, 0, 0, 0, 0, 1, 0, 0, 0, 0, 1, 0, 0, -0.1764, 0.00999999, 1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" calcext:value-type="float">
            <text:p>5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81" office:value-type="float" office:value="0.17" calcext:value-type="float">
            <text:p>0.17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459" table:formula="of:=-[.AN98]+[$'avatar_skeleton.xml convert'.V98]" office:value-type="float" office:value="0" calcext:value-type="float">
            <text:p>0.000</text:p>
          </table:table-cell>
          <table:table-cell table:style-name="ce459" table:formula="of:=-[.AO98]+[$'avatar_skeleton.xml convert'.W98]" office:value-type="float" office:value="0" calcext:value-type="float">
            <text:p>0.000</text:p>
          </table:table-cell>
          <table:table-cell table:style-name="ce459" table:formula="of:=-[.AP98]+[$'avatar_skeleton.xml convert'.X98]" office:value-type="float" office:value="0" calcext:value-type="float">
            <text:p>0.000</text:p>
          </table:table-cell>
          <table:table-cell table:style-name="ce459" table:formula="of:=-[.AQ98]+[$'avatar_skeleton.xml convert'.Y98]" office:value-type="float" office:value="-0.01" calcext:value-type="float">
            <text:p>-0.010</text:p>
          </table:table-cell>
          <table:table-cell table:style-name="ce459" table:formula="of:=-[.AR98]+[$'avatar_skeleton.xml convert'.Z98]" office:value-type="float" office:value="0" calcext:value-type="float">
            <text:p>0.000</text:p>
          </table:table-cell>
          <table:table-cell table:style-name="ce459" table:formula="of:=-[.AS98]+[$'avatar_skeleton.xml convert'.AA98]" office:value-type="float" office:value="-0.01" calcext:value-type="float">
            <text:p>-0.010</text:p>
          </table:table-cell>
          <table:table-cell table:style-name="ce381" table:formula="of:=+[.AO98]" office:value-type="float" office:value="0" calcext:value-type="float">
            <text:p>0.000</text:p>
          </table:table-cell>
          <table:table-cell table:style-name="ce381" table:formula="of:=+[.AN98]" office:value-type="float" office:value="5" calcext:value-type="float">
            <text:p>5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98]" office:value-type="float" office:value="0.17" calcext:value-type="float">
            <text:p>0.170</text:p>
          </table:table-cell>
          <table:table-cell table:style-name="ce381" table:formula="of:=+[.AQ98]" office:value-type="float" office:value="0.06" calcext:value-type="float">
            <text:p>0.060</text:p>
          </table:table-cell>
          <table:table-cell table:style-name="ce381" office:value-type="float" office:value="0.06" calcext:value-type="float">
            <text:p>0.06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ElbowRight</text:p>
          </table:table-cell>
          <table:table-cell table:style-name="ce153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99]&amp;&quot;, &quot;&amp;[.K99]&amp;&quot;, &quot;&amp;[.O99]&amp;&quot;, &quot;&amp;[.S99]&amp;&quot;, &quot;&amp;[.H99]&amp;&quot;, &quot;&amp;[.L99]&amp;&quot;, &quot;&amp;[.P99]&amp;&quot;, &quot;&amp;[.T99]&amp;&quot;, &quot;&amp;[.I99]&amp;&quot;, &quot;&amp;[.M99]&amp;&quot;, &quot;&amp;[.Q99]&amp;&quot;, &quot;&amp;[.U99]&amp;&quot;, &quot;&amp;[.J99]&amp;&quot;, &quot;&amp;[.N99]&amp;&quot;, &quot;&amp;[.R99]&amp;&quot;, &quot;&amp;[.V99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78125" calcext:value-type="float">
            <text:p>0.78125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430856" calcext:value-type="float">
            <text:p>0.430856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672" calcext:value-type="float">
            <text:p>-1.586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R_LOWER_ARM</text:p>
          </table:table-cell>
          <table:table-cell table:style-name="ce1" table:formula="of:=+[$'avatar_skeleton.xml convert'.B100]" office:value-type="string" office:string-value="mElbowRight" calcext:value-type="string">
            <text:p>mElbowRight</text:p>
          </table:table-cell>
          <table:table-cell table:style-name="ce357" table:formula="of:=+[$'avatar_skeleton.xml convert'.C100]" office:value-type="string" office:string-value="&quot;false&quot;" calcext:value-type="string">
            <text:p>"false"</text:p>
          </table:table-cell>
          <table:table-cell table:style-name="ce335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335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335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339" table:formula="of:=+[$'male_2016_08_05.dae raw'.B100]" office:value-type="float" office:value="1" calcext:value-type="float">
            <text:p>1.0</text:p>
          </table:table-cell>
          <table:table-cell table:style-name="ce343" table:formula="of:=+[$'male_2016_08_05.dae raw'.C100]" office:value-type="float" office:value="0" calcext:value-type="float">
            <text:p>0.0</text:p>
          </table:table-cell>
          <table:table-cell table:style-name="ce343" table:formula="of:=+[$'male_2016_08_05.dae raw'.D100]" office:value-type="float" office:value="0" calcext:value-type="float">
            <text:p>0.0</text:p>
          </table:table-cell>
          <table:table-cell table:style-name="ce362" table:formula="of:=+[$'male_2016_08_05.dae raw'.E100]" office:value-type="float" office:value="0" calcext:value-type="float">
            <text:p>0.0</text:p>
          </table:table-cell>
          <table:table-cell table:style-name="ce339" table:formula="of:=+[$'male_2016_08_05.dae raw'.F100]" office:value-type="float" office:value="0" calcext:value-type="float">
            <text:p>0.0</text:p>
          </table:table-cell>
          <table:table-cell table:style-name="ce343" table:formula="of:=+[$'male_2016_08_05.dae raw'.G100]" office:value-type="float" office:value="1" calcext:value-type="float">
            <text:p>1.0</text:p>
          </table:table-cell>
          <table:table-cell table:style-name="ce343" table:formula="of:=+[$'male_2016_08_05.dae raw'.H100]" office:value-type="float" office:value="0" calcext:value-type="float">
            <text:p>0.0</text:p>
          </table:table-cell>
          <table:table-cell table:style-name="ce479" table:formula="of:=+[$'male_2016_08_05.dae raw'.I100]" office:value-type="float" office:value="-0.128" calcext:value-type="float">
            <text:p>-0.12800</text:p>
          </table:table-cell>
          <table:table-cell table:style-name="ce339" table:formula="of:=+[$'male_2016_08_05.dae raw'.J100]" office:value-type="float" office:value="0" calcext:value-type="float">
            <text:p>0.0</text:p>
          </table:table-cell>
          <table:table-cell table:style-name="ce343" table:formula="of:=+[$'male_2016_08_05.dae raw'.K100]" office:value-type="float" office:value="0" calcext:value-type="float">
            <text:p>0.0</text:p>
          </table:table-cell>
          <table:table-cell table:style-name="ce343" table:formula="of:=+[$'male_2016_08_05.dae raw'.L100]" office:value-type="float" office:value="1" calcext:value-type="float">
            <text:p>1.0</text:p>
          </table:table-cell>
          <table:table-cell table:style-name="ce439" table:formula="of:=+[$'male_2016_08_05.dae raw'.M100]" office:value-type="float" office:value="0" calcext:value-type="float">
            <text:p>0.000000</text:p>
          </table:table-cell>
          <table:table-cell table:style-name="ce575" table:formula="of:=+[$'male_2016_08_05.dae raw'.N100]" office:value-type="float" office:value="0" calcext:value-type="float">
            <text:p>0</text:p>
          </table:table-cell>
          <table:table-cell table:style-name="ce579" table:formula="of:=+[$'male_2016_08_05.dae raw'.O100]" office:value-type="float" office:value="0" calcext:value-type="float">
            <text:p>0</text:p>
          </table:table-cell>
          <table:table-cell table:style-name="ce579" table:formula="of:=+[$'male_2016_08_05.dae raw'.P100]" office:value-type="float" office:value="0" calcext:value-type="float">
            <text:p>0</text:p>
          </table:table-cell>
          <table:table-cell table:style-name="ce584" table:formula="of:=+[$'male_2016_08_05.dae raw'.Q100]" office:value-type="float" office:value="1" calcext:value-type="float">
            <text:p>1</text:p>
          </table:table-cell>
          <table:table-cell table:style-name="ce372" table:formula="of:=[.G100]&amp;&quot;, &quot;&amp;[.K100]&amp;&quot;, &quot;&amp;[.O100]&amp;&quot;, &quot;&amp;[.S100]&amp;&quot;, &quot;&amp;[.H100]&amp;&quot;, &quot;&amp;[.L100]&amp;&quot;, &quot;&amp;[.P100]&amp;&quot;, &quot;&amp;[.T100]&amp;&quot;, &quot;&amp;[.I100]&amp;&quot;, &quot;&amp;[.M100]&amp;&quot;, &quot;&amp;[.Q100]&amp;&quot;, &quot;&amp;[.U100]&amp;&quot;, &quot;&amp;[.J100]&amp;&quot;, &quot;&amp;[.N100]&amp;&quot;, &quot;&amp;[.R100]&amp;&quot;, &quot;&amp;[.V100]" office:value-type="string" office:string-value="1, 0, 0, 0, 0, 1, 0, 0, 0, 0, 1, 0, 0, -0.128, 0, 1" calcext:value-type="string">
            <text:p>1, 0, 0, 0, 0, 1, 0, 0, 0, 0, 1, 0, 0, -0.128, 0, 1</text:p>
          </table:table-cell>
          <table:table-cell table:style-name="ce506"/>
          <table:table-cell table:style-name="ce511" table:number-columns-repeated="2"/>
          <table:table-cell table:style-name="ce524"/>
          <table:table-cell table:style-name="ce511"/>
          <table:table-cell table:style-name="ce531"/>
          <table:table-cell table:style-name="ce511"/>
          <table:table-cell table:style-name="ce531"/>
          <table:table-cell table:style-name="ce570"/>
          <table:table-cell table:style-name="ce511"/>
          <table:table-cell table:style-name="ce531"/>
          <table:table-cell table:style-name="ce524"/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style-name="ce381" office:value-type="float" office:value="3" calcext:value-type="float">
            <text:p>3.000</text:p>
          </table:table-cell>
          <table:table-cell table:number-columns-repeated="2" table:style-name="ce381" office:value-type="float" office:value="0" calcext:value-type="float">
            <text:p>0.00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81" office:value-type="float" office:value="0.14" calcext:value-type="float">
            <text:p>0.140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459" table:formula="of:=-[.AN100]+[$'avatar_skeleton.xml convert'.V100]" office:value-type="float" office:value="0" calcext:value-type="float">
            <text:p>0.000</text:p>
          </table:table-cell>
          <table:table-cell table:style-name="ce459" table:formula="of:=-[.AO100]+[$'avatar_skeleton.xml convert'.W100]" office:value-type="float" office:value="0" calcext:value-type="float">
            <text:p>0.000</text:p>
          </table:table-cell>
          <table:table-cell table:style-name="ce459" table:formula="of:=-[.AP100]+[$'avatar_skeleton.xml convert'.X100]" office:value-type="float" office:value="0" calcext:value-type="float">
            <text:p>0.000</text:p>
          </table:table-cell>
          <table:table-cell table:style-name="ce459" table:formula="of:=-[.AQ100]+[$'avatar_skeleton.xml convert'.Y100]" office:value-type="float" office:value="-0.005" calcext:value-type="float">
            <text:p>-0.005</text:p>
          </table:table-cell>
          <table:table-cell table:style-name="ce459" table:formula="of:=-[.AR100]+[$'avatar_skeleton.xml convert'.Z100]" office:value-type="float" office:value="0" calcext:value-type="float">
            <text:p>0.000</text:p>
          </table:table-cell>
          <table:table-cell table:style-name="ce459" table:formula="of:=-[.AS100]+[$'avatar_skeleton.xml convert'.AA100]" office:value-type="float" office:value="-0.005" calcext:value-type="float">
            <text:p>-0.005</text:p>
          </table:table-cell>
          <table:table-cell table:style-name="ce381" table:formula="of:=+[.AO100]" office:value-type="float" office:value="0" calcext:value-type="float">
            <text:p>0.000</text:p>
          </table:table-cell>
          <table:table-cell table:style-name="ce381" table:formula="of:=+[.AN100]" office:value-type="float" office:value="3" calcext:value-type="float">
            <text:p>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00]" office:value-type="float" office:value="0.14" calcext:value-type="float">
            <text:p>0.140</text:p>
          </table:table-cell>
          <table:table-cell table:style-name="ce381" table:formula="of:=+[.AQ100]" office:value-type="float" office:value="0.045" calcext:value-type="float">
            <text:p>0.045</text:p>
          </table:table-cell>
          <table:table-cell table:style-name="ce381" office:value-type="float" office:value="0.045" calcext:value-type="float">
            <text:p>0.045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WristRight</text:p>
          </table:table-cell>
          <table:table-cell table:style-name="ce153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01]&amp;&quot;, &quot;&amp;[.K101]&amp;&quot;, &quot;&amp;[.O101]&amp;&quot;, &quot;&amp;[.S101]&amp;&quot;, &quot;&amp;[.H101]&amp;&quot;, &quot;&amp;[.L101]&amp;&quot;, &quot;&amp;[.P101]&amp;&quot;, &quot;&amp;[.T101]&amp;&quot;, &quot;&amp;[.I101]&amp;&quot;, &quot;&amp;[.M101]&amp;&quot;, &quot;&amp;[.Q101]&amp;&quot;, &quot;&amp;[.U101]&amp;&quot;, &quot;&amp;[.J101]&amp;&quot;, &quot;&amp;[.N101]&amp;&quot;, &quot;&amp;[.R101]&amp;&quot;, &quot;&amp;[.V101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813895" calcext:value-type="float">
            <text:p>0.813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672" calcext:value-type="float">
            <text:p>-1.586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R_HAND</text:p>
          </table:table-cell>
          <table:table-cell table:style-name="ce132" table:formula="of:=+[$'avatar_skeleton.xml convert'.B102]" office:value-type="string" office:string-value="mWristRight" calcext:value-type="string">
            <text:p>mWristRight</text:p>
          </table:table-cell>
          <table:table-cell table:style-name="ce357" table:formula="of:=+[$'avatar_skeleton.xml convert'.C102]" office:value-type="string" office:string-value="&quot;false&quot;" calcext:value-type="string">
            <text:p>"false"</text:p>
          </table:table-cell>
          <table:table-cell table:style-name="ce335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335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335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339" table:formula="of:=+[$'male_2016_08_05.dae raw'.B102]" office:value-type="float" office:value="1" calcext:value-type="float">
            <text:p>1.0</text:p>
          </table:table-cell>
          <table:table-cell table:style-name="ce343" table:formula="of:=+[$'male_2016_08_05.dae raw'.C102]" office:value-type="float" office:value="0" calcext:value-type="float">
            <text:p>0.0</text:p>
          </table:table-cell>
          <table:table-cell table:style-name="ce343" table:formula="of:=+[$'male_2016_08_05.dae raw'.D102]" office:value-type="float" office:value="0" calcext:value-type="float">
            <text:p>0.0</text:p>
          </table:table-cell>
          <table:table-cell table:style-name="ce362" table:formula="of:=+[$'male_2016_08_05.dae raw'.E102]" office:value-type="float" office:value="0.01" calcext:value-type="float">
            <text:p>0.0</text:p>
          </table:table-cell>
          <table:table-cell table:style-name="ce339" table:formula="of:=+[$'male_2016_08_05.dae raw'.F102]" office:value-type="float" office:value="0" calcext:value-type="float">
            <text:p>0.0</text:p>
          </table:table-cell>
          <table:table-cell table:style-name="ce343" table:formula="of:=+[$'male_2016_08_05.dae raw'.G102]" office:value-type="float" office:value="1" calcext:value-type="float">
            <text:p>1.0</text:p>
          </table:table-cell>
          <table:table-cell table:style-name="ce343" table:formula="of:=+[$'male_2016_08_05.dae raw'.H102]" office:value-type="float" office:value="0" calcext:value-type="float">
            <text:p>0.0</text:p>
          </table:table-cell>
          <table:table-cell table:style-name="ce479" table:formula="of:=+[$'male_2016_08_05.dae raw'.I102]" office:value-type="float" office:value="-0.05000001" calcext:value-type="float">
            <text:p>-0.05000</text:p>
          </table:table-cell>
          <table:table-cell table:style-name="ce339" table:formula="of:=+[$'male_2016_08_05.dae raw'.J102]" office:value-type="float" office:value="0" calcext:value-type="float">
            <text:p>0.0</text:p>
          </table:table-cell>
          <table:table-cell table:style-name="ce343" table:formula="of:=+[$'male_2016_08_05.dae raw'.K102]" office:value-type="float" office:value="0" calcext:value-type="float">
            <text:p>0.0</text:p>
          </table:table-cell>
          <table:table-cell table:style-name="ce343" table:formula="of:=+[$'male_2016_08_05.dae raw'.L102]" office:value-type="float" office:value="1" calcext:value-type="float">
            <text:p>1.0</text:p>
          </table:table-cell>
          <table:table-cell table:style-name="ce439" table:formula="of:=+[$'male_2016_08_05.dae raw'.M102]" office:value-type="float" office:value="0" calcext:value-type="float">
            <text:p>0.000000</text:p>
          </table:table-cell>
          <table:table-cell table:style-name="ce575" table:formula="of:=+[$'male_2016_08_05.dae raw'.N102]" office:value-type="float" office:value="0" calcext:value-type="float">
            <text:p>0</text:p>
          </table:table-cell>
          <table:table-cell table:style-name="ce579" table:formula="of:=+[$'male_2016_08_05.dae raw'.O102]" office:value-type="float" office:value="0" calcext:value-type="float">
            <text:p>0</text:p>
          </table:table-cell>
          <table:table-cell table:style-name="ce579" table:formula="of:=+[$'male_2016_08_05.dae raw'.P102]" office:value-type="float" office:value="0" calcext:value-type="float">
            <text:p>0</text:p>
          </table:table-cell>
          <table:table-cell table:style-name="ce584" table:formula="of:=+[$'male_2016_08_05.dae raw'.Q102]" office:value-type="float" office:value="1" calcext:value-type="float">
            <text:p>1</text:p>
          </table:table-cell>
          <table:table-cell table:style-name="ce372" table:formula="of:=[.G102]&amp;&quot;, &quot;&amp;[.K102]&amp;&quot;, &quot;&amp;[.O102]&amp;&quot;, &quot;&amp;[.S102]&amp;&quot;, &quot;&amp;[.H102]&amp;&quot;, &quot;&amp;[.L102]&amp;&quot;, &quot;&amp;[.P102]&amp;&quot;, &quot;&amp;[.T102]&amp;&quot;, &quot;&amp;[.I102]&amp;&quot;, &quot;&amp;[.M102]&amp;&quot;, &quot;&amp;[.Q102]&amp;&quot;, &quot;&amp;[.U102]&amp;&quot;, &quot;&amp;[.J102]&amp;&quot;, &quot;&amp;[.N102]&amp;&quot;, &quot;&amp;[.R102]&amp;&quot;, &quot;&amp;[.V102]" office:value-type="string" office:string-value="1, 0, 0, 0, 0, 1, 0, 0, 0, 0, 1, 0, 0.01, -0.05000001, 0, 1" calcext:value-type="string">
            <text:p>1, 0, 0, 0, 0, 1, 0, 0, 0, 0, 1, 0, 0.01, -0.05000001, 0, 1</text:p>
          </table:table-cell>
          <table:table-cell table:style-name="ce506"/>
          <table:table-cell table:style-name="ce511" table:number-columns-repeated="2"/>
          <table:table-cell table:style-name="ce524"/>
          <table:table-cell table:style-name="ce511"/>
          <table:table-cell table:style-name="ce531"/>
          <table:table-cell table:style-name="ce511"/>
          <table:table-cell table:style-name="ce531"/>
          <table:table-cell table:style-name="ce570"/>
          <table:table-cell table:style-name="ce511"/>
          <table:table-cell table:style-name="ce531"/>
          <table:table-cell table:style-name="ce524"/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style-name="ce381" office:value-type="float" office:value="3" calcext:value-type="float">
            <text:p>3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81" office:value-type="float" office:value="0.08" calcext:value-type="float">
            <text:p>0.08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459" table:formula="of:=-[.AN102]+[$'avatar_skeleton.xml convert'.V102]" office:value-type="float" office:value="0" calcext:value-type="float">
            <text:p>0.000</text:p>
          </table:table-cell>
          <table:table-cell table:style-name="ce459" table:formula="of:=-[.AO102]+[$'avatar_skeleton.xml convert'.W102]" office:value-type="float" office:value="0" calcext:value-type="float">
            <text:p>0.000</text:p>
          </table:table-cell>
          <table:table-cell table:style-name="ce459" table:formula="of:=-[.AP102]+[$'avatar_skeleton.xml convert'.X102]" office:value-type="float" office:value="0" calcext:value-type="float">
            <text:p>0.000</text:p>
          </table:table-cell>
          <table:table-cell table:style-name="ce459" table:formula="of:=-[.AQ102]+[$'avatar_skeleton.xml convert'.Y102]" office:value-type="float" office:value="0" calcext:value-type="float">
            <text:p>0.000</text:p>
          </table:table-cell>
          <table:table-cell table:style-name="ce459" table:formula="of:=-[.AR102]+[$'avatar_skeleton.xml convert'.Z102]" office:value-type="float" office:value="0" calcext:value-type="float">
            <text:p>0.000</text:p>
          </table:table-cell>
          <table:table-cell table:style-name="ce459" table:formula="of:=-[.AS102]+[$'avatar_skeleton.xml convert'.AA102]" office:value-type="float" office:value="0" calcext:value-type="float">
            <text:p>0.000</text:p>
          </table:table-cell>
          <table:table-cell table:style-name="ce381" table:formula="of:=+[.AO102]" office:value-type="float" office:value="0" calcext:value-type="float">
            <text:p>0.000</text:p>
          </table:table-cell>
          <table:table-cell table:style-name="ce381" table:formula="of:=+[.AN102]" office:value-type="float" office:value="3" calcext:value-type="float">
            <text:p>3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table:formula="of:=+[.AR102]" office:value-type="float" office:value="0.08" calcext:value-type="float">
            <text:p>0.080</text:p>
          </table:table-cell>
          <table:table-cell table:style-name="ce381" table:formula="of:=+[.AQ102]" office:value-type="float" office:value="0.05" calcext:value-type="float">
            <text:p>0.050</text:p>
          </table:table-cell>
          <table:table-cell table:style-name="ce381" office:value-type="float" office:value="0.03" calcext:value-type="float">
            <text:p>0.03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HandMiddle1Right</text:p>
          </table:table-cell>
          <table:table-cell table:style-name="ce148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03]&amp;&quot;, &quot;&amp;[.K103]&amp;&quot;, &quot;&amp;[.O103]&amp;&quot;, &quot;&amp;[.S103]&amp;&quot;, &quot;&amp;[.H103]&amp;&quot;, &quot;&amp;[.L103]&amp;&quot;, &quot;&amp;[.P103]&amp;&quot;, &quot;&amp;[.T103]&amp;&quot;, &quot;&amp;[.I103]&amp;&quot;, &quot;&amp;[.M103]&amp;&quot;, &quot;&amp;[.Q103]&amp;&quot;, &quot;&amp;[.U103]&amp;&quot;, &quot;&amp;[.J103]&amp;&quot;, &quot;&amp;[.N103]&amp;&quot;, &quot;&amp;[.R103]&amp;&quot;, &quot;&amp;[.V103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4132" calcext:value-type="float">
            <text:p>0.024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14895" calcext:value-type="float">
            <text:p>0.914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60172" calcext:value-type="float">
            <text:p>-1.601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Middle2Right</text:p>
          </table:table-cell>
          <table:table-cell table:style-name="ce153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04]&amp;&quot;, &quot;&amp;[.K104]&amp;&quot;, &quot;&amp;[.O104]&amp;&quot;, &quot;&amp;[.S104]&amp;&quot;, &quot;&amp;[.H104]&amp;&quot;, &quot;&amp;[.L104]&amp;&quot;, &quot;&amp;[.P104]&amp;&quot;, &quot;&amp;[.T104]&amp;&quot;, &quot;&amp;[.I104]&amp;&quot;, &quot;&amp;[.M104]&amp;&quot;, &quot;&amp;[.Q104]&amp;&quot;, &quot;&amp;[.U104]&amp;&quot;, &quot;&amp;[.J104]&amp;&quot;, &quot;&amp;[.N104]&amp;&quot;, &quot;&amp;[.R104]&amp;&quot;, &quot;&amp;[.V104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5132" calcext:value-type="float">
            <text:p>0.025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54895" calcext:value-type="float">
            <text:p>0.954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9572" calcext:value-type="float">
            <text:p>-1.595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Middle3Right</text:p>
          </table:table-cell>
          <table:table-cell table:style-name="ce153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05]&amp;&quot;, &quot;&amp;[.K105]&amp;&quot;, &quot;&amp;[.O105]&amp;&quot;, &quot;&amp;[.S105]&amp;&quot;, &quot;&amp;[.H105]&amp;&quot;, &quot;&amp;[.L105]&amp;&quot;, &quot;&amp;[.P105]&amp;&quot;, &quot;&amp;[.T105]&amp;&quot;, &quot;&amp;[.I105]&amp;&quot;, &quot;&amp;[.M105]&amp;&quot;, &quot;&amp;[.Q105]&amp;&quot;, &quot;&amp;[.U105]&amp;&quot;, &quot;&amp;[.J105]&amp;&quot;, &quot;&amp;[.N105]&amp;&quot;, &quot;&amp;[.R105]&amp;&quot;, &quot;&amp;[.V105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26132" calcext:value-type="float">
            <text:p>0.026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1.00389" calcext:value-type="float">
            <text:p>1.003890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772" calcext:value-type="float">
            <text:p>-1.587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Index1Right</text:p>
          </table:table-cell>
          <table:table-cell table:style-name="ce148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06]&amp;&quot;, &quot;&amp;[.K106]&amp;&quot;, &quot;&amp;[.O106]&amp;&quot;, &quot;&amp;[.S106]&amp;&quot;, &quot;&amp;[.H106]&amp;&quot;, &quot;&amp;[.L106]&amp;&quot;, &quot;&amp;[.P106]&amp;&quot;, &quot;&amp;[.T106]&amp;&quot;, &quot;&amp;[.I106]&amp;&quot;, &quot;&amp;[.M106]&amp;&quot;, &quot;&amp;[.Q106]&amp;&quot;, &quot;&amp;[.U106]&amp;&quot;, &quot;&amp;[.J106]&amp;&quot;, &quot;&amp;[.N106]&amp;&quot;, &quot;&amp;[.R106]&amp;&quot;, &quot;&amp;[.V106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00868" calcext:value-type="float">
            <text:p>-0.000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10895" calcext:value-type="float">
            <text:p>0.910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60172" calcext:value-type="float">
            <text:p>-1.601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Index2Right</text:p>
          </table:table-cell>
          <table:table-cell table:style-name="ce153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07]&amp;&quot;, &quot;&amp;[.K107]&amp;&quot;, &quot;&amp;[.O107]&amp;&quot;, &quot;&amp;[.S107]&amp;&quot;, &quot;&amp;[.H107]&amp;&quot;, &quot;&amp;[.L107]&amp;&quot;, &quot;&amp;[.P107]&amp;&quot;, &quot;&amp;[.T107]&amp;&quot;, &quot;&amp;[.I107]&amp;&quot;, &quot;&amp;[.M107]&amp;&quot;, &quot;&amp;[.Q107]&amp;&quot;, &quot;&amp;[.U107]&amp;&quot;, &quot;&amp;[.J107]&amp;&quot;, &quot;&amp;[.N107]&amp;&quot;, &quot;&amp;[.R107]&amp;&quot;, &quot;&amp;[.V107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17868" calcext:value-type="float">
            <text:p>-0.017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46895" calcext:value-type="float">
            <text:p>0.946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9572" calcext:value-type="float">
            <text:p>-1.595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Index3Right</text:p>
          </table:table-cell>
          <table:table-cell table:style-name="ce153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08]&amp;&quot;, &quot;&amp;[.K108]&amp;&quot;, &quot;&amp;[.O108]&amp;&quot;, &quot;&amp;[.S108]&amp;&quot;, &quot;&amp;[.H108]&amp;&quot;, &quot;&amp;[.L108]&amp;&quot;, &quot;&amp;[.P108]&amp;&quot;, &quot;&amp;[.T108]&amp;&quot;, &quot;&amp;[.I108]&amp;&quot;, &quot;&amp;[.M108]&amp;&quot;, &quot;&amp;[.Q108]&amp;&quot;, &quot;&amp;[.U108]&amp;&quot;, &quot;&amp;[.J108]&amp;&quot;, &quot;&amp;[.N108]&amp;&quot;, &quot;&amp;[.R108]&amp;&quot;, &quot;&amp;[.V108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31868" calcext:value-type="float">
            <text:p>-0.031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78895" calcext:value-type="float">
            <text:p>0.978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972" calcext:value-type="float">
            <text:p>-1.589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Ring1Right</text:p>
          </table:table-cell>
          <table:table-cell table:style-name="ce148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09]&amp;&quot;, &quot;&amp;[.K109]&amp;&quot;, &quot;&amp;[.O109]&amp;&quot;, &quot;&amp;[.S109]&amp;&quot;, &quot;&amp;[.H109]&amp;&quot;, &quot;&amp;[.L109]&amp;&quot;, &quot;&amp;[.P109]&amp;&quot;, &quot;&amp;[.T109]&amp;&quot;, &quot;&amp;[.I109]&amp;&quot;, &quot;&amp;[.M109]&amp;&quot;, &quot;&amp;[.Q109]&amp;&quot;, &quot;&amp;[.U109]&amp;&quot;, &quot;&amp;[.J109]&amp;&quot;, &quot;&amp;[.N109]&amp;&quot;, &quot;&amp;[.R109]&amp;&quot;, &quot;&amp;[.V109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47132" calcext:value-type="float">
            <text:p>0.04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12895" calcext:value-type="float">
            <text:p>0.912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9572" calcext:value-type="float">
            <text:p>-1.595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Ring2Right</text:p>
          </table:table-cell>
          <table:table-cell table:style-name="ce153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0]&amp;&quot;, &quot;&amp;[.K110]&amp;&quot;, &quot;&amp;[.O110]&amp;&quot;, &quot;&amp;[.S110]&amp;&quot;, &quot;&amp;[.H110]&amp;&quot;, &quot;&amp;[.L110]&amp;&quot;, &quot;&amp;[.P110]&amp;&quot;, &quot;&amp;[.T110]&amp;&quot;, &quot;&amp;[.I110]&amp;&quot;, &quot;&amp;[.M110]&amp;&quot;, &quot;&amp;[.Q110]&amp;&quot;, &quot;&amp;[.U110]&amp;&quot;, &quot;&amp;[.J110]&amp;&quot;, &quot;&amp;[.N110]&amp;&quot;, &quot;&amp;[.R110]&amp;&quot;, &quot;&amp;[.V110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60132" calcext:value-type="float">
            <text:p>0.060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50895" calcext:value-type="float">
            <text:p>0.950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772" calcext:value-type="float">
            <text:p>-1.587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Ring3Right</text:p>
          </table:table-cell>
          <table:table-cell table:style-name="ce153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1]&amp;&quot;, &quot;&amp;[.K111]&amp;&quot;, &quot;&amp;[.O111]&amp;&quot;, &quot;&amp;[.S111]&amp;&quot;, &quot;&amp;[.H111]&amp;&quot;, &quot;&amp;[.L111]&amp;&quot;, &quot;&amp;[.P111]&amp;&quot;, &quot;&amp;[.T111]&amp;&quot;, &quot;&amp;[.I111]&amp;&quot;, &quot;&amp;[.M111]&amp;&quot;, &quot;&amp;[.Q111]&amp;&quot;, &quot;&amp;[.U111]&amp;&quot;, &quot;&amp;[.J111]&amp;&quot;, &quot;&amp;[.N111]&amp;&quot;, &quot;&amp;[.R111]&amp;&quot;, &quot;&amp;[.V111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73132" calcext:value-type="float">
            <text:p>0.073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90895" calcext:value-type="float">
            <text:p>0.990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7872" calcext:value-type="float">
            <text:p>-1.578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Pinky1Right</text:p>
          </table:table-cell>
          <table:table-cell table:style-name="ce148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2]&amp;&quot;, &quot;&amp;[.K112]&amp;&quot;, &quot;&amp;[.O112]&amp;&quot;, &quot;&amp;[.S112]&amp;&quot;, &quot;&amp;[.H112]&amp;&quot;, &quot;&amp;[.L112]&amp;&quot;, &quot;&amp;[.P112]&amp;&quot;, &quot;&amp;[.T112]&amp;&quot;, &quot;&amp;[.I112]&amp;&quot;, &quot;&amp;[.M112]&amp;&quot;, &quot;&amp;[.Q112]&amp;&quot;, &quot;&amp;[.U112]&amp;&quot;, &quot;&amp;[.J112]&amp;&quot;, &quot;&amp;[.N112]&amp;&quot;, &quot;&amp;[.R112]&amp;&quot;, &quot;&amp;[.V112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68132" calcext:value-type="float">
            <text:p>0.068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08895" calcext:value-type="float">
            <text:p>0.908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972" calcext:value-type="float">
            <text:p>-1.589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Pinky2Right</text:p>
          </table:table-cell>
          <table:table-cell table:style-name="ce153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3]&amp;&quot;, &quot;&amp;[.K113]&amp;&quot;, &quot;&amp;[.O113]&amp;&quot;, &quot;&amp;[.S113]&amp;&quot;, &quot;&amp;[.H113]&amp;&quot;, &quot;&amp;[.L113]&amp;&quot;, &quot;&amp;[.P113]&amp;&quot;, &quot;&amp;[.T113]&amp;&quot;, &quot;&amp;[.I113]&amp;&quot;, &quot;&amp;[.M113]&amp;&quot;, &quot;&amp;[.Q113]&amp;&quot;, &quot;&amp;[.U113]&amp;&quot;, &quot;&amp;[.J113]&amp;&quot;, &quot;&amp;[.N113]&amp;&quot;, &quot;&amp;[.R113]&amp;&quot;, &quot;&amp;[.V113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92132" calcext:value-type="float">
            <text:p>0.092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33895" calcext:value-type="float">
            <text:p>0.933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372" calcext:value-type="float">
            <text:p>-1.583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Pinky3Right</text:p>
          </table:table-cell>
          <table:table-cell table:style-name="ce153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4]&amp;&quot;, &quot;&amp;[.K114]&amp;&quot;, &quot;&amp;[.O114]&amp;&quot;, &quot;&amp;[.S114]&amp;&quot;, &quot;&amp;[.H114]&amp;&quot;, &quot;&amp;[.L114]&amp;&quot;, &quot;&amp;[.P114]&amp;&quot;, &quot;&amp;[.T114]&amp;&quot;, &quot;&amp;[.I114]&amp;&quot;, &quot;&amp;[.M114]&amp;&quot;, &quot;&amp;[.Q114]&amp;&quot;, &quot;&amp;[.U114]&amp;&quot;, &quot;&amp;[.J114]&amp;&quot;, &quot;&amp;[.N114]&amp;&quot;, &quot;&amp;[.R114]&amp;&quot;, &quot;&amp;[.V114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107132" calcext:value-type="float">
            <text:p>0.107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51895" calcext:value-type="float">
            <text:p>0.951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7972" calcext:value-type="float">
            <text:p>-1.579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Thumb1Right</text:p>
          </table:table-cell>
          <table:table-cell table:style-name="ce148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5]&amp;&quot;, &quot;&amp;[.K115]&amp;&quot;, &quot;&amp;[.O115]&amp;&quot;, &quot;&amp;[.S115]&amp;&quot;, &quot;&amp;[.H115]&amp;&quot;, &quot;&amp;[.L115]&amp;&quot;, &quot;&amp;[.P115]&amp;&quot;, &quot;&amp;[.T115]&amp;&quot;, &quot;&amp;[.I115]&amp;&quot;, &quot;&amp;[.M115]&amp;&quot;, &quot;&amp;[.Q115]&amp;&quot;, &quot;&amp;[.U115]&amp;&quot;, &quot;&amp;[.J115]&amp;&quot;, &quot;&amp;[.N115]&amp;&quot;, &quot;&amp;[.R115]&amp;&quot;, &quot;&amp;[.V115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0.006132" calcext:value-type="float">
            <text:p>0.006132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839895" calcext:value-type="float">
            <text:p>0.839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9072" calcext:value-type="float">
            <text:p>-1.590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Thumb2Right</text:p>
          </table:table-cell>
          <table:table-cell table:style-name="ce153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6]&amp;&quot;, &quot;&amp;[.K116]&amp;&quot;, &quot;&amp;[.O116]&amp;&quot;, &quot;&amp;[.S116]&amp;&quot;, &quot;&amp;[.H116]&amp;&quot;, &quot;&amp;[.L116]&amp;&quot;, &quot;&amp;[.P116]&amp;&quot;, &quot;&amp;[.T116]&amp;&quot;, &quot;&amp;[.I116]&amp;&quot;, &quot;&amp;[.M116]&amp;&quot;, &quot;&amp;[.Q116]&amp;&quot;, &quot;&amp;[.U116]&amp;&quot;, &quot;&amp;[.J116]&amp;&quot;, &quot;&amp;[.N116]&amp;&quot;, &quot;&amp;[.R116]&amp;&quot;, &quot;&amp;[.V116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21868" calcext:value-type="float">
            <text:p>-0.021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871895" calcext:value-type="float">
            <text:p>0.871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972" calcext:value-type="float">
            <text:p>-1.589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andThumb3Right</text:p>
          </table:table-cell>
          <table:table-cell table:style-name="ce153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7]&amp;&quot;, &quot;&amp;[.K117]&amp;&quot;, &quot;&amp;[.O117]&amp;&quot;, &quot;&amp;[.S117]&amp;&quot;, &quot;&amp;[.H117]&amp;&quot;, &quot;&amp;[.L117]&amp;&quot;, &quot;&amp;[.P117]&amp;&quot;, &quot;&amp;[.T117]&amp;&quot;, &quot;&amp;[.I117]&amp;&quot;, &quot;&amp;[.M117]&amp;&quot;, &quot;&amp;[.Q117]&amp;&quot;, &quot;&amp;[.U117]&amp;&quot;, &quot;&amp;[.J117]&amp;&quot;, &quot;&amp;[.N117]&amp;&quot;, &quot;&amp;[.R117]&amp;&quot;, &quot;&amp;[.V117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44868" calcext:value-type="float">
            <text:p>-0.044868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902895" calcext:value-type="float">
            <text:p>0.902895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58872" calcext:value-type="float">
            <text:p>-1.58872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WingsRoot</text:p>
          </table:table-cell>
          <table:table-cell table:style-name="ce159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8]&amp;&quot;, &quot;&amp;[.K118]&amp;&quot;, &quot;&amp;[.O118]&amp;&quot;, &quot;&amp;[.S118]&amp;&quot;, &quot;&amp;[.H118]&amp;&quot;, &quot;&amp;[.L118]&amp;&quot;, &quot;&amp;[.P118]&amp;&quot;, &quot;&amp;[.T118]&amp;&quot;, &quot;&amp;[.I118]&amp;&quot;, &quot;&amp;[.M118]&amp;&quot;, &quot;&amp;[.Q118]&amp;&quot;, &quot;&amp;[.U118]&amp;&quot;, &quot;&amp;[.J118]&amp;&quot;, &quot;&amp;[.N118]&amp;&quot;, &quot;&amp;[.R118]&amp;&quot;, &quot;&amp;[.V118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Wing1Left</text:p>
          </table:table-cell>
          <table:table-cell table:style-name="ce162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19]&amp;&quot;, &quot;&amp;[.K119]&amp;&quot;, &quot;&amp;[.O119]&amp;&quot;, &quot;&amp;[.S119]&amp;&quot;, &quot;&amp;[.H119]&amp;&quot;, &quot;&amp;[.L119]&amp;&quot;, &quot;&amp;[.P119]&amp;&quot;, &quot;&amp;[.T119]&amp;&quot;, &quot;&amp;[.I119]&amp;&quot;, &quot;&amp;[.M119]&amp;&quot;, &quot;&amp;[.Q119]&amp;&quot;, &quot;&amp;[.U119]&amp;&quot;, &quot;&amp;[.J119]&amp;&quot;, &quot;&amp;[.N119]&amp;&quot;, &quot;&amp;[.R119]&amp;&quot;, &quot;&amp;[.V119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Wing2Left</text:p>
          </table:table-cell>
          <table:table-cell table:style-name="ce153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0]&amp;&quot;, &quot;&amp;[.K120]&amp;&quot;, &quot;&amp;[.O120]&amp;&quot;, &quot;&amp;[.S120]&amp;&quot;, &quot;&amp;[.H120]&amp;&quot;, &quot;&amp;[.L120]&amp;&quot;, &quot;&amp;[.P120]&amp;&quot;, &quot;&amp;[.T120]&amp;&quot;, &quot;&amp;[.I120]&amp;&quot;, &quot;&amp;[.M120]&amp;&quot;, &quot;&amp;[.Q120]&amp;&quot;, &quot;&amp;[.U120]&amp;&quot;, &quot;&amp;[.J120]&amp;&quot;, &quot;&amp;[.N120]&amp;&quot;, &quot;&amp;[.R120]&amp;&quot;, &quot;&amp;[.V120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Wing3Left</text:p>
          </table:table-cell>
          <table:table-cell table:style-name="ce153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1]&amp;&quot;, &quot;&amp;[.K121]&amp;&quot;, &quot;&amp;[.O121]&amp;&quot;, &quot;&amp;[.S121]&amp;&quot;, &quot;&amp;[.H121]&amp;&quot;, &quot;&amp;[.L121]&amp;&quot;, &quot;&amp;[.P121]&amp;&quot;, &quot;&amp;[.T121]&amp;&quot;, &quot;&amp;[.I121]&amp;&quot;, &quot;&amp;[.M121]&amp;&quot;, &quot;&amp;[.Q121]&amp;&quot;, &quot;&amp;[.U121]&amp;&quot;, &quot;&amp;[.J121]&amp;&quot;, &quot;&amp;[.N121]&amp;&quot;, &quot;&amp;[.R121]&amp;&quot;, &quot;&amp;[.V121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Wing4Left</text:p>
          </table:table-cell>
          <table:table-cell table:style-name="ce153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2]&amp;&quot;, &quot;&amp;[.K122]&amp;&quot;, &quot;&amp;[.O122]&amp;&quot;, &quot;&amp;[.S122]&amp;&quot;, &quot;&amp;[.H122]&amp;&quot;, &quot;&amp;[.L122]&amp;&quot;, &quot;&amp;[.P122]&amp;&quot;, &quot;&amp;[.T122]&amp;&quot;, &quot;&amp;[.I122]&amp;&quot;, &quot;&amp;[.M122]&amp;&quot;, &quot;&amp;[.Q122]&amp;&quot;, &quot;&amp;[.U122]&amp;&quot;, &quot;&amp;[.J122]&amp;&quot;, &quot;&amp;[.N122]&amp;&quot;, &quot;&amp;[.R122]&amp;&quot;, &quot;&amp;[.V122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Wing4FanLeft</text:p>
          </table:table-cell>
          <table:table-cell table:style-name="ce153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3]&amp;&quot;, &quot;&amp;[.K123]&amp;&quot;, &quot;&amp;[.O123]&amp;&quot;, &quot;&amp;[.S123]&amp;&quot;, &quot;&amp;[.H123]&amp;&quot;, &quot;&amp;[.L123]&amp;&quot;, &quot;&amp;[.P123]&amp;&quot;, &quot;&amp;[.T123]&amp;&quot;, &quot;&amp;[.I123]&amp;&quot;, &quot;&amp;[.M123]&amp;&quot;, &quot;&amp;[.Q123]&amp;&quot;, &quot;&amp;[.U123]&amp;&quot;, &quot;&amp;[.J123]&amp;&quot;, &quot;&amp;[.N123]&amp;&quot;, &quot;&amp;[.R123]&amp;&quot;, &quot;&amp;[.V123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Wing1Right</text:p>
          </table:table-cell>
          <table:table-cell table:style-name="ce162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4]&amp;&quot;, &quot;&amp;[.K124]&amp;&quot;, &quot;&amp;[.O124]&amp;&quot;, &quot;&amp;[.S124]&amp;&quot;, &quot;&amp;[.H124]&amp;&quot;, &quot;&amp;[.L124]&amp;&quot;, &quot;&amp;[.P124]&amp;&quot;, &quot;&amp;[.T124]&amp;&quot;, &quot;&amp;[.I124]&amp;&quot;, &quot;&amp;[.M124]&amp;&quot;, &quot;&amp;[.Q124]&amp;&quot;, &quot;&amp;[.U124]&amp;&quot;, &quot;&amp;[.J124]&amp;&quot;, &quot;&amp;[.N124]&amp;&quot;, &quot;&amp;[.R124]&amp;&quot;, &quot;&amp;[.V124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Wing2Right</text:p>
          </table:table-cell>
          <table:table-cell table:style-name="ce153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5]&amp;&quot;, &quot;&amp;[.K125]&amp;&quot;, &quot;&amp;[.O125]&amp;&quot;, &quot;&amp;[.S125]&amp;&quot;, &quot;&amp;[.H125]&amp;&quot;, &quot;&amp;[.L125]&amp;&quot;, &quot;&amp;[.P125]&amp;&quot;, &quot;&amp;[.T125]&amp;&quot;, &quot;&amp;[.I125]&amp;&quot;, &quot;&amp;[.M125]&amp;&quot;, &quot;&amp;[.Q125]&amp;&quot;, &quot;&amp;[.U125]&amp;&quot;, &quot;&amp;[.J125]&amp;&quot;, &quot;&amp;[.N125]&amp;&quot;, &quot;&amp;[.R125]&amp;&quot;, &quot;&amp;[.V125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Wing3Right</text:p>
          </table:table-cell>
          <table:table-cell table:style-name="ce153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6]&amp;&quot;, &quot;&amp;[.K126]&amp;&quot;, &quot;&amp;[.O126]&amp;&quot;, &quot;&amp;[.S126]&amp;&quot;, &quot;&amp;[.H126]&amp;&quot;, &quot;&amp;[.L126]&amp;&quot;, &quot;&amp;[.P126]&amp;&quot;, &quot;&amp;[.T126]&amp;&quot;, &quot;&amp;[.I126]&amp;&quot;, &quot;&amp;[.M126]&amp;&quot;, &quot;&amp;[.Q126]&amp;&quot;, &quot;&amp;[.U126]&amp;&quot;, &quot;&amp;[.J126]&amp;&quot;, &quot;&amp;[.N126]&amp;&quot;, &quot;&amp;[.R126]&amp;&quot;, &quot;&amp;[.V126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Wing4Right</text:p>
          </table:table-cell>
          <table:table-cell table:style-name="ce153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7]&amp;&quot;, &quot;&amp;[.K127]&amp;&quot;, &quot;&amp;[.O127]&amp;&quot;, &quot;&amp;[.S127]&amp;&quot;, &quot;&amp;[.H127]&amp;&quot;, &quot;&amp;[.L127]&amp;&quot;, &quot;&amp;[.P127]&amp;&quot;, &quot;&amp;[.T127]&amp;&quot;, &quot;&amp;[.I127]&amp;&quot;, &quot;&amp;[.M127]&amp;&quot;, &quot;&amp;[.Q127]&amp;&quot;, &quot;&amp;[.U127]&amp;&quot;, &quot;&amp;[.J127]&amp;&quot;, &quot;&amp;[.N127]&amp;&quot;, &quot;&amp;[.R127]&amp;&quot;, &quot;&amp;[.V127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Wing4FanRight</text:p>
          </table:table-cell>
          <table:table-cell table:style-name="ce153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8]&amp;&quot;, &quot;&amp;[.K128]&amp;&quot;, &quot;&amp;[.O128]&amp;&quot;, &quot;&amp;[.S128]&amp;&quot;, &quot;&amp;[.H128]&amp;&quot;, &quot;&amp;[.L128]&amp;&quot;, &quot;&amp;[.P128]&amp;&quot;, &quot;&amp;[.T128]&amp;&quot;, &quot;&amp;[.I128]&amp;&quot;, &quot;&amp;[.M128]&amp;&quot;, &quot;&amp;[.Q128]&amp;&quot;, &quot;&amp;[.U128]&amp;&quot;, &quot;&amp;[.J128]&amp;&quot;, &quot;&amp;[.N128]&amp;&quot;, &quot;&amp;[.R128]&amp;&quot;, &quot;&amp;[.V128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ipRight</text:p>
          </table:table-cell>
          <table:table-cell table:style-name="ce155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29]&amp;&quot;, &quot;&amp;[.K129]&amp;&quot;, &quot;&amp;[.O129]&amp;&quot;, &quot;&amp;[.S129]&amp;&quot;, &quot;&amp;[.H129]&amp;&quot;, &quot;&amp;[.L129]&amp;&quot;, &quot;&amp;[.P129]&amp;&quot;, &quot;&amp;[.T129]&amp;&quot;, &quot;&amp;[.I129]&amp;&quot;, &quot;&amp;[.M129]&amp;&quot;, &quot;&amp;[.Q129]&amp;&quot;, &quot;&amp;[.U129]&amp;&quot;, &quot;&amp;[.J129]&amp;&quot;, &quot;&amp;[.N129]&amp;&quot;, &quot;&amp;[.R129]&amp;&quot;, &quot;&amp;[.V129]" office:value-type="string" office:string-value=", , , , , , , , , , , , , , , " calcext:value-type="string">
            <text:p>, , , , , , , , , , , , , , , </text:p>
          </table:table-cell>
          <table:table-cell office:value-type="float" office:value="0.952381" calcext:value-type="float">
            <text:p>0.952381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32019" calcext:value-type="float">
            <text:p>-0.032019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952381" calcext:value-type="float">
            <text:p>0.952381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122672" calcext:value-type="float">
            <text:p>0.122672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07277" calcext:value-type="float">
            <text:p>-1.07277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R_UPPER_LEG</text:p>
          </table:table-cell>
          <table:table-cell table:style-name="ce1" table:formula="of:=+[$'avatar_skeleton.xml convert'.B130]" office:value-type="string" office:string-value="mHipRight" calcext:value-type="string">
            <text:p>mHipRight</text:p>
          </table:table-cell>
          <table:table-cell table:style-name="ce357" table:formula="of:=+[$'avatar_skeleton.xml convert'.C130]" office:value-type="string" office:string-value="&quot;false&quot;" calcext:value-type="string">
            <text:p>"false"</text:p>
          </table:table-cell>
          <table:table-cell table:style-name="ce335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335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335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339" table:formula="of:=+[$'male_2016_08_05.dae raw'.B130]" office:value-type="float" office:value="1" calcext:value-type="float">
            <text:p>1.0</text:p>
          </table:table-cell>
          <table:table-cell table:style-name="ce343" table:formula="of:=+[$'male_2016_08_05.dae raw'.C130]" office:value-type="float" office:value="0" calcext:value-type="float">
            <text:p>0.0</text:p>
          </table:table-cell>
          <table:table-cell table:style-name="ce343" table:formula="of:=+[$'male_2016_08_05.dae raw'.D130]" office:value-type="float" office:value="0" calcext:value-type="float">
            <text:p>0.0</text:p>
          </table:table-cell>
          <table:table-cell table:style-name="ce362" table:formula="of:=+[$'male_2016_08_05.dae raw'.E130]" office:value-type="float" office:value="-0.021" calcext:value-type="float">
            <text:p>0.0</text:p>
          </table:table-cell>
          <table:table-cell table:style-name="ce339" table:formula="of:=+[$'male_2016_08_05.dae raw'.F130]" office:value-type="float" office:value="0" calcext:value-type="float">
            <text:p>0.0</text:p>
          </table:table-cell>
          <table:table-cell table:style-name="ce343" table:formula="of:=+[$'male_2016_08_05.dae raw'.G130]" office:value-type="float" office:value="1" calcext:value-type="float">
            <text:p>1.0</text:p>
          </table:table-cell>
          <table:table-cell table:style-name="ce343" table:formula="of:=+[$'male_2016_08_05.dae raw'.H130]" office:value-type="float" office:value="0" calcext:value-type="float">
            <text:p>0.0</text:p>
          </table:table-cell>
          <table:table-cell table:style-name="ce479" table:formula="of:=+[$'male_2016_08_05.dae raw'.I130]" office:value-type="float" office:value="0.05249999" calcext:value-type="float">
            <text:p>0.05250</text:p>
          </table:table-cell>
          <table:table-cell table:style-name="ce339" table:formula="of:=+[$'male_2016_08_05.dae raw'.J130]" office:value-type="float" office:value="0" calcext:value-type="float">
            <text:p>0.0</text:p>
          </table:table-cell>
          <table:table-cell table:style-name="ce343" table:formula="of:=+[$'male_2016_08_05.dae raw'.K130]" office:value-type="float" office:value="0" calcext:value-type="float">
            <text:p>0.0</text:p>
          </table:table-cell>
          <table:table-cell table:style-name="ce343" table:formula="of:=+[$'male_2016_08_05.dae raw'.L130]" office:value-type="float" office:value="1" calcext:value-type="float">
            <text:p>1.0</text:p>
          </table:table-cell>
          <table:table-cell table:style-name="ce439" table:formula="of:=+[$'male_2016_08_05.dae raw'.M130]" office:value-type="float" office:value="-0.22" calcext:value-type="float">
            <text:p>-0.220000</text:p>
          </table:table-cell>
          <table:table-cell table:style-name="ce575" table:formula="of:=+[$'male_2016_08_05.dae raw'.N130]" office:value-type="float" office:value="0" calcext:value-type="float">
            <text:p>0</text:p>
          </table:table-cell>
          <table:table-cell table:style-name="ce579" table:formula="of:=+[$'male_2016_08_05.dae raw'.O130]" office:value-type="float" office:value="0" calcext:value-type="float">
            <text:p>0</text:p>
          </table:table-cell>
          <table:table-cell table:style-name="ce579" table:formula="of:=+[$'male_2016_08_05.dae raw'.P130]" office:value-type="float" office:value="0" calcext:value-type="float">
            <text:p>0</text:p>
          </table:table-cell>
          <table:table-cell table:style-name="ce584" table:formula="of:=+[$'male_2016_08_05.dae raw'.Q130]" office:value-type="float" office:value="1" calcext:value-type="float">
            <text:p>1</text:p>
          </table:table-cell>
          <table:table-cell table:style-name="ce372" table:formula="of:=[.G130]&amp;&quot;, &quot;&amp;[.K130]&amp;&quot;, &quot;&amp;[.O130]&amp;&quot;, &quot;&amp;[.S130]&amp;&quot;, &quot;&amp;[.H130]&amp;&quot;, &quot;&amp;[.L130]&amp;&quot;, &quot;&amp;[.P130]&amp;&quot;, &quot;&amp;[.T130]&amp;&quot;, &quot;&amp;[.I130]&amp;&quot;, &quot;&amp;[.M130]&amp;&quot;, &quot;&amp;[.Q130]&amp;&quot;, &quot;&amp;[.U130]&amp;&quot;, &quot;&amp;[.J130]&amp;&quot;, &quot;&amp;[.N130]&amp;&quot;, &quot;&amp;[.R130]&amp;&quot;, &quot;&amp;[.V130]" office:value-type="string" office:string-value="1, 0, 0, 0, 0, 1, 0, 0, 0, 0, 1, 0, -0.021, 0.05249999, -0.22, 1" calcext:value-type="string">
            <text:p>1, 0, 0, 0, 0, 1, 0, 0, 0, 0, 1, 0, -0.021, 0.05249999, -0.22, 1</text:p>
          </table:table-cell>
          <table:table-cell table:style-name="ce506"/>
          <table:table-cell table:style-name="ce511" table:number-columns-repeated="2"/>
          <table:table-cell table:style-name="ce524"/>
          <table:table-cell table:style-name="ce511"/>
          <table:table-cell table:style-name="ce531"/>
          <table:table-cell table:style-name="ce511"/>
          <table:table-cell table:style-name="ce531"/>
          <table:table-cell table:style-name="ce570"/>
          <table:table-cell table:style-name="ce511"/>
          <table:table-cell table:style-name="ce531"/>
          <table:table-cell table:style-name="ce524"/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459" table:formula="of:=-[.AN130]+[$'avatar_skeleton.xml convert'.V130]" office:value-type="float" office:value="0" calcext:value-type="float">
            <text:p>0.000</text:p>
          </table:table-cell>
          <table:table-cell table:style-name="ce459" table:formula="of:=-[.AO130]+[$'avatar_skeleton.xml convert'.W130]" office:value-type="float" office:value="0" calcext:value-type="float">
            <text:p>0.000</text:p>
          </table:table-cell>
          <table:table-cell table:style-name="ce459" table:formula="of:=-[.AP130]+[$'avatar_skeleton.xml convert'.X130]" office:value-type="float" office:value="0" calcext:value-type="float">
            <text:p>0.000</text:p>
          </table:table-cell>
          <table:table-cell table:style-name="ce459" table:formula="of:=-[.AQ130]+[$'avatar_skeleton.xml convert'.Y130]" office:value-type="float" office:value="0" calcext:value-type="float">
            <text:p>0.000</text:p>
          </table:table-cell>
          <table:table-cell table:style-name="ce459" table:formula="of:=-[.AR130]+[$'avatar_skeleton.xml convert'.Z130]" office:value-type="float" office:value="0" calcext:value-type="float">
            <text:p>0.000</text:p>
          </table:table-cell>
          <table:table-cell table:style-name="ce459" table:formula="of:=-[.AS130]+[$'avatar_skeleton.xml convert'.AA130]" office:value-type="float" office:value="0" calcext:value-type="float">
            <text:p>0.000</text:p>
          </table:table-cell>
          <table:table-cell table:style-name="ce381" table:formula="of:=+[.AO130]" office:value-type="float" office:value="0" calcext:value-type="float">
            <text:p>0.000</text:p>
          </table:table-cell>
          <table:table-cell table:style-name="ce381" table:formula="of:=+[.AN13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30]" office:value-type="float" office:value="0.09" calcext:value-type="float">
            <text:p>0.090</text:p>
          </table:table-cell>
          <table:table-cell table:style-name="ce381" table:formula="of:=+[.AQ130]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KneeRight</text:p>
          </table:table-cell>
          <table:table-cell table:style-name="ce153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table:style-name="ce339"/>
          <table:table-cell table:style-name="ce343" table:number-columns-repeated="2"/>
          <table:table-cell table:style-name="ce362"/>
          <table:table-cell table:style-name="ce339"/>
          <table:table-cell table:style-name="ce343" table:number-columns-repeated="2"/>
          <table:table-cell table:style-name="ce479"/>
          <table:table-cell table:style-name="ce339"/>
          <table:table-cell table:style-name="ce343" table:number-columns-repeated="2"/>
          <table:table-cell table:style-name="ce439"/>
          <table:table-cell table:style-name="ce575"/>
          <table:table-cell table:style-name="ce579" table:number-columns-repeated="2"/>
          <table:table-cell table:style-name="ce584"/>
          <table:table-cell table:style-name="ce376" table:formula="of:=[.G131]&amp;&quot;, &quot;&amp;[.K131]&amp;&quot;, &quot;&amp;[.O131]&amp;&quot;, &quot;&amp;[.S131]&amp;&quot;, &quot;&amp;[.H131]&amp;&quot;, &quot;&amp;[.L131]&amp;&quot;, &quot;&amp;[.P131]&amp;&quot;, &quot;&amp;[.T131]&amp;&quot;, &quot;&amp;[.I131]&amp;&quot;, &quot;&amp;[.M131]&amp;&quot;, &quot;&amp;[.Q131]&amp;&quot;, &quot;&amp;[.U131]&amp;&quot;, &quot;&amp;[.J131]&amp;&quot;, &quot;&amp;[.N131]&amp;&quot;, &quot;&amp;[.R131]&amp;&quot;, &quot;&amp;[.V131]" office:value-type="string" office:string-value=", , , , , , , , , , , , , , , " calcext:value-type="string">
            <text:p>, , , , , , , , , , , , , , , </text:p>
          </table:table-cell>
          <table:table-cell office:value-type="float" office:value="0.952381" calcext:value-type="float">
            <text:p>0.952381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31239" calcext:value-type="float">
            <text:p>-0.031239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952381" calcext:value-type="float">
            <text:p>0.952381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74037" calcext:value-type="float">
            <text:p>0.074037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0.909091" calcext:value-type="float">
            <text:p>0.909091</text:p>
          </table:table-cell>
          <table:table-cell office:value-type="float" office:value="-0.528956" calcext:value-type="float">
            <text:p>-0.528956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R_LOWER_LEG</text:p>
          </table:table-cell>
          <table:table-cell table:style-name="ce1" table:formula="of:=+[$'avatar_skeleton.xml convert'.B132]" office:value-type="string" office:string-value="mKneeRight" calcext:value-type="string">
            <text:p>mKneeRight</text:p>
          </table:table-cell>
          <table:table-cell table:style-name="ce357" table:formula="of:=+[$'avatar_skeleton.xml convert'.C132]" office:value-type="string" office:string-value="&quot;false&quot;" calcext:value-type="string">
            <text:p>"false"</text:p>
          </table:table-cell>
          <table:table-cell table:style-name="ce335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335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335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339" table:formula="of:=+[$'male_2016_08_05.dae raw'.B132]" office:value-type="float" office:value="1" calcext:value-type="float">
            <text:p>1.0</text:p>
          </table:table-cell>
          <table:table-cell table:style-name="ce343" table:formula="of:=+[$'male_2016_08_05.dae raw'.C132]" office:value-type="float" office:value="0" calcext:value-type="float">
            <text:p>0.0</text:p>
          </table:table-cell>
          <table:table-cell table:style-name="ce343" table:formula="of:=+[$'male_2016_08_05.dae raw'.D132]" office:value-type="float" office:value="0" calcext:value-type="float">
            <text:p>0.0</text:p>
          </table:table-cell>
          <table:table-cell table:style-name="ce362" table:formula="of:=+[$'male_2016_08_05.dae raw'.E132]" office:value-type="float" office:value="-0.021" calcext:value-type="float">
            <text:p>0.0</text:p>
          </table:table-cell>
          <table:table-cell table:style-name="ce339" table:formula="of:=+[$'male_2016_08_05.dae raw'.F132]" office:value-type="float" office:value="0" calcext:value-type="float">
            <text:p>0.0</text:p>
          </table:table-cell>
          <table:table-cell table:style-name="ce343" table:formula="of:=+[$'male_2016_08_05.dae raw'.G132]" office:value-type="float" office:value="1" calcext:value-type="float">
            <text:p>1.0</text:p>
          </table:table-cell>
          <table:table-cell table:style-name="ce343" table:formula="of:=+[$'male_2016_08_05.dae raw'.H132]" office:value-type="float" office:value="0" calcext:value-type="float">
            <text:p>0.0</text:p>
          </table:table-cell>
          <table:table-cell table:style-name="ce479" table:formula="of:=+[$'male_2016_08_05.dae raw'.I132]" office:value-type="float" office:value="0" calcext:value-type="float">
            <text:p>0.00000</text:p>
          </table:table-cell>
          <table:table-cell table:style-name="ce339" table:formula="of:=+[$'male_2016_08_05.dae raw'.J132]" office:value-type="float" office:value="0" calcext:value-type="float">
            <text:p>0.0</text:p>
          </table:table-cell>
          <table:table-cell table:style-name="ce343" table:formula="of:=+[$'male_2016_08_05.dae raw'.K132]" office:value-type="float" office:value="0" calcext:value-type="float">
            <text:p>0.0</text:p>
          </table:table-cell>
          <table:table-cell table:style-name="ce343" table:formula="of:=+[$'male_2016_08_05.dae raw'.L132]" office:value-type="float" office:value="1" calcext:value-type="float">
            <text:p>1.0</text:p>
          </table:table-cell>
          <table:table-cell table:style-name="ce439" table:formula="of:=+[$'male_2016_08_05.dae raw'.M132]" office:value-type="float" office:value="-0.22" calcext:value-type="float">
            <text:p>-0.220000</text:p>
          </table:table-cell>
          <table:table-cell table:style-name="ce575" table:formula="of:=+[$'male_2016_08_05.dae raw'.N132]" office:value-type="float" office:value="0" calcext:value-type="float">
            <text:p>0</text:p>
          </table:table-cell>
          <table:table-cell table:style-name="ce579" table:formula="of:=+[$'male_2016_08_05.dae raw'.O132]" office:value-type="float" office:value="0" calcext:value-type="float">
            <text:p>0</text:p>
          </table:table-cell>
          <table:table-cell table:style-name="ce579" table:formula="of:=+[$'male_2016_08_05.dae raw'.P132]" office:value-type="float" office:value="0" calcext:value-type="float">
            <text:p>0</text:p>
          </table:table-cell>
          <table:table-cell table:style-name="ce584" table:formula="of:=+[$'male_2016_08_05.dae raw'.Q132]" office:value-type="float" office:value="1" calcext:value-type="float">
            <text:p>1</text:p>
          </table:table-cell>
          <table:table-cell table:style-name="ce372" table:formula="of:=[.G132]&amp;&quot;, &quot;&amp;[.K132]&amp;&quot;, &quot;&amp;[.O132]&amp;&quot;, &quot;&amp;[.S132]&amp;&quot;, &quot;&amp;[.H132]&amp;&quot;, &quot;&amp;[.L132]&amp;&quot;, &quot;&amp;[.P132]&amp;&quot;, &quot;&amp;[.T132]&amp;&quot;, &quot;&amp;[.I132]&amp;&quot;, &quot;&amp;[.M132]&amp;&quot;, &quot;&amp;[.Q132]&amp;&quot;, &quot;&amp;[.U132]&amp;&quot;, &quot;&amp;[.J132]&amp;&quot;, &quot;&amp;[.N132]&amp;&quot;, &quot;&amp;[.R132]&amp;&quot;, &quot;&amp;[.V132]" office:value-type="string" office:string-value="1, 0, 0, 0, 0, 1, 0, 0, 0, 0, 1, 0, -0.021, 0, -0.22, 1" calcext:value-type="string">
            <text:p>1, 0, 0, 0, 0, 1, 0, 0, 0, 0, 1, 0, -0.021, 0, -0.22, 1</text:p>
          </table:table-cell>
          <table:table-cell table:style-name="ce506"/>
          <table:table-cell table:style-name="ce511" table:number-columns-repeated="2"/>
          <table:table-cell table:style-name="ce524"/>
          <table:table-cell table:style-name="ce511"/>
          <table:table-cell table:style-name="ce531"/>
          <table:table-cell table:style-name="ce511"/>
          <table:table-cell table:style-name="ce531"/>
          <table:table-cell table:style-name="ce570"/>
          <table:table-cell table:style-name="ce511"/>
          <table:table-cell table:style-name="ce531"/>
          <table:table-cell table:style-name="ce524"/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459" table:formula="of:=-[.AN132]+[$'avatar_skeleton.xml convert'.V132]" office:value-type="float" office:value="0" calcext:value-type="float">
            <text:p>0.000</text:p>
          </table:table-cell>
          <table:table-cell table:style-name="ce459" table:formula="of:=-[.AO132]+[$'avatar_skeleton.xml convert'.W132]" office:value-type="float" office:value="0" calcext:value-type="float">
            <text:p>0.000</text:p>
          </table:table-cell>
          <table:table-cell table:style-name="ce459" table:formula="of:=-[.AP132]+[$'avatar_skeleton.xml convert'.X132]" office:value-type="float" office:value="0" calcext:value-type="float">
            <text:p>0.000</text:p>
          </table:table-cell>
          <table:table-cell table:style-name="ce459" table:formula="of:=-[.AQ132]+[$'avatar_skeleton.xml convert'.Y132]" office:value-type="float" office:value="0" calcext:value-type="float">
            <text:p>0.000</text:p>
          </table:table-cell>
          <table:table-cell table:style-name="ce459" table:formula="of:=-[.AR132]+[$'avatar_skeleton.xml convert'.Z132]" office:value-type="float" office:value="0" calcext:value-type="float">
            <text:p>0.000</text:p>
          </table:table-cell>
          <table:table-cell table:style-name="ce459" table:formula="of:=-[.AS132]+[$'avatar_skeleton.xml convert'.AA132]" office:value-type="float" office:value="0" calcext:value-type="float">
            <text:p>0.000</text:p>
          </table:table-cell>
          <table:table-cell table:style-name="ce381" table:formula="of:=+[.AO132]" office:value-type="float" office:value="0" calcext:value-type="float">
            <text:p>0.000</text:p>
          </table:table-cell>
          <table:table-cell table:style-name="ce381" table:formula="of:=+[.AN132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32]" office:value-type="float" office:value="0.06" calcext:value-type="float">
            <text:p>0.060</text:p>
          </table:table-cell>
          <table:table-cell table:style-name="ce381" table:formula="of:=+[.AQ132]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AnkleRight</text:p>
          </table:table-cell>
          <table:table-cell table:style-name="ce153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table:style-name="ce339"/>
          <table:table-cell table:style-name="ce343" table:number-columns-repeated="2"/>
          <table:table-cell table:style-name="ce362"/>
          <table:table-cell table:style-name="ce339"/>
          <table:table-cell table:style-name="ce343" table:number-columns-repeated="2"/>
          <table:table-cell table:style-name="ce479"/>
          <table:table-cell table:style-name="ce339"/>
          <table:table-cell table:style-name="ce343" table:number-columns-repeated="2"/>
          <table:table-cell table:style-name="ce439"/>
          <table:table-cell table:style-name="ce575"/>
          <table:table-cell table:style-name="ce579" table:number-columns-repeated="2"/>
          <table:table-cell table:style-name="ce584"/>
          <table:table-cell table:style-name="ce376" table:formula="of:=[.G133]&amp;&quot;, &quot;&amp;[.K133]&amp;&quot;, &quot;&amp;[.O133]&amp;&quot;, &quot;&amp;[.S133]&amp;&quot;, &quot;&amp;[.H133]&amp;&quot;, &quot;&amp;[.L133]&amp;&quot;, &quot;&amp;[.P133]&amp;&quot;, &quot;&amp;[.T133]&amp;&quot;, &quot;&amp;[.I133]&amp;&quot;, &quot;&amp;[.M133]&amp;&quot;, &quot;&amp;[.Q133]&amp;&quot;, &quot;&amp;[.U133]&amp;&quot;, &quot;&amp;[.J133]&amp;&quot;, &quot;&amp;[.N133]&amp;&quot;, &quot;&amp;[.R133]&amp;&quot;, &quot;&amp;[.V133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02489" calcext:value-type="float">
            <text:p>-0.002489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0.077739" calcext:value-type="float">
            <text:p>0.077739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0.066509" calcext:value-type="float">
            <text:p>-0.066509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21" office:value-type="string" calcext:value-type="string">
            <text:p>R_FOOT</text:p>
          </table:table-cell>
          <table:table-cell table:style-name="ce1" table:formula="of:=+[$'avatar_skeleton.xml convert'.B134]" office:value-type="string" office:string-value="mAnkleRight" calcext:value-type="string">
            <text:p>mAnkleRight</text:p>
          </table:table-cell>
          <table:table-cell table:style-name="ce357" table:formula="of:=+[$'avatar_skeleton.xml convert'.C134]" office:value-type="string" office:string-value="&quot;false&quot;" calcext:value-type="string">
            <text:p>"false"</text:p>
          </table:table-cell>
          <table:table-cell table:style-name="ce335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335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335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339" table:formula="of:=+[$'male_2016_08_05.dae raw'.B134]" office:value-type="float" office:value="1" calcext:value-type="float">
            <text:p>1.0</text:p>
          </table:table-cell>
          <table:table-cell table:style-name="ce343" table:formula="of:=+[$'male_2016_08_05.dae raw'.C134]" office:value-type="float" office:value="0" calcext:value-type="float">
            <text:p>0.0</text:p>
          </table:table-cell>
          <table:table-cell table:style-name="ce343" table:formula="of:=+[$'male_2016_08_05.dae raw'.D134]" office:value-type="float" office:value="0" calcext:value-type="float">
            <text:p>0.0</text:p>
          </table:table-cell>
          <table:table-cell table:style-name="ce362" table:formula="of:=+[$'male_2016_08_05.dae raw'.E134]" office:value-type="float" office:value="0.07700001" calcext:value-type="float">
            <text:p>0.1</text:p>
          </table:table-cell>
          <table:table-cell table:style-name="ce339" table:formula="of:=+[$'male_2016_08_05.dae raw'.F134]" office:value-type="float" office:value="0" calcext:value-type="float">
            <text:p>0.0</text:p>
          </table:table-cell>
          <table:table-cell table:style-name="ce343" table:formula="of:=+[$'male_2016_08_05.dae raw'.G134]" office:value-type="float" office:value="1" calcext:value-type="float">
            <text:p>1.0</text:p>
          </table:table-cell>
          <table:table-cell table:style-name="ce343" table:formula="of:=+[$'male_2016_08_05.dae raw'.H134]" office:value-type="float" office:value="0" calcext:value-type="float">
            <text:p>0.0</text:p>
          </table:table-cell>
          <table:table-cell table:style-name="ce479" table:formula="of:=+[$'male_2016_08_05.dae raw'.I134]" office:value-type="float" office:value="0" calcext:value-type="float">
            <text:p>0.00000</text:p>
          </table:table-cell>
          <table:table-cell table:style-name="ce339" table:formula="of:=+[$'male_2016_08_05.dae raw'.J134]" office:value-type="float" office:value="0" calcext:value-type="float">
            <text:p>0.0</text:p>
          </table:table-cell>
          <table:table-cell table:style-name="ce343" table:formula="of:=+[$'male_2016_08_05.dae raw'.K134]" office:value-type="float" office:value="0" calcext:value-type="float">
            <text:p>0.0</text:p>
          </table:table-cell>
          <table:table-cell table:style-name="ce343" table:formula="of:=+[$'male_2016_08_05.dae raw'.L134]" office:value-type="float" office:value="1" calcext:value-type="float">
            <text:p>1.0</text:p>
          </table:table-cell>
          <table:table-cell table:style-name="ce439" table:formula="of:=+[$'male_2016_08_05.dae raw'.M134]" office:value-type="float" office:value="-0.041" calcext:value-type="float">
            <text:p>-0.041000</text:p>
          </table:table-cell>
          <table:table-cell table:style-name="ce575" table:formula="of:=+[$'male_2016_08_05.dae raw'.N134]" office:value-type="float" office:value="0" calcext:value-type="float">
            <text:p>0</text:p>
          </table:table-cell>
          <table:table-cell table:style-name="ce579" table:formula="of:=+[$'male_2016_08_05.dae raw'.O134]" office:value-type="float" office:value="0" calcext:value-type="float">
            <text:p>0</text:p>
          </table:table-cell>
          <table:table-cell table:style-name="ce579" table:formula="of:=+[$'male_2016_08_05.dae raw'.P134]" office:value-type="float" office:value="0" calcext:value-type="float">
            <text:p>0</text:p>
          </table:table-cell>
          <table:table-cell table:style-name="ce584" table:formula="of:=+[$'male_2016_08_05.dae raw'.Q134]" office:value-type="float" office:value="1" calcext:value-type="float">
            <text:p>1</text:p>
          </table:table-cell>
          <table:table-cell table:style-name="ce372" table:formula="of:=[.G134]&amp;&quot;, &quot;&amp;[.K134]&amp;&quot;, &quot;&amp;[.O134]&amp;&quot;, &quot;&amp;[.S134]&amp;&quot;, &quot;&amp;[.H134]&amp;&quot;, &quot;&amp;[.L134]&amp;&quot;, &quot;&amp;[.P134]&amp;&quot;, &quot;&amp;[.T134]&amp;&quot;, &quot;&amp;[.I134]&amp;&quot;, &quot;&amp;[.M134]&amp;&quot;, &quot;&amp;[.Q134]&amp;&quot;, &quot;&amp;[.U134]&amp;&quot;, &quot;&amp;[.J134]&amp;&quot;, &quot;&amp;[.N134]&amp;&quot;, &quot;&amp;[.R134]&amp;&quot;, &quot;&amp;[.V134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 table:style-name="ce506"/>
          <table:table-cell table:style-name="ce511" table:number-columns-repeated="2"/>
          <table:table-cell table:style-name="ce524"/>
          <table:table-cell table:style-name="ce511"/>
          <table:table-cell table:style-name="ce531"/>
          <table:table-cell table:style-name="ce511"/>
          <table:table-cell table:style-name="ce531"/>
          <table:table-cell table:style-name="ce570"/>
          <table:table-cell table:style-name="ce511"/>
          <table:table-cell table:style-name="ce531"/>
          <table:table-cell table:style-name="ce524"/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3" calcext:value-type="float">
            <text:p>0.130</text:p>
          </table:table-cell>
          <table:table-cell table:number-columns-repeated="2" table:style-name="ce381" office:value-type="float" office:value="0.05" calcext:value-type="float">
            <text:p>0.050</text:p>
          </table:table-cell>
          <table:table-cell table:style-name="ce459" table:formula="of:=-[.AN134]+[$'avatar_skeleton.xml convert'.V134]" office:value-type="float" office:value="0" calcext:value-type="float">
            <text:p>0.000</text:p>
          </table:table-cell>
          <table:table-cell table:style-name="ce459" table:formula="of:=-[.AO134]+[$'avatar_skeleton.xml convert'.W134]" office:value-type="float" office:value="0" calcext:value-type="float">
            <text:p>0.000</text:p>
          </table:table-cell>
          <table:table-cell table:style-name="ce459" table:formula="of:=-[.AP134]+[$'avatar_skeleton.xml convert'.X134]" office:value-type="float" office:value="0" calcext:value-type="float">
            <text:p>0.000</text:p>
          </table:table-cell>
          <table:table-cell table:style-name="ce459" table:formula="of:=-[.AQ134]+[$'avatar_skeleton.xml convert'.Y134]" office:value-type="float" office:value="0" calcext:value-type="float">
            <text:p>0.000</text:p>
          </table:table-cell>
          <table:table-cell table:style-name="ce459" table:formula="of:=-[.AR134]+[$'avatar_skeleton.xml convert'.Z134]" office:value-type="float" office:value="0" calcext:value-type="float">
            <text:p>0.000</text:p>
          </table:table-cell>
          <table:table-cell table:style-name="ce459" table:formula="of:=-[.AS134]+[$'avatar_skeleton.xml convert'.AA134]" office:value-type="float" office:value="0" calcext:value-type="float">
            <text:p>0.000</text:p>
          </table:table-cell>
          <table:table-cell table:style-name="ce381" table:formula="of:=+[.AO134]" office:value-type="float" office:value="10" calcext:value-type="float">
            <text:p>10.000</text:p>
          </table:table-cell>
          <table:table-cell table:style-name="ce381" table:formula="of:=+[.AN134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34]" office:value-type="float" office:value="0.05" calcext:value-type="float">
            <text:p>0.050</text:p>
          </table:table-cell>
          <table:table-cell table:style-name="ce381" table:formula="of:=+[.AQ134]" office:value-type="float" office:value="0.13" calcext:value-type="float">
            <text:p>0.13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50" office:value-type="string" calcext:value-type="string">
            <text:p>mFootRight</text:p>
          </table:table-cell>
          <table:table-cell table:style-name="ce153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35]&amp;&quot;, &quot;&amp;[.K135]&amp;&quot;, &quot;&amp;[.O135]&amp;&quot;, &quot;&amp;[.S135]&amp;&quot;, &quot;&amp;[.H135]&amp;&quot;, &quot;&amp;[.L135]&amp;&quot;, &quot;&amp;[.P135]&amp;&quot;, &quot;&amp;[.T135]&amp;&quot;, &quot;&amp;[.I135]&amp;&quot;, &quot;&amp;[.M135]&amp;&quot;, &quot;&amp;[.Q135]&amp;&quot;, &quot;&amp;[.U135]&amp;&quot;, &quot;&amp;[.J135]&amp;&quot;, &quot;&amp;[.N135]&amp;&quot;, &quot;&amp;[.R135]&amp;&quot;, &quot;&amp;[.V135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ToeRight</text:p>
          </table:table-cell>
          <table:table-cell table:style-name="ce153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36]&amp;&quot;, &quot;&amp;[.K136]&amp;&quot;, &quot;&amp;[.O136]&amp;&quot;, &quot;&amp;[.S136]&amp;&quot;, &quot;&amp;[.H136]&amp;&quot;, &quot;&amp;[.L136]&amp;&quot;, &quot;&amp;[.P136]&amp;&quot;, &quot;&amp;[.T136]&amp;&quot;, &quot;&amp;[.I136]&amp;&quot;, &quot;&amp;[.M136]&amp;&quot;, &quot;&amp;[.Q136]&amp;&quot;, &quot;&amp;[.U136]&amp;&quot;, &quot;&amp;[.J136]&amp;&quot;, &quot;&amp;[.N136]&amp;&quot;, &quot;&amp;[.R136]&amp;&quot;, &quot;&amp;[.V136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ipLeft</text:p>
          </table:table-cell>
          <table:table-cell table:style-name="ce155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37]&amp;&quot;, &quot;&amp;[.K137]&amp;&quot;, &quot;&amp;[.O137]&amp;&quot;, &quot;&amp;[.S137]&amp;&quot;, &quot;&amp;[.H137]&amp;&quot;, &quot;&amp;[.L137]&amp;&quot;, &quot;&amp;[.P137]&amp;&quot;, &quot;&amp;[.T137]&amp;&quot;, &quot;&amp;[.I137]&amp;&quot;, &quot;&amp;[.M137]&amp;&quot;, &quot;&amp;[.Q137]&amp;&quot;, &quot;&amp;[.U137]&amp;&quot;, &quot;&amp;[.J137]&amp;&quot;, &quot;&amp;[.N137]&amp;&quot;, &quot;&amp;[.R137]&amp;&quot;, &quot;&amp;[.V137]" office:value-type="string" office:string-value=", , , , , , , , , , , , , , , " calcext:value-type="string">
            <text:p>, , , , , , , , , , , , , , , </text:p>
          </table:table-cell>
          <table:table-cell office:value-type="float" office:value="0.952381" calcext:value-type="float">
            <text:p>0.952381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3215" calcext:value-type="float">
            <text:p>-0.032150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952381" calcext:value-type="float">
            <text:p>0.952381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120729" calcext:value-type="float">
            <text:p>-0.120729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1.07286" calcext:value-type="float">
            <text:p>-1.072860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38" office:value-type="string" calcext:value-type="string">
            <text:p>L_UPPER_LEG</text:p>
          </table:table-cell>
          <table:table-cell table:style-name="ce1" table:formula="of:=+[$'avatar_skeleton.xml convert'.B138]" office:value-type="string" office:string-value="mHipLeft" calcext:value-type="string">
            <text:p>mHipLeft</text:p>
          </table:table-cell>
          <table:table-cell table:style-name="ce357" table:formula="of:=+[$'avatar_skeleton.xml convert'.C138]" office:value-type="string" office:string-value="&quot;false&quot;" calcext:value-type="string">
            <text:p>"false"</text:p>
          </table:table-cell>
          <table:table-cell table:style-name="ce335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335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335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339" table:formula="of:=+[$'male_2016_08_05.dae raw'.B138]" office:value-type="float" office:value="1" calcext:value-type="float">
            <text:p>1.0</text:p>
          </table:table-cell>
          <table:table-cell table:style-name="ce343" table:formula="of:=+[$'male_2016_08_05.dae raw'.C138]" office:value-type="float" office:value="0" calcext:value-type="float">
            <text:p>0.0</text:p>
          </table:table-cell>
          <table:table-cell table:style-name="ce343" table:formula="of:=+[$'male_2016_08_05.dae raw'.D138]" office:value-type="float" office:value="0" calcext:value-type="float">
            <text:p>0.0</text:p>
          </table:table-cell>
          <table:table-cell table:style-name="ce362" table:formula="of:=+[$'male_2016_08_05.dae raw'.E138]" office:value-type="float" office:value="-0.021" calcext:value-type="float">
            <text:p>0.0</text:p>
          </table:table-cell>
          <table:table-cell table:style-name="ce339" table:formula="of:=+[$'male_2016_08_05.dae raw'.F138]" office:value-type="float" office:value="0" calcext:value-type="float">
            <text:p>0.0</text:p>
          </table:table-cell>
          <table:table-cell table:style-name="ce343" table:formula="of:=+[$'male_2016_08_05.dae raw'.G138]" office:value-type="float" office:value="1" calcext:value-type="float">
            <text:p>1.0</text:p>
          </table:table-cell>
          <table:table-cell table:style-name="ce343" table:formula="of:=+[$'male_2016_08_05.dae raw'.H138]" office:value-type="float" office:value="0" calcext:value-type="float">
            <text:p>0.0</text:p>
          </table:table-cell>
          <table:table-cell table:style-name="ce479" table:formula="of:=+[$'male_2016_08_05.dae raw'.I138]" office:value-type="float" office:value="-0.05249999" calcext:value-type="float">
            <text:p>-0.05250</text:p>
          </table:table-cell>
          <table:table-cell table:style-name="ce339" table:formula="of:=+[$'male_2016_08_05.dae raw'.J138]" office:value-type="float" office:value="0" calcext:value-type="float">
            <text:p>0.0</text:p>
          </table:table-cell>
          <table:table-cell table:style-name="ce343" table:formula="of:=+[$'male_2016_08_05.dae raw'.K138]" office:value-type="float" office:value="0" calcext:value-type="float">
            <text:p>0.0</text:p>
          </table:table-cell>
          <table:table-cell table:style-name="ce343" table:formula="of:=+[$'male_2016_08_05.dae raw'.L138]" office:value-type="float" office:value="1" calcext:value-type="float">
            <text:p>1.0</text:p>
          </table:table-cell>
          <table:table-cell table:style-name="ce439" table:formula="of:=+[$'male_2016_08_05.dae raw'.M138]" office:value-type="float" office:value="-0.22" calcext:value-type="float">
            <text:p>-0.220000</text:p>
          </table:table-cell>
          <table:table-cell table:style-name="ce575" table:formula="of:=+[$'male_2016_08_05.dae raw'.N138]" office:value-type="float" office:value="0" calcext:value-type="float">
            <text:p>0</text:p>
          </table:table-cell>
          <table:table-cell table:style-name="ce579" table:formula="of:=+[$'male_2016_08_05.dae raw'.O138]" office:value-type="float" office:value="0" calcext:value-type="float">
            <text:p>0</text:p>
          </table:table-cell>
          <table:table-cell table:style-name="ce579" table:formula="of:=+[$'male_2016_08_05.dae raw'.P138]" office:value-type="float" office:value="0" calcext:value-type="float">
            <text:p>0</text:p>
          </table:table-cell>
          <table:table-cell table:style-name="ce584" table:formula="of:=+[$'male_2016_08_05.dae raw'.Q138]" office:value-type="float" office:value="1" calcext:value-type="float">
            <text:p>1</text:p>
          </table:table-cell>
          <table:table-cell table:style-name="ce372" table:formula="of:=[.G138]&amp;&quot;, &quot;&amp;[.K138]&amp;&quot;, &quot;&amp;[.O138]&amp;&quot;, &quot;&amp;[.S138]&amp;&quot;, &quot;&amp;[.H138]&amp;&quot;, &quot;&amp;[.L138]&amp;&quot;, &quot;&amp;[.P138]&amp;&quot;, &quot;&amp;[.T138]&amp;&quot;, &quot;&amp;[.I138]&amp;&quot;, &quot;&amp;[.M138]&amp;&quot;, &quot;&amp;[.Q138]&amp;&quot;, &quot;&amp;[.U138]&amp;&quot;, &quot;&amp;[.J138]&amp;&quot;, &quot;&amp;[.N138]&amp;&quot;, &quot;&amp;[.R138]&amp;&quot;, &quot;&amp;[.V138]" office:value-type="string" office:string-value="1, 0, 0, 0, 0, 1, 0, 0, 0, 0, 1, 0, -0.021, -0.05249999, -0.22, 1" calcext:value-type="string">
            <text:p>1, 0, 0, 0, 0, 1, 0, 0, 0, 0, 1, 0, -0.021, -0.05249999, -0.22, 1</text:p>
          </table:table-cell>
          <table:table-cell table:style-name="ce506"/>
          <table:table-cell table:style-name="ce511" table:number-columns-repeated="2"/>
          <table:table-cell table:style-name="ce524"/>
          <table:table-cell table:style-name="ce511"/>
          <table:table-cell table:style-name="ce531"/>
          <table:table-cell table:style-name="ce511"/>
          <table:table-cell table:style-name="ce531"/>
          <table:table-cell table:style-name="ce570"/>
          <table:table-cell table:style-name="ce511"/>
          <table:table-cell table:style-name="ce531"/>
          <table:table-cell table:style-name="ce524"/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459" table:formula="of:=-[.AN138]+[$'avatar_skeleton.xml convert'.V138]" office:value-type="float" office:value="0" calcext:value-type="float">
            <text:p>0.000</text:p>
          </table:table-cell>
          <table:table-cell table:style-name="ce459" table:formula="of:=-[.AO138]+[$'avatar_skeleton.xml convert'.W138]" office:value-type="float" office:value="0" calcext:value-type="float">
            <text:p>0.000</text:p>
          </table:table-cell>
          <table:table-cell table:style-name="ce459" table:formula="of:=-[.AP138]+[$'avatar_skeleton.xml convert'.X138]" office:value-type="float" office:value="0" calcext:value-type="float">
            <text:p>0.000</text:p>
          </table:table-cell>
          <table:table-cell table:style-name="ce459" table:formula="of:=-[.AQ138]+[$'avatar_skeleton.xml convert'.Y138]" office:value-type="float" office:value="0" calcext:value-type="float">
            <text:p>0.000</text:p>
          </table:table-cell>
          <table:table-cell table:style-name="ce459" table:formula="of:=-[.AR138]+[$'avatar_skeleton.xml convert'.Z138]" office:value-type="float" office:value="0" calcext:value-type="float">
            <text:p>0.000</text:p>
          </table:table-cell>
          <table:table-cell table:style-name="ce459" table:formula="of:=-[.AS138]+[$'avatar_skeleton.xml convert'.AA138]" office:value-type="float" office:value="0" calcext:value-type="float">
            <text:p>0.000</text:p>
          </table:table-cell>
          <table:table-cell table:style-name="ce381" table:formula="of:=+[.AO138]" office:value-type="float" office:value="0" calcext:value-type="float">
            <text:p>0.000</text:p>
          </table:table-cell>
          <table:table-cell table:style-name="ce381" table:formula="of:=+[.AN138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38]" office:value-type="float" office:value="0.09" calcext:value-type="float">
            <text:p>0.090</text:p>
          </table:table-cell>
          <table:table-cell table:style-name="ce381" table:formula="of:=+[.AQ138]" office:value-type="float" office:value="0.09" calcext:value-type="float">
            <text:p>0.090</text:p>
          </table:table-cell>
          <table:table-cell table:style-name="ce381" office:value-type="float" office:value="0.32" calcext:value-type="float">
            <text:p>0.32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26" office:value-type="string" calcext:value-type="string">
            <text:p>mKneeLeft</text:p>
          </table:table-cell>
          <table:table-cell table:style-name="ce153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39]&amp;&quot;, &quot;&amp;[.K139]&amp;&quot;, &quot;&amp;[.O139]&amp;&quot;, &quot;&amp;[.S139]&amp;&quot;, &quot;&amp;[.H139]&amp;&quot;, &quot;&amp;[.L139]&amp;&quot;, &quot;&amp;[.P139]&amp;&quot;, &quot;&amp;[.T139]&amp;&quot;, &quot;&amp;[.I139]&amp;&quot;, &quot;&amp;[.M139]&amp;&quot;, &quot;&amp;[.Q139]&amp;&quot;, &quot;&amp;[.U139]&amp;&quot;, &quot;&amp;[.J139]&amp;&quot;, &quot;&amp;[.N139]&amp;&quot;, &quot;&amp;[.R139]&amp;&quot;, &quot;&amp;[.V139]" office:value-type="string" office:string-value=", , , , , , , , , , , , , , , " calcext:value-type="string">
            <text:p>, , , , , , , , , , , , , , , </text:p>
          </table:table-cell>
          <table:table-cell office:value-type="float" office:value="0.952381" calcext:value-type="float">
            <text:p>0.952381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31263" calcext:value-type="float">
            <text:p>-0.031263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0.952381" calcext:value-type="float">
            <text:p>0.952381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75161" calcext:value-type="float">
            <text:p>-0.075161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0.909091" calcext:value-type="float">
            <text:p>0.909091</text:p>
          </table:table-cell>
          <table:table-cell office:value-type="float" office:value="-0.528917" calcext:value-type="float">
            <text:p>-0.528917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38" office:value-type="string" calcext:value-type="string">
            <text:p>L_LOWER_LEG</text:p>
          </table:table-cell>
          <table:table-cell table:style-name="ce1" table:formula="of:=+[$'avatar_skeleton.xml convert'.B140]" office:value-type="string" office:string-value="mKneeLeft" calcext:value-type="string">
            <text:p>mKneeLeft</text:p>
          </table:table-cell>
          <table:table-cell table:style-name="ce357" table:formula="of:=+[$'avatar_skeleton.xml convert'.C140]" office:value-type="string" office:string-value="&quot;false&quot;" calcext:value-type="string">
            <text:p>"false"</text:p>
          </table:table-cell>
          <table:table-cell table:style-name="ce335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335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335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339" table:formula="of:=+[$'male_2016_08_05.dae raw'.B140]" office:value-type="float" office:value="1" calcext:value-type="float">
            <text:p>1.0</text:p>
          </table:table-cell>
          <table:table-cell table:style-name="ce343" table:formula="of:=+[$'male_2016_08_05.dae raw'.C140]" office:value-type="float" office:value="0" calcext:value-type="float">
            <text:p>0.0</text:p>
          </table:table-cell>
          <table:table-cell table:style-name="ce343" table:formula="of:=+[$'male_2016_08_05.dae raw'.D140]" office:value-type="float" office:value="0" calcext:value-type="float">
            <text:p>0.0</text:p>
          </table:table-cell>
          <table:table-cell table:style-name="ce362" table:formula="of:=+[$'male_2016_08_05.dae raw'.E140]" office:value-type="float" office:value="-0.021" calcext:value-type="float">
            <text:p>0.0</text:p>
          </table:table-cell>
          <table:table-cell table:style-name="ce339" table:formula="of:=+[$'male_2016_08_05.dae raw'.F140]" office:value-type="float" office:value="0" calcext:value-type="float">
            <text:p>0.0</text:p>
          </table:table-cell>
          <table:table-cell table:style-name="ce343" table:formula="of:=+[$'male_2016_08_05.dae raw'.G140]" office:value-type="float" office:value="1" calcext:value-type="float">
            <text:p>1.0</text:p>
          </table:table-cell>
          <table:table-cell table:style-name="ce343" table:formula="of:=+[$'male_2016_08_05.dae raw'.H140]" office:value-type="float" office:value="0" calcext:value-type="float">
            <text:p>0.0</text:p>
          </table:table-cell>
          <table:table-cell table:style-name="ce479" table:formula="of:=+[$'male_2016_08_05.dae raw'.I140]" office:value-type="float" office:value="0" calcext:value-type="float">
            <text:p>0.00000</text:p>
          </table:table-cell>
          <table:table-cell table:style-name="ce339" table:formula="of:=+[$'male_2016_08_05.dae raw'.J140]" office:value-type="float" office:value="0" calcext:value-type="float">
            <text:p>0.0</text:p>
          </table:table-cell>
          <table:table-cell table:style-name="ce343" table:formula="of:=+[$'male_2016_08_05.dae raw'.K140]" office:value-type="float" office:value="0" calcext:value-type="float">
            <text:p>0.0</text:p>
          </table:table-cell>
          <table:table-cell table:style-name="ce343" table:formula="of:=+[$'male_2016_08_05.dae raw'.L140]" office:value-type="float" office:value="1" calcext:value-type="float">
            <text:p>1.0</text:p>
          </table:table-cell>
          <table:table-cell table:style-name="ce439" table:formula="of:=+[$'male_2016_08_05.dae raw'.M140]" office:value-type="float" office:value="-0.22" calcext:value-type="float">
            <text:p>-0.220000</text:p>
          </table:table-cell>
          <table:table-cell table:style-name="ce575" table:formula="of:=+[$'male_2016_08_05.dae raw'.N140]" office:value-type="float" office:value="0" calcext:value-type="float">
            <text:p>0</text:p>
          </table:table-cell>
          <table:table-cell table:style-name="ce579" table:formula="of:=+[$'male_2016_08_05.dae raw'.O140]" office:value-type="float" office:value="0" calcext:value-type="float">
            <text:p>0</text:p>
          </table:table-cell>
          <table:table-cell table:style-name="ce579" table:formula="of:=+[$'male_2016_08_05.dae raw'.P140]" office:value-type="float" office:value="0" calcext:value-type="float">
            <text:p>0</text:p>
          </table:table-cell>
          <table:table-cell table:style-name="ce584" table:formula="of:=+[$'male_2016_08_05.dae raw'.Q140]" office:value-type="float" office:value="1" calcext:value-type="float">
            <text:p>1</text:p>
          </table:table-cell>
          <table:table-cell table:style-name="ce372" table:formula="of:=[.G140]&amp;&quot;, &quot;&amp;[.K140]&amp;&quot;, &quot;&amp;[.O140]&amp;&quot;, &quot;&amp;[.S140]&amp;&quot;, &quot;&amp;[.H140]&amp;&quot;, &quot;&amp;[.L140]&amp;&quot;, &quot;&amp;[.P140]&amp;&quot;, &quot;&amp;[.T140]&amp;&quot;, &quot;&amp;[.I140]&amp;&quot;, &quot;&amp;[.M140]&amp;&quot;, &quot;&amp;[.Q140]&amp;&quot;, &quot;&amp;[.U140]&amp;&quot;, &quot;&amp;[.J140]&amp;&quot;, &quot;&amp;[.N140]&amp;&quot;, &quot;&amp;[.R140]&amp;&quot;, &quot;&amp;[.V140]" office:value-type="string" office:string-value="1, 0, 0, 0, 0, 1, 0, 0, 0, 0, 1, 0, -0.021, 0, -0.22, 1" calcext:value-type="string">
            <text:p>1, 0, 0, 0, 0, 1, 0, 0, 0, 0, 1, 0, -0.021, 0, -0.22, 1</text:p>
          </table:table-cell>
          <table:table-cell table:style-name="ce506"/>
          <table:table-cell table:style-name="ce511" table:number-columns-repeated="2"/>
          <table:table-cell table:style-name="ce524"/>
          <table:table-cell table:style-name="ce511"/>
          <table:table-cell table:style-name="ce531"/>
          <table:table-cell table:style-name="ce511"/>
          <table:table-cell table:style-name="ce531"/>
          <table:table-cell table:style-name="ce570"/>
          <table:table-cell table:style-name="ce511"/>
          <table:table-cell table:style-name="ce531"/>
          <table:table-cell table:style-name="ce524"/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number-columns-repeated="3" table:style-name="ce381" office:value-type="float" office:value="0" calcext:value-type="float">
            <text:p>0.000</text:p>
          </table:table-cell>
          <table:table-cell table:number-columns-repeated="2" table:style-name="ce381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459" table:formula="of:=-[.AN140]+[$'avatar_skeleton.xml convert'.V140]" office:value-type="float" office:value="0" calcext:value-type="float">
            <text:p>0.000</text:p>
          </table:table-cell>
          <table:table-cell table:style-name="ce459" table:formula="of:=-[.AO140]+[$'avatar_skeleton.xml convert'.W140]" office:value-type="float" office:value="0" calcext:value-type="float">
            <text:p>0.000</text:p>
          </table:table-cell>
          <table:table-cell table:style-name="ce459" table:formula="of:=-[.AP140]+[$'avatar_skeleton.xml convert'.X140]" office:value-type="float" office:value="0" calcext:value-type="float">
            <text:p>0.000</text:p>
          </table:table-cell>
          <table:table-cell table:style-name="ce459" table:formula="of:=-[.AQ140]+[$'avatar_skeleton.xml convert'.Y140]" office:value-type="float" office:value="0" calcext:value-type="float">
            <text:p>0.000</text:p>
          </table:table-cell>
          <table:table-cell table:style-name="ce459" table:formula="of:=-[.AR140]+[$'avatar_skeleton.xml convert'.Z140]" office:value-type="float" office:value="0" calcext:value-type="float">
            <text:p>0.000</text:p>
          </table:table-cell>
          <table:table-cell table:style-name="ce459" table:formula="of:=-[.AS140]+[$'avatar_skeleton.xml convert'.AA140]" office:value-type="float" office:value="0" calcext:value-type="float">
            <text:p>0.000</text:p>
          </table:table-cell>
          <table:table-cell table:style-name="ce381" table:formula="of:=+[.AO140]" office:value-type="float" office:value="0" calcext:value-type="float">
            <text:p>0.000</text:p>
          </table:table-cell>
          <table:table-cell table:style-name="ce381" table:formula="of:=+[.AN140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40]" office:value-type="float" office:value="0.06" calcext:value-type="float">
            <text:p>0.060</text:p>
          </table:table-cell>
          <table:table-cell table:style-name="ce381" table:formula="of:=+[.AQ140]" office:value-type="float" office:value="0.06" calcext:value-type="float">
            <text:p>0.060</text:p>
          </table:table-cell>
          <table:table-cell table:style-name="ce381" office:value-type="float" office:value="0.25" calcext:value-type="float">
            <text:p>0.2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26" office:value-type="string" calcext:value-type="string">
            <text:p>mAnkleLeft</text:p>
          </table:table-cell>
          <table:table-cell table:style-name="ce153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1]&amp;&quot;, &quot;&amp;[.K141]&amp;&quot;, &quot;&amp;[.O141]&amp;&quot;, &quot;&amp;[.S141]&amp;&quot;, &quot;&amp;[.H141]&amp;&quot;, &quot;&amp;[.L141]&amp;&quot;, &quot;&amp;[.P141]&amp;&quot;, &quot;&amp;[.T141]&amp;&quot;, &quot;&amp;[.I141]&amp;&quot;, &quot;&amp;[.M141]&amp;&quot;, &quot;&amp;[.Q141]&amp;&quot;, &quot;&amp;[.U141]&amp;&quot;, &quot;&amp;[.J141]&amp;&quot;, &quot;&amp;[.N141]&amp;&quot;, &quot;&amp;[.R141]&amp;&quot;, &quot;&amp;[.V141]" office:value-type="string" office:string-value=", , , , , , , , , , , , , , , " calcext:value-type="string">
            <text:p>, , , , , , , , , , , , , , , </text:p>
          </table:table-cell>
          <table:table-cell office:value-type="float" office:value="1" calcext:value-type="float">
            <text:p>1.000000</text:p>
          </table:table-cell>
          <table:table-cell table:number-columns-repeated="2" table:style-name="ce544" office:value-type="float" office:value="0" calcext:value-type="float">
            <text:p>0</text:p>
          </table:table-cell>
          <table:table-cell office:value-type="float" office:value="-0.002494" calcext:value-type="float">
            <text:p>-0.002494</text:p>
          </table:table-cell>
          <table:table-cell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table:style-name="ce544" office:value-type="float" office:value="0" calcext:value-type="float">
            <text:p>0</text:p>
          </table:table-cell>
          <table:table-cell office:value-type="float" office:value="-0.080366" calcext:value-type="float">
            <text:p>-0.080366</text:p>
          </table:table-cell>
          <table:table-cell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556" office:value-type="float" office:value="1" calcext:value-type="float">
            <text:p>1.000000</text:p>
          </table:table-cell>
          <table:table-cell office:value-type="float" office:value="-0.066515" calcext:value-type="float">
            <text:p>-0.066515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338" office:value-type="string" calcext:value-type="string">
            <text:p>L_FOOT</text:p>
          </table:table-cell>
          <table:table-cell table:style-name="ce1" table:formula="of:=+[$'avatar_skeleton.xml convert'.B142]" office:value-type="string" office:string-value="mAnkleLeft" calcext:value-type="string">
            <text:p>mAnkleLeft</text:p>
          </table:table-cell>
          <table:table-cell table:style-name="ce357" table:formula="of:=+[$'avatar_skeleton.xml convert'.C142]" office:value-type="string" office:string-value="&quot;false&quot;" calcext:value-type="string">
            <text:p>"false"</text:p>
          </table:table-cell>
          <table:table-cell table:style-name="ce335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335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335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339" table:formula="of:=+[$'male_2016_08_05.dae raw'.B142]" office:value-type="float" office:value="1" calcext:value-type="float">
            <text:p>1.0</text:p>
          </table:table-cell>
          <table:table-cell table:style-name="ce343" table:formula="of:=+[$'male_2016_08_05.dae raw'.C142]" office:value-type="float" office:value="0" calcext:value-type="float">
            <text:p>0.0</text:p>
          </table:table-cell>
          <table:table-cell table:style-name="ce343" table:formula="of:=+[$'male_2016_08_05.dae raw'.D142]" office:value-type="float" office:value="0" calcext:value-type="float">
            <text:p>0.0</text:p>
          </table:table-cell>
          <table:table-cell table:style-name="ce362" table:formula="of:=+[$'male_2016_08_05.dae raw'.E142]" office:value-type="float" office:value="0.07700001" calcext:value-type="float">
            <text:p>0.1</text:p>
          </table:table-cell>
          <table:table-cell table:style-name="ce339" table:formula="of:=+[$'male_2016_08_05.dae raw'.F142]" office:value-type="float" office:value="0" calcext:value-type="float">
            <text:p>0.0</text:p>
          </table:table-cell>
          <table:table-cell table:style-name="ce343" table:formula="of:=+[$'male_2016_08_05.dae raw'.G142]" office:value-type="float" office:value="1" calcext:value-type="float">
            <text:p>1.0</text:p>
          </table:table-cell>
          <table:table-cell table:style-name="ce343" table:formula="of:=+[$'male_2016_08_05.dae raw'.H142]" office:value-type="float" office:value="0" calcext:value-type="float">
            <text:p>0.0</text:p>
          </table:table-cell>
          <table:table-cell table:style-name="ce479" table:formula="of:=+[$'male_2016_08_05.dae raw'.I142]" office:value-type="float" office:value="0" calcext:value-type="float">
            <text:p>0.00000</text:p>
          </table:table-cell>
          <table:table-cell table:style-name="ce339" table:formula="of:=+[$'male_2016_08_05.dae raw'.J142]" office:value-type="float" office:value="0" calcext:value-type="float">
            <text:p>0.0</text:p>
          </table:table-cell>
          <table:table-cell table:style-name="ce343" table:formula="of:=+[$'male_2016_08_05.dae raw'.K142]" office:value-type="float" office:value="0" calcext:value-type="float">
            <text:p>0.0</text:p>
          </table:table-cell>
          <table:table-cell table:style-name="ce343" table:formula="of:=+[$'male_2016_08_05.dae raw'.L142]" office:value-type="float" office:value="1" calcext:value-type="float">
            <text:p>1.0</text:p>
          </table:table-cell>
          <table:table-cell table:style-name="ce439" table:formula="of:=+[$'male_2016_08_05.dae raw'.M142]" office:value-type="float" office:value="-0.041" calcext:value-type="float">
            <text:p>-0.041000</text:p>
          </table:table-cell>
          <table:table-cell table:style-name="ce575" table:formula="of:=+[$'male_2016_08_05.dae raw'.N142]" office:value-type="float" office:value="0" calcext:value-type="float">
            <text:p>0</text:p>
          </table:table-cell>
          <table:table-cell table:style-name="ce579" table:formula="of:=+[$'male_2016_08_05.dae raw'.O142]" office:value-type="float" office:value="0" calcext:value-type="float">
            <text:p>0</text:p>
          </table:table-cell>
          <table:table-cell table:style-name="ce579" table:formula="of:=+[$'male_2016_08_05.dae raw'.P142]" office:value-type="float" office:value="0" calcext:value-type="float">
            <text:p>0</text:p>
          </table:table-cell>
          <table:table-cell table:style-name="ce584" table:formula="of:=+[$'male_2016_08_05.dae raw'.Q142]" office:value-type="float" office:value="1" calcext:value-type="float">
            <text:p>1</text:p>
          </table:table-cell>
          <table:table-cell table:style-name="ce372" table:formula="of:=[.G142]&amp;&quot;, &quot;&amp;[.K142]&amp;&quot;, &quot;&amp;[.O142]&amp;&quot;, &quot;&amp;[.S142]&amp;&quot;, &quot;&amp;[.H142]&amp;&quot;, &quot;&amp;[.L142]&amp;&quot;, &quot;&amp;[.P142]&amp;&quot;, &quot;&amp;[.T142]&amp;&quot;, &quot;&amp;[.I142]&amp;&quot;, &quot;&amp;[.M142]&amp;&quot;, &quot;&amp;[.Q142]&amp;&quot;, &quot;&amp;[.U142]&amp;&quot;, &quot;&amp;[.J142]&amp;&quot;, &quot;&amp;[.N142]&amp;&quot;, &quot;&amp;[.R142]&amp;&quot;, &quot;&amp;[.V142]" office:value-type="string" office:string-value="1, 0, 0, 0, 0, 1, 0, 0, 0, 0, 1, 0, 0.07700001, 0, -0.041, 1" calcext:value-type="string">
            <text:p>1, 0, 0, 0, 0, 1, 0, 0, 0, 0, 1, 0, 0.07700001, 0, -0.041, 1</text:p>
          </table:table-cell>
          <table:table-cell table:style-name="ce506"/>
          <table:table-cell table:style-name="ce511" table:number-columns-repeated="2"/>
          <table:table-cell table:style-name="ce524"/>
          <table:table-cell table:style-name="ce511"/>
          <table:table-cell table:style-name="ce531"/>
          <table:table-cell table:style-name="ce511"/>
          <table:table-cell table:style-name="ce531"/>
          <table:table-cell table:style-name="ce570"/>
          <table:table-cell table:style-name="ce511"/>
          <table:table-cell table:style-name="ce531"/>
          <table:table-cell table:style-name="ce524"/>
          <table:table-cell table:style-name="ce575" office:value-type="float" office:value="0" calcext:value-type="float">
            <text:p>0</text:p>
          </table:table-cell>
          <table:table-cell table:style-name="ce343" office:value-type="float" office:value="0" calcext:value-type="float">
            <text:p>0.0</text:p>
          </table:table-cell>
          <table:table-cell table:style-name="ce579" office:value-type="float" office:value="0" calcext:value-type="float">
            <text:p>0</text:p>
          </table:table-cell>
          <table:table-cell table:style-name="ce584" office:value-type="float" office:value="1" calcext:value-type="float">
            <text:p>1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10" calcext:value-type="float">
            <text:p>1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office:value-type="float" office:value="0.13" calcext:value-type="float">
            <text:p>0.130</text:p>
          </table:table-cell>
          <table:table-cell table:number-columns-repeated="2" table:style-name="ce381" office:value-type="float" office:value="0.05" calcext:value-type="float">
            <text:p>0.050</text:p>
          </table:table-cell>
          <table:table-cell table:style-name="ce459" table:formula="of:=-[.AN142]+[$'avatar_skeleton.xml convert'.V142]" office:value-type="float" office:value="0" calcext:value-type="float">
            <text:p>0.000</text:p>
          </table:table-cell>
          <table:table-cell table:style-name="ce459" table:formula="of:=-[.AO142]+[$'avatar_skeleton.xml convert'.W142]" office:value-type="float" office:value="0" calcext:value-type="float">
            <text:p>0.000</text:p>
          </table:table-cell>
          <table:table-cell table:style-name="ce459" table:formula="of:=-[.AP142]+[$'avatar_skeleton.xml convert'.X142]" office:value-type="float" office:value="0" calcext:value-type="float">
            <text:p>0.000</text:p>
          </table:table-cell>
          <table:table-cell table:style-name="ce459" table:formula="of:=-[.AQ142]+[$'avatar_skeleton.xml convert'.Y142]" office:value-type="float" office:value="0" calcext:value-type="float">
            <text:p>0.000</text:p>
          </table:table-cell>
          <table:table-cell table:style-name="ce459" table:formula="of:=-[.AR142]+[$'avatar_skeleton.xml convert'.Z142]" office:value-type="float" office:value="0" calcext:value-type="float">
            <text:p>0.000</text:p>
          </table:table-cell>
          <table:table-cell table:style-name="ce459" table:formula="of:=-[.AS142]+[$'avatar_skeleton.xml convert'.AA142]" office:value-type="float" office:value="0" calcext:value-type="float">
            <text:p>0.000</text:p>
          </table:table-cell>
          <table:table-cell table:style-name="ce381" table:formula="of:=+[.AO142]" office:value-type="float" office:value="10" calcext:value-type="float">
            <text:p>10.000</text:p>
          </table:table-cell>
          <table:table-cell table:style-name="ce381" table:formula="of:=+[.AN142]" office:value-type="float" office:value="0" calcext:value-type="float">
            <text:p>0.000</text:p>
          </table:table-cell>
          <table:table-cell table:style-name="ce381" office:value-type="float" office:value="0" calcext:value-type="float">
            <text:p>0.000</text:p>
          </table:table-cell>
          <table:table-cell table:style-name="ce381" table:formula="of:=+[.AR142]" office:value-type="float" office:value="0.05" calcext:value-type="float">
            <text:p>0.050</text:p>
          </table:table-cell>
          <table:table-cell table:style-name="ce381" table:formula="of:=+[.AQ142]" office:value-type="float" office:value="0.13" calcext:value-type="float">
            <text:p>0.130</text:p>
          </table:table-cell>
          <table:table-cell table:style-name="ce381" office:value-type="float" office:value="0.05" calcext:value-type="float">
            <text:p>0.050</text:p>
          </table:table-cell>
          <table:table-cell table:style-name="ce321"/>
          <table:table-cell table:style-name="ce385" table:number-columns-repeated="907"/>
          <table:table-cell table:style-name="ce396" table:number-columns-repeated="34"/>
          <table:table-cell table:style-name="ce397" table:number-columns-repeated="25"/>
        </table:table-row>
        <table:table-row table:style-name="ro3">
          <table:table-cell table:style-name="ce126" office:value-type="string" calcext:value-type="string">
            <text:p>mFootLeft</text:p>
          </table:table-cell>
          <table:table-cell table:style-name="ce153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3]&amp;&quot;, &quot;&amp;[.K143]&amp;&quot;, &quot;&amp;[.O143]&amp;&quot;, &quot;&amp;[.S143]&amp;&quot;, &quot;&amp;[.H143]&amp;&quot;, &quot;&amp;[.L143]&amp;&quot;, &quot;&amp;[.P143]&amp;&quot;, &quot;&amp;[.T143]&amp;&quot;, &quot;&amp;[.I143]&amp;&quot;, &quot;&amp;[.M143]&amp;&quot;, &quot;&amp;[.Q143]&amp;&quot;, &quot;&amp;[.U143]&amp;&quot;, &quot;&amp;[.J143]&amp;&quot;, &quot;&amp;[.N143]&amp;&quot;, &quot;&amp;[.R143]&amp;&quot;, &quot;&amp;[.V143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ToeLeft</text:p>
          </table:table-cell>
          <table:table-cell table:style-name="ce153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4]&amp;&quot;, &quot;&amp;[.K144]&amp;&quot;, &quot;&amp;[.O144]&amp;&quot;, &quot;&amp;[.S144]&amp;&quot;, &quot;&amp;[.H144]&amp;&quot;, &quot;&amp;[.L144]&amp;&quot;, &quot;&amp;[.P144]&amp;&quot;, &quot;&amp;[.T144]&amp;&quot;, &quot;&amp;[.I144]&amp;&quot;, &quot;&amp;[.M144]&amp;&quot;, &quot;&amp;[.Q144]&amp;&quot;, &quot;&amp;[.U144]&amp;&quot;, &quot;&amp;[.J144]&amp;&quot;, &quot;&amp;[.N144]&amp;&quot;, &quot;&amp;[.R144]&amp;&quot;, &quot;&amp;[.V144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Tail1</text:p>
          </table:table-cell>
          <table:table-cell table:style-name="ce155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5]&amp;&quot;, &quot;&amp;[.K145]&amp;&quot;, &quot;&amp;[.O145]&amp;&quot;, &quot;&amp;[.S145]&amp;&quot;, &quot;&amp;[.H145]&amp;&quot;, &quot;&amp;[.L145]&amp;&quot;, &quot;&amp;[.P145]&amp;&quot;, &quot;&amp;[.T145]&amp;&quot;, &quot;&amp;[.I145]&amp;&quot;, &quot;&amp;[.M145]&amp;&quot;, &quot;&amp;[.Q145]&amp;&quot;, &quot;&amp;[.U145]&amp;&quot;, &quot;&amp;[.J145]&amp;&quot;, &quot;&amp;[.N145]&amp;&quot;, &quot;&amp;[.R145]&amp;&quot;, &quot;&amp;[.V145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Tail2</text:p>
          </table:table-cell>
          <table:table-cell table:style-name="ce153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6]&amp;&quot;, &quot;&amp;[.K146]&amp;&quot;, &quot;&amp;[.O146]&amp;&quot;, &quot;&amp;[.S146]&amp;&quot;, &quot;&amp;[.H146]&amp;&quot;, &quot;&amp;[.L146]&amp;&quot;, &quot;&amp;[.P146]&amp;&quot;, &quot;&amp;[.T146]&amp;&quot;, &quot;&amp;[.I146]&amp;&quot;, &quot;&amp;[.M146]&amp;&quot;, &quot;&amp;[.Q146]&amp;&quot;, &quot;&amp;[.U146]&amp;&quot;, &quot;&amp;[.J146]&amp;&quot;, &quot;&amp;[.N146]&amp;&quot;, &quot;&amp;[.R146]&amp;&quot;, &quot;&amp;[.V146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Tail3</text:p>
          </table:table-cell>
          <table:table-cell table:style-name="ce153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7]&amp;&quot;, &quot;&amp;[.K147]&amp;&quot;, &quot;&amp;[.O147]&amp;&quot;, &quot;&amp;[.S147]&amp;&quot;, &quot;&amp;[.H147]&amp;&quot;, &quot;&amp;[.L147]&amp;&quot;, &quot;&amp;[.P147]&amp;&quot;, &quot;&amp;[.T147]&amp;&quot;, &quot;&amp;[.I147]&amp;&quot;, &quot;&amp;[.M147]&amp;&quot;, &quot;&amp;[.Q147]&amp;&quot;, &quot;&amp;[.U147]&amp;&quot;, &quot;&amp;[.J147]&amp;&quot;, &quot;&amp;[.N147]&amp;&quot;, &quot;&amp;[.R147]&amp;&quot;, &quot;&amp;[.V147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Tail4</text:p>
          </table:table-cell>
          <table:table-cell table:style-name="ce153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8]&amp;&quot;, &quot;&amp;[.K148]&amp;&quot;, &quot;&amp;[.O148]&amp;&quot;, &quot;&amp;[.S148]&amp;&quot;, &quot;&amp;[.H148]&amp;&quot;, &quot;&amp;[.L148]&amp;&quot;, &quot;&amp;[.P148]&amp;&quot;, &quot;&amp;[.T148]&amp;&quot;, &quot;&amp;[.I148]&amp;&quot;, &quot;&amp;[.M148]&amp;&quot;, &quot;&amp;[.Q148]&amp;&quot;, &quot;&amp;[.U148]&amp;&quot;, &quot;&amp;[.J148]&amp;&quot;, &quot;&amp;[.N148]&amp;&quot;, &quot;&amp;[.R148]&amp;&quot;, &quot;&amp;[.V148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Tail5</text:p>
          </table:table-cell>
          <table:table-cell table:style-name="ce153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49]&amp;&quot;, &quot;&amp;[.K149]&amp;&quot;, &quot;&amp;[.O149]&amp;&quot;, &quot;&amp;[.S149]&amp;&quot;, &quot;&amp;[.H149]&amp;&quot;, &quot;&amp;[.L149]&amp;&quot;, &quot;&amp;[.P149]&amp;&quot;, &quot;&amp;[.T149]&amp;&quot;, &quot;&amp;[.I149]&amp;&quot;, &quot;&amp;[.M149]&amp;&quot;, &quot;&amp;[.Q149]&amp;&quot;, &quot;&amp;[.U149]&amp;&quot;, &quot;&amp;[.J149]&amp;&quot;, &quot;&amp;[.N149]&amp;&quot;, &quot;&amp;[.R149]&amp;&quot;, &quot;&amp;[.V149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Tail6</text:p>
          </table:table-cell>
          <table:table-cell table:style-name="ce153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0]&amp;&quot;, &quot;&amp;[.K150]&amp;&quot;, &quot;&amp;[.O150]&amp;&quot;, &quot;&amp;[.S150]&amp;&quot;, &quot;&amp;[.H150]&amp;&quot;, &quot;&amp;[.L150]&amp;&quot;, &quot;&amp;[.P150]&amp;&quot;, &quot;&amp;[.T150]&amp;&quot;, &quot;&amp;[.I150]&amp;&quot;, &quot;&amp;[.M150]&amp;&quot;, &quot;&amp;[.Q150]&amp;&quot;, &quot;&amp;[.U150]&amp;&quot;, &quot;&amp;[.J150]&amp;&quot;, &quot;&amp;[.N150]&amp;&quot;, &quot;&amp;[.R150]&amp;&quot;, &quot;&amp;[.V150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Groin</text:p>
          </table:table-cell>
          <table:table-cell table:style-name="ce155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1]&amp;&quot;, &quot;&amp;[.K151]&amp;&quot;, &quot;&amp;[.O151]&amp;&quot;, &quot;&amp;[.S151]&amp;&quot;, &quot;&amp;[.H151]&amp;&quot;, &quot;&amp;[.L151]&amp;&quot;, &quot;&amp;[.P151]&amp;&quot;, &quot;&amp;[.T151]&amp;&quot;, &quot;&amp;[.I151]&amp;&quot;, &quot;&amp;[.M151]&amp;&quot;, &quot;&amp;[.Q151]&amp;&quot;, &quot;&amp;[.U151]&amp;&quot;, &quot;&amp;[.J151]&amp;&quot;, &quot;&amp;[.N151]&amp;&quot;, &quot;&amp;[.R151]&amp;&quot;, &quot;&amp;[.V151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indLimbsRoot</text:p>
          </table:table-cell>
          <table:table-cell table:style-name="ce155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2]&amp;&quot;, &quot;&amp;[.K152]&amp;&quot;, &quot;&amp;[.O152]&amp;&quot;, &quot;&amp;[.S152]&amp;&quot;, &quot;&amp;[.H152]&amp;&quot;, &quot;&amp;[.L152]&amp;&quot;, &quot;&amp;[.P152]&amp;&quot;, &quot;&amp;[.T152]&amp;&quot;, &quot;&amp;[.I152]&amp;&quot;, &quot;&amp;[.M152]&amp;&quot;, &quot;&amp;[.Q152]&amp;&quot;, &quot;&amp;[.U152]&amp;&quot;, &quot;&amp;[.J152]&amp;&quot;, &quot;&amp;[.N152]&amp;&quot;, &quot;&amp;[.R152]&amp;&quot;, &quot;&amp;[.V152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indLimb1Left</text:p>
          </table:table-cell>
          <table:table-cell table:style-name="ce153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3]&amp;&quot;, &quot;&amp;[.K153]&amp;&quot;, &quot;&amp;[.O153]&amp;&quot;, &quot;&amp;[.S153]&amp;&quot;, &quot;&amp;[.H153]&amp;&quot;, &quot;&amp;[.L153]&amp;&quot;, &quot;&amp;[.P153]&amp;&quot;, &quot;&amp;[.T153]&amp;&quot;, &quot;&amp;[.I153]&amp;&quot;, &quot;&amp;[.M153]&amp;&quot;, &quot;&amp;[.Q153]&amp;&quot;, &quot;&amp;[.U153]&amp;&quot;, &quot;&amp;[.J153]&amp;&quot;, &quot;&amp;[.N153]&amp;&quot;, &quot;&amp;[.R153]&amp;&quot;, &quot;&amp;[.V153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indLimb2Left</text:p>
          </table:table-cell>
          <table:table-cell table:style-name="ce153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4]&amp;&quot;, &quot;&amp;[.K154]&amp;&quot;, &quot;&amp;[.O154]&amp;&quot;, &quot;&amp;[.S154]&amp;&quot;, &quot;&amp;[.H154]&amp;&quot;, &quot;&amp;[.L154]&amp;&quot;, &quot;&amp;[.P154]&amp;&quot;, &quot;&amp;[.T154]&amp;&quot;, &quot;&amp;[.I154]&amp;&quot;, &quot;&amp;[.M154]&amp;&quot;, &quot;&amp;[.Q154]&amp;&quot;, &quot;&amp;[.U154]&amp;&quot;, &quot;&amp;[.J154]&amp;&quot;, &quot;&amp;[.N154]&amp;&quot;, &quot;&amp;[.R154]&amp;&quot;, &quot;&amp;[.V154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indLimb3Left</text:p>
          </table:table-cell>
          <table:table-cell table:style-name="ce153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5]&amp;&quot;, &quot;&amp;[.K155]&amp;&quot;, &quot;&amp;[.O155]&amp;&quot;, &quot;&amp;[.S155]&amp;&quot;, &quot;&amp;[.H155]&amp;&quot;, &quot;&amp;[.L155]&amp;&quot;, &quot;&amp;[.P155]&amp;&quot;, &quot;&amp;[.T155]&amp;&quot;, &quot;&amp;[.I155]&amp;&quot;, &quot;&amp;[.M155]&amp;&quot;, &quot;&amp;[.Q155]&amp;&quot;, &quot;&amp;[.U155]&amp;&quot;, &quot;&amp;[.J155]&amp;&quot;, &quot;&amp;[.N155]&amp;&quot;, &quot;&amp;[.R155]&amp;&quot;, &quot;&amp;[.V155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26" office:value-type="string" calcext:value-type="string">
            <text:p>mHindLimb4Left</text:p>
          </table:table-cell>
          <table:table-cell table:style-name="ce153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6]&amp;&quot;, &quot;&amp;[.K156]&amp;&quot;, &quot;&amp;[.O156]&amp;&quot;, &quot;&amp;[.S156]&amp;&quot;, &quot;&amp;[.H156]&amp;&quot;, &quot;&amp;[.L156]&amp;&quot;, &quot;&amp;[.P156]&amp;&quot;, &quot;&amp;[.T156]&amp;&quot;, &quot;&amp;[.I156]&amp;&quot;, &quot;&amp;[.M156]&amp;&quot;, &quot;&amp;[.Q156]&amp;&quot;, &quot;&amp;[.U156]&amp;&quot;, &quot;&amp;[.J156]&amp;&quot;, &quot;&amp;[.N156]&amp;&quot;, &quot;&amp;[.R156]&amp;&quot;, &quot;&amp;[.V156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indLimb1Right</text:p>
          </table:table-cell>
          <table:table-cell table:style-name="ce153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7]&amp;&quot;, &quot;&amp;[.K157]&amp;&quot;, &quot;&amp;[.O157]&amp;&quot;, &quot;&amp;[.S157]&amp;&quot;, &quot;&amp;[.H157]&amp;&quot;, &quot;&amp;[.L157]&amp;&quot;, &quot;&amp;[.P157]&amp;&quot;, &quot;&amp;[.T157]&amp;&quot;, &quot;&amp;[.I157]&amp;&quot;, &quot;&amp;[.M157]&amp;&quot;, &quot;&amp;[.Q157]&amp;&quot;, &quot;&amp;[.U157]&amp;&quot;, &quot;&amp;[.J157]&amp;&quot;, &quot;&amp;[.N157]&amp;&quot;, &quot;&amp;[.R157]&amp;&quot;, &quot;&amp;[.V157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indLimb2Right</text:p>
          </table:table-cell>
          <table:table-cell table:style-name="ce153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8]&amp;&quot;, &quot;&amp;[.K158]&amp;&quot;, &quot;&amp;[.O158]&amp;&quot;, &quot;&amp;[.S158]&amp;&quot;, &quot;&amp;[.H158]&amp;&quot;, &quot;&amp;[.L158]&amp;&quot;, &quot;&amp;[.P158]&amp;&quot;, &quot;&amp;[.T158]&amp;&quot;, &quot;&amp;[.I158]&amp;&quot;, &quot;&amp;[.M158]&amp;&quot;, &quot;&amp;[.Q158]&amp;&quot;, &quot;&amp;[.U158]&amp;&quot;, &quot;&amp;[.J158]&amp;&quot;, &quot;&amp;[.N158]&amp;&quot;, &quot;&amp;[.R158]&amp;&quot;, &quot;&amp;[.V158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indLimb3Right</text:p>
          </table:table-cell>
          <table:table-cell table:style-name="ce153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59]&amp;&quot;, &quot;&amp;[.K159]&amp;&quot;, &quot;&amp;[.O159]&amp;&quot;, &quot;&amp;[.S159]&amp;&quot;, &quot;&amp;[.H159]&amp;&quot;, &quot;&amp;[.L159]&amp;&quot;, &quot;&amp;[.P159]&amp;&quot;, &quot;&amp;[.T159]&amp;&quot;, &quot;&amp;[.I159]&amp;&quot;, &quot;&amp;[.M159]&amp;&quot;, &quot;&amp;[.Q159]&amp;&quot;, &quot;&amp;[.U159]&amp;&quot;, &quot;&amp;[.J159]&amp;&quot;, &quot;&amp;[.N159]&amp;&quot;, &quot;&amp;[.R159]&amp;&quot;, &quot;&amp;[.V159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 table:style-name="ce150" office:value-type="string" calcext:value-type="string">
            <text:p>mHindLimb4Right</text:p>
          </table:table-cell>
          <table:table-cell table:style-name="ce153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489" table:number-columns-repeated="2"/>
          <table:table-cell/>
          <table:table-cell table:style-name="ce376" table:formula="of:=[.G160]&amp;&quot;, &quot;&amp;[.K160]&amp;&quot;, &quot;&amp;[.O160]&amp;&quot;, &quot;&amp;[.S160]&amp;&quot;, &quot;&amp;[.H160]&amp;&quot;, &quot;&amp;[.L160]&amp;&quot;, &quot;&amp;[.P160]&amp;&quot;, &quot;&amp;[.T160]&amp;&quot;, &quot;&amp;[.I160]&amp;&quot;, &quot;&amp;[.M160]&amp;&quot;, &quot;&amp;[.Q160]&amp;&quot;, &quot;&amp;[.U160]&amp;&quot;, &quot;&amp;[.J160]&amp;&quot;, &quot;&amp;[.N160]&amp;&quot;, &quot;&amp;[.R160]&amp;&quot;, &quot;&amp;[.V160]" office:value-type="string" office:string-value=", , , , , , , , , , , , , , , " calcext:value-type="string">
            <text:p>, , , , , , , , , , , , , , , </text:p>
          </table:table-cell>
          <table:table-cell/>
          <table:table-cell table:style-name="ce544" table:number-columns-repeated="2"/>
          <table:table-cell table:number-columns-repeated="2"/>
          <table:table-cell table:style-name="ce556"/>
          <table:table-cell table:style-name="ce544"/>
          <table:table-cell table:number-columns-repeated="2"/>
          <table:table-cell table:style-name="ce544"/>
          <table:table-cell table:style-name="ce556"/>
          <table:table-cell/>
          <table:table-cell office:value-type="float" office:value="0" calcext:value-type="float">
            <text:p>0</text:p>
          </table:table-cell>
          <table:table-cell table:style-name="ce287" office:value-type="float" office:value="0" calcext:value-type="float">
            <text:p>0.0</text:p>
          </table:table-cell>
          <table:table-cell table:style-name="ce4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style-name="ce391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391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59" table:number-columns-repeated="6"/>
          <table:table-cell/>
          <table:table-cell table:style-name="ce391"/>
          <table:table-cell table:number-columns-repeated="2"/>
          <table:table-cell table:style-name="ce391"/>
          <table:table-cell/>
          <table:table-cell table:style-name="ce150"/>
          <table:table-cell table:style-name="ce297" table:number-columns-repeated="907"/>
          <table:table-cell table:number-columns-repeated="59"/>
        </table:table-row>
        <table:table-row table:style-name="ro3">
          <table:table-cell/>
          <table:table-cell table:style-name="ce184"/>
          <table:table-cell table:number-columns-repeated="34"/>
          <table:table-cell table:style-name="ce287"/>
          <table:table-cell table:style-name="ce489"/>
          <table:table-cell table:number-columns-repeated="986"/>
        </table:table-row>
        <table:table-row table:style-name="ro3">
          <table:table-cell table:number-columns-repeated="36"/>
          <table:table-cell table:style-name="ce287"/>
          <table:table-cell table:style-name="ce489"/>
          <table:table-cell table:number-columns-repeated="986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/>
          <table:table-cell table:style-name="ce287"/>
          <table:table-cell table:style-name="ce489"/>
          <table:table-cell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/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/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426"/>
          <table:table-cell table:style-name="ce48" table:number-columns-repeated="2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5"/>
          <table:table-cell table:style-name="ce21" table:number-columns-repeated="7"/>
          <table:table-cell table:style-name="ce18" table:number-columns-repeated="4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426"/>
          <table:table-cell table:style-name="ce48" table:number-columns-repeated="2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5"/>
          <table:table-cell table:style-name="ce21" table:number-columns-repeated="7"/>
          <table:table-cell table:style-name="ce18" table:number-columns-repeated="4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426"/>
          <table:table-cell table:style-name="ce48" table:number-columns-repeated="2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5"/>
          <table:table-cell table:style-name="ce21" table:number-columns-repeated="7"/>
          <table:table-cell table:style-name="ce18" table:number-columns-repeated="4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426"/>
          <table:table-cell table:style-name="ce48" table:number-columns-repeated="2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5"/>
          <table:table-cell table:style-name="ce21" table:number-columns-repeated="7"/>
          <table:table-cell table:style-name="ce18" table:number-columns-repeated="4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48"/>
          <table:table-cell table:style-name="ce14"/>
          <table:table-cell table:style-name="ce16"/>
          <table:table-cell table:style-name="ce19"/>
          <table:table-cell table:style-name="ce426"/>
          <table:table-cell table:style-name="ce48" table:number-columns-repeated="2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5"/>
          <table:table-cell table:style-name="ce21" table:number-columns-repeated="7"/>
          <table:table-cell table:style-name="ce18" table:number-columns-repeated="4"/>
        </table:table-row>
        <table:table-row table:style-name="ro3">
          <table:table-cell table:style-name="ce13" table:number-columns-repeated="2"/>
          <table:table-cell table:style-name="ce48"/>
          <table:table-cell table:style-name="ce14"/>
          <table:table-cell table:style-name="ce16"/>
          <table:table-cell table:style-name="ce19"/>
          <table:table-cell table:style-name="ce426"/>
          <table:table-cell table:style-name="ce48" table:number-columns-repeated="2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5"/>
          <table:table-cell table:style-name="ce21" table:number-columns-repeated="7"/>
          <table:table-cell table:style-name="ce18" table:number-columns-repeated="4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425"/>
          <table:table-cell table:style-name="ce19"/>
          <table:table-cell table:style-name="ce21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7"/>
          <table:table-cell table:style-name="ce21" table:number-columns-repeated="7"/>
          <table:table-cell table:style-name="ce18" table:number-columns-repeated="2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48"/>
          <table:table-cell table:style-name="ce12"/>
          <table:table-cell table:style-name="ce15"/>
          <table:table-cell table:style-name="ce18"/>
          <table:table-cell table:style-name="ce425"/>
          <table:table-cell table:style-name="ce19"/>
          <table:table-cell table:style-name="ce21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7"/>
          <table:table-cell table:style-name="ce21" table:number-columns-repeated="7"/>
          <table:table-cell table:style-name="ce18" table:number-columns-repeated="2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425"/>
          <table:table-cell table:style-name="ce19"/>
          <table:table-cell table:style-name="ce21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7"/>
          <table:table-cell table:style-name="ce21" table:number-columns-repeated="7"/>
          <table:table-cell table:style-name="ce18" table:number-columns-repeated="2"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48"/>
          <table:table-cell table:style-name="ce12" table:number-columns-repeated="2"/>
          <table:table-cell table:style-name="ce18"/>
          <table:table-cell table:style-name="ce425"/>
          <table:table-cell table:style-name="ce19"/>
          <table:table-cell table:style-name="ce21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7"/>
          <table:table-cell table:style-name="ce21" table:number-columns-repeated="7"/>
          <table:table-cell table:style-name="ce18" table:number-columns-repeated="2"/>
        </table:table-row>
        <table:table-row table:style-name="ro3">
          <table:table-cell table:style-name="ce13" table:number-columns-repeated="2"/>
          <table:table-cell table:style-name="ce48"/>
          <table:table-cell table:style-name="ce12" table:number-columns-repeated="2"/>
          <table:table-cell table:style-name="ce18"/>
          <table:table-cell table:style-name="ce425"/>
          <table:table-cell table:style-name="ce19"/>
          <table:table-cell table:style-name="ce21"/>
          <table:table-cell table:style-name="ce472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7"/>
          <table:table-cell table:style-name="ce21" table:number-columns-repeated="7"/>
          <table:table-cell table:style-name="ce18" table:number-columns-repeated="2"/>
        </table:table-row>
        <table:table-row table:style-name="ro3">
          <table:table-cell table:style-name="ce5" office:value-type="string" calcext:value-type="string">
            <text:p>last updated 2020-03-02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30"/>
          <table:table-cell table:style-name="ce8"/>
          <table:table-cell table:style-name="ce48" table:number-columns-repeated="27"/>
          <table:table-cell table:style-name="ce21" table:number-columns-repeated="7"/>
          <table:table-cell table:style-name="ce18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48"/>
          <table:table-cell table:style-name="ce12" table:number-columns-repeated="2"/>
          <table:table-cell table:style-name="ce13"/>
          <table:table-cell table:style-name="ce18"/>
          <table:table-cell table:style-name="ce425"/>
          <table:table-cell table:style-name="ce16"/>
          <table:table-cell table:style-name="ce19"/>
          <table:table-cell table:style-name="ce469"/>
          <table:table-cell table:style-name="ce474"/>
          <table:table-cell table:style-name="ce48" table:number-columns-repeated="2"/>
          <table:table-cell table:style-name="ce481"/>
          <table:table-cell table:style-name="ce474"/>
          <table:table-cell table:style-name="ce48" table:number-columns-repeated="2"/>
          <table:table-cell table:style-name="ce472"/>
          <table:table-cell table:style-name="ce516"/>
          <table:table-cell table:style-name="ce493" table:number-columns-repeated="2"/>
          <table:table-cell table:style-name="ce525"/>
          <table:table-cell table:style-name="ce378"/>
          <table:table-cell table:style-name="ce542"/>
          <table:table-cell table:style-name="ce547" table:number-columns-repeated="2"/>
          <table:table-cell table:style-name="ce553"/>
          <table:table-cell table:style-name="ce547"/>
          <table:table-cell table:style-name="ce561"/>
          <table:table-cell table:style-name="ce547"/>
          <table:table-cell table:style-name="ce561"/>
          <table:table-cell table:style-name="ce566"/>
          <table:table-cell table:style-name="ce547"/>
          <table:table-cell table:style-name="ce561"/>
          <table:table-cell table:style-name="ce553"/>
          <table:table-cell table:style-name="ce516"/>
          <table:table-cell table:style-name="ce48"/>
          <table:table-cell table:style-name="ce493"/>
          <table:table-cell table:style-name="ce525"/>
          <table:table-cell table:style-name="ce48" table:number-columns-repeated="6"/>
          <table:table-cell table:style-name="ce460" table:number-columns-repeated="6"/>
          <table:table-cell table:style-name="ce48" table:number-columns-repeated="6"/>
          <table:table-cell table:style-name="ce378"/>
          <table:table-cell table:style-name="ce48" table:number-columns-repeated="958"/>
          <table:table-cell table:style-name="ce21" table:number-columns-repeated="7"/>
          <table:table-cell table:style-name="ce18"/>
        </table:table-row>
        <table:table-row table:style-name="ro3" table:number-rows-repeated="1043878">
          <table:table-cell table:number-columns-repeated="1024"/>
        </table:table-row>
        <table:table-row table:style-name="ro3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5"/>
          <table:table-cell table:style-name="ce556"/>
          <table:table-cell table:style-name="ce544"/>
          <table:table-cell table:number-columns-repeated="994"/>
        </table:table-row>
        <table:table-row table:style-name="ro3" table:number-rows-repeated="4511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5"/>
          <table:table-cell table:style-name="ce556"/>
          <table:table-cell table:style-name="ce544"/>
          <table:table-cell table:number-columns-repeated="10"/>
          <table:table-cell table:style-name="ce391"/>
          <table:table-cell table:number-columns-repeated="2"/>
          <table:table-cell table:style-name="ce391"/>
          <table:table-cell table:number-columns-repeated="8"/>
          <table:table-cell table:style-name="ce391"/>
          <table:table-cell table:number-columns-repeated="2"/>
          <table:table-cell table:style-name="ce391"/>
          <table:table-cell table:number-columns-repeated="968"/>
        </table:table-row>
        <table:table-row table:style-name="ro3">
          <table:table-cell/>
          <table:table-cell table:style-name="ce215"/>
          <table:table-cell table:number-columns-repeated="9"/>
          <table:table-cell table:style-name="ce287" table:number-columns-repeated="2"/>
          <table:table-cell table:number-columns-repeated="15"/>
          <table:table-cell table:style-name="ce556"/>
          <table:table-cell table:style-name="ce544"/>
          <table:table-cell table:number-columns-repeated="10"/>
          <table:table-cell table:style-name="ce391"/>
          <table:table-cell table:number-columns-repeated="2"/>
          <table:table-cell table:style-name="ce391"/>
          <table:table-cell table:number-columns-repeated="8"/>
          <table:table-cell table:style-name="ce391"/>
          <table:table-cell table:number-columns-repeated="2"/>
          <table:table-cell table:style-name="ce391"/>
          <table:table-cell table:number-columns-repeated="968"/>
        </table:table-row>
      </table:table>
      <table:table table:name="male_2016_08_05.dae raw" table:style-name="ta2">
        <table:table-column table:style-name="co52" table:default-cell-style-name="Default"/>
        <table:table-column table:style-name="co29" table:default-cell-style-name="ce287"/>
        <table:table-column table:style-name="co30" table:default-cell-style-name="ce288"/>
        <table:table-column table:style-name="co29" table:default-cell-style-name="ce288"/>
        <table:table-column table:style-name="co53" table:default-cell-style-name="ce371"/>
        <table:table-column table:style-name="co32" table:default-cell-style-name="ce287"/>
        <table:table-column table:style-name="co33" table:number-columns-repeated="2" table:default-cell-style-name="ce288"/>
        <table:table-column table:style-name="co51" table:default-cell-style-name="ce371"/>
        <table:table-column table:style-name="co35" table:default-cell-style-name="ce287"/>
        <table:table-column table:style-name="co35" table:default-cell-style-name="ce288"/>
        <table:table-column table:style-name="co29" table:default-cell-style-name="ce288"/>
        <table:table-column table:style-name="co51" table:default-cell-style-name="ce371"/>
        <table:table-column table:style-name="co45" table:default-cell-style-name="ce287"/>
        <table:table-column table:style-name="co47" table:default-cell-style-name="ce288"/>
        <table:table-column table:style-name="co54" table:default-cell-style-name="ce288"/>
        <table:table-column table:style-name="co55" table:default-cell-style-name="ce297"/>
        <table:table-column table:style-name="co29" table:default-cell-style-name="ce287"/>
        <table:table-column table:style-name="co30" table:default-cell-style-name="ce288"/>
        <table:table-column table:style-name="co29" table:default-cell-style-name="ce288"/>
        <table:table-column table:style-name="co53" table:default-cell-style-name="ce371"/>
        <table:table-column table:style-name="co32" table:default-cell-style-name="ce287"/>
        <table:table-column table:style-name="co33" table:number-columns-repeated="2" table:default-cell-style-name="ce288"/>
        <table:table-column table:style-name="co51" table:default-cell-style-name="ce371"/>
        <table:table-column table:style-name="co35" table:default-cell-style-name="ce287"/>
        <table:table-column table:style-name="co35" table:default-cell-style-name="ce288"/>
        <table:table-column table:style-name="co29" table:default-cell-style-name="ce288"/>
        <table:table-column table:style-name="co51" table:default-cell-style-name="ce371"/>
        <table:table-column table:style-name="co45" table:default-cell-style-name="ce287"/>
        <table:table-column table:style-name="co47" table:default-cell-style-name="ce288"/>
        <table:table-column table:style-name="co54" table:default-cell-style-name="ce288"/>
        <table:table-column table:style-name="co55" table:default-cell-style-name="ce297"/>
        <table:table-column table:style-name="co12" table:number-columns-repeated="991" table:default-cell-style-name="Default"/>
        <table:table-row table:style-name="ro5">
          <table:table-cell office:value-type="string" calcext:value-type="string">
            <text:p>bone name</text:p>
          </table:table-cell>
          <table:table-cell table:style-name="ce355" office:value-type="string" calcext:value-type="string" table:number-columns-spanned="16" table:number-rows-spanned="1">
            <text:p>male_2016_08_05.dae </text:p>
            <text:p><text:span text:style-name="T7">matrix sid="transform"</text:span></text:p>
            <text:p><text:span text:style-name="T7">avatar_skeleton.xml values</text:span></text:p>
            <text:p><text:span text:style-name="T7">in relation to parent bone head</text:span></text:p>
            <text:p><text:span text:style-name="T7">  -y                                       x                                   z</text:span></text:p>
          </table:table-cell>
          <table:covered-table-cell table:number-columns-repeated="2" table:style-name="ce286"/>
          <table:covered-table-cell table:style-name="ce369"/>
          <table:covered-table-cell table:number-columns-repeated="3" table:style-name="ce292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80"/>
          <table:table-cell table:style-name="ce435" office:value-type="string" calcext:value-type="string" table:number-columns-spanned="16" table:number-rows-spanned="1">
            <text:p><text:span text:style-name="T8">male_2016_08_05.dae</text:span></text:p>
            <text:p><text:span text:style-name="T8">skin-bind_poses-array</text:span></text:p>
            <text:p><text:span text:style-name="T8">=male Blender bone head, approximately</text:span></text:p>
            <text:p><text:span text:style-name="T8"> -y                                        x                                     z</text:span></text:p>
            <text:p><text:span text:style-name="T8">               </text:span></text:p>
          </table:table-cell>
          <table:covered-table-cell table:number-columns-repeated="2" table:style-name="ce286"/>
          <table:covered-table-cell table:style-name="ce369"/>
          <table:covered-table-cell table:number-columns-repeated="3" table:style-name="ce292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69"/>
          <table:covered-table-cell table:style-name="ce292"/>
          <table:covered-table-cell table:number-columns-repeated="2" table:style-name="ce286"/>
          <table:covered-table-cell table:style-name="ce380"/>
          <table:table-cell table:number-columns-repeated="991"/>
        </table:table-row>
        <table:table-row table:style-name="ro3">
          <table:table-cell table:formula="of:=+[$'avatar_skeleton.xml convert'.A2]" office:value-type="string" office:string-value="mPelvis" calcext:value-type="string">
            <text:p>mPelvis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1.067" calcext:value-type="float">
            <text:p>1.06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11386" calcext:value-type="float">
            <text:p>-1.1138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style-name="ce397" table:formula="of:=+[$'avatar_skeleton.xml convert'.A3]" office:value-type="string" office:string-value="PELVIS" calcext:value-type="string">
            <text:p>PELVIS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-0.01" calcext:value-type="float">
            <text:p>-0.01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-0.01999998" calcext:value-type="float">
            <text:p>-0.0200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style-name="ce397" table:number-columns-repeated="991"/>
        </table:table-row>
        <table:table-row table:style-name="ro3">
          <table:table-cell table:style-name="ce397" table:formula="of:=+[$'avatar_skeleton.xml convert'.A4]" office:value-type="string" office:string-value="BUTT" calcext:value-type="string">
            <text:p>BUTT</text:p>
          </table:table-cell>
          <table:table-cell table:style-name="ce384" office:value-type="float" office:value="1" calcext:value-type="float">
            <text:p>1.0</text:p>
          </table:table-cell>
          <table:table-cell table:number-columns-repeated="2" table:style-name="ce395" office:value-type="float" office:value="0" calcext:value-type="float">
            <text:p>0.0</text:p>
          </table:table-cell>
          <table:table-cell table:style-name="ce418" office:value-type="float" office:value="-0.06" calcext:value-type="float">
            <text:p>-0.0600000</text:p>
          </table:table-cell>
          <table:table-cell table:style-name="ce384" office:value-type="float" office:value="0" calcext:value-type="float">
            <text:p>0.0</text:p>
          </table:table-cell>
          <table:table-cell table:style-name="ce395" office:value-type="float" office:value="1" calcext:value-type="float">
            <text:p>1.0</text:p>
          </table:table-cell>
          <table:table-cell table:style-name="ce395" office:value-type="float" office:value="0" calcext:value-type="float">
            <text:p>0.0</text:p>
          </table:table-cell>
          <table:table-cell table:style-name="ce418" office:value-type="float" office:value="0" calcext:value-type="float">
            <text:p>0.0000000</text:p>
          </table:table-cell>
          <table:table-cell table:style-name="ce384" office:value-type="float" office:value="0" calcext:value-type="float">
            <text:p>0.0</text:p>
          </table:table-cell>
          <table:table-cell table:style-name="ce395" office:value-type="float" office:value="0" calcext:value-type="float">
            <text:p>0.0</text:p>
          </table:table-cell>
          <table:table-cell table:style-name="ce395" office:value-type="float" office:value="1" calcext:value-type="float">
            <text:p>1.0</text:p>
          </table:table-cell>
          <table:table-cell table:style-name="ce418" office:value-type="float" office:value="-0.1" calcext:value-type="float">
            <text:p>-0.1000000</text:p>
          </table:table-cell>
          <table:table-cell table:style-name="ce384" office:value-type="float" office:value="0" calcext:value-type="float">
            <text:p>0.0</text:p>
          </table:table-cell>
          <table:table-cell table:number-columns-repeated="2" table:style-name="ce395" office:value-type="float" office:value="0" calcext:value-type="float">
            <text:p>0.0</text:p>
          </table:table-cell>
          <table:table-cell table:style-name="ce424" office:value-type="float" office:value="1" calcext:value-type="float">
            <text:p>1.0</text:p>
          </table:table-cell>
          <table:table-cell table:style-name="ce395" table:number-columns-repeated="3"/>
          <table:table-cell table:style-name="ce437"/>
          <table:table-cell table:style-name="ce395" table:number-columns-repeated="3"/>
          <table:table-cell table:style-name="ce437"/>
          <table:table-cell table:style-name="ce395" table:number-columns-repeated="3"/>
          <table:table-cell table:style-name="ce437"/>
          <table:table-cell table:style-name="ce395" table:number-columns-repeated="4"/>
          <table:table-cell table:style-name="ce397" table:number-columns-repeated="991"/>
        </table:table-row>
        <table:table-row table:style-name="ro3">
          <table:table-cell table:formula="of:=+[$'avatar_skeleton.xml convert'.A5]" office:value-type="string" office:string-value="mSpine1" calcext:value-type="string">
            <text:p>mSpine1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99999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6]" office:value-type="string" office:string-value="mSpine2" calcext:value-type="string">
            <text:p>mSpine2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8399999" calcext:value-type="float">
            <text:p>-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7]" office:value-type="string" office:string-value="mTorso" calcext:value-type="string">
            <text:p>mTorso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400001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office:value-type="float" office:value="-1.14089" calcext:value-type="float">
            <text:p>-1.1408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style-name="ce397" table:formula="of:=+[$'avatar_skeleton.xml convert'.A8]" office:value-type="string" office:string-value="BELLY" calcext:value-type="string">
            <text:p>BELLY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.028" calcext:value-type="float">
            <text:p>0.028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4200006" calcext:value-type="float">
            <text:p>0.0420001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style-name="ce397" table:number-columns-repeated="991"/>
        </table:table-row>
        <table:table-row table:style-name="ro3">
          <table:table-cell table:style-name="ce397" table:formula="of:=+[$'avatar_skeleton.xml convert'.A9]" office:value-type="string" office:string-value="LEFT_HANDLE" calcext:value-type="string">
            <text:p>LEFT_HANDLE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.1" calcext:value-type="float">
            <text:p>0.1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6089997" calcext:value-type="float">
            <text:p>0.0609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style-name="ce397" table:number-columns-repeated="991"/>
        </table:table-row>
        <table:table-row table:style-name="ro3">
          <table:table-cell table:style-name="ce397" table:formula="of:=+[$'avatar_skeleton.xml convert'.A10]" office:value-type="string" office:string-value="RIGHT_HANDLE" calcext:value-type="string">
            <text:p>RIGHT_HANDLE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-0.1" calcext:value-type="float">
            <text:p>-0.1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6089997" calcext:value-type="float">
            <text:p>0.0609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style-name="ce397" table:number-columns-repeated="991"/>
        </table:table-row>
        <table:table-row table:style-name="ro3">
          <table:table-cell table:style-name="ce397" table:formula="of:=+[$'avatar_skeleton.xml convert'.A11]" office:value-type="string" office:string-value="LOWER_BACK" calcext:value-type="string">
            <text:p>LOWER_BACK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2415001" calcext:value-type="float">
            <text:p>0.02415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style-name="ce397" table:number-columns-repeated="991"/>
        </table:table-row>
        <table:table-row table:style-name="ro3">
          <table:table-cell table:formula="of:=+[$'avatar_skeleton.xml convert'.A12]" office:value-type="string" office:string-value="mSpine3" calcext:value-type="string">
            <text:p>mSpine3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1525" calcext:value-type="float">
            <text:p>0.2152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3]" office:value-type="string" office:string-value="mSpine4" calcext:value-type="string">
            <text:p>mSpine4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1525" calcext:value-type="float">
            <text:p>-0.2152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]" office:value-type="string" office:string-value="mChest" calcext:value-type="string">
            <text:p>mChes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05" calcext:value-type="float">
            <text:p>0.2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0.961538" calcext:value-type="float">
            <text:p>1.0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14777" calcext:value-type="float">
            <text:p>0.014777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0.990099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office:value-type="float" office:value="-1.34577" calcext:value-type="float">
            <text:p>-1.34577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5]" office:value-type="string" office:string-value="CHEST" calcext:value-type="string">
            <text:p>CHEST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.02912001" calcext:value-type="float">
            <text:p>0.02912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7350004" calcext:value-type="float">
            <text:p>0.0735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16]" office:value-type="string" office:string-value="LEFT_PEC" calcext:value-type="string">
            <text:p>LEFT_PEC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.1237601" calcext:value-type="float">
            <text:p>0.1237601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.08282" calcext:value-type="float">
            <text:p>0.08282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4410005" calcext:value-type="float">
            <text:p>0.0441001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17]" office:value-type="string" office:string-value="RIGHT_PEC" calcext:value-type="string">
            <text:p>RIGHT_PEC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.1237601" calcext:value-type="float">
            <text:p>0.1237601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-0.08282" calcext:value-type="float">
            <text:p>-0.08282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4410005" calcext:value-type="float">
            <text:p>0.0441001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18]" office:value-type="string" office:string-value="UPPER_BACK" calcext:value-type="string">
            <text:p>UPPER_BACK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1785004" calcext:value-type="float">
            <text:p>0.01785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19]" office:value-type="string" office:string-value="mNeck" calcext:value-type="string">
            <text:p>mNeck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251" calcext:value-type="float">
            <text:p>0.2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18343" calcext:value-type="float">
            <text:p>1.2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29888" calcext:value-type="float">
            <text:p>0.029888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1.19761" calcext:value-type="float">
            <text:p>1.2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833333" calcext:value-type="float">
            <text:p>0.8</text:p>
          </table:table-cell>
          <table:table-cell office:value-type="float" office:value="-1.39726" calcext:value-type="float">
            <text:p>-1.3972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20]" office:value-type="string" office:string-value="NECK" calcext:value-type="string">
            <text:p>NECK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2400005" calcext:value-type="float">
            <text:p>0.0240001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21]" office:value-type="string" office:string-value="mHead" calcext:value-type="string">
            <text:p>mHead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600001" calcext:value-type="float">
            <text:p>0.07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7303" calcext:value-type="float">
            <text:p>0.02730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078" calcext:value-type="float">
            <text:p>-1.910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22]" office:value-type="string" office:string-value="HEAD" calcext:value-type="string">
            <text:p>HEAD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.01850002" calcext:value-type="float">
            <text:p>0.0185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6475008" calcext:value-type="float">
            <text:p>0.0647501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23]" office:value-type="string" office:string-value="mSkull" calcext:value-type="string">
            <text:p>mSkull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307506" calcext:value-type="float">
            <text:p>0.073075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24]" office:value-type="string" office:string-value="mEyeRight" calcext:value-type="string">
            <text:p>mEye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8" calcext:value-type="float">
            <text:p>0.09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1163" calcext:value-type="float">
            <text:p>-0.07116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9" calcext:value-type="float">
            <text:p>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25]" office:value-type="string" office:string-value="mEyeLeft" calcext:value-type="string">
            <text:p>mEye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8" calcext:value-type="float">
            <text:p>0.09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1158" calcext:value-type="float">
            <text:p>-0.07115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9" calcext:value-type="float">
            <text:p>-0.03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26]" office:value-type="string" office:string-value="mFaceRoot" calcext:value-type="string">
            <text:p>mFaceRoo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303" calcext:value-type="float">
            <text:p>0.00230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57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062" calcext:value-type="float">
            <text:p>1.1</text:p>
          </table:table-cell>
          <table:table-cell office:value-type="float" office:value="-2.00275" calcext:value-type="float">
            <text:p>-2.00275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27]" office:value-type="string" office:string-value="mFaceEyeAltLeft" calcext:value-type="string">
            <text:p>mFaceEyeAlt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752507" calcext:value-type="float">
            <text:p>0.067525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05608" calcext:value-type="float">
            <text:p>-0.034056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073585" calcext:value-type="float">
            <text:p>0.030735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28]" office:value-type="string" office:string-value="mFaceEyeAltRight" calcext:value-type="string">
            <text:p>mFaceEyeAlt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752507" calcext:value-type="float">
            <text:p>0.067525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05608" calcext:value-type="float">
            <text:p>0.034056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073585" calcext:value-type="float">
            <text:p>0.030735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29]" office:value-type="string" office:string-value="mFaceForeheadLeft " calcext:value-type="string">
            <text:p>mFaceForeheadLeft 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1" calcext:value-type="float">
            <text:p>0.06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5" calcext:value-type="float">
            <text:p>0.03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" calcext:value-type="float">
            <text:p>0.08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5795" calcext:value-type="float">
            <text:p>-0.0357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office:value-type="float" office:value="-2.18293" calcext:value-type="float">
            <text:p>-2.182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0]" office:value-type="string" office:string-value="mFaceForeheadRight" calcext:value-type="string">
            <text:p>mFaceForehead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1" calcext:value-type="float">
            <text:p>0.06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5" calcext:value-type="float">
            <text:p>-0.03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" calcext:value-type="float">
            <text:p>0.08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5795" calcext:value-type="float">
            <text:p>0.0357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office:value-type="float" office:value="-2.18293" calcext:value-type="float">
            <text:p>-2.182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1]" office:value-type="string" office:string-value="mFaceEyebrowOuterLeft" calcext:value-type="string">
            <text:p>mFaceEyebrowOut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8" calcext:value-type="float">
            <text:p>0.04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2635" calcext:value-type="float">
            <text:p>-0.05263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378" calcext:value-type="float">
            <text:p>-2.003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2]" office:value-type="string" office:string-value="mFaceEyebrowCenterLeft" calcext:value-type="string">
            <text:p>mFaceEyebrowCent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3" calcext:value-type="float">
            <text:p>0.04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6" calcext:value-type="float">
            <text:p>0.05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45888" calcext:value-type="float">
            <text:p>-0.04588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1183" calcext:value-type="float">
            <text:p>-2.011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3]" office:value-type="string" office:string-value="mFaceEyebrowInnerLeft" calcext:value-type="string">
            <text:p>mFaceEyebrowInn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2" calcext:value-type="float">
            <text:p>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24877" calcext:value-type="float">
            <text:p>-0.02487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683" calcext:value-type="float">
            <text:p>-2.00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4]" office:value-type="string" office:string-value="mFaceEyebrowOuterRight" calcext:value-type="string">
            <text:p>mFaceEyebrowOut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1" calcext:value-type="float">
            <text:p>-0.05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8" calcext:value-type="float">
            <text:p>0.04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1697" calcext:value-type="float">
            <text:p>-0.06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2635" calcext:value-type="float">
            <text:p>0.05263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378" calcext:value-type="float">
            <text:p>-2.003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5]" office:value-type="string" office:string-value="mFaceEyebrowCenterRight" calcext:value-type="string">
            <text:p>mFaceEyebrowCent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3" calcext:value-type="float">
            <text:p>-0.04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6" calcext:value-type="float">
            <text:p>0.05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45888" calcext:value-type="float">
            <text:p>0.04588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1183" calcext:value-type="float">
            <text:p>-2.011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6]" office:value-type="string" office:string-value="mFaceEyebrowInnerRight" calcext:value-type="string">
            <text:p>mFaceEyebrowInn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2" calcext:value-type="float">
            <text:p>-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51" calcext:value-type="float">
            <text:p>0.05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24877" calcext:value-type="float">
            <text:p>0.02487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0683" calcext:value-type="float">
            <text:p>-2.00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7]" office:value-type="string" office:string-value="mFaceEyeLidUpperLeft" calcext:value-type="string">
            <text:p>mFaceEyeLidUpp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873" calcext:value-type="float">
            <text:p>-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92" calcext:value-type="float">
            <text:p>-1.9899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8]" office:value-type="string" office:string-value="mFaceEyeLidLowerLeft" calcext:value-type="string">
            <text:p>mFaceEyeLidLow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8873" calcext:value-type="float">
            <text:p>-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39]" office:value-type="string" office:string-value="mFaceEyeLidUpperRight" calcext:value-type="string">
            <text:p>mFaceEyeLidUpp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873" calcext:value-type="float">
            <text:p>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92" calcext:value-type="float">
            <text:p>-1.9899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0]" office:value-type="string" office:string-value="mFaceEyeLidLowerRight" calcext:value-type="string">
            <text:p>mFaceEyeLidLow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300001" calcext:value-type="float">
            <text:p>0.07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0697" calcext:value-type="float">
            <text:p>-0.070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8873" calcext:value-type="float">
            <text:p>0.03887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978" calcext:value-type="float">
            <text:p>-1.9897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1]" office:value-type="string" office:string-value="mFaceEar1Left" calcext:value-type="string">
            <text:p>mFaceEar1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8" calcext:value-type="float">
            <text:p>0.08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2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13" calcext:value-type="float">
            <text:p>0.002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568" calcext:value-type="float">
            <text:p>-0.075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1229" calcext:value-type="float">
            <text:p>-1.812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2]" office:value-type="string" office:string-value="mFaceEar2Left" calcext:value-type="string">
            <text:p>mFaceEar2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8" calcext:value-type="float">
            <text:p>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13" calcext:value-type="float">
            <text:p>0.021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9368" calcext:value-type="float">
            <text:p>-0.093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3729" calcext:value-type="float">
            <text:p>-1.837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3]" office:value-type="string" office:string-value="mFaceEar1Right" calcext:value-type="string">
            <text:p>mFaceEar1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8" calcext:value-type="float">
            <text:p>-0.08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2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213" calcext:value-type="float">
            <text:p>0.002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568" calcext:value-type="float">
            <text:p>0.075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1229" calcext:value-type="float">
            <text:p>-1.812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4]" office:value-type="string" office:string-value="mFaceEar2Right" calcext:value-type="string">
            <text:p>mFaceEar2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8" calcext:value-type="float">
            <text:p>-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113" calcext:value-type="float">
            <text:p>0.02113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9368" calcext:value-type="float">
            <text:p>0.09368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83729" calcext:value-type="float">
            <text:p>-1.8372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5]" office:value-type="string" office:string-value="mFaceNoseLeft" calcext:value-type="string">
            <text:p>mFaceNose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86" calcext:value-type="float">
            <text:p>0.08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3697" calcext:value-type="float">
            <text:p>-0.083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5341" calcext:value-type="float">
            <text:p>-0.01534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191" calcext:value-type="float">
            <text:p>-1.9519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6]" office:value-type="string" office:string-value="mFaceNoseCenter" calcext:value-type="string">
            <text:p>mFaceNoseCenter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2" calcext:value-type="float">
            <text:p>0.1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1329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104476" calcext:value-type="float">
            <text:p>-0.10447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1329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1329" calcext:value-type="float">
            <text:p>1.1</text:p>
          </table:table-cell>
          <table:table-cell office:value-type="float" office:value="-2.04956" calcext:value-type="float">
            <text:p>-2.0495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7]" office:value-type="string" office:string-value="mFaceNoseRight" calcext:value-type="string">
            <text:p>mFaceNose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86" calcext:value-type="float">
            <text:p>0.08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3697" calcext:value-type="float">
            <text:p>-0.083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5341" calcext:value-type="float">
            <text:p>0.01534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191" calcext:value-type="float">
            <text:p>-1.9519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8]" office:value-type="string" office:string-value="mFaceCheekLowerLeft" calcext:value-type="string">
            <text:p>mFaceCheekLow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5" calcext:value-type="float">
            <text:p>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7697" calcext:value-type="float">
            <text:p>-0.04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772" calcext:value-type="float">
            <text:p>-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449" calcext:value-type="float">
            <text:p>-1.9244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49]" office:value-type="string" office:string-value="mFaceCheekUpperLeft" calcext:value-type="string">
            <text:p>mFaceCheekUpp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5" calcext:value-type="float">
            <text:p>-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34772" calcext:value-type="float">
            <text:p>-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093" calcext:value-type="float">
            <text:p>-1.950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0]" office:value-type="string" office:string-value="mFaceCheekLowerRight" calcext:value-type="string">
            <text:p>mFaceCheekLow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5" calcext:value-type="float">
            <text:p>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" calcext:value-type="float">
            <text:p>-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7697" calcext:value-type="float">
            <text:p>-0.04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772" calcext:value-type="float">
            <text:p>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449" calcext:value-type="float">
            <text:p>-1.9244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1]" office:value-type="string" office:string-value="mFaceCheekUpperRight" calcext:value-type="string">
            <text:p>mFaceCheekUpp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" calcext:value-type="float">
            <text:p>0.07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4" calcext:value-type="float">
            <text:p>-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5" calcext:value-type="float">
            <text:p>-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7697" calcext:value-type="float">
            <text:p>-0.06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34772" calcext:value-type="float">
            <text:p>0.0347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093" calcext:value-type="float">
            <text:p>-1.950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2]" office:value-type="string" office:string-value="mFaceJaw" calcext:value-type="string">
            <text:p>mFaceJaw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0925001" calcext:value-type="float">
            <text:p>-0.000925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355994" calcext:value-type="float">
            <text:p>-0.0135599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53]" office:value-type="string" office:string-value="mFaceChin" calcext:value-type="string">
            <text:p>mFaceChin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4" calcext:value-type="float">
            <text:p>0.07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54" calcext:value-type="float">
            <text:p>-0.05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6197" calcext:value-type="float">
            <text:p>-0.0661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88712" calcext:value-type="float">
            <text:p>-1.8871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4]" office:value-type="string" office:string-value="mFaceTeethLower" calcext:value-type="string">
            <text:p>mFaceTeethLower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1" calcext:value-type="float">
            <text:p>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9" calcext:value-type="float">
            <text:p>-0.03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697" calcext:value-type="float">
            <text:p>-0.01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5]" office:value-type="string" office:string-value="mFaceLipLowerLeft" calcext:value-type="string">
            <text:p>mFaceLipLow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6]" office:value-type="string" office:string-value="mFaceLipLowerRight" calcext:value-type="string">
            <text:p>mFaceLipLow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7]" office:value-type="string" office:string-value="mFaceLipLowerCenter" calcext:value-type="string">
            <text:p>mFaceLipLowerCenter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179" calcext:value-type="float">
            <text:p>-1.901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8]" office:value-type="string" office:string-value="mFaceTongueBase" calcext:value-type="string">
            <text:p>mFaceTongueBase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9" calcext:value-type="float">
            <text:p>0.03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5" calcext:value-type="float">
            <text:p>0.00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56697" calcext:value-type="float">
            <text:p>-0.056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0679" calcext:value-type="float">
            <text:p>-1.906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59]" office:value-type="string" office:string-value="mFaceTongueTip" calcext:value-type="string">
            <text:p>mFaceTongueTip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2" calcext:value-type="float">
            <text:p>0.02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7" calcext:value-type="float">
            <text:p>0.00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8697" calcext:value-type="float">
            <text:p>-0.078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379" calcext:value-type="float">
            <text:p>-1.91379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0]" office:value-type="string" office:string-value="mFaceJawShaper" calcext:value-type="string">
            <text:p>mFaceJawShaper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-0" calcext:value-type="float">
            <text:p>0.0</text:p>
          </table:table-cell>
          <table:table-cell office:value-type="float" office:value="0.002303" calcext:value-type="float">
            <text:p>0.0023030</text:p>
          </table:table-cell>
          <table:table-cell office:value-type="float" office:value="-0" calcext:value-type="float">
            <text:p>0.0</text:p>
          </table:table-cell>
          <table:table-cell table:style-name="ce287" office:value-type="float" office:value="1.15607" calcext:value-type="float">
            <text:p>1.2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5728" calcext:value-type="float">
            <text:p>-1.95728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1]" office:value-type="string" office:string-value="mFaceForeheadCenter" calcext:value-type="string">
            <text:p>mFaceForeheadCenter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900001" calcext:value-type="float">
            <text:p>0.06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6500001" calcext:value-type="float">
            <text:p>0.0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6997" calcext:value-type="float">
            <text:p>-0.0669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2.02051" calcext:value-type="float">
            <text:p>-2.0205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2]" office:value-type="string" office:string-value="mFaceNoseBase" calcext:value-type="string">
            <text:p>mFaceNoseBase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4" calcext:value-type="float">
            <text:p>0.09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6" calcext:value-type="float">
            <text:p>-0.01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91697" calcext:value-type="float">
            <text:p>-0.091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3793" calcext:value-type="float">
            <text:p>-1.9379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3]" office:value-type="string" office:string-value="mFaceTeethUpper" calcext:value-type="string">
            <text:p>mFaceTeethUpper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697" calcext:value-type="float">
            <text:p>-0.017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2576" calcext:value-type="float">
            <text:p>-1.92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4]" office:value-type="string" office:string-value="mFaceLipUpperLeft" calcext:value-type="string">
            <text:p>mFaceLipUpp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22083" calcext:value-type="float">
            <text:p>1.2</text:p>
          </table:table-cell>
          <table:table-cell office:value-type="float" office:value="-2.17011" calcext:value-type="float">
            <text:p>-2.1701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5]" office:value-type="string" office:string-value="mFaceLipUpperRight" calcext:value-type="string">
            <text:p>mFaceLipUpp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22083" calcext:value-type="float">
            <text:p>1.2</text:p>
          </table:table-cell>
          <table:table-cell office:value-type="float" office:value="-2.17011" calcext:value-type="float">
            <text:p>-2.17011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6]" office:value-type="string" office:string-value="mFaceLipCornerLeft" calcext:value-type="string">
            <text:p>mFaceLipCorn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9" calcext:value-type="float">
            <text:p>-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5697" calcext:value-type="float">
            <text:p>-0.045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" calcext:value-type="float">
            <text:p>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576" calcext:value-type="float">
            <text:p>-1.91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7]" office:value-type="string" office:string-value="mFaceLipCornerRight" calcext:value-type="string">
            <text:p>mFaceLipCorn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9" calcext:value-type="float">
            <text:p>0.01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5697" calcext:value-type="float">
            <text:p>-0.045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" calcext:value-type="float">
            <text:p>-0.019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1576" calcext:value-type="float">
            <text:p>-1.9157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8]" office:value-type="string" office:string-value="mFaceLipUpperCenter" calcext:value-type="string">
            <text:p>mFaceLipUpperCenter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45" calcext:value-type="float">
            <text:p>0.04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3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62697" calcext:value-type="float">
            <text:p>-0.06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4135" calcext:value-type="float">
            <text:p>1.0</text:p>
          </table:table-cell>
          <table:table-cell office:value-type="float" office:value="-1.85244" calcext:value-type="float">
            <text:p>-1.85244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69]" office:value-type="string" office:string-value="mFaceEyecornerInnerLeft" calcext:value-type="string">
            <text:p>mFaceEyecornerInn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19592" calcext:value-type="float">
            <text:p>-0.01959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782" calcext:value-type="float">
            <text:p>-1.9878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70]" office:value-type="string" office:string-value="mFaceEyecornerInnerRight" calcext:value-type="string">
            <text:p>mFaceEyecornerInn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5" calcext:value-type="float">
            <text:p>0.07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7" calcext:value-type="float">
            <text:p>-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72697" calcext:value-type="float">
            <text:p>-0.072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19592" calcext:value-type="float">
            <text:p>0.01959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8782" calcext:value-type="float">
            <text:p>-1.9878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71]" office:value-type="string" office:string-value="mFaceNoseBridge" calcext:value-type="string">
            <text:p>mFaceNoseBridge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9100001" calcext:value-type="float">
            <text:p>0.09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2" calcext:value-type="float">
            <text:p>0.0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.08108" calcext:value-type="float">
            <text:p>1.1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88697" calcext:value-type="float">
            <text:p>-0.08869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" calcext:value-type="float">
            <text:p>0.00000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.08108" calcext:value-type="float">
            <text:p>1.1</text:p>
          </table:table-cell>
          <table:table-cell office:value-type="float" office:value="-1.97683" calcext:value-type="float">
            <text:p>-1.97683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72]" office:value-type="string" office:string-value="mCollarLeft" calcext:value-type="string">
            <text:p>mColla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85" calcext:value-type="float">
            <text:p>0.08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65" calcext:value-type="float">
            <text:p>0.1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14286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53865" calcext:value-type="float">
            <text:p>-0.05386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73]" office:value-type="string" office:string-value="L_CLAVICLE" calcext:value-type="string">
            <text:p>L_CLAVICLE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.02" calcext:value-type="float">
            <text:p>0.02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1999998" calcext:value-type="float">
            <text:p>0.0200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74]" office:value-type="string" office:string-value="mShoulderLeft" calcext:value-type="string">
            <text:p>mShoulder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79" calcext:value-type="float">
            <text:p>0.07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680272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6539" calcext:value-type="float">
            <text:p>-0.1265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75]" office:value-type="string" office:string-value="L_UPPER_ARM" calcext:value-type="string">
            <text:p>L_UPPER_ARM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.1764" calcext:value-type="float">
            <text:p>0.1764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0999999" calcext:value-type="float">
            <text:p>0.0100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76]" office:value-type="string" office:string-value="mElbowLeft" calcext:value-type="string">
            <text:p>mElbow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248" calcext:value-type="float">
            <text:p>0.24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8125" calcext:value-type="float">
            <text:p>0.8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430134" calcext:value-type="float">
            <text:p>-0.430134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77]" office:value-type="string" office:string-value="L_LOWER_ARM" calcext:value-type="string">
            <text:p>L_LOWER_ARM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.128" calcext:value-type="float">
            <text:p>0.128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78]" office:value-type="string" office:string-value="mWristLeft" calcext:value-type="string">
            <text:p>mWrist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205" calcext:value-type="float">
            <text:p>0.20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12775" calcext:value-type="float">
            <text:p>-0.812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79]" office:value-type="string" office:string-value="L_HAND" calcext:value-type="string">
            <text:p>L_HAND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.01" calcext:value-type="float">
            <text:p>0.01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.05000001" calcext:value-type="float">
            <text:p>0.05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80]" office:value-type="string" office:string-value="mHandMiddle1Left" calcext:value-type="string">
            <text:p>mHandMiddle1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3" calcext:value-type="float">
            <text:p>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01" calcext:value-type="float">
            <text:p>0.1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4132" calcext:value-type="float">
            <text:p>0.024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13775" calcext:value-type="float">
            <text:p>-0.913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1]" office:value-type="string" office:string-value="mHandMiddle2Left" calcext:value-type="string">
            <text:p>mHandMiddle2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" calcext:value-type="float">
            <text:p>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132" calcext:value-type="float">
            <text:p>0.025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53775" calcext:value-type="float">
            <text:p>-0.953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2]" office:value-type="string" office:string-value="mHandMiddle3Left" calcext:value-type="string">
            <text:p>mHandMiddle3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9" calcext:value-type="float">
            <text:p>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6132" calcext:value-type="float">
            <text:p>0.02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1.00277" calcext:value-type="float">
            <text:p>-1.00277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3]" office:value-type="string" office:string-value="mHandIndex1Left" calcext:value-type="string">
            <text:p>mHandIndex1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7" calcext:value-type="float">
            <text:p>0.0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868" calcext:value-type="float">
            <text:p>-0.000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9775" calcext:value-type="float">
            <text:p>-0.90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4]" office:value-type="string" office:string-value="mHandIndex2Left" calcext:value-type="string">
            <text:p>mHandIndex2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6" calcext:value-type="float">
            <text:p>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868" calcext:value-type="float">
            <text:p>-0.017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45775" calcext:value-type="float">
            <text:p>-0.945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5]" office:value-type="string" office:string-value="mHandIndex3Left" calcext:value-type="string">
            <text:p>mHandIndex3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4" calcext:value-type="float">
            <text:p>0.01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868" calcext:value-type="float">
            <text:p>-0.03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77775" calcext:value-type="float">
            <text:p>-0.977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6]" office:value-type="string" office:string-value="mHandRing1Left" calcext:value-type="string">
            <text:p>mHandRing1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900001" calcext:value-type="float">
            <text:p>0.09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000001" calcext:value-type="float">
            <text:p>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7132" calcext:value-type="float">
            <text:p>0.04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11775" calcext:value-type="float">
            <text:p>-0.911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7]" office:value-type="string" office:string-value="mHandRing2Left" calcext:value-type="string">
            <text:p>mHandRing2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0132" calcext:value-type="float">
            <text:p>0.060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49775" calcext:value-type="float">
            <text:p>-0.94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8]" office:value-type="string" office:string-value="mHandRing3Left" calcext:value-type="string">
            <text:p>mHandRing3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" calcext:value-type="float">
            <text:p>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9000001" calcext:value-type="float">
            <text:p>-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132" calcext:value-type="float">
            <text:p>0.073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89775" calcext:value-type="float">
            <text:p>-0.989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872" calcext:value-type="float">
            <text:p>-1.57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89]" office:value-type="string" office:string-value="mHandPinky1Left" calcext:value-type="string">
            <text:p>mHandPinky1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9500001" calcext:value-type="float">
            <text:p>0.09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3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8132" calcext:value-type="float">
            <text:p>0.068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7775" calcext:value-type="float">
            <text:p>-0.907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90]" office:value-type="string" office:string-value="mHandPinky2Left" calcext:value-type="string">
            <text:p>mHandPinky2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4" calcext:value-type="float">
            <text:p>-0.02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5" calcext:value-type="float">
            <text:p>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2132" calcext:value-type="float">
            <text:p>0.092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32775" calcext:value-type="float">
            <text:p>-0.932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372" calcext:value-type="float">
            <text:p>-1.583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91]" office:value-type="string" office:string-value="mHandPinky3Left" calcext:value-type="string">
            <text:p>mHandPinky3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18" calcext:value-type="float">
            <text:p>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7132" calcext:value-type="float">
            <text:p>0.10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50775" calcext:value-type="float">
            <text:p>-0.950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972" calcext:value-type="float">
            <text:p>-1.57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92]" office:value-type="string" office:string-value="mHandThumb1Left" calcext:value-type="string">
            <text:p>mHandThumb1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26" calcext:value-type="float">
            <text:p>0.02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4" calcext:value-type="float">
            <text:p>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6132" calcext:value-type="float">
            <text:p>0.00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38775" calcext:value-type="float">
            <text:p>-0.838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072" calcext:value-type="float">
            <text:p>-1.590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93]" office:value-type="string" office:string-value="mHandThumb2Left" calcext:value-type="string">
            <text:p>mHandThumb2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2" calcext:value-type="float">
            <text:p>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868" calcext:value-type="float">
            <text:p>-0.02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870775" calcext:value-type="float">
            <text:p>-0.870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94]" office:value-type="string" office:string-value="mHandThumb3Left" calcext:value-type="string">
            <text:p>mHandThumb3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3" calcext:value-type="float">
            <text:p>0.02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4868" calcext:value-type="float">
            <text:p>-0.044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901775" calcext:value-type="float">
            <text:p>-0.90177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872" calcext:value-type="float">
            <text:p>-1.58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95]" office:value-type="string" office:string-value="mCollarRight" calcext:value-type="string">
            <text:p>mColla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85" calcext:value-type="float">
            <text:p>-0.08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65" calcext:value-type="float">
            <text:p>0.16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14286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54107" calcext:value-type="float">
            <text:p>0.05410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96]" office:value-type="string" office:string-value="R_CLAVICLE" calcext:value-type="string">
            <text:p>R_CLAVICLE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.02" calcext:value-type="float">
            <text:p>0.02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1999998" calcext:value-type="float">
            <text:p>0.0200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97]" office:value-type="string" office:string-value="mShoulderRight" calcext:value-type="string">
            <text:p>mShoulder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79" calcext:value-type="float">
            <text:p>-0.07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680272" calcext:value-type="float">
            <text:p>0.7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7167" calcext:value-type="float">
            <text:p>0.12716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98]" office:value-type="string" office:string-value="R_UPPER_ARM" calcext:value-type="string">
            <text:p>R_UPPER_ARM</text:p>
          </table:table-cell>
          <table:table-cell table:style-name="ce339" office:value-type="float" office:value="1" calcext:value-type="float">
            <text:p>1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49" office:value-type="float" office:value="0" calcext:value-type="float">
            <text:p>0.0000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3" office:value-type="float" office:value="0" calcext:value-type="float">
            <text:p>0.0</text:p>
          </table:table-cell>
          <table:table-cell table:style-name="ce349" office:value-type="float" office:value="-0.1764" calcext:value-type="float">
            <text:p>-0.1764000</text:p>
          </table:table-cell>
          <table:table-cell table:style-name="ce339" office:value-type="float" office:value="0" calcext:value-type="float">
            <text:p>0.0</text:p>
          </table:table-cell>
          <table:table-cell table:style-name="ce343" office:value-type="float" office:value="0" calcext:value-type="float">
            <text:p>0.0</text:p>
          </table:table-cell>
          <table:table-cell table:style-name="ce343" office:value-type="float" office:value="1" calcext:value-type="float">
            <text:p>1.0</text:p>
          </table:table-cell>
          <table:table-cell table:style-name="ce349" office:value-type="float" office:value="0.00999999" calcext:value-type="float">
            <text:p>0.0100000</text:p>
          </table:table-cell>
          <table:table-cell table:style-name="ce339" office:value-type="float" office:value="0" calcext:value-type="float">
            <text:p>0.0</text:p>
          </table:table-cell>
          <table:table-cell table:number-columns-repeated="2" table:style-name="ce343" office:value-type="float" office:value="0" calcext:value-type="float">
            <text:p>0.0</text:p>
          </table:table-cell>
          <table:table-cell table:style-name="ce362" office:value-type="float" office:value="1" calcext:value-type="float">
            <text:p>1.0</text:p>
          </table:table-cell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3"/>
          <table:table-cell table:style-name="ce379"/>
          <table:table-cell table:style-name="ce343" table:number-columns-repeated="4"/>
          <table:table-cell table:number-columns-repeated="991"/>
        </table:table-row>
        <table:table-row table:style-name="ro3">
          <table:table-cell table:formula="of:=+[$'avatar_skeleton.xml convert'.A99]" office:value-type="string" office:string-value="mElbowRight" calcext:value-type="string">
            <text:p>mElbow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248" calcext:value-type="float">
            <text:p>-0.24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78125" calcext:value-type="float">
            <text:p>0.8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430856" calcext:value-type="float">
            <text:p>0.43085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00]" office:value-type="string" office:string-value="R_LOWER_ARM" calcext:value-type="string">
            <text:p>R_LOWER_ARM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8" calcext:value-type="float">
            <text:p>-0.1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01]" office:value-type="string" office:string-value="mWristRight" calcext:value-type="string">
            <text:p>mWrist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205" calcext:value-type="float">
            <text:p>-0.20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37132" calcext:value-type="float">
            <text:p>0.03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13895" calcext:value-type="float">
            <text:p>0.813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672" calcext:value-type="float">
            <text:p>-1.586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02]" office:value-type="string" office:string-value="R_HAND" calcext:value-type="string">
            <text:p>R_HAND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" calcext:value-type="float">
            <text:p>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000001" calcext:value-type="float">
            <text:p>-0.05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03]" office:value-type="string" office:string-value="mHandMiddle1Right" calcext:value-type="string">
            <text:p>mHandMiddle1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3" calcext:value-type="float">
            <text:p>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01" calcext:value-type="float">
            <text:p>-0.1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4132" calcext:value-type="float">
            <text:p>0.024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4895" calcext:value-type="float">
            <text:p>0.914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04]" office:value-type="string" office:string-value="mHandMiddle2Right" calcext:value-type="string">
            <text:p>mHandMiddle2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" calcext:value-type="float">
            <text:p>-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5132" calcext:value-type="float">
            <text:p>0.025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4895" calcext:value-type="float">
            <text:p>0.954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05]" office:value-type="string" office:string-value="mHandMiddle3Right" calcext:value-type="string">
            <text:p>mHandMiddle3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9" calcext:value-type="float">
            <text:p>-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26132" calcext:value-type="float">
            <text:p>0.02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1.00389" calcext:value-type="float">
            <text:p>1.00389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06]" office:value-type="string" office:string-value="mHandIndex1Right" calcext:value-type="string">
            <text:p>mHandIndex1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8" calcext:value-type="float">
            <text:p>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7" calcext:value-type="float">
            <text:p>-0.0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15" calcext:value-type="float">
            <text:p>0.01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0868" calcext:value-type="float">
            <text:p>-0.000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0895" calcext:value-type="float">
            <text:p>0.91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60172" calcext:value-type="float">
            <text:p>-1.601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07]" office:value-type="string" office:string-value="mHandIndex2Right" calcext:value-type="string">
            <text:p>mHandIndex2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7" calcext:value-type="float">
            <text:p>0.01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6" calcext:value-type="float">
            <text:p>-0.03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17868" calcext:value-type="float">
            <text:p>-0.017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46895" calcext:value-type="float">
            <text:p>0.946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08]" office:value-type="string" office:string-value="mHandIndex3Right" calcext:value-type="string">
            <text:p>mHandIndex3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14" calcext:value-type="float">
            <text:p>0.01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2" calcext:value-type="float">
            <text:p>-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868" calcext:value-type="float">
            <text:p>-0.03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78895" calcext:value-type="float">
            <text:p>0.978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09]" office:value-type="string" office:string-value="mHandRing1Right" calcext:value-type="string">
            <text:p>mHandRing1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" calcext:value-type="float">
            <text:p>-0.01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900001" calcext:value-type="float">
            <text:p>-0.09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9000001" calcext:value-type="float">
            <text:p>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47132" calcext:value-type="float">
            <text:p>0.04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12895" calcext:value-type="float">
            <text:p>0.912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572" calcext:value-type="float">
            <text:p>-1.595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0]" office:value-type="string" office:string-value="mHandRing2Right" calcext:value-type="string">
            <text:p>mHandRing2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8" calcext:value-type="float">
            <text:p>-0.03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8" calcext:value-type="float">
            <text:p>-0.00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0132" calcext:value-type="float">
            <text:p>0.060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0895" calcext:value-type="float">
            <text:p>0.95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772" calcext:value-type="float">
            <text:p>-1.587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1]" office:value-type="string" office:string-value="mHandRing3Right" calcext:value-type="string">
            <text:p>mHandRing3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3" calcext:value-type="float">
            <text:p>-0.01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" calcext:value-type="float">
            <text:p>-0.04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9000001" calcext:value-type="float">
            <text:p>-0.009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73132" calcext:value-type="float">
            <text:p>0.073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90895" calcext:value-type="float">
            <text:p>0.990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872" calcext:value-type="float">
            <text:p>-1.57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2]" office:value-type="string" office:string-value="mHandPinky1Right" calcext:value-type="string">
            <text:p>mHandPinky1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9500001" calcext:value-type="float">
            <text:p>-0.09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3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68132" calcext:value-type="float">
            <text:p>0.068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08895" calcext:value-type="float">
            <text:p>0.908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3]" office:value-type="string" office:string-value="mHandPinky2Right" calcext:value-type="string">
            <text:p>mHandPinky2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4" calcext:value-type="float">
            <text:p>-0.02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5" calcext:value-type="float">
            <text:p>-0.02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6" calcext:value-type="float">
            <text:p>-0.006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92132" calcext:value-type="float">
            <text:p>0.092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33895" calcext:value-type="float">
            <text:p>0.933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372" calcext:value-type="float">
            <text:p>-1.583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4]" office:value-type="string" office:string-value="mHandPinky3Right" calcext:value-type="string">
            <text:p>mHandPinky3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5" calcext:value-type="float">
            <text:p>-0.015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18" calcext:value-type="float">
            <text:p>-0.01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4" calcext:value-type="float">
            <text:p>-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107132" calcext:value-type="float">
            <text:p>0.107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51895" calcext:value-type="float">
            <text:p>0.951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7972" calcext:value-type="float">
            <text:p>-1.57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5]" office:value-type="string" office:string-value="mHandThumb1Right" calcext:value-type="string">
            <text:p>mHandThumb1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1" calcext:value-type="float">
            <text:p>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26" calcext:value-type="float">
            <text:p>-0.02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04" calcext:value-type="float">
            <text:p>0.00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0.006132" calcext:value-type="float">
            <text:p>0.00613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39895" calcext:value-type="float">
            <text:p>0.839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9072" calcext:value-type="float">
            <text:p>-1.590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6]" office:value-type="string" office:string-value="mHandThumb2Right" calcext:value-type="string">
            <text:p>mHandThumb2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8" calcext:value-type="float">
            <text:p>0.02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2" calcext:value-type="float">
            <text:p>-0.03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21868" calcext:value-type="float">
            <text:p>-0.021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871895" calcext:value-type="float">
            <text:p>0.871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972" calcext:value-type="float">
            <text:p>-1.589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7]" office:value-type="string" office:string-value="mHandThumb3Right" calcext:value-type="string">
            <text:p>mHandThumb3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23" calcext:value-type="float">
            <text:p>0.02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31" calcext:value-type="float">
            <text:p>-0.03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44868" calcext:value-type="float">
            <text:p>-0.044868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902895" calcext:value-type="float">
            <text:p>0.902895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58872" calcext:value-type="float">
            <text:p>-1.58872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18]" office:value-type="string" office:string-value="mWingsRoot" calcext:value-type="string">
            <text:p>mWingsRoo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1456001" calcext:value-type="float">
            <text:p>-0.0145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19]" office:value-type="string" office:string-value="mWing1Left" calcext:value-type="string">
            <text:p>mWing1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0296" calcext:value-type="float">
            <text:p>-0.1029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0605" calcext:value-type="float">
            <text:p>0.10605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9005" calcext:value-type="float">
            <text:p>0.1900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0]" office:value-type="string" office:string-value="mWing2Left" calcext:value-type="string">
            <text:p>mWing2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47201" calcext:value-type="float">
            <text:p>-0.17472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069" calcext:value-type="float">
            <text:p>0.17069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035005" calcext:value-type="float">
            <text:p>0.07035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1]" office:value-type="string" office:string-value="mWing3Left" calcext:value-type="string">
            <text:p>mWing3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882401" calcext:value-type="float">
            <text:p>-0.1882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8483" calcext:value-type="float">
            <text:p>0.1848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2]" office:value-type="string" office:string-value="mWing4Left" calcext:value-type="string">
            <text:p>mWing4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473" calcext:value-type="float">
            <text:p>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3]" office:value-type="string" office:string-value="mWing4FanLeft" calcext:value-type="string">
            <text:p>mWing4Fan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7473" calcext:value-type="float">
            <text:p>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4]" office:value-type="string" office:string-value="mWing1Right" calcext:value-type="string">
            <text:p>mWing1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0296" calcext:value-type="float">
            <text:p>-0.10296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0605" calcext:value-type="float">
            <text:p>-0.10605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19005" calcext:value-type="float">
            <text:p>0.19005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5]" office:value-type="string" office:string-value="mWing2Right" calcext:value-type="string">
            <text:p>mWing2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47201" calcext:value-type="float">
            <text:p>-0.17472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069" calcext:value-type="float">
            <text:p>-0.17069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7035005" calcext:value-type="float">
            <text:p>0.07035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6]" office:value-type="string" office:string-value="mWing3Right" calcext:value-type="string">
            <text:p>mWing3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882401" calcext:value-type="float">
            <text:p>-0.1882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8483" calcext:value-type="float">
            <text:p>-0.1848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7]" office:value-type="string" office:string-value="mWing4Right" calcext:value-type="string">
            <text:p>mWing4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473" calcext:value-type="float">
            <text:p>-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8]" office:value-type="string" office:string-value="mWing4FanRight" calcext:value-type="string">
            <text:p>mWing4Fan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778401" calcext:value-type="float">
            <text:p>-0.1778401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7473" calcext:value-type="float">
            <text:p>-0.17473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29]" office:value-type="string" office:string-value="mHipRight" calcext:value-type="string">
            <text:p>mHip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9" calcext:value-type="float">
            <text:p>-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2019" calcext:value-type="float">
            <text:p>-0.03201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122672" calcext:value-type="float">
            <text:p>0.122672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07277" calcext:value-type="float">
            <text:p>-1.07277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30]" office:value-type="string" office:string-value="R_UPPER_LEG" calcext:value-type="string">
            <text:p>R_UPPER_LEG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5249999" calcext:value-type="float">
            <text:p>0.0525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31]" office:value-type="string" office:string-value="mKneeRight" calcext:value-type="string">
            <text:p>mKnee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9" calcext:value-type="float">
            <text:p>0.04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" calcext:value-type="float">
            <text:p>-0.49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239" calcext:value-type="float">
            <text:p>-0.0312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4037" calcext:value-type="float">
            <text:p>0.074037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09091" calcext:value-type="float">
            <text:p>0.9</text:p>
          </table:table-cell>
          <table:table-cell office:value-type="float" office:value="-0.528956" calcext:value-type="float">
            <text:p>-0.528956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32]" office:value-type="string" office:string-value="R_LOWER_LEG" calcext:value-type="string">
            <text:p>R_LOWER_LEG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33]" office:value-type="string" office:string-value="mAnkleRight" calcext:value-type="string">
            <text:p>mAnkle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9" calcext:value-type="float">
            <text:p>-0.0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2489" calcext:value-type="float">
            <text:p>-0.00248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0.077739" calcext:value-type="float">
            <text:p>0.07773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6509" calcext:value-type="float">
            <text:p>-0.066509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34]" office:value-type="string" office:string-value="R_FOOT" calcext:value-type="string">
            <text:p>R_FOO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700001" calcext:value-type="float">
            <text:p>0.07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35]" office:value-type="string" office:string-value="mFootRight" calcext:value-type="string">
            <text:p>mFoot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36]" office:value-type="string" office:string-value="mToeRight" calcext:value-type="string">
            <text:p>mToe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9" calcext:value-type="float">
            <text:p>0.10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37]" office:value-type="string" office:string-value="mHipLeft" calcext:value-type="string">
            <text:p>mHip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34" calcext:value-type="float">
            <text:p>0.03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27" calcext:value-type="float">
            <text:p>0.12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215" calcext:value-type="float">
            <text:p>-0.032150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120729" calcext:value-type="float">
            <text:p>-0.120729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1.07286" calcext:value-type="float">
            <text:p>-1.072860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38]" office:value-type="string" office:string-value="L_UPPER_LEG" calcext:value-type="string">
            <text:p>L_UPPER_LEG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5249999" calcext:value-type="float">
            <text:p>-0.0525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39]" office:value-type="string" office:string-value="mKneeLeft" calcext:value-type="string">
            <text:p>mKnee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01" calcext:value-type="float">
            <text:p>-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6" calcext:value-type="float">
            <text:p>-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" calcext:value-type="float">
            <text:p>-0.49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0.95238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31263" calcext:value-type="float">
            <text:p>-0.031263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.95238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75161" calcext:value-type="float">
            <text:p>-0.075161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0.909091" calcext:value-type="float">
            <text:p>0.9</text:p>
          </table:table-cell>
          <table:table-cell office:value-type="float" office:value="-0.528917" calcext:value-type="float">
            <text:p>-0.528917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40]" office:value-type="string" office:string-value="L_LOWER_LEG" calcext:value-type="string">
            <text:p>L_LOWER_LEG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1" calcext:value-type="float">
            <text:p>-0.02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22" calcext:value-type="float">
            <text:p>-0.22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1]" office:value-type="string" office:string-value="mAnkleLeft" calcext:value-type="string">
            <text:p>mAnkle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29" calcext:value-type="float">
            <text:p>-0.0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01" calcext:value-type="float">
            <text:p>0.001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office:value-type="float" office:value="-0.002494" calcext:value-type="float">
            <text:p>-0.002494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office:value-type="float" office:value="-0.080366" calcext:value-type="float">
            <text:p>-0.0803660</text:p>
          </table:table-cell>
          <table:table-cell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office:value-type="float" office:value="-0.066515" calcext:value-type="float">
            <text:p>-0.066515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number-columns-repeated="991"/>
        </table:table-row>
        <table:table-row table:style-name="ro3">
          <table:table-cell table:formula="of:=+[$'avatar_skeleton.xml convert'.A142]" office:value-type="string" office:string-value="L_FOOT" calcext:value-type="string">
            <text:p>L_FOO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7700001" calcext:value-type="float">
            <text:p>0.07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41" calcext:value-type="float">
            <text:p>-0.04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3]" office:value-type="string" office:string-value="mFootLeft" calcext:value-type="string">
            <text:p>mFoot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4]" office:value-type="string" office:string-value="mToeLeft" calcext:value-type="string">
            <text:p>mToe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09" calcext:value-type="float">
            <text:p>0.10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5]" office:value-type="string" office:string-value="mTail1" calcext:value-type="string">
            <text:p>mTail1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16" calcext:value-type="float">
            <text:p>-0.11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4700005" calcext:value-type="float">
            <text:p>0.047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6]" office:value-type="string" office:string-value="mTail2" calcext:value-type="string">
            <text:p>mTail2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97" calcext:value-type="float">
            <text:p>-0.197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7]" office:value-type="string" office:string-value="mTail3" calcext:value-type="string">
            <text:p>mTail3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68" calcext:value-type="float">
            <text:p>-0.168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8]" office:value-type="string" office:string-value="mTail4" calcext:value-type="string">
            <text:p>mTail4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42" calcext:value-type="float">
            <text:p>-0.14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49]" office:value-type="string" office:string-value="mTail5" calcext:value-type="string">
            <text:p>mTail5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112" calcext:value-type="float">
            <text:p>-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0]" office:value-type="string" office:string-value="mTail6" calcext:value-type="string">
            <text:p>mTail6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9399998" calcext:value-type="float">
            <text:p>-0.09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1]" office:value-type="string" office:string-value="mGroin" calcext:value-type="string">
            <text:p>mGroin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64" calcext:value-type="float">
            <text:p>0.06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97" calcext:value-type="float">
            <text:p>-0.097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2]" office:value-type="string" office:string-value="mHindLimbRoot" calcext:value-type="string">
            <text:p>mHindLimbRoo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" calcext:value-type="float">
            <text:p>-0.2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0.08399999" calcext:value-type="float">
            <text:p>0.084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3]" office:value-type="string" office:string-value="mHindLimb1Left" calcext:value-type="string">
            <text:p>mHindLimb1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04" calcext:value-type="float">
            <text:p>-0.20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129" calcext:value-type="float">
            <text:p>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125" calcext:value-type="float">
            <text:p>-0.1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4]" office:value-type="string" office:string-value="mHindLimb2Left" calcext:value-type="string">
            <text:p>mHindLimb2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02000004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46" calcext:value-type="float">
            <text:p>-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0001" calcext:value-type="float">
            <text:p>-0.491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5]" office:value-type="string" office:string-value="mHindLimb3Left" calcext:value-type="string">
            <text:p>mHindLimb3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002999999" calcext:value-type="float">
            <text:p>-0.00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6]" office:value-type="string" office:string-value="mHindLimb4Left" calcext:value-type="string">
            <text:p>mHindLimb4Lef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7]" office:value-type="string" office:string-value="mHindLimb1Right" calcext:value-type="string">
            <text:p>mHindLimb1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204" calcext:value-type="float">
            <text:p>-0.204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-0.129" calcext:value-type="float">
            <text:p>-0.129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125" calcext:value-type="float">
            <text:p>-0.125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8]" office:value-type="string" office:string-value="mHindLimb2Right" calcext:value-type="string">
            <text:p>mHindLimb2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002000004" calcext:value-type="float">
            <text:p>0.00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46" calcext:value-type="float">
            <text:p>0.046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910001" calcext:value-type="float">
            <text:p>-0.4910001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59]" office:value-type="string" office:string-value="mHindLimb3Right" calcext:value-type="string">
            <text:p>mHindLimb3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-0.03" calcext:value-type="float">
            <text:p>-0.03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.002999999" calcext:value-type="float">
            <text:p>0.003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468" calcext:value-type="float">
            <text:p>-0.468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>
          <table:table-cell table:formula="of:=+[$'avatar_skeleton.xml convert'.A160]" office:value-type="string" office:string-value="mHindLimb4Right" calcext:value-type="string">
            <text:p>mHindLimb4Right</text:p>
          </table:table-cell>
          <table:table-cell table:style-name="ce285" office:value-type="float" office:value="1" calcext:value-type="float">
            <text:p>1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0" office:value-type="float" office:value="0.112" calcext:value-type="float">
            <text:p>0.112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87" office:value-type="float" office:value="0" calcext:value-type="float">
            <text:p>0.0</text:p>
          </table:table-cell>
          <table:table-cell table:style-name="ce290" office:value-type="float" office:value="0" calcext:value-type="float">
            <text:p>0.0000000</text:p>
          </table:table-cell>
          <table:table-cell table:style-name="ce285" office:value-type="float" office:value="0" calcext:value-type="float">
            <text:p>0.0</text:p>
          </table:table-cell>
          <table:table-cell table:style-name="ce287" office:value-type="float" office:value="0" calcext:value-type="float">
            <text:p>0.0</text:p>
          </table:table-cell>
          <table:table-cell table:style-name="ce287" office:value-type="float" office:value="1" calcext:value-type="float">
            <text:p>1.0</text:p>
          </table:table-cell>
          <table:table-cell table:style-name="ce290" office:value-type="float" office:value="-0.061" calcext:value-type="float">
            <text:p>-0.0610000</text:p>
          </table:table-cell>
          <table:table-cell table:style-name="ce285" office:value-type="float" office:value="0" calcext:value-type="float">
            <text:p>0.0</text:p>
          </table:table-cell>
          <table:table-cell table:number-columns-repeated="2" table:style-name="ce287" office:value-type="float" office:value="0" calcext:value-type="float">
            <text:p>0.0</text:p>
          </table:table-cell>
          <table:table-cell table:style-name="ce294" office:value-type="float" office:value="1" calcext:value-type="float">
            <text:p>1.0</text:p>
          </table:table-cell>
          <table:table-cell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2"/>
          <table:table-cell table:number-columns-repeated="2"/>
          <table:table-cell table:style-name="ce287" table:number-columns-repeated="3"/>
          <table:table-cell table:number-columns-repeated="99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0">
          <table:table-cell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28"/>
          <table:table-cell table:number-columns-repeated="991"/>
        </table:table-row>
        <table:table-row table:style-name="ro3" table:number-rows-repeated="6">
          <table:table-cell/>
          <table:table-cell table:style-name="ce21"/>
          <table:table-cell table:style-name="ce48" table:number-columns-repeated="31"/>
          <table:table-cell table:number-columns-repeated="991"/>
        </table:table-row>
        <table:table-row table:style-name="ro3" table:number-rows-repeated="5">
          <table:table-cell/>
          <table:table-cell table:style-name="ce16"/>
          <table:table-cell table:style-name="ce19"/>
          <table:table-cell table:style-name="ce21"/>
          <table:table-cell table:style-name="ce48" table:number-columns-repeated="29"/>
          <table:table-cell table:number-columns-repeated="991"/>
        </table:table-row>
        <table:table-row table:style-name="ro3" table:number-rows-repeated="2">
          <table:table-cell/>
          <table:table-cell table:style-name="ce19"/>
          <table:table-cell table:style-name="ce16"/>
          <table:table-cell table:style-name="ce19"/>
          <table:table-cell table:style-name="ce21"/>
          <table:table-cell table:style-name="ce48" table:number-columns-repeated="28"/>
          <table:table-cell table:number-columns-repeated="991"/>
        </table:table-row>
        <table:table-row table:style-name="ro3" table:number-rows-repeated="1043878">
          <table:table-cell table:number-columns-repeated="1024"/>
        </table:table-row>
        <table:table-row table:style-name="ro3" table:number-rows-repeated="4512">
          <table:table-cell table:number-columns-repeated="6"/>
          <table:table-cell table:style-name="ce287" table:number-columns-repeated="2"/>
          <table:table-cell table:number-columns-repeated="14"/>
          <table:table-cell table:style-name="ce287" table:number-columns-repeated="2"/>
          <table:table-cell table:number-columns-repeated="1000"/>
        </table:table-row>
        <table:table-row table:style-name="ro3">
          <table:table-cell table:number-columns-repeated="6"/>
          <table:table-cell table:style-name="ce287" table:number-columns-repeated="2"/>
          <table:table-cell table:number-columns-repeated="14"/>
          <table:table-cell table:style-name="ce287" table:number-columns-repeated="2"/>
          <table:table-cell table:number-columns-repeated="1000"/>
        </table:table-row>
      </table:table>
      <table:table table:name="Collada Export settings" table:style-name="ta2">
        <office:forms form:automatic-focus="false" form:apply-design-mode="false"/>
        <table:table-column table:style-name="co56" table:default-cell-style-name="Default"/>
        <table:table-column table:style-name="co12" table:default-cell-style-name="ce505"/>
        <table:table-column table:style-name="co57" table:default-cell-style-name="ce505"/>
        <table:table-column table:style-name="co58" table:default-cell-style-name="ce505"/>
        <table:table-column table:style-name="co59" table:default-cell-style-name="ce646"/>
        <table:table-column table:style-name="co12" table:number-columns-repeated="1019" table:default-cell-style-name="Default"/>
        <table:table-row table:style-name="ro8">
          <table:table-cell table:style-name="ce501" office:value-type="string" calcext:value-type="string">
            <text:p>Collada (dae) export settings in Blender 2.8x</text:p>
          </table:table-cell>
          <table:table-cell table:style-name="ce497" office:value-type="string" calcext:value-type="string">
            <text:p>Default</text:p>
          </table:table-cell>
          <table:table-cell table:style-name="ce497" office:value-type="string" calcext:value-type="string">
            <text:p>Sl+Open Sim rigged</text:p>
          </table:table-cell>
          <table:table-cell table:style-name="ce497" office:value-type="string" calcext:value-type="string">
            <text:p>Opensim Blender 2.8x rigged:</text:p>
            <text:p><text:span text:style-name="T4">With all bones of armature visible, shift-select mesh objects</text:span></text:p>
          </table:table-cell>
          <table:table-cell table:style-name="ce645" office:value-type="string" calcext:value-type="string">
            <text:p>notes</text:p>
          </table:table-cell>
          <table:table-cell table:style-name="ce497" table:number-columns-repeated="1019"/>
        </table:table-row>
        <table:table-row table:style-name="ro3">
          <table:table-cell table:style-name="ce502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502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table:style-name="ce647"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yet upload with rigged mesh</text:p>
          </table:table-cell>
          <table:table-cell table:number-columns-repeated="1019"/>
        </table:table-row>
        <table:table-row table:style-name="ro3">
          <table:table-cell table:style-name="ce498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502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502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502" office:value-type="string" calcext:value-type="string">
            <text:p>Extra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28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style-name="ce647"/>
          <table:table-cell table:number-columns-repeated="1019"/>
        </table:table-row>
        <table:table-row table:style-name="ro3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and they probably are, then you should rotate your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638" office:value-type="string" calcext:value-type="string">
            <text:p>The maximum number of joints or bones any single mesh can be rigged to is 110, or skin weights will be greyed out in the import options.</text:p>
          </table:table-cell>
          <table:table-cell table:number-columns-repeated="1023"/>
        </table:table-row>
        <table:table-row table:style-name="ro3">
          <table:table-cell table:style-name="ce638" office:value-type="string" calcext:value-type="string">
            <text:p>There are 159 bones total in the Bento skeleton.</text:p>
          </table:table-cell>
          <table:table-cell table:number-columns-repeated="1023"/>
        </table:table-row>
        <table:table-row table:style-name="ro3">
          <table:table-cell table:style-name="ce30"/>
          <table:table-cell table:number-columns-repeated="1023"/>
        </table:table-row>
        <table:table-row table:style-name="ro2">
          <table:table-cell table:style-name="ce30"/>
          <table:table-cell table:style-name="ce641" office:value-type="string" calcext:value-type="string">
            <text:p>all</text:p>
          </table:table-cell>
          <table:table-cell table:style-name="ce643" office:value-type="string" calcext:value-type="string">
            <text:p>fitted Bento body + head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/>
          <table:table-cell table:style-name="ce644" office:value-type="string" calcext:value-type="string">
            <text:p>use clamped collision bones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/>
          <table:table-cell table:style-name="ce644"/>
          <table:table-cell table:number-columns-repeated="1020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/>
          <table:table-cell table:style-name="ce644" office:value-type="string" calcext:value-type="string">
            <text:p>separate objec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/>
          <table:table-cell table:style-name="ce644" office:value-type="string" calcext:value-type="string">
            <text:p>use clamped collision bon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and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644"/>
          <table:table-cell table:number-columns-repeated="1020"/>
        </table:table-row>
        <table:table-row table:style-name="ro6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644" office:value-type="string" calcext:value-type="string">
            <text:p>need mFoot and mToe, maybe mKnee at hee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style-name="ce644" office:value-type="string" calcext:value-type="string">
            <text:p>don't need mFaceEyeAl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44"/>
          <table:table-cell table:number-columns-repeated="1020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/>
          <table:table-cell table:style-name="ce644"/>
          <table:table-cell table:number-columns-repeated="1020"/>
        </table:table-row>
        <table:table-row table:style-name="ro3">
          <table:table-cell office:value-type="string" calcext:value-type="string">
            <text:p>mGroi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44" office:value-type="string" calcext:value-type="string">
            <text:p>ma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/>
          <table:table-cell table:style-name="ce644"/>
          <table:table-cell table:number-columns-repeated="1020"/>
        </table:table-row>
        <table:table-row table:style-name="ro3">
          <table:table-cell office:value-type="string" calcext:value-type="string">
            <text:p>COLLISION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644"/>
          <table:table-cell table:number-columns-repeated="1020"/>
        </table:table-row>
        <table:table-row table:style-name="ro3">
          <table:table-cell/>
          <table:table-cell table:style-name="ce642" table:formula="of:=SUM([.B45:.B56])" office:value-type="float" office:value="159" calcext:value-type="float">
            <text:p>159</text:p>
          </table:table-cell>
          <table:table-cell table:style-name="ce642" table:formula="of:=SUM([.C45:.C56])" office:value-type="float" office:value="105" calcext:value-type="float">
            <text:p>105</text:p>
          </table:table-cell>
          <table:table-cell table:number-columns-repeated="102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07:52:06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3-08T10:09:21.952000000</dc:date>
    <meta:editing-duration>P2DT3H19M48S</meta:editing-duration>
    <meta:editing-cycles>129</meta:editing-cycles>
    <dc:creator>Ada Radius</dc:creator>
    <meta:document-statistic meta:table-count="6" meta:cell-count="14945" meta:object-count="0"/>
  </office:meta>
</office:document-meta>
</file>